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341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3.157cm"/>
    </style:style>
    <style:style style:name="co62" style:family="table-column">
      <style:table-column-properties fo:break-before="auto" style:column-width="0.843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2.559cm"/>
    </style:style>
    <style:style style:name="co65" style:family="table-column">
      <style:table-column-properties fo:break-before="auto" style:column-width="1.388cm"/>
    </style:style>
    <style:style style:name="co66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padding="0.071cm"/>
    </style:style>
    <style:style style:name="ce41" style:family="table-cell" style:parent-style-name="Default">
      <style:table-cell-properties fo:background-color="#ff9900" fo:padding="0.071cm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7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c0c0c0" fo:padding="0.071cm"/>
    </style:style>
    <style:style style:name="ce51" style:family="table-cell" style:parent-style-name="Default">
      <style:table-cell-properties fo:background-color="transparent" fo:padding="0.071cm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</style:style>
    <style:style style:name="ce55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56" style:family="table-cell" style:parent-style-name="Default">
      <style:table-cell-properties fo:border-bottom="0.06pt solid #000000" fo:border-left="none" fo:padding="0.071cm" fo:border-right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0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71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7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2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06" style:family="table-cell" style:parent-style-name="Default">
      <style:table-cell-properties fo:background-color="#ccffff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0">
      <style:table-cell-properties fo:padding="0.071cm"/>
    </style:style>
    <style:style style:name="ce12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5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1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63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64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6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6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7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8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72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3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77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78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7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2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193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194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195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196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99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03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04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0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9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0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1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3" style:family="table-cell" style:parent-style-name="Default" style:data-style-name="N143"/>
    <style:style style:name="ce214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1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2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23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2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1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2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33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7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44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4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48" style:family="table-cell" style:parent-style-name="Default">
      <style:text-properties style:text-underline-style="none"/>
    </style:style>
    <style:style style:name="ce24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1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52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53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6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7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58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59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60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61" style:family="table-cell" style:parent-style-name="Default">
      <style:table-cell-properties fo:background-color="#ccffff"/>
      <style:text-properties style:text-underline-style="none"/>
    </style:style>
    <style:style style:name="ce262" style:family="table-cell" style:parent-style-name="Default">
      <style:table-cell-properties fo:border-bottom="none" fo:border-left="0.06pt solid #000000" fo:border-right="none" fo:border-top="0.06pt solid #000000"/>
    </style:style>
    <style:style style:name="ce263" style:family="table-cell" style:parent-style-name="Default">
      <style:table-cell-properties fo:border-bottom="none" fo:border-left="0.06pt solid #000000" fo:border-right="none" fo:border-top="none"/>
    </style:style>
    <style:style style:name="ce264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5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266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26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69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270" style:family="table-cell" style:parent-style-name="Default">
      <style:table-cell-properties fo:border-bottom="none" fo:border-left="none" fo:padding="0.071cm" fo:border-right="0.06pt solid #000000" fo:border-top="none"/>
    </style:style>
    <style:style style:name="ce271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272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273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27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76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77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278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27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280" style:family="table-cell" style:parent-style-name="Default">
      <style:text-properties fo:color="#ff0000" fo:font-weight="bold" style:font-weight-asian="bold" style:font-weight-complex="bold"/>
    </style:style>
    <style:style style:name="ce28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282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283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8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7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89" style:family="table-cell" style:parent-style-name="Default" style:data-style-name="N2">
      <style:table-cell-properties fo:background-color="transparent"/>
    </style:style>
    <style:style style:name="ce290" style:family="table-cell" style:parent-style-name="Default" style:data-style-name="N2"/>
    <style:style style:name="ce29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9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8" table:default-cell-style-name="ce11"/>
        <table:table-column table:style-name="co10" table:default-cell-style-name="ce11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8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9">
          <table:table-cell table:style-name="ce39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9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49"/>
          <table:table-cell table:style-name="ce68" table:number-columns-repeated="3"/>
          <table:table-cell table:number-columns-repeated="25"/>
        </table:table-row>
        <table:table-row table:style-name="ro11">
          <table:table-cell table:number-columns-repeated="3"/>
          <table:table-cell table:style-name="ce49"/>
          <table:table-cell table:style-name="ce68" table:number-columns-repeated="3"/>
          <table:table-cell table:number-columns-repeated="3"/>
          <table:table-cell table:style-name="ce118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Left</text:p>
          </table:table-cell>
          <table:table-cell table:style-name="ce57"/>
          <table:table-cell table:style-name="ce69" table:number-columns-repeated="2"/>
          <table:table-cell table:style-name="ce57" office:value-type="string">
            <text:p>Right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/>
          <table:table-cell table:style-name="ce40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style-name="ce69"/>
          <table:table-cell table:style-name="ce69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number-columns-repeated="2"/>
          <table:table-cell table:style-name="ce119" office:value-type="string">
            <text:p>L_CST</text:p>
          </table:table-cell>
          <table:table-cell table:style-name="ce119" office:value-type="string">
            <text:p>Not L_CST</text:p>
          </table:table-cell>
          <table:table-cell table:style-name="ce119" office:value-type="string">
            <text:p>All tractography</text:p>
          </table:table-cell>
          <table:table-cell table:style-name="ce119"/>
          <table:table-cell table:style-name="ce119" office:value-type="string">
            <text:p>R_CST</text:p>
          </table:table-cell>
          <table:table-cell table:style-name="ce119" office:value-type="string">
            <text:p>not R_CST</text:p>
          </table:table-cell>
          <table:table-cell table:style-name="ce119" office:value-type="string">
            <text:p>All tractography</text:p>
          </table:table-cell>
          <table:table-cell table:number-columns-repeated="15"/>
        </table:table-row>
        <table:table-row table:style-name="ro12">
          <table:table-cell table:style-name="ce40" office:value-type="float" office:value="101">
            <text:p>101</text:p>
          </table:table-cell>
          <table:table-cell table:style-name="ce40" office:value-type="float" office:value="1">
            <text:p>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">
            <text:p>1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1">
            <text:p>101</text:p>
          </table:table-cell>
          <table:table-cell table:style-name="ce120" office:value-type="float" office:value="499">
            <text:p>499</text:p>
          </table:table-cell>
          <table:table-cell table:style-name="ce119" office:value-type="string">
            <text:p>499 259987 260486</text:p>
          </table:table-cell>
          <table:table-cell/>
          <table:table-cell table:style-name="ce119"/>
          <table:table-cell table:style-name="ce125" office:value-type="float" office:value="536">
            <text:p>536</text:p>
          </table:table-cell>
          <table:table-cell table:style-name="ce119" office:value-type="string">
            <text:p>536 259950 260486</text:p>
          </table:table-cell>
          <table:table-cell table:number-columns-repeated="16"/>
        </table:table-row>
        <table:table-row table:style-name="ro12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2">
            <text:p>102</text:p>
          </table:table-cell>
          <table:table-cell table:style-name="ce121" office:value-type="float" office:value="427">
            <text:p>427</text:p>
          </table:table-cell>
          <table:table-cell table:style-name="ce119" office:value-type="string">
            <text:p>427 300691 301118</text:p>
          </table:table-cell>
          <table:table-cell/>
          <table:table-cell table:style-name="ce119"/>
          <table:table-cell table:style-name="ce126" office:value-type="float" office:value="207">
            <text:p>207</text:p>
          </table:table-cell>
          <table:table-cell table:style-name="ce119" office:value-type="string">
            <text:p>207 300911 301118</text:p>
          </table:table-cell>
          <table:table-cell table:number-columns-repeated="16"/>
        </table:table-row>
        <table:table-row table:style-name="ro12">
          <table:table-cell table:style-name="ce41" office:value-type="float" office:value="102">
            <text:p>102</text:p>
          </table:table-cell>
          <table:table-cell table:style-name="ce41" office:value-type="float" office:value="3">
            <text:p>3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3">
            <text:p>3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3">
            <text:p>103</text:p>
          </table:table-cell>
          <table:table-cell table:style-name="ce121" office:value-type="float" office:value="516">
            <text:p>516</text:p>
          </table:table-cell>
          <table:table-cell table:style-name="ce119" office:value-type="string">
            <text:p>516 216367 216883</text:p>
          </table:table-cell>
          <table:table-cell/>
          <table:table-cell table:style-name="ce119"/>
          <table:table-cell table:style-name="ce126" office:value-type="float" office:value="561">
            <text:p>561</text:p>
          </table:table-cell>
          <table:table-cell table:style-name="ce119" office:value-type="string">
            <text:p>561 216322 216883</text:p>
          </table:table-cell>
          <table:table-cell table:number-columns-repeated="16"/>
        </table:table-row>
        <table:table-row table:style-name="ro12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04">
            <text:p>104</text:p>
          </table:table-cell>
          <table:table-cell table:style-name="ce121" office:value-type="float" office:value="605">
            <text:p>605</text:p>
          </table:table-cell>
          <table:table-cell table:style-name="ce119" office:value-type="string">
            <text:p>605 291436 292041</text:p>
          </table:table-cell>
          <table:table-cell/>
          <table:table-cell table:style-name="ce119"/>
          <table:table-cell table:style-name="ce126" office:value-type="float" office:value="437">
            <text:p>437</text:p>
          </table:table-cell>
          <table:table-cell table:style-name="ce119" office:value-type="string">
            <text:p>437 291604 292041</text:p>
          </table:table-cell>
          <table:table-cell table:number-columns-repeated="16"/>
        </table:table-row>
        <table:table-row table:style-name="ro12">
          <table:table-cell table:style-name="ce40" office:value-type="float" office:value="103">
            <text:p>103</text:p>
          </table:table-cell>
          <table:table-cell table:style-name="ce40" office:value-type="float" office:value="5">
            <text:p>5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5">
            <text:p>5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5">
            <text:p>105</text:p>
          </table:table-cell>
          <table:table-cell table:style-name="ce122" office:value-type="float" office:value="470">
            <text:p>470</text:p>
          </table:table-cell>
          <table:table-cell table:style-name="ce119" office:value-type="string">
            <text:p>470 231270 231740</text:p>
          </table:table-cell>
          <table:table-cell/>
          <table:table-cell table:style-name="ce119"/>
          <table:table-cell table:style-name="ce126" office:value-type="float" office:value="165">
            <text:p>165</text:p>
          </table:table-cell>
          <table:table-cell table:style-name="ce119" office:value-type="string">
            <text:p>165 231575 231740</text:p>
          </table:table-cell>
          <table:table-cell table:number-columns-repeated="16"/>
        </table:table-row>
        <table:table-row table:style-name="ro12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6">
            <text:p>106</text:p>
          </table:table-cell>
          <table:table-cell table:style-name="ce122" office:value-type="float" office:value="362">
            <text:p>362</text:p>
          </table:table-cell>
          <table:table-cell table:style-name="ce119" office:value-type="string">
            <text:p>362 231544 231906</text:p>
          </table:table-cell>
          <table:table-cell/>
          <table:table-cell table:style-name="ce119"/>
          <table:table-cell table:style-name="ce126" office:value-type="float" office:value="219">
            <text:p>219</text:p>
          </table:table-cell>
          <table:table-cell table:style-name="ce119" office:value-type="string">
            <text:p>219 231687 231906</text:p>
          </table:table-cell>
          <table:table-cell table:number-columns-repeated="16"/>
        </table:table-row>
        <table:table-row table:style-name="ro12">
          <table:table-cell table:style-name="ce41" office:value-type="float" office:value="104">
            <text:p>104</text:p>
          </table:table-cell>
          <table:table-cell table:style-name="ce41" office:value-type="float" office:value="7">
            <text:p>7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7">
            <text:p>7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7">
            <text:p>107</text:p>
          </table:table-cell>
          <table:table-cell table:style-name="ce121" office:value-type="float" office:value="346">
            <text:p>346</text:p>
          </table:table-cell>
          <table:table-cell table:style-name="ce119" office:value-type="string">
            <text:p>346 227695 228041</text:p>
          </table:table-cell>
          <table:table-cell/>
          <table:table-cell table:style-name="ce119"/>
          <table:table-cell table:style-name="ce126" office:value-type="float" office:value="126">
            <text:p>126</text:p>
          </table:table-cell>
          <table:table-cell table:style-name="ce119" office:value-type="string">
            <text:p>126 227915 228041</text:p>
          </table:table-cell>
          <table:table-cell table:number-columns-repeated="16"/>
        </table:table-row>
        <table:table-row table:style-name="ro12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9">
            <text:p>109</text:p>
          </table:table-cell>
          <table:table-cell table:style-name="ce121" office:value-type="float" office:value="710">
            <text:p>710</text:p>
          </table:table-cell>
          <table:table-cell table:style-name="ce119" office:value-type="string">
            <text:p>710 227965 228675</text:p>
          </table:table-cell>
          <table:table-cell/>
          <table:table-cell table:style-name="ce119"/>
          <table:table-cell table:style-name="ce126" office:value-type="float" office:value="367">
            <text:p>367</text:p>
          </table:table-cell>
          <table:table-cell table:style-name="ce119" office:value-type="string">
            <text:p>367 228308 228675</text:p>
          </table:table-cell>
          <table:table-cell table:number-columns-repeated="16"/>
        </table:table-row>
        <table:table-row table:style-name="ro12">
          <table:table-cell table:style-name="ce40" office:value-type="float" office:value="105">
            <text:p>105</text:p>
          </table:table-cell>
          <table:table-cell table:style-name="ce40" office:value-type="float" office:value="9">
            <text:p>9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9">
            <text:p>9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10">
            <text:p>110</text:p>
          </table:table-cell>
          <table:table-cell table:style-name="ce123" office:value-type="float" office:value="820">
            <text:p>820</text:p>
          </table:table-cell>
          <table:table-cell table:style-name="ce119" office:value-type="string">
            <text:p>820 285031 285851</text:p>
          </table:table-cell>
          <table:table-cell/>
          <table:table-cell table:style-name="ce119"/>
          <table:table-cell table:style-name="ce126" office:value-type="float" office:value="390">
            <text:p>390</text:p>
          </table:table-cell>
          <table:table-cell table:style-name="ce119" office:value-type="string">
            <text:p>390 285461 285851</text:p>
          </table:table-cell>
          <table:table-cell table:number-columns-repeated="16"/>
        </table:table-row>
        <table:table-row table:style-name="ro12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1">
            <text:p>111</text:p>
          </table:table-cell>
          <table:table-cell table:style-name="ce121" office:value-type="float" office:value="221">
            <text:p>221</text:p>
          </table:table-cell>
          <table:table-cell table:style-name="ce119" office:value-type="string">
            <text:p>221 269038 269259</text:p>
          </table:table-cell>
          <table:table-cell/>
          <table:table-cell table:style-name="ce119"/>
          <table:table-cell table:style-name="ce151" office:value-type="float" office:value="121">
            <text:p>121</text:p>
          </table:table-cell>
          <table:table-cell table:style-name="ce119" office:value-type="string">
            <text:p>121 269138 269259</text:p>
          </table:table-cell>
          <table:table-cell table:number-columns-repeated="16"/>
        </table:table-row>
        <table:table-row table:style-name="ro12">
          <table:table-cell table:style-name="ce40" office:value-type="float" office:value="106">
            <text:p>106</text:p>
          </table:table-cell>
          <table:table-cell table:style-name="ce50" office:value-type="float" office:value="11">
            <text:p>11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d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112">
            <text:p>112</text:p>
          </table:table-cell>
          <table:table-cell table:style-name="ce121" office:value-type="float" office:value="709">
            <text:p>709</text:p>
          </table:table-cell>
          <table:table-cell table:style-name="ce119" office:value-type="string">
            <text:p>709 267223 267932</text:p>
          </table:table-cell>
          <table:table-cell/>
          <table:table-cell table:style-name="ce119"/>
          <table:table-cell table:style-name="ce126" office:value-type="float" office:value="123">
            <text:p>123</text:p>
          </table:table-cell>
          <table:table-cell table:style-name="ce119" office:value-type="string">
            <text:p>123 267809 267932</text:p>
          </table:table-cell>
          <table:table-cell table:number-columns-repeated="16"/>
        </table:table-row>
        <table:table-row table:style-name="ro12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3">
            <text:p>113</text:p>
          </table:table-cell>
          <table:table-cell table:style-name="ce124" office:value-type="float" office:value="139">
            <text:p>139</text:p>
          </table:table-cell>
          <table:table-cell table:style-name="ce119" office:value-type="string">
            <text:p>139 236835 236974</text:p>
          </table:table-cell>
          <table:table-cell/>
          <table:table-cell table:style-name="ce119"/>
          <table:table-cell table:style-name="ce152" office:value-type="float" office:value="286">
            <text:p>286</text:p>
          </table:table-cell>
          <table:table-cell table:style-name="ce119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40" office:value-type="float" office:value="107">
            <text:p>107</text:p>
          </table:table-cell>
          <table:table-cell table:style-name="ce40" office:value-type="float" office:value="13">
            <text:p>13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3">
            <text:p>1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1" office:value-type="float" office:value="109">
            <text:p>109</text:p>
          </table:table-cell>
          <table:table-cell table:style-name="ce41" office:value-type="float" office:value="15">
            <text:p>15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15">
            <text:p>15</text:p>
          </table:table-cell>
          <table:table-cell table:style-name="ce58" office:value-type="string">
            <text:p>L</text:p>
          </table:table-cell>
          <table:table-cell table:style-name="ce57"/>
          <table:table-cell table:number-columns-repeated="2"/>
          <table:table-cell table:style-name="ce119" table:formula="of:=SUM([.K7:.K18])" office:value-type="float" office:value="5824">
            <text:p>5824</text:p>
          </table:table-cell>
          <table:table-cell table:number-columns-repeated="2"/>
          <table:table-cell table:style-name="ce119"/>
          <table:table-cell table:style-name="ce119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2">
          <table:table-cell table:style-name="ce40" office:value-type="float" office:value="110">
            <text:p>110</text:p>
          </table:table-cell>
          <table:table-cell table:style-name="ce50" office:value-type="float" office:value="17">
            <text:p>17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not CST</text:p>
          </table:table-cell>
          <table:table-cell table:style-name="ce69" office:value-type="string">
            <text:p>excluded</text:p>
          </table:table-cell>
          <table:table-cell table:style-name="ce69" office:value-type="float" office:value="17">
            <text:p>17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1">
            <text:p>201</text:p>
          </table:table-cell>
          <table:table-cell table:style-name="ce125" office:value-type="float" office:value="487">
            <text:p>487</text:p>
          </table:table-cell>
          <table:table-cell table:style-name="ce119" office:value-type="string">
            <text:p>487 214623 215110</text:p>
          </table:table-cell>
          <table:table-cell/>
          <table:table-cell table:style-name="ce119"/>
          <table:table-cell table:style-name="ce125" office:value-type="float" office:value="733">
            <text:p>733</text:p>
          </table:table-cell>
          <table:table-cell table:style-name="ce119" office:value-type="string">
            <text:p>733 214377 215110</text:p>
          </table:table-cell>
          <table:table-cell table:number-columns-repeated="16"/>
        </table:table-row>
        <table:table-row table:style-name="ro12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2">
            <text:p>202</text:p>
          </table:table-cell>
          <table:table-cell table:style-name="ce126" office:value-type="float" office:value="784">
            <text:p>784</text:p>
          </table:table-cell>
          <table:table-cell table:style-name="ce119" office:value-type="string">
            <text:p>784 268321 269105</text:p>
          </table:table-cell>
          <table:table-cell/>
          <table:table-cell table:style-name="ce119"/>
          <table:table-cell table:style-name="ce126" office:value-type="float" office:value="746">
            <text:p>746</text:p>
          </table:table-cell>
          <table:table-cell table:style-name="ce119" office:value-type="string">
            <text:p>746 268359 269105</text:p>
          </table:table-cell>
          <table:table-cell table:number-columns-repeated="16"/>
        </table:table-row>
        <table:table-row table:style-name="ro12">
          <table:table-cell table:style-name="ce40" office:value-type="float" office:value="111">
            <text:p>111</text:p>
          </table:table-cell>
          <table:table-cell table:style-name="ce51" office:value-type="float" office:value="19">
            <text:p>19</text:p>
          </table:table-cell>
          <table:table-cell table:style-name="ce60" office:value-type="string">
            <text:p>L</text:p>
          </table:table-cell>
          <table:table-cell table:style-name="ce57" office:value-type="string">
            <text:p>short </text:p>
          </table:table-cell>
          <table:table-cell table:style-name="ce69" office:value-type="string">
            <text:p>keep</text:p>
          </table:table-cell>
          <table:table-cell table:style-name="ce71" office:value-type="float" office:value="19">
            <text:p>19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should excluded</text:p>
          </table:table-cell>
          <table:table-cell table:style-name="ce69" office:value-type="string">
            <text:p>excluded</text:p>
          </table:table-cell>
          <table:table-cell table:style-name="ce112" office:value-type="float" office:value="203">
            <text:p>203</text:p>
          </table:table-cell>
          <table:table-cell table:style-name="ce126" office:value-type="float" office:value="186">
            <text:p>186</text:p>
          </table:table-cell>
          <table:table-cell table:style-name="ce119" office:value-type="string">
            <text:p>186 274059 274245</text:p>
          </table:table-cell>
          <table:table-cell/>
          <table:table-cell table:style-name="ce119"/>
          <table:table-cell table:style-name="ce126" office:value-type="float" office:value="545">
            <text:p>545</text:p>
          </table:table-cell>
          <table:table-cell table:style-name="ce119" office:value-type="string">
            <text:p>545 273700 274245</text:p>
          </table:table-cell>
          <table:table-cell table:number-columns-repeated="16"/>
        </table:table-row>
        <table:table-row table:style-name="ro12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4">
            <text:p>204</text:p>
          </table:table-cell>
          <table:table-cell table:style-name="ce127" office:value-type="float" office:value="924">
            <text:p>924</text:p>
          </table:table-cell>
          <table:table-cell table:style-name="ce119" office:value-type="string">
            <text:p>924 239014 239938</text:p>
          </table:table-cell>
          <table:table-cell/>
          <table:table-cell table:style-name="ce119"/>
          <table:table-cell table:style-name="ce126" office:value-type="float" office:value="651">
            <text:p>651</text:p>
          </table:table-cell>
          <table:table-cell table:style-name="ce119" office:value-type="string">
            <text:p>651 239287 239938</text:p>
          </table:table-cell>
          <table:table-cell table:number-columns-repeated="16"/>
        </table:table-row>
        <table:table-row table:style-name="ro12">
          <table:table-cell table:style-name="ce40" office:value-type="float" office:value="112">
            <text:p>112</text:p>
          </table:table-cell>
          <table:table-cell table:style-name="ce40" office:value-type="float" office:value="21">
            <text:p>2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1">
            <text:p>2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205">
            <text:p>205</text:p>
          </table:table-cell>
          <table:table-cell table:style-name="ce127" office:value-type="float" office:value="1163">
            <text:p>1163</text:p>
          </table:table-cell>
          <table:table-cell table:style-name="ce119" office:value-type="string">
            <text:p>1163 264899 266062</text:p>
          </table:table-cell>
          <table:table-cell/>
          <table:table-cell table:style-name="ce119"/>
          <table:table-cell table:style-name="ce126" office:value-type="float" office:value="502">
            <text:p>502</text:p>
          </table:table-cell>
          <table:table-cell table:style-name="ce119" office:value-type="string">
            <text:p>502 265560 266062</text:p>
          </table:table-cell>
          <table:table-cell table:number-columns-repeated="16"/>
        </table:table-row>
        <table:table-row table:style-name="ro12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6">
            <text:p>206</text:p>
          </table:table-cell>
          <table:table-cell table:style-name="ce126" office:value-type="float" office:value="353">
            <text:p>353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27" office:value-type="float" office:value="637">
            <text:p>637</text:p>
          </table:table-cell>
          <table:table-cell table:style-name="ce119" office:value-type="string">
            <text:p>637 229888 230525</text:p>
          </table:table-cell>
          <table:table-cell/>
          <table:table-cell table:style-name="ce119" office:value-type="string">
            <text:p>637 229888 230525</text:p>
          </table:table-cell>
          <table:table-cell table:number-columns-repeated="14"/>
        </table:table-row>
        <table:table-row table:style-name="ro12">
          <table:table-cell table:style-name="ce40" office:value-type="float" office:value="113">
            <text:p>113</text:p>
          </table:table-cell>
          <table:table-cell table:style-name="ce40" office:value-type="float" office:value="23">
            <text:p>23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69" office:value-type="float" office:value="23">
            <text:p>2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little weird</text:p>
          </table:table-cell>
          <table:table-cell table:style-name="ce57" office:value-type="string">
            <text:p>ok</text:p>
          </table:table-cell>
          <table:table-cell table:style-name="ce112" office:value-type="float" office:value="207">
            <text:p>207</text:p>
          </table:table-cell>
          <table:table-cell table:style-name="ce126" office:value-type="float" office:value="453">
            <text:p>453</text:p>
          </table:table-cell>
          <table:table-cell table:style-name="ce119" office:value-type="string">
            <text:p>453 240022 240475</text:p>
          </table:table-cell>
          <table:table-cell/>
          <table:table-cell table:style-name="ce119"/>
          <table:table-cell table:style-name="ce126" office:value-type="float" office:value="465">
            <text:p>465</text:p>
          </table:table-cell>
          <table:table-cell table:style-name="ce119" office:value-type="string">
            <text:p>465 240010 240475</text:p>
          </table:table-cell>
          <table:table-cell table:number-columns-repeated="16"/>
        </table:table-row>
        <table:table-row table:style-name="ro12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8">
            <text:p>208</text:p>
          </table:table-cell>
          <table:table-cell table:style-name="ce126" office:value-type="float" office:value="408">
            <text:p>408</text:p>
          </table:table-cell>
          <table:table-cell table:style-name="ce119" office:value-type="string">
            <text:p>408 281975 282383</text:p>
          </table:table-cell>
          <table:table-cell/>
          <table:table-cell table:style-name="ce119"/>
          <table:table-cell table:style-name="ce151" office:value-type="float" office:value="341">
            <text:p>341</text:p>
          </table:table-cell>
          <table:table-cell table:style-name="ce119" office:value-type="string">
            <text:p>341 282042 2823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09">
            <text:p>209</text:p>
          </table:table-cell>
          <table:table-cell table:style-name="ce127" office:value-type="float" office:value="763">
            <text:p>763</text:p>
          </table:table-cell>
          <table:table-cell table:style-name="ce119" office:value-type="string">
            <text:p>763 253020 253783</text:p>
          </table:table-cell>
          <table:table-cell/>
          <table:table-cell table:style-name="ce119"/>
          <table:table-cell table:style-name="ce127" office:value-type="float" office:value="1265">
            <text:p>1265</text:p>
          </table:table-cell>
          <table:table-cell table:style-name="ce119" office:value-type="string">
            <text:p>1265 252518 2537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0">
            <text:p>210</text:p>
          </table:table-cell>
          <table:table-cell table:style-name="ce126" office:value-type="float" office:value="389">
            <text:p>389</text:p>
          </table:table-cell>
          <table:table-cell table:style-name="ce119" office:value-type="string">
            <text:p>389 251376 251765</text:p>
          </table:table-cell>
          <table:table-cell/>
          <table:table-cell table:style-name="ce119"/>
          <table:table-cell table:style-name="ce126" office:value-type="float" office:value="527">
            <text:p>527</text:p>
          </table:table-cell>
          <table:table-cell table:style-name="ce119" office:value-type="string">
            <text:p>527 251238 251765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2">
            <text:p>212</text:p>
          </table:table-cell>
          <table:table-cell table:style-name="ce126" office:value-type="float" office:value="339">
            <text:p>339</text:p>
          </table:table-cell>
          <table:table-cell table:style-name="ce119" office:value-type="string">
            <text:p>339 235080 235419</text:p>
          </table:table-cell>
          <table:table-cell/>
          <table:table-cell table:style-name="ce119"/>
          <table:table-cell table:style-name="ce126" office:value-type="float" office:value="456">
            <text:p>456</text:p>
          </table:table-cell>
          <table:table-cell table:style-name="ce119" office:value-type="string">
            <text:p>456 234963 235419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3">
            <text:p>213</text:p>
          </table:table-cell>
          <table:table-cell table:style-name="ce128" office:value-type="float" office:value="976">
            <text:p>976</text:p>
          </table:table-cell>
          <table:table-cell table:style-name="ce119" office:value-type="string">
            <text:p>976 206096 207072</text:p>
          </table:table-cell>
          <table:table-cell/>
          <table:table-cell table:style-name="ce119"/>
          <table:table-cell table:style-name="ce152" office:value-type="float" office:value="815">
            <text:p>815</text:p>
          </table:table-cell>
          <table:table-cell table:style-name="ce119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/>
          <table:table-cell table:style-name="ce119" table:formula="of:=SUM([.K23:.K34])" office:value-type="float" office:value="7225">
            <text:p>7225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19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4"/>
          <table:table-cell table:style-name="ce64" table:number-columns-repeated="2"/>
          <table:table-cell table:number-columns-repeated="1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">
          <table:table-cell table:number-columns-repeated="7"/>
          <table:table-cell table:style-name="ce90" table:number-columns-spanned="6" table:number-rows-spanned="1"/>
          <table:covered-table-cell table:number-columns-repeated="2" table:style-name="ce34"/>
          <table:covered-table-cell table:number-columns-repeated="3" table:style-name="ce37"/>
          <table:table-cell table:style-name="ce147" table:number-columns-spanned="6" table:number-rows-spanned="1"/>
          <table:covered-table-cell table:number-columns-repeated="5" table:style-name="ce37"/>
          <table:table-cell table:number-columns-repeated="13"/>
        </table:table-row>
        <table:table-row table:style-name="ro13"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12" office:value-type="string" table:number-columns-spanned="1" table:number-rows-spanned="2">
            <text:p>CST plus 50SFF</text:p>
          </table:table-cell>
          <table:table-cell table:style-name="ce12" office:value-type="string" table:number-columns-spanned="1" table:number-rows-spanned="2">
            <text:p>CST Extension</text:p>
          </table:table-cell>
          <table:table-cell table:style-name="ce12" office:value-type="string" table:number-columns-spanned="1" table:number-rows-spanned="2">
            <text:p>CST Extension plus 50SFF</text:p>
          </table:table-cell>
          <table:table-cell table:style-name="ce91"/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64" office:value-type="string" table:number-columns-spanned="1" table:number-rows-spanned="2">
            <text:p>CST plus 50SFF</text:p>
          </table:table-cell>
          <table:table-cell table:style-name="ce64" office:value-type="string" table:number-columns-spanned="1" table:number-rows-spanned="2">
            <text:p>CST Extension</text:p>
          </table:table-cell>
          <table:table-cell table:style-name="ce64" office:value-type="string" table:number-columns-spanned="1" table:number-rows-spanned="2">
            <text:p>CST Extension plus 50SFF</text:p>
          </table:table-cell>
          <table:table-cell table:style-name="ce153" table:number-columns-repeated="4"/>
          <table:table-cell table:number-columns-repeated="13"/>
        </table:table-row>
        <table:table-row table:style-name="ro13">
          <table:table-cell table:number-columns-repeated="3"/>
          <table:covered-table-cell table:number-columns-repeated="4" table:style-name="ce12"/>
          <table:table-cell table:style-name="ce92"/>
          <table:table-cell table:number-columns-repeated="3"/>
          <table:covered-table-cell table:number-columns-repeated="4" table:style-name="ce12"/>
          <table:table-cell table:style-name="ce37"/>
          <table:table-cell table:style-name="ce158" table:number-columns-spanned="3" table:number-rows-spanned="1"/>
          <table:covered-table-cell table:number-columns-repeated="2" table:style-name="ce37"/>
          <table:table-cell table:number-columns-repeated="13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69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93"/>
          <table:table-cell table:style-name="ce69" office:value-type="float" office:value="201">
            <text:p>201</text:p>
          </table:table-cell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69" office:value-type="float" office:value="783">
            <text:p>783</text:p>
          </table:table-cell>
          <table:table-cell table:style-name="ce11" office:value-type="float" office:value="1613">
            <text:p>1613</text:p>
          </table:table-cell>
          <table:table-cell table:style-name="ce11" office:value-type="float" office:value="1663">
            <text:p>1663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69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93"/>
          <table:table-cell table:style-name="ce71" office:value-type="float" office:value="202">
            <text:p>202</text:p>
          </table:table-cell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69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93"/>
          <table:table-cell table:style-name="ce69" office:value-type="float" office:value="203">
            <text:p>203</text:p>
          </table:table-cell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69" office:value-type="float" office:value="595">
            <text:p>595</text:p>
          </table:table-cell>
          <table:table-cell table:style-name="ce11" office:value-type="float" office:value="1086">
            <text:p>1086</text:p>
          </table:table-cell>
          <table:table-cell table:style-name="ce11" office:value-type="float" office:value="1136">
            <text:p>1136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69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93"/>
          <table:table-cell table:style-name="ce69" office:value-type="float" office:value="204">
            <text:p>204</text:p>
          </table:table-cell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69" office:value-type="float" office:value="701">
            <text:p>701</text:p>
          </table:table-cell>
          <table:table-cell table:style-name="ce11" office:value-type="float" office:value="1432">
            <text:p>1432</text:p>
          </table:table-cell>
          <table:table-cell table:style-name="ce11" office:value-type="float" office:value="1482">
            <text:p>1482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69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93"/>
          <table:table-cell table:style-name="ce69" office:value-type="float" office:value="205">
            <text:p>205</text:p>
          </table:table-cell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69" office:value-type="float" office:value="552">
            <text:p>552</text:p>
          </table:table-cell>
          <table:table-cell table:style-name="ce11" office:value-type="float" office:value="1104">
            <text:p>1104</text:p>
          </table:table-cell>
          <table:table-cell table:style-name="ce11" office:value-type="float" office:value="1154">
            <text:p>1154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69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93"/>
          <table:table-cell table:style-name="ce69" office:value-type="float" office:value="206">
            <text:p>206</text:p>
          </table:table-cell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69" office:value-type="float" office:value="687">
            <text:p>687</text:p>
          </table:table-cell>
          <table:table-cell table:style-name="ce11" office:value-type="float" office:value="1401">
            <text:p>1401</text:p>
          </table:table-cell>
          <table:table-cell table:style-name="ce11" office:value-type="float" office:value="1451">
            <text:p>1451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69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93"/>
          <table:table-cell table:style-name="ce69" office:value-type="float" office:value="207">
            <text:p>207</text:p>
          </table:table-cell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867">
            <text:p>867</text:p>
          </table:table-cell>
          <table:table-cell table:style-name="ce11" office:value-type="float" office:value="917">
            <text:p>917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69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93"/>
          <table:table-cell table:style-name="ce71" office:value-type="float" office:value="208">
            <text:p>208</text:p>
          </table:table-cell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69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93"/>
          <table:table-cell table:style-name="ce69" office:value-type="float" office:value="209">
            <text:p>209</text:p>
          </table:table-cell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69" office:value-type="float" office:value="1315">
            <text:p>1315</text:p>
          </table:table-cell>
          <table:table-cell table:style-name="ce11" office:value-type="float" office:value="2783">
            <text:p>2783</text:p>
          </table:table-cell>
          <table:table-cell table:style-name="ce11" office:value-type="float" office:value="2833">
            <text:p>2833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69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93"/>
          <table:table-cell table:style-name="ce69" office:value-type="float" office:value="210">
            <text:p>210</text:p>
          </table:table-cell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69" office:value-type="float" office:value="577">
            <text:p>577</text:p>
          </table:table-cell>
          <table:table-cell table:style-name="ce11" office:value-type="float" office:value="1159">
            <text:p>1159</text:p>
          </table:table-cell>
          <table:table-cell table:style-name="ce11" office:value-type="float" office:value="1209">
            <text:p>1209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69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93"/>
          <table:table-cell table:style-name="ce69" office:value-type="float" office:value="212">
            <text:p>212</text:p>
          </table:table-cell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69" office:value-type="float" office:value="506">
            <text:p>506</text:p>
          </table:table-cell>
          <table:table-cell table:style-name="ce11" office:value-type="float" office:value="1003">
            <text:p>1003</text:p>
          </table:table-cell>
          <table:table-cell table:style-name="ce11" office:value-type="float" office:value="1053">
            <text:p>1053</text:p>
          </table:table-cell>
          <table:table-cell table:style-name="ce34" table:number-columns-repeated="4"/>
          <table:table-cell table:number-columns-repeated="13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93"/>
          <table:table-cell table:style-name="ce69" office:value-type="float" office:value="213">
            <text:p>213</text:p>
          </table:table-cell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141" office:value-type="float" office:value="865">
            <text:p>865</text:p>
          </table:table-cell>
          <table:table-cell table:style-name="ce34" office:value-type="float" office:value="1793">
            <text:p>1793</text:p>
          </table:table-cell>
          <table:table-cell table:style-name="ce34" office:value-type="float" office:value="1843">
            <text:p>1843</text:p>
          </table:table-cell>
          <table:table-cell table:style-name="ce34"/>
          <table:table-cell table:style-name="ce37" table:number-columns-repeated="3"/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3" office:value-type="string" table:number-columns-spanned="3" table:number-rows-spanned="1">
            <text:p>ROI 1 (native voxel)</text:p>
          </table:table-cell>
          <table:covered-table-cell table:number-columns-repeated="2" table:style-name="ce73"/>
          <table:table-cell table:style-name="ce94" office:value-type="string" table:number-columns-spanned="3" table:number-rows-spanned="1">
            <text:p>ROI 2(native voxel)</text:p>
          </table:table-cell>
          <table:covered-table-cell table:number-columns-repeated="2" table:style-name="ce94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4" office:value-type="string">
            <text:p>x</text:p>
          </table:table-cell>
          <table:table-cell table:style-name="ce74" office:value-type="string">
            <text:p>y</text:p>
          </table:table-cell>
          <table:table-cell table:style-name="ce74" office:value-type="string">
            <text:p>z</text:p>
          </table:table-cell>
          <table:table-cell table:style-name="ce95" office:value-type="string">
            <text:p>x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z</text:p>
          </table:table-cell>
          <table:table-cell table:style-name="ce131" office:value-type="string" table:number-columns-spanned="3" table:number-rows-spanned="1">
            <text:p>Radius = 5</text:p>
          </table:table-cell>
          <table:covered-table-cell table:number-columns-repeated="2" table:style-name="ce5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61" office:value-type="string">
            <text:p>L</text:p>
          </table:table-cell>
          <table:table-cell table:style-name="ce61" office:value-type="float" office:value="487">
            <text:p>487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67">
            <text:p>67</text:p>
          </table:table-cell>
          <table:table-cell table:style-name="ce75" office:value-type="float" office:value="21">
            <text:p>21</text:p>
          </table:table-cell>
          <table:table-cell table:style-name="ce96" office:value-type="float" office:value="54">
            <text:p>54</text:p>
          </table:table-cell>
          <table:table-cell table:style-name="ce96" office:value-type="float" office:value="67">
            <text:p>67</text:p>
          </table:table-cell>
          <table:table-cell table:style-name="ce96" office:value-type="float" office:value="39">
            <text:p>39</text:p>
          </table:table-cell>
          <table:table-cell table:number-columns-repeated="3" table:style-name="ce132" office:value-type="float" office:value="487">
            <text:p>487</text:p>
          </table:table-cell>
          <table:table-cell table:style-name="ce132" office:value-type="float" office:value="330">
            <text:p>330</text:p>
          </table:table-cell>
          <table:table-cell table:style-name="ce132" office:value-type="float" office:value="93">
            <text:p>93</text:p>
          </table:table-cell>
          <table:table-cell table:style-name="ce154" office:value-type="float" office:value="24">
            <text:p>24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3">
            <text:p>23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447">
            <text:p>447</text:p>
          </table:table-cell>
          <table:table-cell table:style-name="ce144" office:value-type="float" office:value="242">
            <text:p>242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76" office:value-type="float" office:value="60">
            <text:p>60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0">
            <text:p>20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5">
            <text:p>65</text:p>
          </table:table-cell>
          <table:table-cell table:style-name="ce97" office:value-type="float" office:value="38">
            <text:p>3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141">
            <text:p>141</text:p>
          </table:table-cell>
          <table:table-cell table:style-name="ce144" office:value-type="float" office:value="108">
            <text:p>10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76" office:value-type="float" office:value="63">
            <text:p>63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4">
            <text:p>14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36">
            <text:p>36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394">
            <text:p>394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1">
            <text:p>6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97">
            <text:p>397</text:p>
          </table:table-cell>
          <table:table-cell table:style-name="ce144" office:value-type="float" office:value="7">
            <text:p>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8">
            <text:p>138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6">
            <text:p>16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35">
            <text:p>3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409">
            <text:p>409</text:p>
          </table:table-cell>
          <table:table-cell table:style-name="ce144" office:value-type="float" office:value="209">
            <text:p>209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2">
            <text:p>22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7">
            <text:p>67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64">
            <text:p>64</text:p>
          </table:table-cell>
          <table:table-cell table:style-name="ce144" office:value-type="float" office:value="33">
            <text:p>33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19">
            <text:p>19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71">
            <text:p>7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47">
            <text:p>447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9">
            <text:p>129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263">
            <text:p>263</text:p>
          </table:table-cell>
          <table:table-cell table:style-name="ce144" office:value-type="float" office:value="129">
            <text:p>129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19">
            <text:p>19</text:p>
          </table:table-cell>
          <table:table-cell table:style-name="ce98" office:value-type="float" office:value="54">
            <text:p>54</text:p>
          </table:table-cell>
          <table:table-cell table:style-name="ce98" office:value-type="float" office:value="71">
            <text:p>71</text:p>
          </table:table-cell>
          <table:table-cell table:style-name="ce98" office:value-type="float" office:value="39">
            <text:p>39</text:p>
          </table:table-cell>
          <table:table-cell table:style-name="ce133" table:number-columns-repeated="3"/>
          <table:table-cell table:style-name="ce149" table:number-columns-repeated="2"/>
          <table:table-cell table:style-name="ce156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8" office:value-type="string" table:number-columns-spanned="3" table:number-rows-spanned="1">
            <text:p>ROI1 (native voxel)</text:p>
          </table:table-cell>
          <table:covered-table-cell table:number-columns-repeated="2" table:style-name="ce88"/>
          <table:table-cell table:style-name="ce99" office:value-type="string" table:number-columns-spanned="3" table:number-rows-spanned="1">
            <text:p>ROI2 (native voxel)</text:p>
          </table:table-cell>
          <table:covered-table-cell table:number-columns-repeated="2" table:style-name="ce111"/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9" office:value-type="string">
            <text:p>x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z</text:p>
          </table:table-cell>
          <table:table-cell table:style-name="ce100" office:value-type="string">
            <text:p>x</text:p>
          </table:table-cell>
          <table:table-cell table:style-name="ce100" office:value-type="string">
            <text:p>y</text:p>
          </table:table-cell>
          <table:table-cell table:style-name="ce100" office:value-type="string">
            <text:p>z</text:p>
          </table:table-cell>
          <table:table-cell table:style-name="ce135" office:value-type="string" table:number-columns-spanned="3" table:number-rows-spanned="1">
            <text:p>Radius = 5</text:p>
          </table:table-cell>
          <table:covered-table-cell table:style-name="ce53"/>
          <table:covered-table-cell table:style-name="ce14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31">
            <text:p>53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531">
            <text:p>531</text:p>
          </table:table-cell>
          <table:table-cell table:style-name="ce11" office:value-type="float" office:value="381">
            <text:p>381</text:p>
          </table:table-cell>
          <table:table-cell table:style-name="ce11" office:value-type="float" office:value="663">
            <text:p>663</text:p>
          </table:table-cell>
          <table:table-cell table:style-name="ce144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3">
            <text:p>23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20">
            <text:p>20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419">
            <text:p>4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14">
            <text:p>414</text:p>
          </table:table-cell>
          <table:table-cell table:style-name="ce144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4">
            <text:p>14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6">
            <text:p>36</text:p>
          </table:table-cell>
          <table:table-cell table:style-name="ce136" office:value-type="float" office:value="578">
            <text:p>578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578">
            <text:p>578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314">
            <text:p>314</text:p>
          </table:table-cell>
          <table:table-cell table:style-name="ce144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3">
            <text:p>63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245">
            <text:p>245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304">
            <text:p>304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0">
            <text:p>70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295">
            <text:p>295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295">
            <text:p>295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352">
            <text:p>352</text:p>
          </table:table-cell>
          <table:table-cell table:style-name="ce144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6">
            <text:p>16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37">
            <text:p>37</text:p>
          </table:table-cell>
          <table:table-cell table:style-name="ce136" office:value-type="float" office:value="465">
            <text:p>465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465">
            <text:p>465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2">
            <text:p>22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40">
            <text:p>40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9">
            <text:p>19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1">
            <text:p>71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89">
            <text:p>589</text:p>
          </table:table-cell>
          <table:table-cell table:style-name="ce11" office:value-type="float" office:value="1264">
            <text:p>1264</text:p>
          </table:table-cell>
          <table:table-cell table:style-name="ce144" office:value-type="float" office:value="589">
            <text:p>589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618">
            <text:p>618</text:p>
          </table:table-cell>
          <table:table-cell table:style-name="ce144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7">
            <text:p>77</text:p>
          </table:table-cell>
          <table:table-cell table:style-name="ce101" office:value-type="float" office:value="666">
            <text:p>666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107">
            <text:p>107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527">
            <text:p>52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80">
            <text:p>180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8">
            <text:p>78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378">
            <text:p>378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378">
            <text:p>37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47">
            <text:p>347</text:p>
          </table:table-cell>
          <table:table-cell table:style-name="ce144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1" office:value-type="float" office:value="67">
            <text:p>67</text:p>
          </table:table-cell>
          <table:table-cell table:style-name="ce81" office:value-type="float" office:value="70">
            <text:p>70</text:p>
          </table:table-cell>
          <table:table-cell table:style-name="ce81" office:value-type="float" office:value="19">
            <text:p>19</text:p>
          </table:table-cell>
          <table:table-cell table:style-name="ce102" office:value-type="float" office:value="74">
            <text:p>74</text:p>
          </table:table-cell>
          <table:table-cell table:style-name="ce102" office:value-type="float" office:value="71">
            <text:p>71</text:p>
          </table:table-cell>
          <table:table-cell table:style-name="ce102" office:value-type="float" office:value="39">
            <text:p>39</text:p>
          </table:table-cell>
          <table:table-cell table:style-name="ce138" office:value-type="float" office:value="196">
            <text:p>196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196">
            <text:p>196</text:p>
          </table:table-cell>
          <table:table-cell table:style-name="ce140" office:value-type="float" office:value="119">
            <text:p>119</text:p>
          </table:table-cell>
          <table:table-cell table:style-name="ce140" office:value-type="float" office:value="527">
            <text:p>527</text:p>
          </table:table-cell>
          <table:table-cell table:style-name="ce146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8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3" table:style-name="ce11" office:value-type="float" office:value="487">
            <text:p>487</text:p>
          </table:table-cell>
          <table:table-cell table:style-name="ce136" office:value-type="float" office:value="309">
            <text:p>309</text:p>
          </table:table-cell>
          <table:table-cell table:style-name="ce11" office:value-type="float" office:value="76">
            <text:p>76</text:p>
          </table:table-cell>
          <table:table-cell table:style-name="ce144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36" office:value-type="float" office:value="383">
            <text:p>383</text:p>
          </table:table-cell>
          <table:table-cell table:style-name="ce11" office:value-type="float" office:value="457">
            <text:p>457</text:p>
          </table:table-cell>
          <table:table-cell table:style-name="ce144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144">
            <text:p>144</text:p>
          </table:table-cell>
          <table:table-cell table:style-name="ce144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36" office:value-type="float" office:value="404">
            <text:p>404</text:p>
          </table:table-cell>
          <table:table-cell table:style-name="ce11" office:value-type="float" office:value="385">
            <text:p>385</text:p>
          </table:table-cell>
          <table:table-cell table:style-name="ce144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400">
            <text:p>400</text:p>
          </table:table-cell>
          <table:table-cell table:style-name="ce136" office:value-type="float" office:value="32">
            <text:p>32</text:p>
          </table:table-cell>
          <table:table-cell table:style-name="ce11" office:value-type="float" office:value="453">
            <text:p>453</text:p>
          </table:table-cell>
          <table:table-cell table:style-name="ce144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8">
            <text:p>208</text:p>
          </table:table-cell>
          <table:table-cell table:style-name="ce136" office:value-type="float" office:value="21">
            <text:p>21</text:p>
          </table:table-cell>
          <table:table-cell table:style-name="ce11" office:value-type="float" office:value="141">
            <text:p>141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36" office:value-type="float" office:value="238">
            <text:p>238</text:p>
          </table:table-cell>
          <table:table-cell table:style-name="ce11" office:value-type="float" office:value="428">
            <text:p>428</text:p>
          </table:table-cell>
          <table:table-cell table:style-name="ce144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41">
            <text:p>341</text:p>
          </table:table-cell>
          <table:table-cell table:style-name="ce136" office:value-type="float" office:value="249">
            <text:p>249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35">
            <text:p>35</text:p>
          </table:table-cell>
          <table:table-cell table:style-name="ce11" office:value-type="float" office:value="422">
            <text:p>422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36" office:value-type="float" office:value="126">
            <text:p>126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38" office:value-type="float" office:value="155">
            <text:p>155</text:p>
          </table:table-cell>
          <table:table-cell table:style-name="ce140" office:value-type="float" office:value="264">
            <text:p>264</text:p>
          </table:table-cell>
          <table:table-cell table:style-name="ce146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style-name="ce139" table:number-columns-repeated="3"/>
          <table:table-cell table:style-name="ce150" table:number-columns-repeated="2"/>
          <table:table-cell table:style-name="ce157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6" office:value-type="float" office:value="100.341">
            <text:p>100.341</text:p>
          </table:table-cell>
          <table:table-cell table:style-name="ce86" office:value-type="float" office:value="104.394">
            <text:p>104.394</text:p>
          </table:table-cell>
          <table:table-cell table:style-name="ce86" office:value-type="float" office:value="47.7587">
            <text:p>47.7587</text:p>
          </table:table-cell>
          <table:table-cell table:style-name="ce108" office:value-type="float" office:value="111.771">
            <text:p>111.771</text:p>
          </table:table-cell>
          <table:table-cell table:style-name="ce108" office:value-type="float" office:value="110.326">
            <text:p>110.326</text:p>
          </table:table-cell>
          <table:table-cell table:style-name="ce115" office:value-type="float" office:value="85.849">
            <text:p>85.849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733">
            <text:p>733</text:p>
          </table:table-cell>
          <table:table-cell table:style-name="ce11" office:value-type="float" office:value="473">
            <text:p>473</text:p>
          </table:table-cell>
          <table:table-cell table:style-name="ce136" office:value-type="float" office:value="380">
            <text:p>380</text:p>
          </table:table-cell>
          <table:table-cell table:style-name="ce11" office:value-type="float" office:value="633">
            <text:p>633</text:p>
          </table:table-cell>
          <table:table-cell table:style-name="ce144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7803">
            <text:p>98.7803</text:p>
          </table:table-cell>
          <table:table-cell table:style-name="ce86" office:value-type="float" office:value="108.291">
            <text:p>108.291</text:p>
          </table:table-cell>
          <table:table-cell table:style-name="ce86" office:value-type="float" office:value="53.9216">
            <text:p>53.9216</text:p>
          </table:table-cell>
          <table:table-cell table:style-name="ce108" office:value-type="float" office:value="109.642">
            <text:p>109.642</text:p>
          </table:table-cell>
          <table:table-cell table:style-name="ce108" office:value-type="float" office:value="114.68">
            <text:p>114.68</text:p>
          </table:table-cell>
          <table:table-cell table:style-name="ce115" office:value-type="float" office:value="85.8856">
            <text:p>85.8856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6" office:value-type="float" office:value="96.9628">
            <text:p>96.9628</text:p>
          </table:table-cell>
          <table:table-cell table:style-name="ce86" office:value-type="float" office:value="106.229">
            <text:p>106.229</text:p>
          </table:table-cell>
          <table:table-cell table:style-name="ce86" office:value-type="float" office:value="50.5495">
            <text:p>50.5495</text:p>
          </table:table-cell>
          <table:table-cell table:style-name="ce108" office:value-type="float" office:value="110.424">
            <text:p>110.424</text:p>
          </table:table-cell>
          <table:table-cell table:style-name="ce108" office:value-type="float" office:value="112.04">
            <text:p>112.04</text:p>
          </table:table-cell>
          <table:table-cell table:style-name="ce115" office:value-type="float" office:value="88.047">
            <text:p>88.047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419">
            <text:p>419</text:p>
          </table:table-cell>
          <table:table-cell table:style-name="ce136" office:value-type="float" office:value="93">
            <text:p>93</text:p>
          </table:table-cell>
          <table:table-cell table:style-name="ce11" office:value-type="float" office:value="427">
            <text:p>427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6" office:value-type="float" office:value="94.755">
            <text:p>94.755</text:p>
          </table:table-cell>
          <table:table-cell table:style-name="ce86" office:value-type="float" office:value="103.724">
            <text:p>103.724</text:p>
          </table:table-cell>
          <table:table-cell table:style-name="ce86" office:value-type="float" office:value="42.4185">
            <text:p>42.4185</text:p>
          </table:table-cell>
          <table:table-cell table:style-name="ce108" office:value-type="float" office:value="112.488">
            <text:p>112.488</text:p>
          </table:table-cell>
          <table:table-cell table:style-name="ce108" office:value-type="float" office:value="115.238">
            <text:p>115.238</text:p>
          </table:table-cell>
          <table:table-cell table:style-name="ce115" office:value-type="float" office:value="85.9448">
            <text:p>85.9448</text:p>
          </table:table-cell>
          <table:table-cell table:style-name="ce11" office:value-type="float" office:value="577">
            <text:p>577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577">
            <text:p>577</text:p>
          </table:table-cell>
          <table:table-cell table:style-name="ce136" office:value-type="float" office:value="437">
            <text:p>437</text:p>
          </table:table-cell>
          <table:table-cell table:style-name="ce11" office:value-type="float" office:value="318">
            <text:p>318</text:p>
          </table:table-cell>
          <table:table-cell table:style-name="ce144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6" office:value-type="float" office:value="93.9103">
            <text:p>93.9103</text:p>
          </table:table-cell>
          <table:table-cell table:style-name="ce86" office:value-type="float" office:value="105.365">
            <text:p>105.365</text:p>
          </table:table-cell>
          <table:table-cell table:style-name="ce86" office:value-type="float" office:value="43.2913">
            <text:p>43.2913</text:p>
          </table:table-cell>
          <table:table-cell table:style-name="ce108" office:value-type="float" office:value="110.718">
            <text:p>110.718</text:p>
          </table:table-cell>
          <table:table-cell table:style-name="ce108" office:value-type="float" office:value="114.722">
            <text:p>114.722</text:p>
          </table:table-cell>
          <table:table-cell table:style-name="ce115" office:value-type="float" office:value="85.2737">
            <text:p>85.2737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1" office:value-type="float" office:value="245">
            <text:p>245</text:p>
          </table:table-cell>
          <table:table-cell table:style-name="ce136" office:value-type="float" office:value="50">
            <text:p>50</text:p>
          </table:table-cell>
          <table:table-cell table:style-name="ce11" office:value-type="float" office:value="327">
            <text:p>327</text:p>
          </table:table-cell>
          <table:table-cell table:style-name="ce144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6" office:value-type="float" office:value="98.8109">
            <text:p>98.8109</text:p>
          </table:table-cell>
          <table:table-cell table:style-name="ce86" office:value-type="float" office:value="104.409">
            <text:p>104.409</text:p>
          </table:table-cell>
          <table:table-cell table:style-name="ce86" office:value-type="float" office:value="49.338">
            <text:p>49.338</text:p>
          </table:table-cell>
          <table:table-cell table:style-name="ce108" office:value-type="float" office:value="111.474">
            <text:p>111.474</text:p>
          </table:table-cell>
          <table:table-cell table:style-name="ce108" office:value-type="float" office:value="108.405">
            <text:p>108.405</text:p>
          </table:table-cell>
          <table:table-cell table:style-name="ce115" office:value-type="float" office:value="88.7414">
            <text:p>88.741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637">
            <text:p>637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147">
            <text:p>147</text:p>
          </table:table-cell>
          <table:table-cell table:style-name="ce11" office:value-type="float" office:value="371">
            <text:p>371</text:p>
          </table:table-cell>
          <table:table-cell table:style-name="ce144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6" office:value-type="float" office:value="96.8817">
            <text:p>96.8817</text:p>
          </table:table-cell>
          <table:table-cell table:style-name="ce86" office:value-type="float" office:value="102.328">
            <text:p>102.328</text:p>
          </table:table-cell>
          <table:table-cell table:style-name="ce86" office:value-type="float" office:value="47.9161">
            <text:p>47.9161</text:p>
          </table:table-cell>
          <table:table-cell table:style-name="ce109" office:value-type="float" office:value="111.244">
            <text:p>111.244</text:p>
          </table:table-cell>
          <table:table-cell table:style-name="ce108" office:value-type="float" office:value="117.421">
            <text:p>117.421</text:p>
          </table:table-cell>
          <table:table-cell table:style-name="ce116" office:value-type="float" office:value="88.5004">
            <text:p>88.5004</text:p>
          </table:table-cell>
          <table:table-cell table:number-columns-repeated="3" table:style-name="ce11" office:value-type="float" office:value="465">
            <text:p>465</text:p>
          </table:table-cell>
          <table:table-cell table:style-name="ce136" office:value-type="float" office:value="418">
            <text:p>418</text:p>
          </table:table-cell>
          <table:table-cell table:style-name="ce11" office:value-type="float" office:value="106">
            <text:p>106</text:p>
          </table:table-cell>
          <table:table-cell table:style-name="ce144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2385">
            <text:p>98.2385</text:p>
          </table:table-cell>
          <table:table-cell table:style-name="ce86" office:value-type="float" office:value="105.248">
            <text:p>105.248</text:p>
          </table:table-cell>
          <table:table-cell table:style-name="ce86" office:value-type="float" office:value="51.8586">
            <text:p>51.8586</text:p>
          </table:table-cell>
          <table:table-cell table:style-name="ce108" office:value-type="float" office:value="111.66">
            <text:p>111.66</text:p>
          </table:table-cell>
          <table:table-cell table:style-name="ce108" office:value-type="float" office:value="113.552">
            <text:p>113.552</text:p>
          </table:table-cell>
          <table:table-cell table:style-name="ce115" office:value-type="float" office:value="86.2637">
            <text:p>86.2637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6" office:value-type="float" office:value="99.8736">
            <text:p>99.8736</text:p>
          </table:table-cell>
          <table:table-cell table:style-name="ce86" office:value-type="float" office:value="105.519">
            <text:p>105.519</text:p>
          </table:table-cell>
          <table:table-cell table:style-name="ce86" office:value-type="float" office:value="48.6745">
            <text:p>48.6745</text:p>
          </table:table-cell>
          <table:table-cell table:style-name="ce108" office:value-type="float" office:value="113.168">
            <text:p>113.168</text:p>
          </table:table-cell>
          <table:table-cell table:style-name="ce108" office:value-type="float" office:value="110.971">
            <text:p>110.971</text:p>
          </table:table-cell>
          <table:table-cell table:style-name="ce115" office:value-type="float" office:value="89.6905">
            <text:p>89.6905</text:p>
          </table:table-cell>
          <table:table-cell table:style-name="ce11" office:value-type="float" office:value="587">
            <text:p>587</text:p>
          </table:table-cell>
          <table:table-cell table:style-name="ce11" office:value-type="float" office:value="1264">
            <text:p>1264</text:p>
          </table:table-cell>
          <table:table-cell table:style-name="ce11" office:value-type="float" office:value="587">
            <text:p>587</text:p>
          </table:table-cell>
          <table:table-cell table:style-name="ce136" office:value-type="float" office:value="242">
            <text:p>242</text:p>
          </table:table-cell>
          <table:table-cell table:style-name="ce11" office:value-type="float" office:value="619">
            <text:p>619</text:p>
          </table:table-cell>
          <table:table-cell table:style-name="ce144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6" office:value-type="float" office:value="98.1257">
            <text:p>98.1257</text:p>
          </table:table-cell>
          <table:table-cell table:style-name="ce86" office:value-type="float" office:value="104.585">
            <text:p>104.585</text:p>
          </table:table-cell>
          <table:table-cell table:style-name="ce86" office:value-type="float" office:value="48.8212">
            <text:p>48.8212</text:p>
          </table:table-cell>
          <table:table-cell table:style-name="ce108" office:value-type="float" office:value="112.817">
            <text:p>112.817</text:p>
          </table:table-cell>
          <table:table-cell table:style-name="ce108" office:value-type="float" office:value="112.856">
            <text:p>112.856</text:p>
          </table:table-cell>
          <table:table-cell table:style-name="ce115" office:value-type="float" office:value="86.1574">
            <text:p>86.157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527">
            <text:p>527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46">
            <text:p>46</text:p>
          </table:table-cell>
          <table:table-cell table:style-name="ce11" office:value-type="float" office:value="179">
            <text:p>179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6" office:value-type="float" office:value="96.3743">
            <text:p>96.3743</text:p>
          </table:table-cell>
          <table:table-cell table:style-name="ce86" office:value-type="float" office:value="105.001">
            <text:p>105.001</text:p>
          </table:table-cell>
          <table:table-cell table:style-name="ce86" office:value-type="float" office:value="42.0425">
            <text:p>42.0425</text:p>
          </table:table-cell>
          <table:table-cell table:style-name="ce108" office:value-type="float" office:value="114.047">
            <text:p>114.047</text:p>
          </table:table-cell>
          <table:table-cell table:style-name="ce108" office:value-type="float" office:value="113.649">
            <text:p>113.649</text:p>
          </table:table-cell>
          <table:table-cell table:style-name="ce115" office:value-type="float" office:value="87.1388">
            <text:p>87.138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456">
            <text:p>456</text:p>
          </table:table-cell>
          <table:table-cell table:style-name="ce11" office:value-type="float" office:value="379">
            <text:p>379</text:p>
          </table:table-cell>
          <table:table-cell table:style-name="ce136" office:value-type="float" office:value="315">
            <text:p>315</text:p>
          </table:table-cell>
          <table:table-cell table:style-name="ce11" office:value-type="float" office:value="344">
            <text:p>344</text:p>
          </table:table-cell>
          <table:table-cell table:style-name="ce144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7" office:value-type="float" office:value="95.9726">
            <text:p>95.9726</text:p>
          </table:table-cell>
          <table:table-cell table:style-name="ce87" office:value-type="float" office:value="104.782">
            <text:p>104.782</text:p>
          </table:table-cell>
          <table:table-cell table:style-name="ce87" office:value-type="float" office:value="46.7367">
            <text:p>46.7367</text:p>
          </table:table-cell>
          <table:table-cell table:style-name="ce110" office:value-type="float" office:value="109.965">
            <text:p>109.965</text:p>
          </table:table-cell>
          <table:table-cell table:style-name="ce110" office:value-type="float" office:value="110.936">
            <text:p>110.936</text:p>
          </table:table-cell>
          <table:table-cell table:style-name="ce117" office:value-type="float" office:value="87.4683">
            <text:p>87.4683</text:p>
          </table:table-cell>
          <table:table-cell table:style-name="ce140" office:value-type="float" office:value="197">
            <text:p>197</text:p>
          </table:table-cell>
          <table:table-cell table:style-name="ce140" office:value-type="float" office:value="815">
            <text:p>815</text:p>
          </table:table-cell>
          <table:table-cell table:style-name="ce140" office:value-type="float" office:value="197">
            <text:p>197</text:p>
          </table:table-cell>
          <table:table-cell table:style-name="ce138" office:value-type="float" office:value="122">
            <text:p>122</text:p>
          </table:table-cell>
          <table:table-cell table:style-name="ce140" office:value-type="float" office:value="536">
            <text:p>536</text:p>
          </table:table-cell>
          <table:table-cell table:style-name="ce146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59" office:value-type="string">
            <text:p>Overlap between CSTs</text:p>
          </table:table-cell>
          <table:table-cell table:style-name="ce159" table:number-columns-repeated="3"/>
          <table:table-cell table:style-name="ce159" office:value-type="string">
            <text:p>Dis-min/max/avg/meds: the min, max, average of pair streamlines</text:p>
          </table:table-cell>
          <table:table-cell table:style-name="ce159" table:number-columns-repeated="7"/>
          <table:table-cell/>
          <table:table-cell table:style-name="ce159"/>
          <table:table-cell/>
          <table:table-cell table:style-name="ce159" office:value-type="string">
            <text:p>Dis-meds: the distance between two medoids</text:p>
          </table:table-cell>
          <table:table-cell table:style-name="ce159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60" office:value-type="string" table:number-columns-spanned="1" table:number-rows-spanned="2">
            <text:p>Left – native</text:p>
          </table:table-cell>
          <table:table-cell table:style-name="ce164" office:value-type="float" office:value="201" table:number-columns-spanned="4" table:number-rows-spanned="1">
            <text:p>201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2" table:number-columns-spanned="4" table:number-rows-spanned="1">
            <text:p>202</text:p>
          </table:table-cell>
          <table:covered-table-cell table:number-columns-repeated="3" table:style-name="ce170"/>
          <table:table-cell table:style-name="ce164" office:value-type="float" office:value="203" table:number-columns-spanned="4" table:number-rows-spanned="1">
            <text:p>203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4" table:number-columns-spanned="4" table:number-rows-spanned="1">
            <text:p>204</text:p>
          </table:table-cell>
          <table:covered-table-cell table:number-columns-repeated="3" table:style-name="ce170"/>
          <table:table-cell table:style-name="ce164" office:value-type="float" office:value="205" table:number-columns-spanned="4" table:number-rows-spanned="1">
            <text:p>205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6" table:number-columns-spanned="4" table:number-rows-spanned="1">
            <text:p>206</text:p>
          </table:table-cell>
          <table:covered-table-cell table:number-columns-repeated="3" table:style-name="ce170"/>
          <table:table-cell table:style-name="ce164" office:value-type="float" office:value="207" table:number-columns-spanned="4" table:number-rows-spanned="1">
            <text:p>207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8" table:number-columns-spanned="4" table:number-rows-spanned="1">
            <text:p>208</text:p>
          </table:table-cell>
          <table:covered-table-cell table:number-columns-repeated="3" table:style-name="ce170"/>
          <table:table-cell table:style-name="ce164" office:value-type="float" office:value="209" table:number-columns-spanned="4" table:number-rows-spanned="1">
            <text:p>209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10" table:number-columns-spanned="4" table:number-rows-spanned="1">
            <text:p>210</text:p>
          </table:table-cell>
          <table:covered-table-cell table:number-columns-repeated="3" table:style-name="ce170"/>
          <table:table-cell table:style-name="ce164" office:value-type="float" office:value="212" table:number-columns-spanned="4" table:number-rows-spanned="1">
            <text:p>212</text:p>
          </table:table-cell>
          <table:covered-table-cell table:number-columns-repeated="2" table:style-name="ce170"/>
          <table:covered-table-cell table:style-name="ce177"/>
          <table:table-cell table:style-name="ce185" office:value-type="float" office:value="213" table:number-columns-spanned="4" table:number-rows-spanned="1">
            <text:p>213</text:p>
          </table:table-cell>
          <table:covered-table-cell table:number-columns-repeated="2" table:style-name="ce187"/>
          <table:covered-table-cell table:style-name="ce185"/>
        </table:table-row>
        <table:table-row table:style-name="ro15">
          <table:covered-table-cell table:style-name="ce161"/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86" office:value-type="string">
            <text:p>dis-min</text:p>
          </table:table-cell>
          <table:table-cell table:style-name="ce188" office:value-type="string">
            <text:p>dis-max</text:p>
          </table:table-cell>
          <table:table-cell table:style-name="ce189" office:value-type="string">
            <text:p>dis-avg</text:p>
          </table:table-cell>
          <table:table-cell table:style-name="ce190" office:value-type="string">
            <text:p>dis-meds</text:p>
          </table:table-cell>
        </table:table-row>
        <table:table-row table:style-name="ro10">
          <table:table-cell table:style-name="ce162" office:value-type="float" office:value="201">
            <text:p>201</text:p>
          </table:table-cell>
          <table:table-cell table:style-name="ce166"/>
          <table:table-cell table:style-name="ce172" table:number-columns-repeated="2"/>
          <table:table-cell table:style-name="ce179"/>
          <table:table-cell table:style-name="ce173" office:value-type="float" office:value="1.18346524239">
            <text:p>1.18</text:p>
          </table:table-cell>
          <table:table-cell table:style-name="ce173" office:value-type="float" office:value="7.14136886597">
            <text:p>7.14</text:p>
          </table:table-cell>
          <table:table-cell table:style-name="ce173" office:value-type="float" office:value="3.08074956007">
            <text:p>3.08</text:p>
          </table:table-cell>
          <table:table-cell table:style-name="ce173" office:value-type="float" office:value="1.72875976562">
            <text:p>1.73</text:p>
          </table:table-cell>
          <table:table-cell table:style-name="ce167" office:value-type="float" office:value="1.01294243336">
            <text:p>1.01</text:p>
          </table:table-cell>
          <table:table-cell table:style-name="ce173" office:value-type="float" office:value="6.3532743454">
            <text:p>6.35</text:p>
          </table:table-cell>
          <table:table-cell table:style-name="ce173" office:value-type="float" office:value="3.22298018022">
            <text:p>3.22</text:p>
          </table:table-cell>
          <table:table-cell table:style-name="ce180" office:value-type="float" office:value="2.23240375519">
            <text:p>2.23</text:p>
          </table:table-cell>
          <table:table-cell table:style-name="ce173" office:value-type="float" office:value="0.845146775246">
            <text:p>0.85</text:p>
          </table:table-cell>
          <table:table-cell table:style-name="ce173" office:value-type="float" office:value="7.51318836212">
            <text:p>7.51</text:p>
          </table:table-cell>
          <table:table-cell table:style-name="ce173" office:value-type="float" office:value="3.07134650502">
            <text:p>3.07</text:p>
          </table:table-cell>
          <table:table-cell table:style-name="ce173" office:value-type="float" office:value="2.18188023567">
            <text:p>2.18</text:p>
          </table:table-cell>
          <table:table-cell table:style-name="ce167" office:value-type="float" office:value="1.88262009621">
            <text:p>1.88</text:p>
          </table:table-cell>
          <table:table-cell table:style-name="ce173" office:value-type="float" office:value="24.6203594208">
            <text:p>24.62</text:p>
          </table:table-cell>
          <table:table-cell table:style-name="ce173" office:value-type="float" office:value="5.51635916112">
            <text:p>5.52</text:p>
          </table:table-cell>
          <table:table-cell table:style-name="ce180" office:value-type="float" office:value="4.66689300537">
            <text:p>4.67</text:p>
          </table:table-cell>
          <table:table-cell table:style-name="ce173" office:value-type="float" office:value="1.24156296253">
            <text:p>1.24</text:p>
          </table:table-cell>
          <table:table-cell table:style-name="ce173" office:value-type="float" office:value="10.4390048981">
            <text:p>10.44</text:p>
          </table:table-cell>
          <table:table-cell table:style-name="ce173" office:value-type="float" office:value="4.36344313876">
            <text:p>4.36</text:p>
          </table:table-cell>
          <table:table-cell table:style-name="ce173" office:value-type="float" office:value="3.70636177063">
            <text:p>3.71</text:p>
          </table:table-cell>
          <table:table-cell table:style-name="ce167" office:value-type="float" office:value="1.24364542961">
            <text:p>1.24</text:p>
          </table:table-cell>
          <table:table-cell table:style-name="ce173" office:value-type="float" office:value="7.47479534149">
            <text:p>7.47</text:p>
          </table:table-cell>
          <table:table-cell table:style-name="ce173" office:value-type="float" office:value="3.40461322773">
            <text:p>3.40</text:p>
          </table:table-cell>
          <table:table-cell table:style-name="ce180" office:value-type="float" office:value="2.53596782684">
            <text:p>2.54</text:p>
          </table:table-cell>
          <table:table-cell table:style-name="ce173" office:value-type="float" office:value="0.725673377514">
            <text:p>0.73</text:p>
          </table:table-cell>
          <table:table-cell table:style-name="ce173" office:value-type="float" office:value="8.7037935257">
            <text:p>8.70</text:p>
          </table:table-cell>
          <table:table-cell table:style-name="ce173" office:value-type="float" office:value="2.75596948776">
            <text:p>2.76</text:p>
          </table:table-cell>
          <table:table-cell table:style-name="ce173" office:value-type="float" office:value="1.94364237785">
            <text:p>1.94</text:p>
          </table:table-cell>
          <table:table-cell table:style-name="ce167" office:value-type="float" office:value="1.36368966103">
            <text:p>1.36</text:p>
          </table:table-cell>
          <table:table-cell table:style-name="ce173" office:value-type="float" office:value="8.87196350098">
            <text:p>8.87</text:p>
          </table:table-cell>
          <table:table-cell table:style-name="ce173" office:value-type="float" office:value="4.08591136674">
            <text:p>4.09</text:p>
          </table:table-cell>
          <table:table-cell table:style-name="ce180" office:value-type="float" office:value="3.27338504791">
            <text:p>3.27</text:p>
          </table:table-cell>
          <table:table-cell table:style-name="ce173" office:value-type="float" office:value="1.86233091354">
            <text:p>1.86</text:p>
          </table:table-cell>
          <table:table-cell table:style-name="ce173" office:value-type="float" office:value="10.2002649307">
            <text:p>10.20</text:p>
          </table:table-cell>
          <table:table-cell table:style-name="ce173" office:value-type="float" office:value="3.56732553819">
            <text:p>3.57</text:p>
          </table:table-cell>
          <table:table-cell table:style-name="ce173" office:value-type="float" office:value="2.95044183731">
            <text:p>2.95</text:p>
          </table:table-cell>
          <table:table-cell table:style-name="ce167" office:value-type="float" office:value="1.2099583149">
            <text:p>1.21</text:p>
          </table:table-cell>
          <table:table-cell table:style-name="ce173" office:value-type="float" office:value="6.36439800262">
            <text:p>6.36</text:p>
          </table:table-cell>
          <table:table-cell table:style-name="ce173" office:value-type="float" office:value="2.95233982544">
            <text:p>2.95</text:p>
          </table:table-cell>
          <table:table-cell table:style-name="ce180" office:value-type="float" office:value="2.27553939819">
            <text:p>2.28</text:p>
          </table:table-cell>
          <table:table-cell table:style-name="ce172" office:value-type="float" office:value="11.6169872284">
            <text:p>11.62</text:p>
          </table:table-cell>
          <table:table-cell table:style-name="ce172" office:value-type="float" office:value="25.0662727356">
            <text:p>25.07</text:p>
          </table:table-cell>
          <table:table-cell table:style-name="ce172" office:value-type="float" office:value="17.4051701598">
            <text:p>17.41</text:p>
          </table:table-cell>
          <table:table-cell table:style-name="ce179" office:value-type="float" office:value="17.0175666809">
            <text:p>17.02</text:p>
          </table:table-cell>
        </table:table-row>
        <table:table-row table:style-name="ro10">
          <table:table-cell table:style-name="ce162" office:value-type="float" office:value="202">
            <text:p>202</text:p>
          </table:table-cell>
          <table:table-cell table:style-name="ce167" office:value-type="float" office:value="1.18346524239">
            <text:p>1.18</text:p>
          </table:table-cell>
          <table:table-cell table:style-name="ce173" office:value-type="float" office:value="7.14136886597">
            <text:p>7.14</text:p>
          </table:table-cell>
          <table:table-cell table:style-name="ce173" office:value-type="float" office:value="3.08074956007">
            <text:p>3.08</text:p>
          </table:table-cell>
          <table:table-cell table:style-name="ce180" office:value-type="float" office:value="1.72875976562">
            <text:p>1.73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0.870871305466">
            <text:p>0.87</text:p>
          </table:table-cell>
          <table:table-cell table:style-name="ce173" office:value-type="float" office:value="7.70766687393">
            <text:p>7.71</text:p>
          </table:table-cell>
          <table:table-cell table:style-name="ce173" office:value-type="float" office:value="3.45727582552">
            <text:p>3.46</text:p>
          </table:table-cell>
          <table:table-cell table:style-name="ce180" office:value-type="float" office:value="2.16487240791">
            <text:p>2.16</text:p>
          </table:table-cell>
          <table:table-cell table:style-name="ce173" office:value-type="float" office:value="1.04292368889">
            <text:p>1.04</text:p>
          </table:table-cell>
          <table:table-cell table:style-name="ce173" office:value-type="float" office:value="9.46421337128">
            <text:p>9.46</text:p>
          </table:table-cell>
          <table:table-cell table:style-name="ce173" office:value-type="float" office:value="3.51244051773">
            <text:p>3.51</text:p>
          </table:table-cell>
          <table:table-cell table:style-name="ce173" office:value-type="float" office:value="2.18414759636">
            <text:p>2.18</text:p>
          </table:table-cell>
          <table:table-cell table:style-name="ce167" office:value-type="float" office:value="1.28623211384">
            <text:p>1.29</text:p>
          </table:table-cell>
          <table:table-cell table:style-name="ce173" office:value-type="float" office:value="24.4148101807">
            <text:p>24.41</text:p>
          </table:table-cell>
          <table:table-cell table:style-name="ce173" office:value-type="float" office:value="5.28802583387">
            <text:p>5.29</text:p>
          </table:table-cell>
          <table:table-cell table:style-name="ce180" office:value-type="float" office:value="4.05867099762">
            <text:p>4.06</text:p>
          </table:table-cell>
          <table:table-cell table:style-name="ce173" office:value-type="float" office:value="1.04274177551">
            <text:p>1.04</text:p>
          </table:table-cell>
          <table:table-cell table:style-name="ce173" office:value-type="float" office:value="10.8636512756">
            <text:p>10.86</text:p>
          </table:table-cell>
          <table:table-cell table:style-name="ce173" office:value-type="float" office:value="4.80069645883">
            <text:p>4.80</text:p>
          </table:table-cell>
          <table:table-cell table:style-name="ce173" office:value-type="float" office:value="4.35298585892">
            <text:p>4.35</text:p>
          </table:table-cell>
          <table:table-cell table:style-name="ce167" office:value-type="float" office:value="1.74055695534">
            <text:p>1.74</text:p>
          </table:table-cell>
          <table:table-cell table:style-name="ce173" office:value-type="float" office:value="9.49955463409">
            <text:p>9.50</text:p>
          </table:table-cell>
          <table:table-cell table:style-name="ce173" office:value-type="float" office:value="4.31941344122">
            <text:p>4.32</text:p>
          </table:table-cell>
          <table:table-cell table:style-name="ce180" office:value-type="float" office:value="3.64086198807">
            <text:p>3.64</text:p>
          </table:table-cell>
          <table:table-cell table:style-name="ce173" office:value-type="float" office:value="0.98788100481">
            <text:p>0.99</text:p>
          </table:table-cell>
          <table:table-cell table:style-name="ce173" office:value-type="float" office:value="9.05431461334">
            <text:p>9.05</text:p>
          </table:table-cell>
          <table:table-cell table:style-name="ce173" office:value-type="float" office:value="2.88064169887">
            <text:p>2.88</text:p>
          </table:table-cell>
          <table:table-cell table:style-name="ce173" office:value-type="float" office:value="1.63389539719">
            <text:p>1.63</text:p>
          </table:table-cell>
          <table:table-cell table:style-name="ce167" office:value-type="float" office:value="0.80962729454">
            <text:p>0.81</text:p>
          </table:table-cell>
          <table:table-cell table:style-name="ce173" office:value-type="float" office:value="10.5856389999">
            <text:p>10.59</text:p>
          </table:table-cell>
          <table:table-cell table:style-name="ce173" office:value-type="float" office:value="4.29757891171">
            <text:p>4.30</text:p>
          </table:table-cell>
          <table:table-cell table:style-name="ce180" office:value-type="float" office:value="3.37607622147">
            <text:p>3.38</text:p>
          </table:table-cell>
          <table:table-cell table:style-name="ce173" office:value-type="float" office:value="0.816710233688">
            <text:p>0.82</text:p>
          </table:table-cell>
          <table:table-cell table:style-name="ce173" office:value-type="float" office:value="9.95993423462">
            <text:p>9.96</text:p>
          </table:table-cell>
          <table:table-cell table:style-name="ce173" office:value-type="float" office:value="2.86866958014">
            <text:p>2.87</text:p>
          </table:table-cell>
          <table:table-cell table:style-name="ce173" office:value-type="float" office:value="1.6977519989">
            <text:p>1.70</text:p>
          </table:table-cell>
          <table:table-cell table:style-name="ce167" office:value-type="float" office:value="1.28070521355">
            <text:p>1.28</text:p>
          </table:table-cell>
          <table:table-cell table:style-name="ce173" office:value-type="float" office:value="7.99096488953">
            <text:p>7.99</text:p>
          </table:table-cell>
          <table:table-cell table:style-name="ce173" office:value-type="float" office:value="3.36975604177">
            <text:p>3.37</text:p>
          </table:table-cell>
          <table:table-cell table:style-name="ce180" office:value-type="float" office:value="2.65475177765">
            <text:p>2.65</text:p>
          </table:table-cell>
          <table:table-cell table:style-name="ce172" office:value-type="float" office:value="10.0828924179">
            <text:p>10.08</text:p>
          </table:table-cell>
          <table:table-cell table:style-name="ce172" office:value-type="float" office:value="25.4804973602">
            <text:p>25.48</text:p>
          </table:table-cell>
          <table:table-cell table:style-name="ce172" office:value-type="float" office:value="17.7123420337">
            <text:p>17.71</text:p>
          </table:table-cell>
          <table:table-cell table:style-name="ce179" office:value-type="float" office:value="17.282535553">
            <text:p>17.28</text:p>
          </table:table-cell>
        </table:table-row>
        <table:table-row table:style-name="ro10">
          <table:table-cell table:style-name="ce162" office:value-type="float" office:value="203">
            <text:p>203</text:p>
          </table:table-cell>
          <table:table-cell table:style-name="ce167" office:value-type="float" office:value="1.01294243336">
            <text:p>1.01</text:p>
          </table:table-cell>
          <table:table-cell table:style-name="ce173" office:value-type="float" office:value="6.3532743454">
            <text:p>6.35</text:p>
          </table:table-cell>
          <table:table-cell table:style-name="ce173" office:value-type="float" office:value="3.22298018022">
            <text:p>3.22</text:p>
          </table:table-cell>
          <table:table-cell table:style-name="ce180" office:value-type="float" office:value="2.23240375519">
            <text:p>2.23</text:p>
          </table:table-cell>
          <table:table-cell table:style-name="ce173" office:value-type="float" office:value="0.870871305466">
            <text:p>0.87</text:p>
          </table:table-cell>
          <table:table-cell table:style-name="ce173" office:value-type="float" office:value="7.70766687393">
            <text:p>7.71</text:p>
          </table:table-cell>
          <table:table-cell table:style-name="ce173" office:value-type="float" office:value="3.45727582552">
            <text:p>3.46</text:p>
          </table:table-cell>
          <table:table-cell table:style-name="ce173" office:value-type="float" office:value="2.16487240791">
            <text:p>2.16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0.917003035545">
            <text:p>0.92</text:p>
          </table:table-cell>
          <table:table-cell table:style-name="ce173" office:value-type="float" office:value="8.10245323181">
            <text:p>8.10</text:p>
          </table:table-cell>
          <table:table-cell table:style-name="ce173" office:value-type="float" office:value="3.43634602186">
            <text:p>3.44</text:p>
          </table:table-cell>
          <table:table-cell table:style-name="ce173" office:value-type="float" office:value="2.18141937256">
            <text:p>2.18</text:p>
          </table:table-cell>
          <table:table-cell table:style-name="ce167" office:value-type="float" office:value="1.96563339233">
            <text:p>1.97</text:p>
          </table:table-cell>
          <table:table-cell table:style-name="ce173" office:value-type="float" office:value="24.205242157">
            <text:p>24.21</text:p>
          </table:table-cell>
          <table:table-cell table:style-name="ce173" office:value-type="float" office:value="5.53119091702">
            <text:p>5.53</text:p>
          </table:table-cell>
          <table:table-cell table:style-name="ce180" office:value-type="float" office:value="4.58854675293">
            <text:p>4.59</text:p>
          </table:table-cell>
          <table:table-cell table:style-name="ce174" office:value-type="float" office:value="1.81100189686">
            <text:p>1.81</text:p>
          </table:table-cell>
          <table:table-cell table:style-name="ce174" office:value-type="float" office:value="11.0990505219">
            <text:p>11.10</text:p>
          </table:table-cell>
          <table:table-cell table:style-name="ce174" office:value-type="float" office:value="5.5575016607">
            <text:p>5.56</text:p>
          </table:table-cell>
          <table:table-cell table:style-name="ce174" office:value-type="float" office:value="5.15533638">
            <text:p>5.16</text:p>
          </table:table-cell>
          <table:table-cell table:style-name="ce167" office:value-type="float" office:value="1.55036187172">
            <text:p>1.55</text:p>
          </table:table-cell>
          <table:table-cell table:style-name="ce173" office:value-type="float" office:value="8.39702987671">
            <text:p>8.40</text:p>
          </table:table-cell>
          <table:table-cell table:style-name="ce173" office:value-type="float" office:value="4.01209441596">
            <text:p>4.01</text:p>
          </table:table-cell>
          <table:table-cell table:style-name="ce180" office:value-type="float" office:value="2.88621306419">
            <text:p>2.89</text:p>
          </table:table-cell>
          <table:table-cell table:style-name="ce173" office:value-type="float" office:value="1.21360611916">
            <text:p>1.21</text:p>
          </table:table-cell>
          <table:table-cell table:style-name="ce173" office:value-type="float" office:value="9.48857688904">
            <text:p>9.49</text:p>
          </table:table-cell>
          <table:table-cell table:style-name="ce173" office:value-type="float" office:value="3.24661970985">
            <text:p>3.25</text:p>
          </table:table-cell>
          <table:table-cell table:style-name="ce173" office:value-type="float" office:value="2.41449832916">
            <text:p>2.41</text:p>
          </table:table-cell>
          <table:table-cell table:style-name="ce167" office:value-type="float" office:value="1.59084582329">
            <text:p>1.59</text:p>
          </table:table-cell>
          <table:table-cell table:style-name="ce173" office:value-type="float" office:value="9.54046344757">
            <text:p>9.54</text:p>
          </table:table-cell>
          <table:table-cell table:style-name="ce173" office:value-type="float" office:value="4.60241674465">
            <text:p>4.60</text:p>
          </table:table-cell>
          <table:table-cell table:style-name="ce180" office:value-type="float" office:value="3.6120929718">
            <text:p>3.61</text:p>
          </table:table-cell>
          <table:table-cell table:style-name="ce173" office:value-type="float" office:value="1.58672428131">
            <text:p>1.59</text:p>
          </table:table-cell>
          <table:table-cell table:style-name="ce173" office:value-type="float" office:value="10.4940052032">
            <text:p>10.49</text:p>
          </table:table-cell>
          <table:table-cell table:style-name="ce173" office:value-type="float" office:value="3.71870226034">
            <text:p>3.72</text:p>
          </table:table-cell>
          <table:table-cell table:style-name="ce173" office:value-type="float" office:value="3.05947542191">
            <text:p>3.06</text:p>
          </table:table-cell>
          <table:table-cell table:style-name="ce167" office:value-type="float" office:value="1.2316352129">
            <text:p>1.23</text:p>
          </table:table-cell>
          <table:table-cell table:style-name="ce173" office:value-type="float" office:value="5.67765283585">
            <text:p>5.68</text:p>
          </table:table-cell>
          <table:table-cell table:style-name="ce173" office:value-type="float" office:value="3.17782416394">
            <text:p>3.18</text:p>
          </table:table-cell>
          <table:table-cell table:style-name="ce180" office:value-type="float" office:value="2.48706531525">
            <text:p>2.49</text:p>
          </table:table-cell>
          <table:table-cell table:style-name="ce172" office:value-type="float" office:value="10.5497303009">
            <text:p>10.55</text:p>
          </table:table-cell>
          <table:table-cell table:style-name="ce172" office:value-type="float" office:value="25.0205955505">
            <text:p>25.02</text:p>
          </table:table-cell>
          <table:table-cell table:style-name="ce172" office:value-type="float" office:value="17.3898189656">
            <text:p>17.39</text:p>
          </table:table-cell>
          <table:table-cell table:style-name="ce179" office:value-type="float" office:value="17.0246086121">
            <text:p>17.02</text:p>
          </table:table-cell>
        </table:table-row>
        <table:table-row table:style-name="ro10">
          <table:table-cell table:style-name="ce162" office:value-type="float" office:value="204">
            <text:p>204</text:p>
          </table:table-cell>
          <table:table-cell table:style-name="ce167" office:value-type="float" office:value="0.845146775246">
            <text:p>0.85</text:p>
          </table:table-cell>
          <table:table-cell table:style-name="ce173" office:value-type="float" office:value="7.51318836212">
            <text:p>7.51</text:p>
          </table:table-cell>
          <table:table-cell table:style-name="ce173" office:value-type="float" office:value="3.07134650502">
            <text:p>3.07</text:p>
          </table:table-cell>
          <table:table-cell table:style-name="ce180" office:value-type="float" office:value="2.18188023567">
            <text:p>2.18</text:p>
          </table:table-cell>
          <table:table-cell table:style-name="ce173" office:value-type="float" office:value="1.04292368889">
            <text:p>1.04</text:p>
          </table:table-cell>
          <table:table-cell table:style-name="ce173" office:value-type="float" office:value="9.46421337128">
            <text:p>9.46</text:p>
          </table:table-cell>
          <table:table-cell table:style-name="ce173" office:value-type="float" office:value="3.51244051773">
            <text:p>3.51</text:p>
          </table:table-cell>
          <table:table-cell table:style-name="ce173" office:value-type="float" office:value="2.18414759636">
            <text:p>2.18</text:p>
          </table:table-cell>
          <table:table-cell table:style-name="ce167" office:value-type="float" office:value="0.917003035545">
            <text:p>0.92</text:p>
          </table:table-cell>
          <table:table-cell table:style-name="ce173" office:value-type="float" office:value="8.10245323181">
            <text:p>8.10</text:p>
          </table:table-cell>
          <table:table-cell table:style-name="ce173" office:value-type="float" office:value="3.43634602186">
            <text:p>3.44</text:p>
          </table:table-cell>
          <table:table-cell table:style-name="ce180" office:value-type="float" office:value="2.18141937256">
            <text:p>2.18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2.27857065201">
            <text:p>2.28</text:p>
          </table:table-cell>
          <table:table-cell table:style-name="ce173" office:value-type="float" office:value="25.6986618042">
            <text:p>25.70</text:p>
          </table:table-cell>
          <table:table-cell table:style-name="ce173" office:value-type="float" office:value="6.53954342289">
            <text:p>6.54</text:p>
          </table:table-cell>
          <table:table-cell table:style-name="ce180" office:value-type="float" office:value="5.52326869965">
            <text:p>5.52</text:p>
          </table:table-cell>
          <table:table-cell table:style-name="ce173" office:value-type="float" office:value="0.832537472248">
            <text:p>0.83</text:p>
          </table:table-cell>
          <table:table-cell table:style-name="ce173" office:value-type="float" office:value="9.58740615845">
            <text:p>9.59</text:p>
          </table:table-cell>
          <table:table-cell table:style-name="ce173" office:value-type="float" office:value="4.28672935006">
            <text:p>4.29</text:p>
          </table:table-cell>
          <table:table-cell table:style-name="ce173" office:value-type="float" office:value="3.45588111877">
            <text:p>3.46</text:p>
          </table:table-cell>
          <table:table-cell table:style-name="ce167" office:value-type="float" office:value="1.00598311424">
            <text:p>1.01</text:p>
          </table:table-cell>
          <table:table-cell table:style-name="ce173" office:value-type="float" office:value="7.50778102875">
            <text:p>7.51</text:p>
          </table:table-cell>
          <table:table-cell table:style-name="ce173" office:value-type="float" office:value="3.31246633463">
            <text:p>3.31</text:p>
          </table:table-cell>
          <table:table-cell table:style-name="ce180" office:value-type="float" office:value="2.11791157722">
            <text:p>2.12</text:p>
          </table:table-cell>
          <table:table-cell table:style-name="ce173" office:value-type="float" office:value="0.955602526665">
            <text:p>0.96</text:p>
          </table:table-cell>
          <table:table-cell table:style-name="ce173" office:value-type="float" office:value="10.8129577637">
            <text:p>10.81</text:p>
          </table:table-cell>
          <table:table-cell table:style-name="ce173" office:value-type="float" office:value="3.47533599389">
            <text:p>3.48</text:p>
          </table:table-cell>
          <table:table-cell table:style-name="ce173" office:value-type="float" office:value="2.5308842659">
            <text:p>2.53</text:p>
          </table:table-cell>
          <table:table-cell table:style-name="ce167" office:value-type="float" office:value="0.714393794537">
            <text:p>0.71</text:p>
          </table:table-cell>
          <table:table-cell table:style-name="ce173" office:value-type="float" office:value="8.43656349182">
            <text:p>8.44</text:p>
          </table:table-cell>
          <table:table-cell table:style-name="ce173" office:value-type="float" office:value="3.38026458528">
            <text:p>3.38</text:p>
          </table:table-cell>
          <table:table-cell table:style-name="ce180" office:value-type="float" office:value="2.04733753204">
            <text:p>2.05</text:p>
          </table:table-cell>
          <table:table-cell table:style-name="ce173" office:value-type="float" office:value="1.16469287872">
            <text:p>1.16</text:p>
          </table:table-cell>
          <table:table-cell table:style-name="ce173" office:value-type="float" office:value="10.2230043411">
            <text:p>10.22</text:p>
          </table:table-cell>
          <table:table-cell table:style-name="ce173" office:value-type="float" office:value="3.58628263572">
            <text:p>3.59</text:p>
          </table:table-cell>
          <table:table-cell table:style-name="ce173" office:value-type="float" office:value="2.73330307007">
            <text:p>2.73</text:p>
          </table:table-cell>
          <table:table-cell table:style-name="ce167" office:value-type="float" office:value="1.36242592335">
            <text:p>1.36</text:p>
          </table:table-cell>
          <table:table-cell table:style-name="ce173" office:value-type="float" office:value="8.17425537109">
            <text:p>8.17</text:p>
          </table:table-cell>
          <table:table-cell table:style-name="ce173" office:value-type="float" office:value="3.79130735808">
            <text:p>3.79</text:p>
          </table:table-cell>
          <table:table-cell table:style-name="ce180" office:value-type="float" office:value="3.43697690964">
            <text:p>3.44</text:p>
          </table:table-cell>
          <table:table-cell table:style-name="ce172" office:value-type="float" office:value="9.40697669983">
            <text:p>9.41</text:p>
          </table:table-cell>
          <table:table-cell table:style-name="ce172" office:value-type="float" office:value="24.9167709351">
            <text:p>24.92</text:p>
          </table:table-cell>
          <table:table-cell table:style-name="ce172" office:value-type="float" office:value="17.5677192783">
            <text:p>17.57</text:p>
          </table:table-cell>
          <table:table-cell table:style-name="ce179" office:value-type="float" office:value="16.8117198944">
            <text:p>16.81</text:p>
          </table:table-cell>
        </table:table-row>
        <table:table-row table:style-name="ro10">
          <table:table-cell table:style-name="ce162" office:value-type="float" office:value="205">
            <text:p>205</text:p>
          </table:table-cell>
          <table:table-cell table:style-name="ce168" office:value-type="float" office:value="1.88262009621">
            <text:p>1.88</text:p>
          </table:table-cell>
          <table:table-cell table:style-name="ce174" office:value-type="float" office:value="24.6203594208">
            <text:p>24.62</text:p>
          </table:table-cell>
          <table:table-cell table:style-name="ce174" office:value-type="float" office:value="5.51635916112">
            <text:p>5.52</text:p>
          </table:table-cell>
          <table:table-cell table:style-name="ce181" office:value-type="float" office:value="4.66689300537">
            <text:p>4.67</text:p>
          </table:table-cell>
          <table:table-cell table:style-name="ce174" office:value-type="float" office:value="1.28623211384">
            <text:p>1.29</text:p>
          </table:table-cell>
          <table:table-cell table:style-name="ce174" office:value-type="float" office:value="24.4148101807">
            <text:p>24.41</text:p>
          </table:table-cell>
          <table:table-cell table:style-name="ce174" office:value-type="float" office:value="5.28802583387">
            <text:p>5.29</text:p>
          </table:table-cell>
          <table:table-cell table:style-name="ce174" office:value-type="float" office:value="4.05867099762">
            <text:p>4.06</text:p>
          </table:table-cell>
          <table:table-cell table:style-name="ce168" office:value-type="float" office:value="1.96563339233">
            <text:p>1.97</text:p>
          </table:table-cell>
          <table:table-cell table:style-name="ce174" office:value-type="float" office:value="24.205242157">
            <text:p>24.21</text:p>
          </table:table-cell>
          <table:table-cell table:style-name="ce174" office:value-type="float" office:value="5.53119091702">
            <text:p>5.53</text:p>
          </table:table-cell>
          <table:table-cell table:style-name="ce181" office:value-type="float" office:value="4.58854675293">
            <text:p>4.59</text:p>
          </table:table-cell>
          <table:table-cell table:style-name="ce174" office:value-type="float" office:value="2.27857065201">
            <text:p>2.28</text:p>
          </table:table-cell>
          <table:table-cell table:style-name="ce174" office:value-type="float" office:value="25.6986618042">
            <text:p>25.70</text:p>
          </table:table-cell>
          <table:table-cell table:style-name="ce174" office:value-type="float" office:value="6.53954342289">
            <text:p>6.54</text:p>
          </table:table-cell>
          <table:table-cell table:style-name="ce174" office:value-type="float" office:value="5.52326869965">
            <text:p>5.52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4" office:value-type="float" office:value="3.40861392021">
            <text:p>3.41</text:p>
          </table:table-cell>
          <table:table-cell table:style-name="ce174" office:value-type="float" office:value="23.7366676331">
            <text:p>23.74</text:p>
          </table:table-cell>
          <table:table-cell table:style-name="ce174" office:value-type="float" office:value="7.81140626903">
            <text:p>7.81</text:p>
          </table:table-cell>
          <table:table-cell table:style-name="ce174" office:value-type="float" office:value="7.15715646744">
            <text:p>7.16</text:p>
          </table:table-cell>
          <table:table-cell table:style-name="ce168" office:value-type="float" office:value="2.67752552032">
            <text:p>2.68</text:p>
          </table:table-cell>
          <table:table-cell table:style-name="ce174" office:value-type="float" office:value="24.8412723541">
            <text:p>24.84</text:p>
          </table:table-cell>
          <table:table-cell table:style-name="ce174" office:value-type="float" office:value="7.21821910847">
            <text:p>7.22</text:p>
          </table:table-cell>
          <table:table-cell table:style-name="ce181" office:value-type="float" office:value="6.52549934387">
            <text:p>6.53</text:p>
          </table:table-cell>
          <table:table-cell table:style-name="ce174" office:value-type="float" office:value="2.21343255043">
            <text:p>2.21</text:p>
          </table:table-cell>
          <table:table-cell table:style-name="ce174" office:value-type="float" office:value="20.0422878265">
            <text:p>20.04</text:p>
          </table:table-cell>
          <table:table-cell table:style-name="ce174" office:value-type="float" office:value="5.16939598538">
            <text:p>5.17</text:p>
          </table:table-cell>
          <table:table-cell table:style-name="ce174" office:value-type="float" office:value="4.33206367493">
            <text:p>4.33</text:p>
          </table:table-cell>
          <table:table-cell table:style-name="ce168" office:value-type="float" office:value="3.52429866791">
            <text:p>3.52</text:p>
          </table:table-cell>
          <table:table-cell table:style-name="ce174" office:value-type="float" office:value="21.2109031677">
            <text:p>21.21</text:p>
          </table:table-cell>
          <table:table-cell table:style-name="ce174" office:value-type="float" office:value="7.68272441294">
            <text:p>7.68</text:p>
          </table:table-cell>
          <table:table-cell table:style-name="ce181" office:value-type="float" office:value="6.93583536148">
            <text:p>6.94</text:p>
          </table:table-cell>
          <table:table-cell table:style-name="ce174" office:value-type="float" office:value="2.63925766945">
            <text:p>2.64</text:p>
          </table:table-cell>
          <table:table-cell table:style-name="ce174" office:value-type="float" office:value="22.3561058044">
            <text:p>22.36</text:p>
          </table:table-cell>
          <table:table-cell table:style-name="ce174" office:value-type="float" office:value="5.45140335917">
            <text:p>5.45</text:p>
          </table:table-cell>
          <table:table-cell table:style-name="ce174" office:value-type="float" office:value="4.17346572876">
            <text:p>4.17</text:p>
          </table:table-cell>
          <table:table-cell table:style-name="ce167" office:value-type="float" office:value="1.30319857597">
            <text:p>1.30</text:p>
          </table:table-cell>
          <table:table-cell table:style-name="ce173" office:value-type="float" office:value="21.2481384277">
            <text:p>21.25</text:p>
          </table:table-cell>
          <table:table-cell table:style-name="ce173" office:value-type="float" office:value="4.87758996246">
            <text:p>4.88</text:p>
          </table:table-cell>
          <table:table-cell table:style-name="ce180" office:value-type="float" office:value="4.13281059265">
            <text:p>4.13</text:p>
          </table:table-cell>
          <table:table-cell table:style-name="ce172" office:value-type="float" office:value="10.5341911316">
            <text:p>10.53</text:p>
          </table:table-cell>
          <table:table-cell table:style-name="ce172" office:value-type="float" office:value="33.4317893982">
            <text:p>33.43</text:p>
          </table:table-cell>
          <table:table-cell table:style-name="ce172" office:value-type="float" office:value="17.7711290441">
            <text:p>17.77</text:p>
          </table:table-cell>
          <table:table-cell table:style-name="ce179" office:value-type="float" office:value="17.0231819153">
            <text:p>17.02</text:p>
          </table:table-cell>
        </table:table-row>
        <table:table-row table:style-name="ro10">
          <table:table-cell table:style-name="ce162" office:value-type="float" office:value="206">
            <text:p>206</text:p>
          </table:table-cell>
          <table:table-cell table:style-name="ce168" office:value-type="float" office:value="1.24156296253">
            <text:p>1.24</text:p>
          </table:table-cell>
          <table:table-cell table:style-name="ce174" office:value-type="float" office:value="10.4390048981">
            <text:p>10.44</text:p>
          </table:table-cell>
          <table:table-cell table:style-name="ce174" office:value-type="float" office:value="4.36344313876">
            <text:p>4.36</text:p>
          </table:table-cell>
          <table:table-cell table:style-name="ce181" office:value-type="float" office:value="3.70636177063">
            <text:p>3.71</text:p>
          </table:table-cell>
          <table:table-cell table:style-name="ce174" office:value-type="float" office:value="1.04274177551">
            <text:p>1.04</text:p>
          </table:table-cell>
          <table:table-cell table:style-name="ce174" office:value-type="float" office:value="10.8636512756">
            <text:p>10.86</text:p>
          </table:table-cell>
          <table:table-cell table:style-name="ce174" office:value-type="float" office:value="4.80069645883">
            <text:p>4.80</text:p>
          </table:table-cell>
          <table:table-cell table:style-name="ce174" office:value-type="float" office:value="4.35298585892">
            <text:p>4.35</text:p>
          </table:table-cell>
          <table:table-cell table:style-name="ce168" office:value-type="float" office:value="1.81100189686">
            <text:p>1.81</text:p>
          </table:table-cell>
          <table:table-cell table:style-name="ce174" office:value-type="float" office:value="11.0990505219">
            <text:p>11.10</text:p>
          </table:table-cell>
          <table:table-cell table:style-name="ce174" office:value-type="float" office:value="5.5575016607">
            <text:p>5.56</text:p>
          </table:table-cell>
          <table:table-cell table:style-name="ce181" office:value-type="float" office:value="5.15533638">
            <text:p>5.16</text:p>
          </table:table-cell>
          <table:table-cell table:style-name="ce173" office:value-type="float" office:value="0.832537472248">
            <text:p>0.83</text:p>
          </table:table-cell>
          <table:table-cell table:style-name="ce173" office:value-type="float" office:value="9.58740615845">
            <text:p>9.59</text:p>
          </table:table-cell>
          <table:table-cell table:style-name="ce173" office:value-type="float" office:value="4.28672935006">
            <text:p>4.29</text:p>
          </table:table-cell>
          <table:table-cell table:style-name="ce173" office:value-type="float" office:value="3.45588111877">
            <text:p>3.46</text:p>
          </table:table-cell>
          <table:table-cell table:style-name="ce168" office:value-type="float" office:value="3.40861392021">
            <text:p>3.41</text:p>
          </table:table-cell>
          <table:table-cell table:style-name="ce174" office:value-type="float" office:value="23.7366676331">
            <text:p>23.74</text:p>
          </table:table-cell>
          <table:table-cell table:style-name="ce174" office:value-type="float" office:value="7.81140626903">
            <text:p>7.81</text:p>
          </table:table-cell>
          <table:table-cell table:style-name="ce181" office:value-type="float" office:value="7.15715646744">
            <text:p>7.16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0.880949318409">
            <text:p>0.88</text:p>
          </table:table-cell>
          <table:table-cell table:style-name="ce173" office:value-type="float" office:value="8.92736148834">
            <text:p>8.93</text:p>
          </table:table-cell>
          <table:table-cell table:style-name="ce173" office:value-type="float" office:value="3.76082874213">
            <text:p>3.76</text:p>
          </table:table-cell>
          <table:table-cell table:style-name="ce180" office:value-type="float" office:value="2.97850990295">
            <text:p>2.98</text:p>
          </table:table-cell>
          <table:table-cell table:style-name="ce173" office:value-type="float" office:value="1.30014014244">
            <text:p>1.30</text:p>
          </table:table-cell>
          <table:table-cell table:style-name="ce173" office:value-type="float" office:value="10.1613073349">
            <text:p>10.16</text:p>
          </table:table-cell>
          <table:table-cell table:style-name="ce173" office:value-type="float" office:value="5.23951884028">
            <text:p>5.24</text:p>
          </table:table-cell>
          <table:table-cell table:style-name="ce173" office:value-type="float" office:value="4.96279335022">
            <text:p>4.96</text:p>
          </table:table-cell>
          <table:table-cell table:style-name="ce184" office:value-type="float" office:value="0.812761545181">
            <text:p>0.81</text:p>
          </table:table-cell>
          <table:table-cell table:style-name="ce183" office:value-type="float" office:value="7.6080327034">
            <text:p>7.61</text:p>
          </table:table-cell>
          <table:table-cell table:style-name="ce183" office:value-type="float" office:value="3.59227875837">
            <text:p>3.59</text:p>
          </table:table-cell>
          <table:table-cell table:style-name="ce180" office:value-type="float" office:value="2.32979178429">
            <text:p>2.33</text:p>
          </table:table-cell>
          <table:table-cell table:style-name="ce173" office:value-type="float" office:value="0.955221414566">
            <text:p>0.96</text:p>
          </table:table-cell>
          <table:table-cell table:style-name="ce173" office:value-type="float" office:value="9.4805727005">
            <text:p>9.48</text:p>
          </table:table-cell>
          <table:table-cell table:style-name="ce173" office:value-type="float" office:value="4.88296818822">
            <text:p>4.88</text:p>
          </table:table-cell>
          <table:table-cell table:style-name="ce173" office:value-type="float" office:value="4.53665351868">
            <text:p>4.54</text:p>
          </table:table-cell>
          <table:table-cell table:style-name="ce167" office:value-type="float" office:value="1.36008763313">
            <text:p>1.36</text:p>
          </table:table-cell>
          <table:table-cell table:style-name="ce173" office:value-type="float" office:value="9.91826057434">
            <text:p>9.92</text:p>
          </table:table-cell>
          <table:table-cell table:style-name="ce173" office:value-type="float" office:value="4.59809604211">
            <text:p>4.60</text:p>
          </table:table-cell>
          <table:table-cell table:style-name="ce180" office:value-type="float" office:value="4.52348041534">
            <text:p>4.52</text:p>
          </table:table-cell>
          <table:table-cell table:style-name="ce172" office:value-type="float" office:value="11.0102462769">
            <text:p>11.01</text:p>
          </table:table-cell>
          <table:table-cell table:style-name="ce172" office:value-type="float" office:value="23.2233695984">
            <text:p>23.22</text:p>
          </table:table-cell>
          <table:table-cell table:style-name="ce172" office:value-type="float" office:value="16.4801716273">
            <text:p>16.48</text:p>
          </table:table-cell>
          <table:table-cell table:style-name="ce179" office:value-type="float" office:value="15.6717567444">
            <text:p>15.67</text:p>
          </table:table-cell>
        </table:table-row>
        <table:table-row table:style-name="ro10">
          <table:table-cell table:style-name="ce162" office:value-type="float" office:value="207">
            <text:p>207</text:p>
          </table:table-cell>
          <table:table-cell table:style-name="ce167" office:value-type="float" office:value="1.24364542961">
            <text:p>1.24</text:p>
          </table:table-cell>
          <table:table-cell table:style-name="ce173" office:value-type="float" office:value="7.47479534149">
            <text:p>7.47</text:p>
          </table:table-cell>
          <table:table-cell table:style-name="ce173" office:value-type="float" office:value="3.40461322773">
            <text:p>3.40</text:p>
          </table:table-cell>
          <table:table-cell table:style-name="ce180" office:value-type="float" office:value="2.53596782684">
            <text:p>2.54</text:p>
          </table:table-cell>
          <table:table-cell table:style-name="ce173" office:value-type="float" office:value="1.74055695534">
            <text:p>1.74</text:p>
          </table:table-cell>
          <table:table-cell table:style-name="ce173" office:value-type="float" office:value="9.49955463409">
            <text:p>9.50</text:p>
          </table:table-cell>
          <table:table-cell table:style-name="ce173" office:value-type="float" office:value="4.31941344122">
            <text:p>4.32</text:p>
          </table:table-cell>
          <table:table-cell table:style-name="ce173" office:value-type="float" office:value="3.64086198807">
            <text:p>3.64</text:p>
          </table:table-cell>
          <table:table-cell table:style-name="ce167" office:value-type="float" office:value="1.55036187172">
            <text:p>1.55</text:p>
          </table:table-cell>
          <table:table-cell table:style-name="ce173" office:value-type="float" office:value="8.39702987671">
            <text:p>8.40</text:p>
          </table:table-cell>
          <table:table-cell table:style-name="ce173" office:value-type="float" office:value="4.01209441596">
            <text:p>4.01</text:p>
          </table:table-cell>
          <table:table-cell table:style-name="ce180" office:value-type="float" office:value="2.88621306419">
            <text:p>2.89</text:p>
          </table:table-cell>
          <table:table-cell table:style-name="ce173" office:value-type="float" office:value="1.00598311424">
            <text:p>1.01</text:p>
          </table:table-cell>
          <table:table-cell table:style-name="ce173" office:value-type="float" office:value="7.50778102875">
            <text:p>7.51</text:p>
          </table:table-cell>
          <table:table-cell table:style-name="ce173" office:value-type="float" office:value="3.31246633463">
            <text:p>3.31</text:p>
          </table:table-cell>
          <table:table-cell table:style-name="ce173" office:value-type="float" office:value="2.11791157722">
            <text:p>2.12</text:p>
          </table:table-cell>
          <table:table-cell table:style-name="ce167" office:value-type="float" office:value="2.67752552032">
            <text:p>2.68</text:p>
          </table:table-cell>
          <table:table-cell table:style-name="ce173" office:value-type="float" office:value="24.8412723541">
            <text:p>24.84</text:p>
          </table:table-cell>
          <table:table-cell table:style-name="ce173" office:value-type="float" office:value="7.21821910847">
            <text:p>7.22</text:p>
          </table:table-cell>
          <table:table-cell table:style-name="ce180" office:value-type="float" office:value="6.52549934387">
            <text:p>6.53</text:p>
          </table:table-cell>
          <table:table-cell table:style-name="ce173" office:value-type="float" office:value="0.880949318409">
            <text:p>0.88</text:p>
          </table:table-cell>
          <table:table-cell table:style-name="ce173" office:value-type="float" office:value="8.92736148834">
            <text:p>8.93</text:p>
          </table:table-cell>
          <table:table-cell table:style-name="ce173" office:value-type="float" office:value="3.76082874213">
            <text:p>3.76</text:p>
          </table:table-cell>
          <table:table-cell table:style-name="ce173" office:value-type="float" office:value="2.97850990295">
            <text:p>2.98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7605073452">
            <text:p>1.76</text:p>
          </table:table-cell>
          <table:table-cell table:style-name="ce173" office:value-type="float" office:value="10.0114450455">
            <text:p>10.01</text:p>
          </table:table-cell>
          <table:table-cell table:style-name="ce173" office:value-type="float" office:value="4.427729956">
            <text:p>4.43</text:p>
          </table:table-cell>
          <table:table-cell table:style-name="ce173" office:value-type="float" office:value="3.89063882828">
            <text:p>3.89</text:p>
          </table:table-cell>
          <table:table-cell table:style-name="ce167" office:value-type="float" office:value="1.28592920303">
            <text:p>1.29</text:p>
          </table:table-cell>
          <table:table-cell table:style-name="ce173" office:value-type="float" office:value="7.76792955399">
            <text:p>7.77</text:p>
          </table:table-cell>
          <table:table-cell table:style-name="ce173" office:value-type="float" office:value="3.67457069919">
            <text:p>3.67</text:p>
          </table:table-cell>
          <table:table-cell table:style-name="ce180" office:value-type="float" office:value="2.81548786163">
            <text:p>2.82</text:p>
          </table:table-cell>
          <table:table-cell table:style-name="ce174" office:value-type="float" office:value="2.24022436142">
            <text:p>2.24</text:p>
          </table:table-cell>
          <table:table-cell table:style-name="ce174" office:value-type="float" office:value="9.52228736877">
            <text:p>9.52</text:p>
          </table:table-cell>
          <table:table-cell table:style-name="ce174" office:value-type="float" office:value="4.68895431824">
            <text:p>4.69</text:p>
          </table:table-cell>
          <table:table-cell table:style-name="ce174" office:value-type="float" office:value="4.2982006073">
            <text:p>4.30</text:p>
          </table:table-cell>
          <table:table-cell table:style-name="ce167" office:value-type="float" office:value="0.959600925446">
            <text:p>0.96</text:p>
          </table:table-cell>
          <table:table-cell table:style-name="ce173" office:value-type="float" office:value="7.17450904846">
            <text:p>7.17</text:p>
          </table:table-cell>
          <table:table-cell table:style-name="ce173" office:value-type="float" office:value="3.34348011101">
            <text:p>3.34</text:p>
          </table:table-cell>
          <table:table-cell table:style-name="ce180" office:value-type="float" office:value="2.86015558243">
            <text:p>2.86</text:p>
          </table:table-cell>
          <table:table-cell table:style-name="ce172" office:value-type="float" office:value="9.92173862457">
            <text:p>9.92</text:p>
          </table:table-cell>
          <table:table-cell table:style-name="ce172" office:value-type="float" office:value="23.8225383759">
            <text:p>23.82</text:p>
          </table:table-cell>
          <table:table-cell table:style-name="ce172" office:value-type="float" office:value="16.2642828426">
            <text:p>16.26</text:p>
          </table:table-cell>
          <table:table-cell table:style-name="ce179" office:value-type="float" office:value="15.8393936157">
            <text:p>15.84</text:p>
          </table:table-cell>
        </table:table-row>
        <table:table-row table:style-name="ro10">
          <table:table-cell table:style-name="ce162" office:value-type="float" office:value="208">
            <text:p>208</text:p>
          </table:table-cell>
          <table:table-cell table:style-name="ce167" office:value-type="float" office:value="0.725673377514">
            <text:p>0.73</text:p>
          </table:table-cell>
          <table:table-cell table:style-name="ce173" office:value-type="float" office:value="8.7037935257">
            <text:p>8.70</text:p>
          </table:table-cell>
          <table:table-cell table:style-name="ce173" office:value-type="float" office:value="2.75596948776">
            <text:p>2.76</text:p>
          </table:table-cell>
          <table:table-cell table:style-name="ce180" office:value-type="float" office:value="1.94364237785">
            <text:p>1.94</text:p>
          </table:table-cell>
          <table:table-cell table:style-name="ce173" office:value-type="float" office:value="0.98788100481">
            <text:p>0.99</text:p>
          </table:table-cell>
          <table:table-cell table:style-name="ce173" office:value-type="float" office:value="9.05431461334">
            <text:p>9.05</text:p>
          </table:table-cell>
          <table:table-cell table:style-name="ce173" office:value-type="float" office:value="2.88064169887">
            <text:p>2.88</text:p>
          </table:table-cell>
          <table:table-cell table:style-name="ce173" office:value-type="float" office:value="1.63389539719">
            <text:p>1.63</text:p>
          </table:table-cell>
          <table:table-cell table:style-name="ce167" office:value-type="float" office:value="1.21360611916">
            <text:p>1.21</text:p>
          </table:table-cell>
          <table:table-cell table:style-name="ce173" office:value-type="float" office:value="9.48857688904">
            <text:p>9.49</text:p>
          </table:table-cell>
          <table:table-cell table:style-name="ce173" office:value-type="float" office:value="3.24661970985">
            <text:p>3.25</text:p>
          </table:table-cell>
          <table:table-cell table:style-name="ce180" office:value-type="float" office:value="2.41449832916">
            <text:p>2.41</text:p>
          </table:table-cell>
          <table:table-cell table:style-name="ce173" office:value-type="float" office:value="0.955602526665">
            <text:p>0.96</text:p>
          </table:table-cell>
          <table:table-cell table:style-name="ce173" office:value-type="float" office:value="10.8129577637">
            <text:p>10.81</text:p>
          </table:table-cell>
          <table:table-cell table:style-name="ce173" office:value-type="float" office:value="3.47533599389">
            <text:p>3.48</text:p>
          </table:table-cell>
          <table:table-cell table:style-name="ce173" office:value-type="float" office:value="2.5308842659">
            <text:p>2.53</text:p>
          </table:table-cell>
          <table:table-cell table:style-name="ce167" office:value-type="float" office:value="2.21343255043">
            <text:p>2.21</text:p>
          </table:table-cell>
          <table:table-cell table:style-name="ce173" office:value-type="float" office:value="20.0422878265">
            <text:p>20.04</text:p>
          </table:table-cell>
          <table:table-cell table:style-name="ce173" office:value-type="float" office:value="5.16939598538">
            <text:p>5.17</text:p>
          </table:table-cell>
          <table:table-cell table:style-name="ce180" office:value-type="float" office:value="4.33206367493">
            <text:p>4.33</text:p>
          </table:table-cell>
          <table:table-cell table:style-name="ce173" office:value-type="float" office:value="1.30014014244">
            <text:p>1.30</text:p>
          </table:table-cell>
          <table:table-cell table:style-name="ce173" office:value-type="float" office:value="10.1613073349">
            <text:p>10.16</text:p>
          </table:table-cell>
          <table:table-cell table:style-name="ce173" office:value-type="float" office:value="5.23951884028">
            <text:p>5.24</text:p>
          </table:table-cell>
          <table:table-cell table:style-name="ce173" office:value-type="float" office:value="4.96279335022">
            <text:p>4.96</text:p>
          </table:table-cell>
          <table:table-cell table:style-name="ce167" office:value-type="float" office:value="1.7605073452">
            <text:p>1.76</text:p>
          </table:table-cell>
          <table:table-cell table:style-name="ce173" office:value-type="float" office:value="10.0114450455">
            <text:p>10.01</text:p>
          </table:table-cell>
          <table:table-cell table:style-name="ce173" office:value-type="float" office:value="4.427729956">
            <text:p>4.43</text:p>
          </table:table-cell>
          <table:table-cell table:style-name="ce180" office:value-type="float" office:value="3.89063882828">
            <text:p>3.89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0.978303968906">
            <text:p>0.98</text:p>
          </table:table-cell>
          <table:table-cell table:style-name="ce173" office:value-type="float" office:value="10.5418491364">
            <text:p>10.54</text:p>
          </table:table-cell>
          <table:table-cell table:style-name="ce173" office:value-type="float" office:value="4.37449078116">
            <text:p>4.37</text:p>
          </table:table-cell>
          <table:table-cell table:style-name="ce180" office:value-type="float" office:value="3.72024321556">
            <text:p>3.72</text:p>
          </table:table-cell>
          <table:table-cell table:style-name="ce173" office:value-type="float" office:value="1.62329030037">
            <text:p>1.62</text:p>
          </table:table-cell>
          <table:table-cell table:style-name="ce173" office:value-type="float" office:value="8.64350414276">
            <text:p>8.64</text:p>
          </table:table-cell>
          <table:table-cell table:style-name="ce173" office:value-type="float" office:value="3.18201136543">
            <text:p>3.18</text:p>
          </table:table-cell>
          <table:table-cell table:style-name="ce173" office:value-type="float" office:value="2.66773748398">
            <text:p>2.67</text:p>
          </table:table-cell>
          <table:table-cell table:style-name="ce168" office:value-type="float" office:value="1.92144167423">
            <text:p>1.92</text:p>
          </table:table-cell>
          <table:table-cell table:style-name="ce174" office:value-type="float" office:value="9.43514633179">
            <text:p>9.44</text:p>
          </table:table-cell>
          <table:table-cell table:style-name="ce174" office:value-type="float" office:value="3.46631848316">
            <text:p>3.47</text:p>
          </table:table-cell>
          <table:table-cell table:style-name="ce181" office:value-type="float" office:value="3.20535135269">
            <text:p>3.21</text:p>
          </table:table-cell>
          <table:table-cell table:style-name="ce172" office:value-type="float" office:value="11.8061199188">
            <text:p>11.81</text:p>
          </table:table-cell>
          <table:table-cell table:style-name="ce172" office:value-type="float" office:value="25.7600326538">
            <text:p>25.76</text:p>
          </table:table-cell>
          <table:table-cell table:style-name="ce172" office:value-type="float" office:value="18.4209918864">
            <text:p>18.42</text:p>
          </table:table-cell>
          <table:table-cell table:style-name="ce179" office:value-type="float" office:value="18.014339447">
            <text:p>18.01</text:p>
          </table:table-cell>
        </table:table-row>
        <table:table-row table:style-name="ro10">
          <table:table-cell table:style-name="ce162" office:value-type="float" office:value="209">
            <text:p>209</text:p>
          </table:table-cell>
          <table:table-cell table:style-name="ce167" office:value-type="float" office:value="1.36368966103">
            <text:p>1.36</text:p>
          </table:table-cell>
          <table:table-cell table:style-name="ce173" office:value-type="float" office:value="8.87196350098">
            <text:p>8.87</text:p>
          </table:table-cell>
          <table:table-cell table:style-name="ce173" office:value-type="float" office:value="4.08591136674">
            <text:p>4.09</text:p>
          </table:table-cell>
          <table:table-cell table:style-name="ce180" office:value-type="float" office:value="3.27338504791">
            <text:p>3.27</text:p>
          </table:table-cell>
          <table:table-cell table:style-name="ce173" office:value-type="float" office:value="0.80962729454">
            <text:p>0.81</text:p>
          </table:table-cell>
          <table:table-cell table:style-name="ce173" office:value-type="float" office:value="10.5856389999">
            <text:p>10.59</text:p>
          </table:table-cell>
          <table:table-cell table:style-name="ce173" office:value-type="float" office:value="4.29757891171">
            <text:p>4.30</text:p>
          </table:table-cell>
          <table:table-cell table:style-name="ce173" office:value-type="float" office:value="3.37607622147">
            <text:p>3.38</text:p>
          </table:table-cell>
          <table:table-cell table:style-name="ce167" office:value-type="float" office:value="1.59084582329">
            <text:p>1.59</text:p>
          </table:table-cell>
          <table:table-cell table:style-name="ce173" office:value-type="float" office:value="9.54046344757">
            <text:p>9.54</text:p>
          </table:table-cell>
          <table:table-cell table:style-name="ce173" office:value-type="float" office:value="4.60241674465">
            <text:p>4.60</text:p>
          </table:table-cell>
          <table:table-cell table:style-name="ce180" office:value-type="float" office:value="3.6120929718">
            <text:p>3.61</text:p>
          </table:table-cell>
          <table:table-cell table:style-name="ce173" office:value-type="float" office:value="0.714393794537">
            <text:p>0.71</text:p>
          </table:table-cell>
          <table:table-cell table:style-name="ce173" office:value-type="float" office:value="8.43656349182">
            <text:p>8.44</text:p>
          </table:table-cell>
          <table:table-cell table:style-name="ce173" office:value-type="float" office:value="3.38026458528">
            <text:p>3.38</text:p>
          </table:table-cell>
          <table:table-cell table:style-name="ce173" office:value-type="float" office:value="2.04733753204">
            <text:p>2.05</text:p>
          </table:table-cell>
          <table:table-cell table:style-name="ce168" office:value-type="float" office:value="3.52429866791">
            <text:p>3.52</text:p>
          </table:table-cell>
          <table:table-cell table:style-name="ce174" office:value-type="float" office:value="21.2109031677">
            <text:p>21.21</text:p>
          </table:table-cell>
          <table:table-cell table:style-name="ce174" office:value-type="float" office:value="7.68272441294">
            <text:p>7.68</text:p>
          </table:table-cell>
          <table:table-cell table:style-name="ce181" office:value-type="float" office:value="6.93583536148">
            <text:p>6.94</text:p>
          </table:table-cell>
          <table:table-cell table:style-name="ce183" office:value-type="float" office:value="0.812761545181">
            <text:p>0.81</text:p>
          </table:table-cell>
          <table:table-cell table:style-name="ce183" office:value-type="float" office:value="7.6080327034">
            <text:p>7.61</text:p>
          </table:table-cell>
          <table:table-cell table:style-name="ce183" office:value-type="float" office:value="3.59227875837">
            <text:p>3.59</text:p>
          </table:table-cell>
          <table:table-cell table:style-name="ce183" office:value-type="float" office:value="2.32979178429">
            <text:p>2.33</text:p>
          </table:table-cell>
          <table:table-cell table:style-name="ce167" office:value-type="float" office:value="1.28592920303">
            <text:p>1.29</text:p>
          </table:table-cell>
          <table:table-cell table:style-name="ce173" office:value-type="float" office:value="7.76792955399">
            <text:p>7.77</text:p>
          </table:table-cell>
          <table:table-cell table:style-name="ce173" office:value-type="float" office:value="3.67457069919">
            <text:p>3.67</text:p>
          </table:table-cell>
          <table:table-cell table:style-name="ce180" office:value-type="float" office:value="2.81548786163">
            <text:p>2.82</text:p>
          </table:table-cell>
          <table:table-cell table:style-name="ce173" office:value-type="float" office:value="0.978303968906">
            <text:p>0.98</text:p>
          </table:table-cell>
          <table:table-cell table:style-name="ce173" office:value-type="float" office:value="10.5418491364">
            <text:p>10.54</text:p>
          </table:table-cell>
          <table:table-cell table:style-name="ce173" office:value-type="float" office:value="4.37449078116">
            <text:p>4.37</text:p>
          </table:table-cell>
          <table:table-cell table:style-name="ce173" office:value-type="float" office:value="3.72024321556">
            <text:p>3.72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02319312096">
            <text:p>1.02</text:p>
          </table:table-cell>
          <table:table-cell table:style-name="ce173" office:value-type="float" office:value="9.03507328033">
            <text:p>9.04</text:p>
          </table:table-cell>
          <table:table-cell table:style-name="ce173" office:value-type="float" office:value="4.28250909199">
            <text:p>4.28</text:p>
          </table:table-cell>
          <table:table-cell table:style-name="ce173" office:value-type="float" office:value="3.68530654907">
            <text:p>3.69</text:p>
          </table:table-cell>
          <table:table-cell table:style-name="ce168" office:value-type="float" office:value="2.29531574249">
            <text:p>2.30</text:p>
          </table:table-cell>
          <table:table-cell table:style-name="ce174" office:value-type="float" office:value="8.43630313873">
            <text:p>8.44</text:p>
          </table:table-cell>
          <table:table-cell table:style-name="ce174" office:value-type="float" office:value="4.83644594201">
            <text:p>4.84</text:p>
          </table:table-cell>
          <table:table-cell table:style-name="ce181" office:value-type="float" office:value="4.56674766541">
            <text:p>4.57</text:p>
          </table:table-cell>
          <table:table-cell table:style-name="ce172" office:value-type="float" office:value="10.1940498352">
            <text:p>10.19</text:p>
          </table:table-cell>
          <table:table-cell table:style-name="ce172" office:value-type="float" office:value="24.1414146423">
            <text:p>24.14</text:p>
          </table:table-cell>
          <table:table-cell table:style-name="ce172" office:value-type="float" office:value="17.1339049189">
            <text:p>17.13</text:p>
          </table:table-cell>
          <table:table-cell table:style-name="ce179" office:value-type="float" office:value="16.3792304993">
            <text:p>16.38</text:p>
          </table:table-cell>
        </table:table-row>
        <table:table-row table:style-name="ro10">
          <table:table-cell table:style-name="ce162" office:value-type="float" office:value="210">
            <text:p>210</text:p>
          </table:table-cell>
          <table:table-cell table:style-name="ce167" office:value-type="float" office:value="1.86233091354">
            <text:p>1.86</text:p>
          </table:table-cell>
          <table:table-cell table:style-name="ce173" office:value-type="float" office:value="10.2002649307">
            <text:p>10.20</text:p>
          </table:table-cell>
          <table:table-cell table:style-name="ce173" office:value-type="float" office:value="3.56732553819">
            <text:p>3.57</text:p>
          </table:table-cell>
          <table:table-cell table:style-name="ce180" office:value-type="float" office:value="2.95044183731">
            <text:p>2.95</text:p>
          </table:table-cell>
          <table:table-cell table:style-name="ce173" office:value-type="float" office:value="0.816710233688">
            <text:p>0.82</text:p>
          </table:table-cell>
          <table:table-cell table:style-name="ce173" office:value-type="float" office:value="9.95993423462">
            <text:p>9.96</text:p>
          </table:table-cell>
          <table:table-cell table:style-name="ce173" office:value-type="float" office:value="2.86866958014">
            <text:p>2.87</text:p>
          </table:table-cell>
          <table:table-cell table:style-name="ce173" office:value-type="float" office:value="1.6977519989">
            <text:p>1.70</text:p>
          </table:table-cell>
          <table:table-cell table:style-name="ce167" office:value-type="float" office:value="1.58672428131">
            <text:p>1.59</text:p>
          </table:table-cell>
          <table:table-cell table:style-name="ce173" office:value-type="float" office:value="10.4940052032">
            <text:p>10.49</text:p>
          </table:table-cell>
          <table:table-cell table:style-name="ce173" office:value-type="float" office:value="3.71870226034">
            <text:p>3.72</text:p>
          </table:table-cell>
          <table:table-cell table:style-name="ce180" office:value-type="float" office:value="3.05947542191">
            <text:p>3.06</text:p>
          </table:table-cell>
          <table:table-cell table:style-name="ce173" office:value-type="float" office:value="1.16469287872">
            <text:p>1.16</text:p>
          </table:table-cell>
          <table:table-cell table:style-name="ce173" office:value-type="float" office:value="10.2230043411">
            <text:p>10.22</text:p>
          </table:table-cell>
          <table:table-cell table:style-name="ce173" office:value-type="float" office:value="3.58628263572">
            <text:p>3.59</text:p>
          </table:table-cell>
          <table:table-cell table:style-name="ce173" office:value-type="float" office:value="2.73330307007">
            <text:p>2.73</text:p>
          </table:table-cell>
          <table:table-cell table:style-name="ce167" office:value-type="float" office:value="2.63925766945">
            <text:p>2.64</text:p>
          </table:table-cell>
          <table:table-cell table:style-name="ce173" office:value-type="float" office:value="22.3561058044">
            <text:p>22.36</text:p>
          </table:table-cell>
          <table:table-cell table:style-name="ce173" office:value-type="float" office:value="5.45140335917">
            <text:p>5.45</text:p>
          </table:table-cell>
          <table:table-cell table:style-name="ce180" office:value-type="float" office:value="4.17346572876">
            <text:p>4.17</text:p>
          </table:table-cell>
          <table:table-cell table:style-name="ce173" office:value-type="float" office:value="0.955221414566">
            <text:p>0.96</text:p>
          </table:table-cell>
          <table:table-cell table:style-name="ce173" office:value-type="float" office:value="9.4805727005">
            <text:p>9.48</text:p>
          </table:table-cell>
          <table:table-cell table:style-name="ce173" office:value-type="float" office:value="4.88296818822">
            <text:p>4.88</text:p>
          </table:table-cell>
          <table:table-cell table:style-name="ce173" office:value-type="float" office:value="4.53665351868">
            <text:p>4.54</text:p>
          </table:table-cell>
          <table:table-cell table:style-name="ce167" office:value-type="float" office:value="2.24022436142">
            <text:p>2.24</text:p>
          </table:table-cell>
          <table:table-cell table:style-name="ce173" office:value-type="float" office:value="9.52228736877">
            <text:p>9.52</text:p>
          </table:table-cell>
          <table:table-cell table:style-name="ce173" office:value-type="float" office:value="4.68895431824">
            <text:p>4.69</text:p>
          </table:table-cell>
          <table:table-cell table:style-name="ce180" office:value-type="float" office:value="4.2982006073">
            <text:p>4.30</text:p>
          </table:table-cell>
          <table:table-cell table:style-name="ce173" office:value-type="float" office:value="1.62329030037">
            <text:p>1.62</text:p>
          </table:table-cell>
          <table:table-cell table:style-name="ce173" office:value-type="float" office:value="8.64350414276">
            <text:p>8.64</text:p>
          </table:table-cell>
          <table:table-cell table:style-name="ce173" office:value-type="float" office:value="3.18201136543">
            <text:p>3.18</text:p>
          </table:table-cell>
          <table:table-cell table:style-name="ce173" office:value-type="float" office:value="2.66773748398">
            <text:p>2.67</text:p>
          </table:table-cell>
          <table:table-cell table:style-name="ce167" office:value-type="float" office:value="1.02319312096">
            <text:p>1.02</text:p>
          </table:table-cell>
          <table:table-cell table:style-name="ce173" office:value-type="float" office:value="9.03507328033">
            <text:p>9.04</text:p>
          </table:table-cell>
          <table:table-cell table:style-name="ce173" office:value-type="float" office:value="4.28250909199">
            <text:p>4.28</text:p>
          </table:table-cell>
          <table:table-cell table:style-name="ce180" office:value-type="float" office:value="3.68530654907">
            <text:p>3.69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1.61965942383">
            <text:p>1.62</text:p>
          </table:table-cell>
          <table:table-cell table:style-name="ce173" office:value-type="float" office:value="8.16793632507">
            <text:p>8.17</text:p>
          </table:table-cell>
          <table:table-cell table:style-name="ce173" office:value-type="float" office:value="3.65339595505">
            <text:p>3.65</text:p>
          </table:table-cell>
          <table:table-cell table:style-name="ce180" office:value-type="float" office:value="3.43666982651">
            <text:p>3.44</text:p>
          </table:table-cell>
          <table:table-cell table:style-name="ce172" office:value-type="float" office:value="10.7380752563">
            <text:p>10.74</text:p>
          </table:table-cell>
          <table:table-cell table:style-name="ce172" office:value-type="float" office:value="24.1232299805">
            <text:p>24.12</text:p>
          </table:table-cell>
          <table:table-cell table:style-name="ce172" office:value-type="float" office:value="17.6536957485">
            <text:p>17.65</text:p>
          </table:table-cell>
          <table:table-cell table:style-name="ce179" office:value-type="float" office:value="16.9703769684">
            <text:p>16.97</text:p>
          </table:table-cell>
        </table:table-row>
        <table:table-row table:style-name="ro10">
          <table:table-cell table:style-name="ce162" office:value-type="float" office:value="212">
            <text:p>212</text:p>
          </table:table-cell>
          <table:table-cell table:style-name="ce167" office:value-type="float" office:value="1.2099583149">
            <text:p>1.21</text:p>
          </table:table-cell>
          <table:table-cell table:style-name="ce173" office:value-type="float" office:value="6.36439800262">
            <text:p>6.36</text:p>
          </table:table-cell>
          <table:table-cell table:style-name="ce173" office:value-type="float" office:value="2.95233982544">
            <text:p>2.95</text:p>
          </table:table-cell>
          <table:table-cell table:style-name="ce180" office:value-type="float" office:value="2.27553939819">
            <text:p>2.28</text:p>
          </table:table-cell>
          <table:table-cell table:style-name="ce173" office:value-type="float" office:value="1.28070521355">
            <text:p>1.28</text:p>
          </table:table-cell>
          <table:table-cell table:style-name="ce173" office:value-type="float" office:value="7.99096488953">
            <text:p>7.99</text:p>
          </table:table-cell>
          <table:table-cell table:style-name="ce173" office:value-type="float" office:value="3.36975604177">
            <text:p>3.37</text:p>
          </table:table-cell>
          <table:table-cell table:style-name="ce173" office:value-type="float" office:value="2.65475177765">
            <text:p>2.65</text:p>
          </table:table-cell>
          <table:table-cell table:style-name="ce167" office:value-type="float" office:value="1.2316352129">
            <text:p>1.23</text:p>
          </table:table-cell>
          <table:table-cell table:style-name="ce173" office:value-type="float" office:value="5.67765283585">
            <text:p>5.68</text:p>
          </table:table-cell>
          <table:table-cell table:style-name="ce173" office:value-type="float" office:value="3.17782416394">
            <text:p>3.18</text:p>
          </table:table-cell>
          <table:table-cell table:style-name="ce180" office:value-type="float" office:value="2.48706531525">
            <text:p>2.49</text:p>
          </table:table-cell>
          <table:table-cell table:style-name="ce173" office:value-type="float" office:value="1.36242592335">
            <text:p>1.36</text:p>
          </table:table-cell>
          <table:table-cell table:style-name="ce173" office:value-type="float" office:value="8.17425537109">
            <text:p>8.17</text:p>
          </table:table-cell>
          <table:table-cell table:style-name="ce173" office:value-type="float" office:value="3.79130735808">
            <text:p>3.79</text:p>
          </table:table-cell>
          <table:table-cell table:style-name="ce173" office:value-type="float" office:value="3.43697690964">
            <text:p>3.44</text:p>
          </table:table-cell>
          <table:table-cell table:style-name="ce167" office:value-type="float" office:value="1.30319857597">
            <text:p>1.30</text:p>
          </table:table-cell>
          <table:table-cell table:style-name="ce173" office:value-type="float" office:value="21.2481384277">
            <text:p>21.25</text:p>
          </table:table-cell>
          <table:table-cell table:style-name="ce173" office:value-type="float" office:value="4.87758996246">
            <text:p>4.88</text:p>
          </table:table-cell>
          <table:table-cell table:style-name="ce180" office:value-type="float" office:value="4.13281059265">
            <text:p>4.13</text:p>
          </table:table-cell>
          <table:table-cell table:style-name="ce173" office:value-type="float" office:value="1.36008763313">
            <text:p>1.36</text:p>
          </table:table-cell>
          <table:table-cell table:style-name="ce173" office:value-type="float" office:value="9.91826057434">
            <text:p>9.92</text:p>
          </table:table-cell>
          <table:table-cell table:style-name="ce173" office:value-type="float" office:value="4.59809604211">
            <text:p>4.60</text:p>
          </table:table-cell>
          <table:table-cell table:style-name="ce173" office:value-type="float" office:value="4.52348041534">
            <text:p>4.52</text:p>
          </table:table-cell>
          <table:table-cell table:style-name="ce167" office:value-type="float" office:value="0.959600925446">
            <text:p>0.96</text:p>
          </table:table-cell>
          <table:table-cell table:style-name="ce173" office:value-type="float" office:value="7.17450904846">
            <text:p>7.17</text:p>
          </table:table-cell>
          <table:table-cell table:style-name="ce173" office:value-type="float" office:value="3.34348011101">
            <text:p>3.34</text:p>
          </table:table-cell>
          <table:table-cell table:style-name="ce180" office:value-type="float" office:value="2.86015558243">
            <text:p>2.86</text:p>
          </table:table-cell>
          <table:table-cell table:style-name="ce174" office:value-type="float" office:value="1.92144167423">
            <text:p>1.92</text:p>
          </table:table-cell>
          <table:table-cell table:style-name="ce174" office:value-type="float" office:value="9.43514633179">
            <text:p>9.44</text:p>
          </table:table-cell>
          <table:table-cell table:style-name="ce174" office:value-type="float" office:value="3.46631848316">
            <text:p>3.47</text:p>
          </table:table-cell>
          <table:table-cell table:style-name="ce174" office:value-type="float" office:value="3.20535135269">
            <text:p>3.21</text:p>
          </table:table-cell>
          <table:table-cell table:style-name="ce168" office:value-type="float" office:value="2.29531574249">
            <text:p>2.30</text:p>
          </table:table-cell>
          <table:table-cell table:style-name="ce174" office:value-type="float" office:value="8.43630313873">
            <text:p>8.44</text:p>
          </table:table-cell>
          <table:table-cell table:style-name="ce174" office:value-type="float" office:value="4.83644594201">
            <text:p>4.84</text:p>
          </table:table-cell>
          <table:table-cell table:style-name="ce181" office:value-type="float" office:value="4.56674766541">
            <text:p>4.57</text:p>
          </table:table-cell>
          <table:table-cell table:style-name="ce173" office:value-type="float" office:value="1.61965942383">
            <text:p>1.62</text:p>
          </table:table-cell>
          <table:table-cell table:style-name="ce173" office:value-type="float" office:value="8.16793632507">
            <text:p>8.17</text:p>
          </table:table-cell>
          <table:table-cell table:style-name="ce173" office:value-type="float" office:value="3.65339595505">
            <text:p>3.65</text:p>
          </table:table-cell>
          <table:table-cell table:style-name="ce173" office:value-type="float" office:value="3.43666982651">
            <text:p>3.44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2" office:value-type="float" office:value="10.9458885193">
            <text:p>10.95</text:p>
          </table:table-cell>
          <table:table-cell table:style-name="ce172" office:value-type="float" office:value="22.4122219086">
            <text:p>22.41</text:p>
          </table:table-cell>
          <table:table-cell table:style-name="ce172" office:value-type="float" office:value="16.0980456074">
            <text:p>16.10</text:p>
          </table:table-cell>
          <table:table-cell table:style-name="ce179" office:value-type="float" office:value="15.8549432755">
            <text:p>15.85</text:p>
          </table:table-cell>
        </table:table-row>
        <table:table-row table:style-name="ro10">
          <table:table-cell table:style-name="ce163" office:value-type="float" office:value="213">
            <text:p>213</text:p>
          </table:table-cell>
          <table:table-cell table:style-name="ce169" office:value-type="float" office:value="11.6169872284">
            <text:p>11.62</text:p>
          </table:table-cell>
          <table:table-cell table:style-name="ce175" office:value-type="float" office:value="25.0662727356">
            <text:p>25.07</text:p>
          </table:table-cell>
          <table:table-cell table:style-name="ce175" office:value-type="float" office:value="17.4051701598">
            <text:p>17.41</text:p>
          </table:table-cell>
          <table:table-cell table:style-name="ce182" office:value-type="float" office:value="17.0175666809">
            <text:p>17.02</text:p>
          </table:table-cell>
          <table:table-cell table:style-name="ce175" office:value-type="float" office:value="10.0828924179">
            <text:p>10.08</text:p>
          </table:table-cell>
          <table:table-cell table:style-name="ce175" office:value-type="float" office:value="25.4804973602">
            <text:p>25.48</text:p>
          </table:table-cell>
          <table:table-cell table:style-name="ce175" office:value-type="float" office:value="17.7123420337">
            <text:p>17.71</text:p>
          </table:table-cell>
          <table:table-cell table:style-name="ce175" office:value-type="float" office:value="17.282535553">
            <text:p>17.28</text:p>
          </table:table-cell>
          <table:table-cell table:style-name="ce169" office:value-type="float" office:value="10.5497303009">
            <text:p>10.55</text:p>
          </table:table-cell>
          <table:table-cell table:style-name="ce175" office:value-type="float" office:value="25.0205955505">
            <text:p>25.02</text:p>
          </table:table-cell>
          <table:table-cell table:style-name="ce175" office:value-type="float" office:value="17.3898189656">
            <text:p>17.39</text:p>
          </table:table-cell>
          <table:table-cell table:style-name="ce182" office:value-type="float" office:value="17.0246086121">
            <text:p>17.02</text:p>
          </table:table-cell>
          <table:table-cell table:style-name="ce175" office:value-type="float" office:value="9.40697669983">
            <text:p>9.41</text:p>
          </table:table-cell>
          <table:table-cell table:style-name="ce175" office:value-type="float" office:value="24.9167709351">
            <text:p>24.92</text:p>
          </table:table-cell>
          <table:table-cell table:style-name="ce175" office:value-type="float" office:value="17.5677192783">
            <text:p>17.57</text:p>
          </table:table-cell>
          <table:table-cell table:style-name="ce175" office:value-type="float" office:value="16.8117198944">
            <text:p>16.81</text:p>
          </table:table-cell>
          <table:table-cell table:style-name="ce169" office:value-type="float" office:value="10.5341911316">
            <text:p>10.53</text:p>
          </table:table-cell>
          <table:table-cell table:style-name="ce175" office:value-type="float" office:value="33.4317893982">
            <text:p>33.43</text:p>
          </table:table-cell>
          <table:table-cell table:style-name="ce175" office:value-type="float" office:value="17.7711290441">
            <text:p>17.77</text:p>
          </table:table-cell>
          <table:table-cell table:style-name="ce182" office:value-type="float" office:value="17.0231819153">
            <text:p>17.02</text:p>
          </table:table-cell>
          <table:table-cell table:style-name="ce175" office:value-type="float" office:value="11.0102462769">
            <text:p>11.01</text:p>
          </table:table-cell>
          <table:table-cell table:style-name="ce175" office:value-type="float" office:value="23.2233695984">
            <text:p>23.22</text:p>
          </table:table-cell>
          <table:table-cell table:style-name="ce175" office:value-type="float" office:value="16.4801716273">
            <text:p>16.48</text:p>
          </table:table-cell>
          <table:table-cell table:style-name="ce175" office:value-type="float" office:value="15.6717567444">
            <text:p>15.67</text:p>
          </table:table-cell>
          <table:table-cell table:style-name="ce169" office:value-type="float" office:value="9.92173862457">
            <text:p>9.92</text:p>
          </table:table-cell>
          <table:table-cell table:style-name="ce175" office:value-type="float" office:value="23.8225383759">
            <text:p>23.82</text:p>
          </table:table-cell>
          <table:table-cell table:style-name="ce175" office:value-type="float" office:value="16.2642828426">
            <text:p>16.26</text:p>
          </table:table-cell>
          <table:table-cell table:style-name="ce182" office:value-type="float" office:value="15.8393936157">
            <text:p>15.84</text:p>
          </table:table-cell>
          <table:table-cell table:style-name="ce175" office:value-type="float" office:value="11.8061199188">
            <text:p>11.81</text:p>
          </table:table-cell>
          <table:table-cell table:style-name="ce175" office:value-type="float" office:value="25.7600326538">
            <text:p>25.76</text:p>
          </table:table-cell>
          <table:table-cell table:style-name="ce175" office:value-type="float" office:value="18.4209918864">
            <text:p>18.42</text:p>
          </table:table-cell>
          <table:table-cell table:style-name="ce175" office:value-type="float" office:value="18.014339447">
            <text:p>18.01</text:p>
          </table:table-cell>
          <table:table-cell table:style-name="ce169" office:value-type="float" office:value="10.1940498352">
            <text:p>10.19</text:p>
          </table:table-cell>
          <table:table-cell table:style-name="ce175" office:value-type="float" office:value="24.1414146423">
            <text:p>24.14</text:p>
          </table:table-cell>
          <table:table-cell table:style-name="ce175" office:value-type="float" office:value="17.1339049189">
            <text:p>17.13</text:p>
          </table:table-cell>
          <table:table-cell table:style-name="ce182" office:value-type="float" office:value="16.3792304993">
            <text:p>16.38</text:p>
          </table:table-cell>
          <table:table-cell table:style-name="ce175" office:value-type="float" office:value="10.7380752563">
            <text:p>10.74</text:p>
          </table:table-cell>
          <table:table-cell table:style-name="ce175" office:value-type="float" office:value="24.1232299805">
            <text:p>24.12</text:p>
          </table:table-cell>
          <table:table-cell table:style-name="ce175" office:value-type="float" office:value="17.6536957485">
            <text:p>17.65</text:p>
          </table:table-cell>
          <table:table-cell table:style-name="ce175" office:value-type="float" office:value="16.9703769684">
            <text:p>16.97</text:p>
          </table:table-cell>
          <table:table-cell table:style-name="ce169" office:value-type="float" office:value="10.9458885193">
            <text:p>10.95</text:p>
          </table:table-cell>
          <table:table-cell table:style-name="ce175" office:value-type="float" office:value="22.4122219086">
            <text:p>22.41</text:p>
          </table:table-cell>
          <table:table-cell table:style-name="ce175" office:value-type="float" office:value="16.0980456074">
            <text:p>16.10</text:p>
          </table:table-cell>
          <table:table-cell table:style-name="ce182" office:value-type="float" office:value="15.8549432755">
            <text:p>15.85</text:p>
          </table:table-cell>
          <table:table-cell table:style-name="ce172" table:number-columns-repeated="3"/>
          <table:table-cell table:style-name="ce179"/>
        </table:table-row>
        <table:table-row table:style-name="ro1">
          <table:table-cell table:number-columns-repeated="49"/>
        </table:table-row>
        <table:table-row table:style-name="ro1">
          <table:table-cell table:style-name="ce159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60" office:value-type="string" table:number-columns-spanned="1" table:number-rows-spanned="2">
            <text:p>Left – MNI</text:p>
          </table:table-cell>
          <table:table-cell table:style-name="ce164" office:value-type="float" office:value="201" table:number-columns-spanned="4" table:number-rows-spanned="1">
            <text:p>201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2" table:number-columns-spanned="4" table:number-rows-spanned="1">
            <text:p>202</text:p>
          </table:table-cell>
          <table:covered-table-cell table:number-columns-repeated="3" table:style-name="ce170"/>
          <table:table-cell table:style-name="ce164" office:value-type="float" office:value="203" table:number-columns-spanned="4" table:number-rows-spanned="1">
            <text:p>203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4" table:number-columns-spanned="4" table:number-rows-spanned="1">
            <text:p>204</text:p>
          </table:table-cell>
          <table:covered-table-cell table:number-columns-repeated="3" table:style-name="ce170"/>
          <table:table-cell table:style-name="ce164" office:value-type="float" office:value="205" table:number-columns-spanned="4" table:number-rows-spanned="1">
            <text:p>205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6" table:number-columns-spanned="4" table:number-rows-spanned="1">
            <text:p>206</text:p>
          </table:table-cell>
          <table:covered-table-cell table:number-columns-repeated="3" table:style-name="ce170"/>
          <table:table-cell table:style-name="ce164" office:value-type="float" office:value="207" table:number-columns-spanned="4" table:number-rows-spanned="1">
            <text:p>207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08" table:number-columns-spanned="4" table:number-rows-spanned="1">
            <text:p>208</text:p>
          </table:table-cell>
          <table:covered-table-cell table:number-columns-repeated="3" table:style-name="ce170"/>
          <table:table-cell table:style-name="ce164" office:value-type="float" office:value="209" table:number-columns-spanned="4" table:number-rows-spanned="1">
            <text:p>209</text:p>
          </table:table-cell>
          <table:covered-table-cell table:number-columns-repeated="2" table:style-name="ce170"/>
          <table:covered-table-cell table:style-name="ce177"/>
          <table:table-cell table:style-name="ce170" office:value-type="float" office:value="210" table:number-columns-spanned="4" table:number-rows-spanned="1">
            <text:p>210</text:p>
          </table:table-cell>
          <table:covered-table-cell table:number-columns-repeated="3" table:style-name="ce170"/>
          <table:table-cell table:style-name="ce164" office:value-type="float" office:value="212" table:number-columns-spanned="4" table:number-rows-spanned="1">
            <text:p>212</text:p>
          </table:table-cell>
          <table:covered-table-cell table:number-columns-repeated="2" table:style-name="ce170"/>
          <table:covered-table-cell table:style-name="ce177"/>
          <table:table-cell table:style-name="ce185" office:value-type="float" office:value="213" table:number-columns-spanned="4" table:number-rows-spanned="1">
            <text:p>213</text:p>
          </table:table-cell>
          <table:covered-table-cell table:number-columns-repeated="2" table:style-name="ce187"/>
          <table:covered-table-cell table:style-name="ce185"/>
        </table:table-row>
        <table:table-row table:style-name="ro15">
          <table:covered-table-cell table:style-name="ce161"/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65" office:value-type="string">
            <text:p>dis-min</text:p>
          </table:table-cell>
          <table:table-cell table:style-name="ce171" office:value-type="string">
            <text:p>dis-max</text:p>
          </table:table-cell>
          <table:table-cell table:style-name="ce176" office:value-type="string">
            <text:p>dis-avg</text:p>
          </table:table-cell>
          <table:table-cell table:style-name="ce178" office:value-type="string">
            <text:p>dis-meds</text:p>
          </table:table-cell>
          <table:table-cell table:style-name="ce186" office:value-type="string">
            <text:p>dis-min</text:p>
          </table:table-cell>
          <table:table-cell table:style-name="ce188" office:value-type="string">
            <text:p>dis-max</text:p>
          </table:table-cell>
          <table:table-cell table:style-name="ce189" office:value-type="string">
            <text:p>dis-avg</text:p>
          </table:table-cell>
          <table:table-cell table:style-name="ce190" office:value-type="string">
            <text:p>dis-meds</text:p>
          </table:table-cell>
        </table:table-row>
        <table:table-row table:style-name="ro10">
          <table:table-cell table:style-name="ce162" office:value-type="float" office:value="201">
            <text:p>201</text:p>
          </table:table-cell>
          <table:table-cell table:style-name="ce166"/>
          <table:table-cell table:style-name="ce172" table:number-columns-repeated="2"/>
          <table:table-cell table:style-name="ce179"/>
          <table:table-cell table:style-name="ce174" office:value-type="float" office:value="1.56164193153">
            <text:p>1.56</text:p>
          </table:table-cell>
          <table:table-cell table:style-name="ce174" office:value-type="float" office:value="17.3637466431">
            <text:p>17.36</text:p>
          </table:table-cell>
          <table:table-cell table:style-name="ce174" office:value-type="float" office:value="6.66398900459">
            <text:p>6.66</text:p>
          </table:table-cell>
          <table:table-cell table:style-name="ce174" office:value-type="float" office:value="4.83420848846">
            <text:p>4.83</text:p>
          </table:table-cell>
          <table:table-cell table:style-name="ce167" office:value-type="float" office:value="1.41850435734">
            <text:p>1.42</text:p>
          </table:table-cell>
          <table:table-cell table:style-name="ce173" office:value-type="float" office:value="12.7356510162">
            <text:p>12.74</text:p>
          </table:table-cell>
          <table:table-cell table:style-name="ce173" office:value-type="float" office:value="6.20304622664">
            <text:p>6.20</text:p>
          </table:table-cell>
          <table:table-cell table:style-name="ce180" office:value-type="float" office:value="4.66926193237">
            <text:p>4.67</text:p>
          </table:table-cell>
          <table:table-cell table:style-name="ce173" office:value-type="float" office:value="1.38036131859">
            <text:p>1.38</text:p>
          </table:table-cell>
          <table:table-cell table:style-name="ce173" office:value-type="float" office:value="19.5822925568">
            <text:p>19.58</text:p>
          </table:table-cell>
          <table:table-cell table:style-name="ce173" office:value-type="float" office:value="6.52448047026">
            <text:p>6.52</text:p>
          </table:table-cell>
          <table:table-cell table:style-name="ce173" office:value-type="float" office:value="4.76769399643">
            <text:p>4.77</text:p>
          </table:table-cell>
          <table:table-cell table:style-name="ce167" office:value-type="float" office:value="1.76503169537">
            <text:p>1.77</text:p>
          </table:table-cell>
          <table:table-cell table:style-name="ce173" office:value-type="float" office:value="49.4492301941">
            <text:p>49.45</text:p>
          </table:table-cell>
          <table:table-cell table:style-name="ce173" office:value-type="float" office:value="8.38918647923">
            <text:p>8.39</text:p>
          </table:table-cell>
          <table:table-cell table:style-name="ce180" office:value-type="float" office:value="6.62751150131">
            <text:p>6.63</text:p>
          </table:table-cell>
          <table:table-cell table:style-name="ce173" office:value-type="float" office:value="0.918044865131">
            <text:p>0.92</text:p>
          </table:table-cell>
          <table:table-cell table:style-name="ce173" office:value-type="float" office:value="19.0001411438">
            <text:p>19.00</text:p>
          </table:table-cell>
          <table:table-cell table:style-name="ce173" office:value-type="float" office:value="6.30462073927">
            <text:p>6.30</text:p>
          </table:table-cell>
          <table:table-cell table:style-name="ce173" office:value-type="float" office:value="4.46753692627">
            <text:p>4.47</text:p>
          </table:table-cell>
          <table:table-cell table:style-name="ce167" office:value-type="float" office:value="1.1665365696">
            <text:p>1.17</text:p>
          </table:table-cell>
          <table:table-cell table:style-name="ce173" office:value-type="float" office:value="15.4001274109">
            <text:p>15.40</text:p>
          </table:table-cell>
          <table:table-cell table:style-name="ce173" office:value-type="float" office:value="5.91947689321">
            <text:p>5.92</text:p>
          </table:table-cell>
          <table:table-cell table:style-name="ce180" office:value-type="float" office:value="4.32989215851">
            <text:p>4.33</text:p>
          </table:table-cell>
          <table:table-cell table:style-name="ce174" office:value-type="float" office:value="1.4642033577">
            <text:p>1.46</text:p>
          </table:table-cell>
          <table:table-cell table:style-name="ce174" office:value-type="float" office:value="19.4003486633">
            <text:p>19.40</text:p>
          </table:table-cell>
          <table:table-cell table:style-name="ce174" office:value-type="float" office:value="6.44563900742">
            <text:p>6.45</text:p>
          </table:table-cell>
          <table:table-cell table:style-name="ce174" office:value-type="float" office:value="5.45647621155">
            <text:p>5.46</text:p>
          </table:table-cell>
          <table:table-cell table:style-name="ce168" office:value-type="float" office:value="2.07898926735">
            <text:p>2.08</text:p>
          </table:table-cell>
          <table:table-cell table:style-name="ce174" office:value-type="float" office:value="19.7892608643">
            <text:p>19.79</text:p>
          </table:table-cell>
          <table:table-cell table:style-name="ce174" office:value-type="float" office:value="6.87464750295">
            <text:p>6.87</text:p>
          </table:table-cell>
          <table:table-cell table:style-name="ce181" office:value-type="float" office:value="4.62215423584">
            <text:p>4.62</text:p>
          </table:table-cell>
          <table:table-cell table:style-name="ce173" office:value-type="float" office:value="2.09046030045">
            <text:p>2.09</text:p>
          </table:table-cell>
          <table:table-cell table:style-name="ce173" office:value-type="float" office:value="19.1095066071">
            <text:p>19.11</text:p>
          </table:table-cell>
          <table:table-cell table:style-name="ce173" office:value-type="float" office:value="6.39441452666">
            <text:p>6.39</text:p>
          </table:table-cell>
          <table:table-cell table:style-name="ce173" office:value-type="float" office:value="5.6854300499">
            <text:p>5.69</text:p>
          </table:table-cell>
          <table:table-cell table:style-name="ce167" office:value-type="float" office:value="1.27005445957">
            <text:p>1.27</text:p>
          </table:table-cell>
          <table:table-cell table:style-name="ce173" office:value-type="float" office:value="14.8426914215">
            <text:p>14.84</text:p>
          </table:table-cell>
          <table:table-cell table:style-name="ce173" office:value-type="float" office:value="5.4745440126">
            <text:p>5.47</text:p>
          </table:table-cell>
          <table:table-cell table:style-name="ce180" office:value-type="float" office:value="4.88740873337">
            <text:p>4.89</text:p>
          </table:table-cell>
          <table:table-cell table:style-name="ce172" office:value-type="float" office:value="21.6274414062">
            <text:p>21.63</text:p>
          </table:table-cell>
          <table:table-cell table:style-name="ce172" office:value-type="float" office:value="49.7862625122">
            <text:p>49.79</text:p>
          </table:table-cell>
          <table:table-cell table:style-name="ce172" office:value-type="float" office:value="34.2698386579">
            <text:p>34.27</text:p>
          </table:table-cell>
          <table:table-cell table:style-name="ce179" office:value-type="float" office:value="32.9468269348">
            <text:p>32.95</text:p>
          </table:table-cell>
        </table:table-row>
        <table:table-row table:style-name="ro10">
          <table:table-cell table:style-name="ce162" office:value-type="float" office:value="202">
            <text:p>202</text:p>
          </table:table-cell>
          <table:table-cell table:style-name="ce167" office:value-type="float" office:value="1.56164193153">
            <text:p>1.56</text:p>
          </table:table-cell>
          <table:table-cell table:style-name="ce173" office:value-type="float" office:value="17.3637466431">
            <text:p>17.36</text:p>
          </table:table-cell>
          <table:table-cell table:style-name="ce173" office:value-type="float" office:value="6.66398900459">
            <text:p>6.66</text:p>
          </table:table-cell>
          <table:table-cell table:style-name="ce180" office:value-type="float" office:value="4.83420848846">
            <text:p>4.83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1.64448940754">
            <text:p>1.64</text:p>
          </table:table-cell>
          <table:table-cell table:style-name="ce173" office:value-type="float" office:value="15.7219543457">
            <text:p>15.72</text:p>
          </table:table-cell>
          <table:table-cell table:style-name="ce173" office:value-type="float" office:value="6.517670155">
            <text:p>6.52</text:p>
          </table:table-cell>
          <table:table-cell table:style-name="ce180" office:value-type="float" office:value="4.17759847641">
            <text:p>4.18</text:p>
          </table:table-cell>
          <table:table-cell table:style-name="ce173" office:value-type="float" office:value="0.749144136906">
            <text:p>0.75</text:p>
          </table:table-cell>
          <table:table-cell table:style-name="ce173" office:value-type="float" office:value="16.2991714478">
            <text:p>16.30</text:p>
          </table:table-cell>
          <table:table-cell table:style-name="ce173" office:value-type="float" office:value="5.58443170832">
            <text:p>5.58</text:p>
          </table:table-cell>
          <table:table-cell table:style-name="ce173" office:value-type="float" office:value="2.30957651138">
            <text:p>2.31</text:p>
          </table:table-cell>
          <table:table-cell table:style-name="ce167" office:value-type="float" office:value="1.58202672005">
            <text:p>1.58</text:p>
          </table:table-cell>
          <table:table-cell table:style-name="ce173" office:value-type="float" office:value="47.1363983154">
            <text:p>47.14</text:p>
          </table:table-cell>
          <table:table-cell table:style-name="ce173" office:value-type="float" office:value="7.50189619299">
            <text:p>7.50</text:p>
          </table:table-cell>
          <table:table-cell table:style-name="ce180" office:value-type="float" office:value="4.75771331787">
            <text:p>4.76</text:p>
          </table:table-cell>
          <table:table-cell table:style-name="ce173" office:value-type="float" office:value="1.18387973309">
            <text:p>1.18</text:p>
          </table:table-cell>
          <table:table-cell table:style-name="ce173" office:value-type="float" office:value="17.0877838135">
            <text:p>17.09</text:p>
          </table:table-cell>
          <table:table-cell table:style-name="ce173" office:value-type="float" office:value="6.4417237845">
            <text:p>6.44</text:p>
          </table:table-cell>
          <table:table-cell table:style-name="ce173" office:value-type="float" office:value="4.18209266663">
            <text:p>4.18</text:p>
          </table:table-cell>
          <table:table-cell table:style-name="ce167" office:value-type="float" office:value="1.30144357681">
            <text:p>1.30</text:p>
          </table:table-cell>
          <table:table-cell table:style-name="ce173" office:value-type="float" office:value="13.6911468506">
            <text:p>13.69</text:p>
          </table:table-cell>
          <table:table-cell table:style-name="ce173" office:value-type="float" office:value="5.64399758511">
            <text:p>5.64</text:p>
          </table:table-cell>
          <table:table-cell table:style-name="ce180" office:value-type="float" office:value="3.33509302139">
            <text:p>3.34</text:p>
          </table:table-cell>
          <table:table-cell table:style-name="ce173" office:value-type="float" office:value="1.30775785446">
            <text:p>1.31</text:p>
          </table:table-cell>
          <table:table-cell table:style-name="ce173" office:value-type="float" office:value="17.0398025513">
            <text:p>17.04</text:p>
          </table:table-cell>
          <table:table-cell table:style-name="ce173" office:value-type="float" office:value="5.38396931178">
            <text:p>5.38</text:p>
          </table:table-cell>
          <table:table-cell table:style-name="ce173" office:value-type="float" office:value="2.92648792267">
            <text:p>2.93</text:p>
          </table:table-cell>
          <table:table-cell table:style-name="ce167" office:value-type="float" office:value="1.06870758533">
            <text:p>1.07</text:p>
          </table:table-cell>
          <table:table-cell table:style-name="ce173" office:value-type="float" office:value="16.3944778442">
            <text:p>16.39</text:p>
          </table:table-cell>
          <table:table-cell table:style-name="ce173" office:value-type="float" office:value="5.82112894773">
            <text:p>5.82</text:p>
          </table:table-cell>
          <table:table-cell table:style-name="ce180" office:value-type="float" office:value="2.56781196594">
            <text:p>2.57</text:p>
          </table:table-cell>
          <table:table-cell table:style-name="ce173" office:value-type="float" office:value="1.89368963242">
            <text:p>1.89</text:p>
          </table:table-cell>
          <table:table-cell table:style-name="ce173" office:value-type="float" office:value="19.6341934204">
            <text:p>19.63</text:p>
          </table:table-cell>
          <table:table-cell table:style-name="ce173" office:value-type="float" office:value="6.08902204008">
            <text:p>6.09</text:p>
          </table:table-cell>
          <table:table-cell table:style-name="ce173" office:value-type="float" office:value="3.66428899765">
            <text:p>3.66</text:p>
          </table:table-cell>
          <table:table-cell table:style-name="ce167" office:value-type="float" office:value="1.85893416405">
            <text:p>1.86</text:p>
          </table:table-cell>
          <table:table-cell table:style-name="ce173" office:value-type="float" office:value="14.5622234344">
            <text:p>14.56</text:p>
          </table:table-cell>
          <table:table-cell table:style-name="ce173" office:value-type="float" office:value="5.69995071273">
            <text:p>5.70</text:p>
          </table:table-cell>
          <table:table-cell table:style-name="ce180" office:value-type="float" office:value="4.51248550415">
            <text:p>4.51</text:p>
          </table:table-cell>
          <table:table-cell table:style-name="ce172" office:value-type="float" office:value="20.2911605835">
            <text:p>20.29</text:p>
          </table:table-cell>
          <table:table-cell table:style-name="ce172" office:value-type="float" office:value="50.8650512695">
            <text:p>50.87</text:p>
          </table:table-cell>
          <table:table-cell table:style-name="ce172" office:value-type="float" office:value="35.5794103177">
            <text:p>35.58</text:p>
          </table:table-cell>
          <table:table-cell table:style-name="ce179" office:value-type="float" office:value="34.2147636414">
            <text:p>34.21</text:p>
          </table:table-cell>
        </table:table-row>
        <table:table-row table:style-name="ro10">
          <table:table-cell table:style-name="ce162" office:value-type="float" office:value="203">
            <text:p>203</text:p>
          </table:table-cell>
          <table:table-cell table:style-name="ce167" office:value-type="float" office:value="1.41850435734">
            <text:p>1.42</text:p>
          </table:table-cell>
          <table:table-cell table:style-name="ce173" office:value-type="float" office:value="12.7356510162">
            <text:p>12.74</text:p>
          </table:table-cell>
          <table:table-cell table:style-name="ce173" office:value-type="float" office:value="6.20304622664">
            <text:p>6.20</text:p>
          </table:table-cell>
          <table:table-cell table:style-name="ce180" office:value-type="float" office:value="4.66926193237">
            <text:p>4.67</text:p>
          </table:table-cell>
          <table:table-cell table:style-name="ce173" office:value-type="float" office:value="1.64448940754">
            <text:p>1.64</text:p>
          </table:table-cell>
          <table:table-cell table:style-name="ce173" office:value-type="float" office:value="15.7219543457">
            <text:p>15.72</text:p>
          </table:table-cell>
          <table:table-cell table:style-name="ce173" office:value-type="float" office:value="6.517670155">
            <text:p>6.52</text:p>
          </table:table-cell>
          <table:table-cell table:style-name="ce173" office:value-type="float" office:value="4.17759847641">
            <text:p>4.18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66592001915">
            <text:p>1.67</text:p>
          </table:table-cell>
          <table:table-cell table:style-name="ce173" office:value-type="float" office:value="16.3511791229">
            <text:p>16.35</text:p>
          </table:table-cell>
          <table:table-cell table:style-name="ce173" office:value-type="float" office:value="6.32378919513">
            <text:p>6.32</text:p>
          </table:table-cell>
          <table:table-cell table:style-name="ce173" office:value-type="float" office:value="3.94411277771">
            <text:p>3.94</text:p>
          </table:table-cell>
          <table:table-cell table:style-name="ce167" office:value-type="float" office:value="1.5750991106">
            <text:p>1.58</text:p>
          </table:table-cell>
          <table:table-cell table:style-name="ce173" office:value-type="float" office:value="48.2557792664">
            <text:p>48.26</text:p>
          </table:table-cell>
          <table:table-cell table:style-name="ce173" office:value-type="float" office:value="8.70534359829">
            <text:p>8.71</text:p>
          </table:table-cell>
          <table:table-cell table:style-name="ce180" office:value-type="float" office:value="6.35067605972">
            <text:p>6.35</text:p>
          </table:table-cell>
          <table:table-cell table:style-name="ce173" office:value-type="float" office:value="1.26168787479">
            <text:p>1.26</text:p>
          </table:table-cell>
          <table:table-cell table:style-name="ce173" office:value-type="float" office:value="16.537115097">
            <text:p>16.54</text:p>
          </table:table-cell>
          <table:table-cell table:style-name="ce173" office:value-type="float" office:value="7.79777861583">
            <text:p>7.80</text:p>
          </table:table-cell>
          <table:table-cell table:style-name="ce173" office:value-type="float" office:value="5.58766889572">
            <text:p>5.59</text:p>
          </table:table-cell>
          <table:table-cell table:style-name="ce167" office:value-type="float" office:value="1.70799088478">
            <text:p>1.71</text:p>
          </table:table-cell>
          <table:table-cell table:style-name="ce173" office:value-type="float" office:value="13.7741928101">
            <text:p>13.77</text:p>
          </table:table-cell>
          <table:table-cell table:style-name="ce173" office:value-type="float" office:value="5.97904968042">
            <text:p>5.98</text:p>
          </table:table-cell>
          <table:table-cell table:style-name="ce180" office:value-type="float" office:value="4.43762111664">
            <text:p>4.44</text:p>
          </table:table-cell>
          <table:table-cell table:style-name="ce174" office:value-type="float" office:value="1.89853811264">
            <text:p>1.90</text:p>
          </table:table-cell>
          <table:table-cell table:style-name="ce174" office:value-type="float" office:value="16.0573863983">
            <text:p>16.06</text:p>
          </table:table-cell>
          <table:table-cell table:style-name="ce174" office:value-type="float" office:value="6.61920697167">
            <text:p>6.62</text:p>
          </table:table-cell>
          <table:table-cell table:style-name="ce174" office:value-type="float" office:value="5.26050376892">
            <text:p>5.26</text:p>
          </table:table-cell>
          <table:table-cell table:style-name="ce168" office:value-type="float" office:value="2.32510709763">
            <text:p>2.33</text:p>
          </table:table-cell>
          <table:table-cell table:style-name="ce174" office:value-type="float" office:value="17.5888786316">
            <text:p>17.59</text:p>
          </table:table-cell>
          <table:table-cell table:style-name="ce174" office:value-type="float" office:value="6.95985791465">
            <text:p>6.96</text:p>
          </table:table-cell>
          <table:table-cell table:style-name="ce181" office:value-type="float" office:value="4.415766716">
            <text:p>4.42</text:p>
          </table:table-cell>
          <table:table-cell table:style-name="ce173" office:value-type="float" office:value="1.77606117725">
            <text:p>1.78</text:p>
          </table:table-cell>
          <table:table-cell table:style-name="ce173" office:value-type="float" office:value="19.4046669006">
            <text:p>19.40</text:p>
          </table:table-cell>
          <table:table-cell table:style-name="ce173" office:value-type="float" office:value="5.77453025936">
            <text:p>5.77</text:p>
          </table:table-cell>
          <table:table-cell table:style-name="ce173" office:value-type="float" office:value="3.47723531723">
            <text:p>3.48</text:p>
          </table:table-cell>
          <table:table-cell table:style-name="ce167" office:value-type="float" office:value="1.88144958019">
            <text:p>1.88</text:p>
          </table:table-cell>
          <table:table-cell table:style-name="ce173" office:value-type="float" office:value="12.5779981613">
            <text:p>12.58</text:p>
          </table:table-cell>
          <table:table-cell table:style-name="ce173" office:value-type="float" office:value="6.01638320216">
            <text:p>6.02</text:p>
          </table:table-cell>
          <table:table-cell table:style-name="ce180" office:value-type="float" office:value="5.74221944809">
            <text:p>5.74</text:p>
          </table:table-cell>
          <table:table-cell table:style-name="ce172" office:value-type="float" office:value="22.4388885498">
            <text:p>22.44</text:p>
          </table:table-cell>
          <table:table-cell table:style-name="ce172" office:value-type="float" office:value="49.9090423584">
            <text:p>49.91</text:p>
          </table:table-cell>
          <table:table-cell table:style-name="ce172" office:value-type="float" office:value="35.5199393501">
            <text:p>35.52</text:p>
          </table:table-cell>
          <table:table-cell table:style-name="ce179" office:value-type="float" office:value="34.4282264709">
            <text:p>34.43</text:p>
          </table:table-cell>
        </table:table-row>
        <table:table-row table:style-name="ro10">
          <table:table-cell table:style-name="ce162" office:value-type="float" office:value="204">
            <text:p>204</text:p>
          </table:table-cell>
          <table:table-cell table:style-name="ce167" office:value-type="float" office:value="1.38036131859">
            <text:p>1.38</text:p>
          </table:table-cell>
          <table:table-cell table:style-name="ce173" office:value-type="float" office:value="19.5822925568">
            <text:p>19.58</text:p>
          </table:table-cell>
          <table:table-cell table:style-name="ce173" office:value-type="float" office:value="6.52448047026">
            <text:p>6.52</text:p>
          </table:table-cell>
          <table:table-cell table:style-name="ce180" office:value-type="float" office:value="4.76769399643">
            <text:p>4.77</text:p>
          </table:table-cell>
          <table:table-cell table:style-name="ce183" office:value-type="float" office:value="0.749144136906">
            <text:p>0.75</text:p>
          </table:table-cell>
          <table:table-cell table:style-name="ce183" office:value-type="float" office:value="16.2991714478">
            <text:p>16.30</text:p>
          </table:table-cell>
          <table:table-cell table:style-name="ce183" office:value-type="float" office:value="5.58443170832">
            <text:p>5.58</text:p>
          </table:table-cell>
          <table:table-cell table:style-name="ce183" office:value-type="float" office:value="2.30957651138">
            <text:p>2.31</text:p>
          </table:table-cell>
          <table:table-cell table:style-name="ce167" office:value-type="float" office:value="1.66592001915">
            <text:p>1.67</text:p>
          </table:table-cell>
          <table:table-cell table:style-name="ce173" office:value-type="float" office:value="16.3511791229">
            <text:p>16.35</text:p>
          </table:table-cell>
          <table:table-cell table:style-name="ce173" office:value-type="float" office:value="6.32378919513">
            <text:p>6.32</text:p>
          </table:table-cell>
          <table:table-cell table:style-name="ce180" office:value-type="float" office:value="3.94411277771">
            <text:p>3.94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1.85320794582">
            <text:p>1.85</text:p>
          </table:table-cell>
          <table:table-cell table:style-name="ce173" office:value-type="float" office:value="44.2501296997">
            <text:p>44.25</text:p>
          </table:table-cell>
          <table:table-cell table:style-name="ce173" office:value-type="float" office:value="7.60751693588">
            <text:p>7.61</text:p>
          </table:table-cell>
          <table:table-cell table:style-name="ce180" office:value-type="float" office:value="4.68101739883">
            <text:p>4.68</text:p>
          </table:table-cell>
          <table:table-cell table:style-name="ce173" office:value-type="float" office:value="1.25291347504">
            <text:p>1.25</text:p>
          </table:table-cell>
          <table:table-cell table:style-name="ce173" office:value-type="float" office:value="15.1409320831">
            <text:p>15.14</text:p>
          </table:table-cell>
          <table:table-cell table:style-name="ce173" office:value-type="float" office:value="6.60579047758">
            <text:p>6.61</text:p>
          </table:table-cell>
          <table:table-cell table:style-name="ce173" office:value-type="float" office:value="4.03102493286">
            <text:p>4.03</text:p>
          </table:table-cell>
          <table:table-cell table:style-name="ce167" office:value-type="float" office:value="1.27328109741">
            <text:p>1.27</text:p>
          </table:table-cell>
          <table:table-cell table:style-name="ce173" office:value-type="float" office:value="14.8686599731">
            <text:p>14.87</text:p>
          </table:table-cell>
          <table:table-cell table:style-name="ce173" office:value-type="float" office:value="5.64652998189">
            <text:p>5.65</text:p>
          </table:table-cell>
          <table:table-cell table:style-name="ce180" office:value-type="float" office:value="3.4812066555">
            <text:p>3.48</text:p>
          </table:table-cell>
          <table:table-cell table:style-name="ce173" office:value-type="float" office:value="1.34305918217">
            <text:p>1.34</text:p>
          </table:table-cell>
          <table:table-cell table:style-name="ce173" office:value-type="float" office:value="16.1539993286">
            <text:p>16.15</text:p>
          </table:table-cell>
          <table:table-cell table:style-name="ce173" office:value-type="float" office:value="5.35973086256">
            <text:p>5.36</text:p>
          </table:table-cell>
          <table:table-cell table:style-name="ce173" office:value-type="float" office:value="3.60996007919">
            <text:p>3.61</text:p>
          </table:table-cell>
          <table:table-cell table:style-name="ce167" office:value-type="float" office:value="1.34384346008">
            <text:p>1.34</text:p>
          </table:table-cell>
          <table:table-cell table:style-name="ce173" office:value-type="float" office:value="17.8242988586">
            <text:p>17.82</text:p>
          </table:table-cell>
          <table:table-cell table:style-name="ce173" office:value-type="float" office:value="5.88014030879">
            <text:p>5.88</text:p>
          </table:table-cell>
          <table:table-cell table:style-name="ce180" office:value-type="float" office:value="3.09554672241">
            <text:p>3.10</text:p>
          </table:table-cell>
          <table:table-cell table:style-name="ce173" office:value-type="float" office:value="1.56841742992">
            <text:p>1.57</text:p>
          </table:table-cell>
          <table:table-cell table:style-name="ce173" office:value-type="float" office:value="16.8324775696">
            <text:p>16.83</text:p>
          </table:table-cell>
          <table:table-cell table:style-name="ce173" office:value-type="float" office:value="5.86553077719">
            <text:p>5.87</text:p>
          </table:table-cell>
          <table:table-cell table:style-name="ce173" office:value-type="float" office:value="3.64576816559">
            <text:p>3.65</text:p>
          </table:table-cell>
          <table:table-cell table:style-name="ce167" office:value-type="float" office:value="1.88266313076">
            <text:p>1.88</text:p>
          </table:table-cell>
          <table:table-cell table:style-name="ce173" office:value-type="float" office:value="15.040304184">
            <text:p>15.04</text:p>
          </table:table-cell>
          <table:table-cell table:style-name="ce173" office:value-type="float" office:value="5.61950293413">
            <text:p>5.62</text:p>
          </table:table-cell>
          <table:table-cell table:style-name="ce180" office:value-type="float" office:value="4.49260187149">
            <text:p>4.49</text:p>
          </table:table-cell>
          <table:table-cell table:style-name="ce172" office:value-type="float" office:value="21.8409194946">
            <text:p>21.84</text:p>
          </table:table-cell>
          <table:table-cell table:style-name="ce172" office:value-type="float" office:value="50.3354721069">
            <text:p>50.34</text:p>
          </table:table-cell>
          <table:table-cell table:style-name="ce172" office:value-type="float" office:value="35.7408412312">
            <text:p>35.74</text:p>
          </table:table-cell>
          <table:table-cell table:style-name="ce179" office:value-type="float" office:value="34.0641937256">
            <text:p>34.06</text:p>
          </table:table-cell>
        </table:table-row>
        <table:table-row table:style-name="ro10">
          <table:table-cell table:style-name="ce162" office:value-type="float" office:value="205">
            <text:p>205</text:p>
          </table:table-cell>
          <table:table-cell table:style-name="ce168" office:value-type="float" office:value="1.76503169537">
            <text:p>1.77</text:p>
          </table:table-cell>
          <table:table-cell table:style-name="ce174" office:value-type="float" office:value="49.4492301941">
            <text:p>49.45</text:p>
          </table:table-cell>
          <table:table-cell table:style-name="ce174" office:value-type="float" office:value="8.38918647923">
            <text:p>8.39</text:p>
          </table:table-cell>
          <table:table-cell table:style-name="ce181" office:value-type="float" office:value="6.62751150131">
            <text:p>6.63</text:p>
          </table:table-cell>
          <table:table-cell table:style-name="ce174" office:value-type="float" office:value="1.58202672005">
            <text:p>1.58</text:p>
          </table:table-cell>
          <table:table-cell table:style-name="ce174" office:value-type="float" office:value="47.1363983154">
            <text:p>47.14</text:p>
          </table:table-cell>
          <table:table-cell table:style-name="ce174" office:value-type="float" office:value="7.50189619299">
            <text:p>7.50</text:p>
          </table:table-cell>
          <table:table-cell table:style-name="ce174" office:value-type="float" office:value="4.75771331787">
            <text:p>4.76</text:p>
          </table:table-cell>
          <table:table-cell table:style-name="ce168" office:value-type="float" office:value="1.5750991106">
            <text:p>1.58</text:p>
          </table:table-cell>
          <table:table-cell table:style-name="ce174" office:value-type="float" office:value="48.2557792664">
            <text:p>48.26</text:p>
          </table:table-cell>
          <table:table-cell table:style-name="ce174" office:value-type="float" office:value="8.70534359829">
            <text:p>8.71</text:p>
          </table:table-cell>
          <table:table-cell table:style-name="ce181" office:value-type="float" office:value="6.35067605972">
            <text:p>6.35</text:p>
          </table:table-cell>
          <table:table-cell table:style-name="ce174" office:value-type="float" office:value="1.85320794582">
            <text:p>1.85</text:p>
          </table:table-cell>
          <table:table-cell table:style-name="ce174" office:value-type="float" office:value="44.2501296997">
            <text:p>44.25</text:p>
          </table:table-cell>
          <table:table-cell table:style-name="ce174" office:value-type="float" office:value="7.60751693588">
            <text:p>7.61</text:p>
          </table:table-cell>
          <table:table-cell table:style-name="ce174" office:value-type="float" office:value="4.68101739883">
            <text:p>4.68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60663604736">
            <text:p>1.61</text:p>
          </table:table-cell>
          <table:table-cell table:style-name="ce173" office:value-type="float" office:value="48.0297966003">
            <text:p>48.03</text:p>
          </table:table-cell>
          <table:table-cell table:style-name="ce173" office:value-type="float" office:value="7.51241280608">
            <text:p>7.51</text:p>
          </table:table-cell>
          <table:table-cell table:style-name="ce173" office:value-type="float" office:value="4.14084720612">
            <text:p>4.14</text:p>
          </table:table-cell>
          <table:table-cell table:style-name="ce168" office:value-type="float" office:value="1.99035024643">
            <text:p>1.99</text:p>
          </table:table-cell>
          <table:table-cell table:style-name="ce174" office:value-type="float" office:value="42.7841911316">
            <text:p>42.78</text:p>
          </table:table-cell>
          <table:table-cell table:style-name="ce174" office:value-type="float" office:value="7.21414727751">
            <text:p>7.21</text:p>
          </table:table-cell>
          <table:table-cell table:style-name="ce181" office:value-type="float" office:value="5.0299038887">
            <text:p>5.03</text:p>
          </table:table-cell>
          <table:table-cell table:style-name="ce173" office:value-type="float" office:value="1.0012409687">
            <text:p>1.00</text:p>
          </table:table-cell>
          <table:table-cell table:style-name="ce173" office:value-type="float" office:value="36.1983184814">
            <text:p>36.20</text:p>
          </table:table-cell>
          <table:table-cell table:style-name="ce173" office:value-type="float" office:value="6.6413907053">
            <text:p>6.64</text:p>
          </table:table-cell>
          <table:table-cell table:style-name="ce173" office:value-type="float" office:value="4.3369178772">
            <text:p>4.34</text:p>
          </table:table-cell>
          <table:table-cell table:style-name="ce167" office:value-type="float" office:value="1.37096166611">
            <text:p>1.37</text:p>
          </table:table-cell>
          <table:table-cell table:style-name="ce173" office:value-type="float" office:value="35.8142738342">
            <text:p>35.81</text:p>
          </table:table-cell>
          <table:table-cell table:style-name="ce173" office:value-type="float" office:value="7.19534786991">
            <text:p>7.20</text:p>
          </table:table-cell>
          <table:table-cell table:style-name="ce180" office:value-type="float" office:value="4.04170036316">
            <text:p>4.04</text:p>
          </table:table-cell>
          <table:table-cell table:style-name="ce174" office:value-type="float" office:value="2.98773217201">
            <text:p>2.99</text:p>
          </table:table-cell>
          <table:table-cell table:style-name="ce174" office:value-type="float" office:value="44.5554389954">
            <text:p>44.56</text:p>
          </table:table-cell>
          <table:table-cell table:style-name="ce174" office:value-type="float" office:value="8.32605339852">
            <text:p>8.33</text:p>
          </table:table-cell>
          <table:table-cell table:style-name="ce174" office:value-type="float" office:value="6.13911867142">
            <text:p>6.14</text:p>
          </table:table-cell>
          <table:table-cell table:style-name="ce168" office:value-type="float" office:value="2.25896644592">
            <text:p>2.26</text:p>
          </table:table-cell>
          <table:table-cell table:style-name="ce174" office:value-type="float" office:value="42.6133537292">
            <text:p>42.61</text:p>
          </table:table-cell>
          <table:table-cell table:style-name="ce174" office:value-type="float" office:value="7.45387449863">
            <text:p>7.45</text:p>
          </table:table-cell>
          <table:table-cell table:style-name="ce181" office:value-type="float" office:value="6.33689403534">
            <text:p>6.34</text:p>
          </table:table-cell>
          <table:table-cell table:style-name="ce172" office:value-type="float" office:value="21.4642181396">
            <text:p>21.46</text:p>
          </table:table-cell>
          <table:table-cell table:style-name="ce172" office:value-type="float" office:value="67.04347229">
            <text:p>67.04</text:p>
          </table:table-cell>
          <table:table-cell table:style-name="ce172" office:value-type="float" office:value="35.0561362573">
            <text:p>35.06</text:p>
          </table:table-cell>
          <table:table-cell table:style-name="ce179" office:value-type="float" office:value="32.8607940674">
            <text:p>32.86</text:p>
          </table:table-cell>
        </table:table-row>
        <table:table-row table:style-name="ro10">
          <table:table-cell table:style-name="ce162" office:value-type="float" office:value="206">
            <text:p>206</text:p>
          </table:table-cell>
          <table:table-cell table:style-name="ce167" office:value-type="float" office:value="0.918044865131">
            <text:p>0.92</text:p>
          </table:table-cell>
          <table:table-cell table:style-name="ce173" office:value-type="float" office:value="19.0001411438">
            <text:p>19.00</text:p>
          </table:table-cell>
          <table:table-cell table:style-name="ce173" office:value-type="float" office:value="6.30462073927">
            <text:p>6.30</text:p>
          </table:table-cell>
          <table:table-cell table:style-name="ce180" office:value-type="float" office:value="4.46753692627">
            <text:p>4.47</text:p>
          </table:table-cell>
          <table:table-cell table:style-name="ce173" office:value-type="float" office:value="1.18387973309">
            <text:p>1.18</text:p>
          </table:table-cell>
          <table:table-cell table:style-name="ce173" office:value-type="float" office:value="17.0877838135">
            <text:p>17.09</text:p>
          </table:table-cell>
          <table:table-cell table:style-name="ce173" office:value-type="float" office:value="6.4417237845">
            <text:p>6.44</text:p>
          </table:table-cell>
          <table:table-cell table:style-name="ce173" office:value-type="float" office:value="4.18209266663">
            <text:p>4.18</text:p>
          </table:table-cell>
          <table:table-cell table:style-name="ce167" office:value-type="float" office:value="1.26168787479">
            <text:p>1.26</text:p>
          </table:table-cell>
          <table:table-cell table:style-name="ce173" office:value-type="float" office:value="16.537115097">
            <text:p>16.54</text:p>
          </table:table-cell>
          <table:table-cell table:style-name="ce173" office:value-type="float" office:value="7.79777861583">
            <text:p>7.80</text:p>
          </table:table-cell>
          <table:table-cell table:style-name="ce180" office:value-type="float" office:value="5.58766889572">
            <text:p>5.59</text:p>
          </table:table-cell>
          <table:table-cell table:style-name="ce173" office:value-type="float" office:value="1.25291347504">
            <text:p>1.25</text:p>
          </table:table-cell>
          <table:table-cell table:style-name="ce173" office:value-type="float" office:value="15.1409320831">
            <text:p>15.14</text:p>
          </table:table-cell>
          <table:table-cell table:style-name="ce173" office:value-type="float" office:value="6.60579047758">
            <text:p>6.61</text:p>
          </table:table-cell>
          <table:table-cell table:style-name="ce173" office:value-type="float" office:value="4.03102493286">
            <text:p>4.03</text:p>
          </table:table-cell>
          <table:table-cell table:style-name="ce167" office:value-type="float" office:value="1.60663604736">
            <text:p>1.61</text:p>
          </table:table-cell>
          <table:table-cell table:style-name="ce173" office:value-type="float" office:value="48.0297966003">
            <text:p>48.03</text:p>
          </table:table-cell>
          <table:table-cell table:style-name="ce173" office:value-type="float" office:value="7.51241280608">
            <text:p>7.51</text:p>
          </table:table-cell>
          <table:table-cell table:style-name="ce180" office:value-type="float" office:value="4.14084720612">
            <text:p>4.14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1.15782189369">
            <text:p>1.16</text:p>
          </table:table-cell>
          <table:table-cell table:style-name="ce173" office:value-type="float" office:value="15.062620163">
            <text:p>15.06</text:p>
          </table:table-cell>
          <table:table-cell table:style-name="ce173" office:value-type="float" office:value="6.20650797572">
            <text:p>6.21</text:p>
          </table:table-cell>
          <table:table-cell table:style-name="ce180" office:value-type="float" office:value="4.47622919083">
            <text:p>4.48</text:p>
          </table:table-cell>
          <table:table-cell table:style-name="ce173" office:value-type="float" office:value="1.69690966606">
            <text:p>1.70</text:p>
          </table:table-cell>
          <table:table-cell table:style-name="ce173" office:value-type="float" office:value="15.9209575653">
            <text:p>15.92</text:p>
          </table:table-cell>
          <table:table-cell table:style-name="ce173" office:value-type="float" office:value="6.40074806">
            <text:p>6.40</text:p>
          </table:table-cell>
          <table:table-cell table:style-name="ce173" office:value-type="float" office:value="4.98839521408">
            <text:p>4.99</text:p>
          </table:table-cell>
          <table:table-cell table:style-name="ce184" office:value-type="float" office:value="1.50909423828">
            <text:p>1.51</text:p>
          </table:table-cell>
          <table:table-cell table:style-name="ce183" office:value-type="float" office:value="15.8569507599">
            <text:p>15.86</text:p>
          </table:table-cell>
          <table:table-cell table:style-name="ce183" office:value-type="float" office:value="6.5223072499">
            <text:p>6.52</text:p>
          </table:table-cell>
          <table:table-cell table:style-name="ce180" office:value-type="float" office:value="3.72275447845">
            <text:p>3.72</text:p>
          </table:table-cell>
          <table:table-cell table:style-name="ce173" office:value-type="float" office:value="1.90494847298">
            <text:p>1.90</text:p>
          </table:table-cell>
          <table:table-cell table:style-name="ce173" office:value-type="float" office:value="18.2966766357">
            <text:p>18.30</text:p>
          </table:table-cell>
          <table:table-cell table:style-name="ce173" office:value-type="float" office:value="6.94755450785">
            <text:p>6.95</text:p>
          </table:table-cell>
          <table:table-cell table:style-name="ce173" office:value-type="float" office:value="5.05558109283">
            <text:p>5.06</text:p>
          </table:table-cell>
          <table:table-cell table:style-name="ce167" office:value-type="float" office:value="1.65047287941">
            <text:p>1.65</text:p>
          </table:table-cell>
          <table:table-cell table:style-name="ce173" office:value-type="float" office:value="16.6032752991">
            <text:p>16.60</text:p>
          </table:table-cell>
          <table:table-cell table:style-name="ce173" office:value-type="float" office:value="6.38103731686">
            <text:p>6.38</text:p>
          </table:table-cell>
          <table:table-cell table:style-name="ce180" office:value-type="float" office:value="5.87205219269">
            <text:p>5.87</text:p>
          </table:table-cell>
          <table:table-cell table:style-name="ce172" office:value-type="float" office:value="22.2982082367">
            <text:p>22.30</text:p>
          </table:table-cell>
          <table:table-cell table:style-name="ce172" office:value-type="float" office:value="49.2293701172">
            <text:p>49.23</text:p>
          </table:table-cell>
          <table:table-cell table:style-name="ce172" office:value-type="float" office:value="35.2349113484">
            <text:p>35.23</text:p>
          </table:table-cell>
          <table:table-cell table:style-name="ce179" office:value-type="float" office:value="33.5625076294">
            <text:p>33.56</text:p>
          </table:table-cell>
        </table:table-row>
        <table:table-row table:style-name="ro10">
          <table:table-cell table:style-name="ce162" office:value-type="float" office:value="207">
            <text:p>207</text:p>
          </table:table-cell>
          <table:table-cell table:style-name="ce167" office:value-type="float" office:value="1.1665365696">
            <text:p>1.17</text:p>
          </table:table-cell>
          <table:table-cell table:style-name="ce173" office:value-type="float" office:value="15.4001274109">
            <text:p>15.40</text:p>
          </table:table-cell>
          <table:table-cell table:style-name="ce173" office:value-type="float" office:value="5.91947689321">
            <text:p>5.92</text:p>
          </table:table-cell>
          <table:table-cell table:style-name="ce180" office:value-type="float" office:value="4.32989215851">
            <text:p>4.33</text:p>
          </table:table-cell>
          <table:table-cell table:style-name="ce173" office:value-type="float" office:value="1.30144357681">
            <text:p>1.30</text:p>
          </table:table-cell>
          <table:table-cell table:style-name="ce173" office:value-type="float" office:value="13.6911468506">
            <text:p>13.69</text:p>
          </table:table-cell>
          <table:table-cell table:style-name="ce173" office:value-type="float" office:value="5.64399758511">
            <text:p>5.64</text:p>
          </table:table-cell>
          <table:table-cell table:style-name="ce173" office:value-type="float" office:value="3.33509302139">
            <text:p>3.34</text:p>
          </table:table-cell>
          <table:table-cell table:style-name="ce167" office:value-type="float" office:value="1.70799088478">
            <text:p>1.71</text:p>
          </table:table-cell>
          <table:table-cell table:style-name="ce173" office:value-type="float" office:value="13.7741928101">
            <text:p>13.77</text:p>
          </table:table-cell>
          <table:table-cell table:style-name="ce173" office:value-type="float" office:value="5.97904968042">
            <text:p>5.98</text:p>
          </table:table-cell>
          <table:table-cell table:style-name="ce180" office:value-type="float" office:value="4.43762111664">
            <text:p>4.44</text:p>
          </table:table-cell>
          <table:table-cell table:style-name="ce173" office:value-type="float" office:value="1.27328109741">
            <text:p>1.27</text:p>
          </table:table-cell>
          <table:table-cell table:style-name="ce173" office:value-type="float" office:value="14.8686599731">
            <text:p>14.87</text:p>
          </table:table-cell>
          <table:table-cell table:style-name="ce173" office:value-type="float" office:value="5.64652998189">
            <text:p>5.65</text:p>
          </table:table-cell>
          <table:table-cell table:style-name="ce173" office:value-type="float" office:value="3.4812066555">
            <text:p>3.48</text:p>
          </table:table-cell>
          <table:table-cell table:style-name="ce167" office:value-type="float" office:value="1.99035024643">
            <text:p>1.99</text:p>
          </table:table-cell>
          <table:table-cell table:style-name="ce173" office:value-type="float" office:value="42.7841911316">
            <text:p>42.78</text:p>
          </table:table-cell>
          <table:table-cell table:style-name="ce173" office:value-type="float" office:value="7.21414727751">
            <text:p>7.21</text:p>
          </table:table-cell>
          <table:table-cell table:style-name="ce180" office:value-type="float" office:value="5.0299038887">
            <text:p>5.03</text:p>
          </table:table-cell>
          <table:table-cell table:style-name="ce173" office:value-type="float" office:value="1.15782189369">
            <text:p>1.16</text:p>
          </table:table-cell>
          <table:table-cell table:style-name="ce173" office:value-type="float" office:value="15.062620163">
            <text:p>15.06</text:p>
          </table:table-cell>
          <table:table-cell table:style-name="ce173" office:value-type="float" office:value="6.20650797572">
            <text:p>6.21</text:p>
          </table:table-cell>
          <table:table-cell table:style-name="ce173" office:value-type="float" office:value="4.47622919083">
            <text:p>4.48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82088220119">
            <text:p>1.82</text:p>
          </table:table-cell>
          <table:table-cell table:style-name="ce173" office:value-type="float" office:value="14.6913890839">
            <text:p>14.69</text:p>
          </table:table-cell>
          <table:table-cell table:style-name="ce173" office:value-type="float" office:value="5.1279755287">
            <text:p>5.13</text:p>
          </table:table-cell>
          <table:table-cell table:style-name="ce173" office:value-type="float" office:value="3.45400094986">
            <text:p>3.45</text:p>
          </table:table-cell>
          <table:table-cell table:style-name="ce167" office:value-type="float" office:value="1.99169480801">
            <text:p>1.99</text:p>
          </table:table-cell>
          <table:table-cell table:style-name="ce173" office:value-type="float" office:value="14.8915958405">
            <text:p>14.89</text:p>
          </table:table-cell>
          <table:table-cell table:style-name="ce173" office:value-type="float" office:value="6.12196201312">
            <text:p>6.12</text:p>
          </table:table-cell>
          <table:table-cell table:style-name="ce180" office:value-type="float" office:value="3.8101811409">
            <text:p>3.81</text:p>
          </table:table-cell>
          <table:table-cell table:style-name="ce174" office:value-type="float" office:value="2.5728058815">
            <text:p>2.57</text:p>
          </table:table-cell>
          <table:table-cell table:style-name="ce174" office:value-type="float" office:value="16.4913673401">
            <text:p>16.49</text:p>
          </table:table-cell>
          <table:table-cell table:style-name="ce174" office:value-type="float" office:value="6.26952069245">
            <text:p>6.27</text:p>
          </table:table-cell>
          <table:table-cell table:style-name="ce174" office:value-type="float" office:value="5.06453990936">
            <text:p>5.06</text:p>
          </table:table-cell>
          <table:table-cell table:style-name="ce167" office:value-type="float" office:value="1.24016284943">
            <text:p>1.24</text:p>
          </table:table-cell>
          <table:table-cell table:style-name="ce173" office:value-type="float" office:value="11.8458118439">
            <text:p>11.85</text:p>
          </table:table-cell>
          <table:table-cell table:style-name="ce173" office:value-type="float" office:value="4.47098256457">
            <text:p>4.47</text:p>
          </table:table-cell>
          <table:table-cell table:style-name="ce180" office:value-type="float" office:value="2.34363722801">
            <text:p>2.34</text:p>
          </table:table-cell>
          <table:table-cell table:style-name="ce172" office:value-type="float" office:value="21.9830341339">
            <text:p>21.98</text:p>
          </table:table-cell>
          <table:table-cell table:style-name="ce172" office:value-type="float" office:value="48.6933135986">
            <text:p>48.69</text:p>
          </table:table-cell>
          <table:table-cell table:style-name="ce172" office:value-type="float" office:value="34.1784503887">
            <text:p>34.18</text:p>
          </table:table-cell>
          <table:table-cell table:style-name="ce179" office:value-type="float" office:value="33.0312194824">
            <text:p>33.03</text:p>
          </table:table-cell>
        </table:table-row>
        <table:table-row table:style-name="ro10">
          <table:table-cell table:style-name="ce162" office:value-type="float" office:value="208">
            <text:p>208</text:p>
          </table:table-cell>
          <table:table-cell table:style-name="ce167" office:value-type="float" office:value="1.4642033577">
            <text:p>1.46</text:p>
          </table:table-cell>
          <table:table-cell table:style-name="ce173" office:value-type="float" office:value="19.4003486633">
            <text:p>19.40</text:p>
          </table:table-cell>
          <table:table-cell table:style-name="ce173" office:value-type="float" office:value="6.44563900742">
            <text:p>6.45</text:p>
          </table:table-cell>
          <table:table-cell table:style-name="ce180" office:value-type="float" office:value="5.45647621155">
            <text:p>5.46</text:p>
          </table:table-cell>
          <table:table-cell table:style-name="ce173" office:value-type="float" office:value="1.30775785446">
            <text:p>1.31</text:p>
          </table:table-cell>
          <table:table-cell table:style-name="ce173" office:value-type="float" office:value="17.0398025513">
            <text:p>17.04</text:p>
          </table:table-cell>
          <table:table-cell table:style-name="ce173" office:value-type="float" office:value="5.38396931178">
            <text:p>5.38</text:p>
          </table:table-cell>
          <table:table-cell table:style-name="ce173" office:value-type="float" office:value="2.92648792267">
            <text:p>2.93</text:p>
          </table:table-cell>
          <table:table-cell table:style-name="ce167" office:value-type="float" office:value="1.89853811264">
            <text:p>1.90</text:p>
          </table:table-cell>
          <table:table-cell table:style-name="ce173" office:value-type="float" office:value="16.0573863983">
            <text:p>16.06</text:p>
          </table:table-cell>
          <table:table-cell table:style-name="ce173" office:value-type="float" office:value="6.61920697167">
            <text:p>6.62</text:p>
          </table:table-cell>
          <table:table-cell table:style-name="ce180" office:value-type="float" office:value="5.26050376892">
            <text:p>5.26</text:p>
          </table:table-cell>
          <table:table-cell table:style-name="ce173" office:value-type="float" office:value="1.34305918217">
            <text:p>1.34</text:p>
          </table:table-cell>
          <table:table-cell table:style-name="ce173" office:value-type="float" office:value="16.1539993286">
            <text:p>16.15</text:p>
          </table:table-cell>
          <table:table-cell table:style-name="ce173" office:value-type="float" office:value="5.35973086256">
            <text:p>5.36</text:p>
          </table:table-cell>
          <table:table-cell table:style-name="ce173" office:value-type="float" office:value="3.60996007919">
            <text:p>3.61</text:p>
          </table:table-cell>
          <table:table-cell table:style-name="ce167" office:value-type="float" office:value="1.0012409687">
            <text:p>1.00</text:p>
          </table:table-cell>
          <table:table-cell table:style-name="ce173" office:value-type="float" office:value="36.1983184814">
            <text:p>36.20</text:p>
          </table:table-cell>
          <table:table-cell table:style-name="ce173" office:value-type="float" office:value="6.6413907053">
            <text:p>6.64</text:p>
          </table:table-cell>
          <table:table-cell table:style-name="ce180" office:value-type="float" office:value="4.3369178772">
            <text:p>4.34</text:p>
          </table:table-cell>
          <table:table-cell table:style-name="ce173" office:value-type="float" office:value="1.69690966606">
            <text:p>1.70</text:p>
          </table:table-cell>
          <table:table-cell table:style-name="ce173" office:value-type="float" office:value="15.9209575653">
            <text:p>15.92</text:p>
          </table:table-cell>
          <table:table-cell table:style-name="ce173" office:value-type="float" office:value="6.40074806">
            <text:p>6.40</text:p>
          </table:table-cell>
          <table:table-cell table:style-name="ce173" office:value-type="float" office:value="4.98839521408">
            <text:p>4.99</text:p>
          </table:table-cell>
          <table:table-cell table:style-name="ce167" office:value-type="float" office:value="1.82088220119">
            <text:p>1.82</text:p>
          </table:table-cell>
          <table:table-cell table:style-name="ce173" office:value-type="float" office:value="14.6913890839">
            <text:p>14.69</text:p>
          </table:table-cell>
          <table:table-cell table:style-name="ce173" office:value-type="float" office:value="5.1279755287">
            <text:p>5.13</text:p>
          </table:table-cell>
          <table:table-cell table:style-name="ce180" office:value-type="float" office:value="3.45400094986">
            <text:p>3.45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7" office:value-type="float" office:value="1.37198781967">
            <text:p>1.37</text:p>
          </table:table-cell>
          <table:table-cell table:style-name="ce173" office:value-type="float" office:value="15.8799743652">
            <text:p>15.88</text:p>
          </table:table-cell>
          <table:table-cell table:style-name="ce173" office:value-type="float" office:value="5.634488479">
            <text:p>5.63</text:p>
          </table:table-cell>
          <table:table-cell table:style-name="ce180" office:value-type="float" office:value="3.0758793354">
            <text:p>3.08</text:p>
          </table:table-cell>
          <table:table-cell table:style-name="ce173" office:value-type="float" office:value="1.83669114113">
            <text:p>1.84</text:p>
          </table:table-cell>
          <table:table-cell table:style-name="ce173" office:value-type="float" office:value="17.4121322632">
            <text:p>17.41</text:p>
          </table:table-cell>
          <table:table-cell table:style-name="ce173" office:value-type="float" office:value="6.69918852589">
            <text:p>6.70</text:p>
          </table:table-cell>
          <table:table-cell table:style-name="ce173" office:value-type="float" office:value="5.4318985939">
            <text:p>5.43</text:p>
          </table:table-cell>
          <table:table-cell table:style-name="ce167" office:value-type="float" office:value="1.97620725632">
            <text:p>1.98</text:p>
          </table:table-cell>
          <table:table-cell table:style-name="ce173" office:value-type="float" office:value="15.5609741211">
            <text:p>15.56</text:p>
          </table:table-cell>
          <table:table-cell table:style-name="ce173" office:value-type="float" office:value="4.78374577143">
            <text:p>4.78</text:p>
          </table:table-cell>
          <table:table-cell table:style-name="ce180" office:value-type="float" office:value="3.90621185303">
            <text:p>3.91</text:p>
          </table:table-cell>
          <table:table-cell table:style-name="ce172" office:value-type="float" office:value="23.0099010468">
            <text:p>23.01</text:p>
          </table:table-cell>
          <table:table-cell table:style-name="ce172" office:value-type="float" office:value="50.3396072388">
            <text:p>50.34</text:p>
          </table:table-cell>
          <table:table-cell table:style-name="ce172" office:value-type="float" office:value="35.7227072052">
            <text:p>35.72</text:p>
          </table:table-cell>
          <table:table-cell table:style-name="ce179" office:value-type="float" office:value="34.5148658752">
            <text:p>34.51</text:p>
          </table:table-cell>
        </table:table-row>
        <table:table-row table:style-name="ro10">
          <table:table-cell table:style-name="ce162" office:value-type="float" office:value="209">
            <text:p>209</text:p>
          </table:table-cell>
          <table:table-cell table:style-name="ce167" office:value-type="float" office:value="2.07898926735">
            <text:p>2.08</text:p>
          </table:table-cell>
          <table:table-cell table:style-name="ce173" office:value-type="float" office:value="19.7892608643">
            <text:p>19.79</text:p>
          </table:table-cell>
          <table:table-cell table:style-name="ce173" office:value-type="float" office:value="6.87464750295">
            <text:p>6.87</text:p>
          </table:table-cell>
          <table:table-cell table:style-name="ce180" office:value-type="float" office:value="4.62215423584">
            <text:p>4.62</text:p>
          </table:table-cell>
          <table:table-cell table:style-name="ce173" office:value-type="float" office:value="1.06870758533">
            <text:p>1.07</text:p>
          </table:table-cell>
          <table:table-cell table:style-name="ce173" office:value-type="float" office:value="16.3944778442">
            <text:p>16.39</text:p>
          </table:table-cell>
          <table:table-cell table:style-name="ce173" office:value-type="float" office:value="5.82112894773">
            <text:p>5.82</text:p>
          </table:table-cell>
          <table:table-cell table:style-name="ce173" office:value-type="float" office:value="2.56781196594">
            <text:p>2.57</text:p>
          </table:table-cell>
          <table:table-cell table:style-name="ce168" office:value-type="float" office:value="2.32510709763">
            <text:p>2.33</text:p>
          </table:table-cell>
          <table:table-cell table:style-name="ce174" office:value-type="float" office:value="17.5888786316">
            <text:p>17.59</text:p>
          </table:table-cell>
          <table:table-cell table:style-name="ce174" office:value-type="float" office:value="6.95985791465">
            <text:p>6.96</text:p>
          </table:table-cell>
          <table:table-cell table:style-name="ce181" office:value-type="float" office:value="4.415766716">
            <text:p>4.42</text:p>
          </table:table-cell>
          <table:table-cell table:style-name="ce173" office:value-type="float" office:value="1.34384346008">
            <text:p>1.34</text:p>
          </table:table-cell>
          <table:table-cell table:style-name="ce173" office:value-type="float" office:value="17.8242988586">
            <text:p>17.82</text:p>
          </table:table-cell>
          <table:table-cell table:style-name="ce173" office:value-type="float" office:value="5.88014030879">
            <text:p>5.88</text:p>
          </table:table-cell>
          <table:table-cell table:style-name="ce173" office:value-type="float" office:value="3.09554672241">
            <text:p>3.10</text:p>
          </table:table-cell>
          <table:table-cell table:style-name="ce167" office:value-type="float" office:value="1.37096166611">
            <text:p>1.37</text:p>
          </table:table-cell>
          <table:table-cell table:style-name="ce173" office:value-type="float" office:value="35.8142738342">
            <text:p>35.81</text:p>
          </table:table-cell>
          <table:table-cell table:style-name="ce173" office:value-type="float" office:value="7.19534786991">
            <text:p>7.20</text:p>
          </table:table-cell>
          <table:table-cell table:style-name="ce180" office:value-type="float" office:value="4.04170036316">
            <text:p>4.04</text:p>
          </table:table-cell>
          <table:table-cell table:style-name="ce183" office:value-type="float" office:value="1.50909423828">
            <text:p>1.51</text:p>
          </table:table-cell>
          <table:table-cell table:style-name="ce183" office:value-type="float" office:value="15.8569507599">
            <text:p>15.86</text:p>
          </table:table-cell>
          <table:table-cell table:style-name="ce183" office:value-type="float" office:value="6.5223072499">
            <text:p>6.52</text:p>
          </table:table-cell>
          <table:table-cell table:style-name="ce183" office:value-type="float" office:value="3.72275447845">
            <text:p>3.72</text:p>
          </table:table-cell>
          <table:table-cell table:style-name="ce167" office:value-type="float" office:value="1.99169480801">
            <text:p>1.99</text:p>
          </table:table-cell>
          <table:table-cell table:style-name="ce173" office:value-type="float" office:value="14.8915958405">
            <text:p>14.89</text:p>
          </table:table-cell>
          <table:table-cell table:style-name="ce173" office:value-type="float" office:value="6.12196201312">
            <text:p>6.12</text:p>
          </table:table-cell>
          <table:table-cell table:style-name="ce180" office:value-type="float" office:value="3.8101811409">
            <text:p>3.81</text:p>
          </table:table-cell>
          <table:table-cell table:style-name="ce173" office:value-type="float" office:value="1.37198781967">
            <text:p>1.37</text:p>
          </table:table-cell>
          <table:table-cell table:style-name="ce173" office:value-type="float" office:value="15.8799743652">
            <text:p>15.88</text:p>
          </table:table-cell>
          <table:table-cell table:style-name="ce173" office:value-type="float" office:value="5.634488479">
            <text:p>5.63</text:p>
          </table:table-cell>
          <table:table-cell table:style-name="ce173" office:value-type="float" office:value="3.0758793354">
            <text:p>3.08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3" office:value-type="float" office:value="1.92214620113">
            <text:p>1.92</text:p>
          </table:table-cell>
          <table:table-cell table:style-name="ce173" office:value-type="float" office:value="18.7358360291">
            <text:p>18.74</text:p>
          </table:table-cell>
          <table:table-cell table:style-name="ce173" office:value-type="float" office:value="6.01605270145">
            <text:p>6.02</text:p>
          </table:table-cell>
          <table:table-cell table:style-name="ce173" office:value-type="float" office:value="3.75734567642">
            <text:p>3.76</text:p>
          </table:table-cell>
          <table:table-cell table:style-name="ce168" office:value-type="float" office:value="3.01497745514">
            <text:p>3.01</text:p>
          </table:table-cell>
          <table:table-cell table:style-name="ce174" office:value-type="float" office:value="16.2250785828">
            <text:p>16.23</text:p>
          </table:table-cell>
          <table:table-cell table:style-name="ce174" office:value-type="float" office:value="6.43459022225">
            <text:p>6.43</text:p>
          </table:table-cell>
          <table:table-cell table:style-name="ce181" office:value-type="float" office:value="5.03918266296">
            <text:p>5.04</text:p>
          </table:table-cell>
          <table:table-cell table:style-name="ce172" office:value-type="float" office:value="21.6544342041">
            <text:p>21.65</text:p>
          </table:table-cell>
          <table:table-cell table:style-name="ce172" office:value-type="float" office:value="49.9051361084">
            <text:p>49.91</text:p>
          </table:table-cell>
          <table:table-cell table:style-name="ce172" office:value-type="float" office:value="35.861770637">
            <text:p>35.86</text:p>
          </table:table-cell>
          <table:table-cell table:style-name="ce179" office:value-type="float" office:value="34.360118866">
            <text:p>34.36</text:p>
          </table:table-cell>
        </table:table-row>
        <table:table-row table:style-name="ro10">
          <table:table-cell table:style-name="ce162" office:value-type="float" office:value="210">
            <text:p>210</text:p>
          </table:table-cell>
          <table:table-cell table:style-name="ce168" office:value-type="float" office:value="2.09046030045">
            <text:p>2.09</text:p>
          </table:table-cell>
          <table:table-cell table:style-name="ce174" office:value-type="float" office:value="19.1095066071">
            <text:p>19.11</text:p>
          </table:table-cell>
          <table:table-cell table:style-name="ce174" office:value-type="float" office:value="6.39441452666">
            <text:p>6.39</text:p>
          </table:table-cell>
          <table:table-cell table:style-name="ce181" office:value-type="float" office:value="5.6854300499">
            <text:p>5.69</text:p>
          </table:table-cell>
          <table:table-cell table:style-name="ce173" office:value-type="float" office:value="1.89368963242">
            <text:p>1.89</text:p>
          </table:table-cell>
          <table:table-cell table:style-name="ce173" office:value-type="float" office:value="19.6341934204">
            <text:p>19.63</text:p>
          </table:table-cell>
          <table:table-cell table:style-name="ce173" office:value-type="float" office:value="6.08902204008">
            <text:p>6.09</text:p>
          </table:table-cell>
          <table:table-cell table:style-name="ce173" office:value-type="float" office:value="3.66428899765">
            <text:p>3.66</text:p>
          </table:table-cell>
          <table:table-cell table:style-name="ce167" office:value-type="float" office:value="1.77606117725">
            <text:p>1.78</text:p>
          </table:table-cell>
          <table:table-cell table:style-name="ce173" office:value-type="float" office:value="19.4046669006">
            <text:p>19.40</text:p>
          </table:table-cell>
          <table:table-cell table:style-name="ce173" office:value-type="float" office:value="5.77453025936">
            <text:p>5.77</text:p>
          </table:table-cell>
          <table:table-cell table:style-name="ce180" office:value-type="float" office:value="3.47723531723">
            <text:p>3.48</text:p>
          </table:table-cell>
          <table:table-cell table:style-name="ce173" office:value-type="float" office:value="1.56841742992">
            <text:p>1.57</text:p>
          </table:table-cell>
          <table:table-cell table:style-name="ce173" office:value-type="float" office:value="16.8324775696">
            <text:p>16.83</text:p>
          </table:table-cell>
          <table:table-cell table:style-name="ce173" office:value-type="float" office:value="5.86553077719">
            <text:p>5.87</text:p>
          </table:table-cell>
          <table:table-cell table:style-name="ce173" office:value-type="float" office:value="3.64576816559">
            <text:p>3.65</text:p>
          </table:table-cell>
          <table:table-cell table:style-name="ce168" office:value-type="float" office:value="2.98773217201">
            <text:p>2.99</text:p>
          </table:table-cell>
          <table:table-cell table:style-name="ce174" office:value-type="float" office:value="44.5554389954">
            <text:p>44.56</text:p>
          </table:table-cell>
          <table:table-cell table:style-name="ce174" office:value-type="float" office:value="8.32605339852">
            <text:p>8.33</text:p>
          </table:table-cell>
          <table:table-cell table:style-name="ce181" office:value-type="float" office:value="6.13911867142">
            <text:p>6.14</text:p>
          </table:table-cell>
          <table:table-cell table:style-name="ce174" office:value-type="float" office:value="1.90494847298">
            <text:p>1.90</text:p>
          </table:table-cell>
          <table:table-cell table:style-name="ce174" office:value-type="float" office:value="18.2966766357">
            <text:p>18.30</text:p>
          </table:table-cell>
          <table:table-cell table:style-name="ce174" office:value-type="float" office:value="6.94755450785">
            <text:p>6.95</text:p>
          </table:table-cell>
          <table:table-cell table:style-name="ce174" office:value-type="float" office:value="5.05558109283">
            <text:p>5.06</text:p>
          </table:table-cell>
          <table:table-cell table:style-name="ce168" office:value-type="float" office:value="2.5728058815">
            <text:p>2.57</text:p>
          </table:table-cell>
          <table:table-cell table:style-name="ce174" office:value-type="float" office:value="16.4913673401">
            <text:p>16.49</text:p>
          </table:table-cell>
          <table:table-cell table:style-name="ce174" office:value-type="float" office:value="6.26952069245">
            <text:p>6.27</text:p>
          </table:table-cell>
          <table:table-cell table:style-name="ce181" office:value-type="float" office:value="5.06453990936">
            <text:p>5.06</text:p>
          </table:table-cell>
          <table:table-cell table:style-name="ce174" office:value-type="float" office:value="1.83669114113">
            <text:p>1.84</text:p>
          </table:table-cell>
          <table:table-cell table:style-name="ce174" office:value-type="float" office:value="17.4121322632">
            <text:p>17.41</text:p>
          </table:table-cell>
          <table:table-cell table:style-name="ce174" office:value-type="float" office:value="6.69918852589">
            <text:p>6.70</text:p>
          </table:table-cell>
          <table:table-cell table:style-name="ce174" office:value-type="float" office:value="5.4318985939">
            <text:p>5.43</text:p>
          </table:table-cell>
          <table:table-cell table:style-name="ce167" office:value-type="float" office:value="1.92214620113">
            <text:p>1.92</text:p>
          </table:table-cell>
          <table:table-cell table:style-name="ce173" office:value-type="float" office:value="18.7358360291">
            <text:p>18.74</text:p>
          </table:table-cell>
          <table:table-cell table:style-name="ce173" office:value-type="float" office:value="6.01605270145">
            <text:p>6.02</text:p>
          </table:table-cell>
          <table:table-cell table:style-name="ce180" office:value-type="float" office:value="3.75734567642">
            <text:p>3.76</text:p>
          </table:table-cell>
          <table:table-cell table:style-name="ce172" office:value-type="string">
            <text:p><text:s text:c="2"/></text:p>
          </table:table-cell>
          <table:table-cell table:style-name="ce172" table:number-columns-repeated="3"/>
          <table:table-cell table:style-name="ce168" office:value-type="float" office:value="3.35904383659">
            <text:p>3.36</text:p>
          </table:table-cell>
          <table:table-cell table:style-name="ce174" office:value-type="float" office:value="16.9845409393">
            <text:p>16.98</text:p>
          </table:table-cell>
          <table:table-cell table:style-name="ce174" office:value-type="float" office:value="6.85970801311">
            <text:p>6.86</text:p>
          </table:table-cell>
          <table:table-cell table:style-name="ce181" office:value-type="float" office:value="6.19035243988">
            <text:p>6.19</text:p>
          </table:table-cell>
          <table:table-cell table:style-name="ce172" office:value-type="float" office:value="21.3857860565">
            <text:p>21.39</text:p>
          </table:table-cell>
          <table:table-cell table:style-name="ce172" office:value-type="float" office:value="48.8511734009">
            <text:p>48.85</text:p>
          </table:table-cell>
          <table:table-cell table:style-name="ce172" office:value-type="float" office:value="35.998128111">
            <text:p>36.00</text:p>
          </table:table-cell>
          <table:table-cell table:style-name="ce179" office:value-type="float" office:value="34.204044342">
            <text:p>34.20</text:p>
          </table:table-cell>
        </table:table-row>
        <table:table-row table:style-name="ro10">
          <table:table-cell table:style-name="ce162" office:value-type="float" office:value="212">
            <text:p>212</text:p>
          </table:table-cell>
          <table:table-cell table:style-name="ce167" office:value-type="float" office:value="1.27005445957">
            <text:p>1.27</text:p>
          </table:table-cell>
          <table:table-cell table:style-name="ce173" office:value-type="float" office:value="14.8426914215">
            <text:p>14.84</text:p>
          </table:table-cell>
          <table:table-cell table:style-name="ce173" office:value-type="float" office:value="5.4745440126">
            <text:p>5.47</text:p>
          </table:table-cell>
          <table:table-cell table:style-name="ce180" office:value-type="float" office:value="4.88740873337">
            <text:p>4.89</text:p>
          </table:table-cell>
          <table:table-cell table:style-name="ce173" office:value-type="float" office:value="1.85893416405">
            <text:p>1.86</text:p>
          </table:table-cell>
          <table:table-cell table:style-name="ce173" office:value-type="float" office:value="14.5622234344">
            <text:p>14.56</text:p>
          </table:table-cell>
          <table:table-cell table:style-name="ce173" office:value-type="float" office:value="5.69995071273">
            <text:p>5.70</text:p>
          </table:table-cell>
          <table:table-cell table:style-name="ce173" office:value-type="float" office:value="4.51248550415">
            <text:p>4.51</text:p>
          </table:table-cell>
          <table:table-cell table:style-name="ce168" office:value-type="float" office:value="1.88144958019">
            <text:p>1.88</text:p>
          </table:table-cell>
          <table:table-cell table:style-name="ce174" office:value-type="float" office:value="12.5779981613">
            <text:p>12.58</text:p>
          </table:table-cell>
          <table:table-cell table:style-name="ce174" office:value-type="float" office:value="6.01638320216">
            <text:p>6.02</text:p>
          </table:table-cell>
          <table:table-cell table:style-name="ce181" office:value-type="float" office:value="5.74221944809">
            <text:p>5.74</text:p>
          </table:table-cell>
          <table:table-cell table:style-name="ce174" office:value-type="float" office:value="1.88266313076">
            <text:p>1.88</text:p>
          </table:table-cell>
          <table:table-cell table:style-name="ce174" office:value-type="float" office:value="15.040304184">
            <text:p>15.04</text:p>
          </table:table-cell>
          <table:table-cell table:style-name="ce174" office:value-type="float" office:value="5.61950293413">
            <text:p>5.62</text:p>
          </table:table-cell>
          <table:table-cell table:style-name="ce174" office:value-type="float" office:value="4.49260187149">
            <text:p>4.49</text:p>
          </table:table-cell>
          <table:table-cell table:style-name="ce168" office:value-type="float" office:value="2.25896644592">
            <text:p>2.26</text:p>
          </table:table-cell>
          <table:table-cell table:style-name="ce174" office:value-type="float" office:value="42.6133537292">
            <text:p>42.61</text:p>
          </table:table-cell>
          <table:table-cell table:style-name="ce174" office:value-type="float" office:value="7.45387449863">
            <text:p>7.45</text:p>
          </table:table-cell>
          <table:table-cell table:style-name="ce181" office:value-type="float" office:value="6.33689403534">
            <text:p>6.34</text:p>
          </table:table-cell>
          <table:table-cell table:style-name="ce174" office:value-type="float" office:value="1.65047287941">
            <text:p>1.65</text:p>
          </table:table-cell>
          <table:table-cell table:style-name="ce174" office:value-type="float" office:value="16.6032752991">
            <text:p>16.60</text:p>
          </table:table-cell>
          <table:table-cell table:style-name="ce174" office:value-type="float" office:value="6.38103731686">
            <text:p>6.38</text:p>
          </table:table-cell>
          <table:table-cell table:style-name="ce174" office:value-type="float" office:value="5.87205219269">
            <text:p>5.87</text:p>
          </table:table-cell>
          <table:table-cell table:style-name="ce167" office:value-type="float" office:value="1.24016284943">
            <text:p>1.24</text:p>
          </table:table-cell>
          <table:table-cell table:style-name="ce173" office:value-type="float" office:value="11.8458118439">
            <text:p>11.85</text:p>
          </table:table-cell>
          <table:table-cell table:style-name="ce173" office:value-type="float" office:value="4.47098256457">
            <text:p>4.47</text:p>
          </table:table-cell>
          <table:table-cell table:style-name="ce180" office:value-type="float" office:value="2.34363722801">
            <text:p>2.34</text:p>
          </table:table-cell>
          <table:table-cell table:style-name="ce173" office:value-type="float" office:value="1.97620725632">
            <text:p>1.98</text:p>
          </table:table-cell>
          <table:table-cell table:style-name="ce173" office:value-type="float" office:value="15.5609741211">
            <text:p>15.56</text:p>
          </table:table-cell>
          <table:table-cell table:style-name="ce173" office:value-type="float" office:value="4.78374577143">
            <text:p>4.78</text:p>
          </table:table-cell>
          <table:table-cell table:style-name="ce173" office:value-type="float" office:value="3.90621185303">
            <text:p>3.91</text:p>
          </table:table-cell>
          <table:table-cell table:style-name="ce168" office:value-type="float" office:value="3.01497745514">
            <text:p>3.01</text:p>
          </table:table-cell>
          <table:table-cell table:style-name="ce174" office:value-type="float" office:value="16.2250785828">
            <text:p>16.23</text:p>
          </table:table-cell>
          <table:table-cell table:style-name="ce174" office:value-type="float" office:value="6.43459022225">
            <text:p>6.43</text:p>
          </table:table-cell>
          <table:table-cell table:style-name="ce181" office:value-type="float" office:value="5.03918266296">
            <text:p>5.04</text:p>
          </table:table-cell>
          <table:table-cell table:style-name="ce174" office:value-type="float" office:value="3.35904383659">
            <text:p>3.36</text:p>
          </table:table-cell>
          <table:table-cell table:style-name="ce174" office:value-type="float" office:value="16.9845409393">
            <text:p>16.98</text:p>
          </table:table-cell>
          <table:table-cell table:style-name="ce174" office:value-type="float" office:value="6.85970801311">
            <text:p>6.86</text:p>
          </table:table-cell>
          <table:table-cell table:style-name="ce174" office:value-type="float" office:value="6.19035243988">
            <text:p>6.19</text:p>
          </table:table-cell>
          <table:table-cell table:style-name="ce166" office:value-type="string">
            <text:p><text:s text:c="2"/></text:p>
          </table:table-cell>
          <table:table-cell table:style-name="ce172" table:number-columns-repeated="2"/>
          <table:table-cell table:style-name="ce179"/>
          <table:table-cell table:style-name="ce172" office:value-type="float" office:value="22.11277771">
            <text:p>22.11</text:p>
          </table:table-cell>
          <table:table-cell table:style-name="ce172" office:value-type="float" office:value="47.8770980835">
            <text:p>47.88</text:p>
          </table:table-cell>
          <table:table-cell table:style-name="ce172" office:value-type="float" office:value="34.1428571">
            <text:p>34.14</text:p>
          </table:table-cell>
          <table:table-cell table:style-name="ce179" office:value-type="float" office:value="33.3501739502">
            <text:p>33.35</text:p>
          </table:table-cell>
        </table:table-row>
        <table:table-row table:style-name="ro10">
          <table:table-cell table:style-name="ce163" office:value-type="float" office:value="213">
            <text:p>213</text:p>
          </table:table-cell>
          <table:table-cell table:style-name="ce169" office:value-type="float" office:value="21.6274414062">
            <text:p>21.63</text:p>
          </table:table-cell>
          <table:table-cell table:style-name="ce175" office:value-type="float" office:value="49.7862625122">
            <text:p>49.79</text:p>
          </table:table-cell>
          <table:table-cell table:style-name="ce175" office:value-type="float" office:value="34.2698386579">
            <text:p>34.27</text:p>
          </table:table-cell>
          <table:table-cell table:style-name="ce182" office:value-type="float" office:value="32.9468269348">
            <text:p>32.95</text:p>
          </table:table-cell>
          <table:table-cell table:style-name="ce175" office:value-type="float" office:value="20.2911605835">
            <text:p>20.29</text:p>
          </table:table-cell>
          <table:table-cell table:style-name="ce175" office:value-type="float" office:value="50.8650512695">
            <text:p>50.87</text:p>
          </table:table-cell>
          <table:table-cell table:style-name="ce175" office:value-type="float" office:value="35.5794103177">
            <text:p>35.58</text:p>
          </table:table-cell>
          <table:table-cell table:style-name="ce175" office:value-type="float" office:value="34.2147636414">
            <text:p>34.21</text:p>
          </table:table-cell>
          <table:table-cell table:style-name="ce169" office:value-type="float" office:value="22.4388885498">
            <text:p>22.44</text:p>
          </table:table-cell>
          <table:table-cell table:style-name="ce175" office:value-type="float" office:value="49.9090423584">
            <text:p>49.91</text:p>
          </table:table-cell>
          <table:table-cell table:style-name="ce175" office:value-type="float" office:value="35.5199393501">
            <text:p>35.52</text:p>
          </table:table-cell>
          <table:table-cell table:style-name="ce182" office:value-type="float" office:value="34.4282264709">
            <text:p>34.43</text:p>
          </table:table-cell>
          <table:table-cell table:style-name="ce175" office:value-type="float" office:value="21.8409194946">
            <text:p>21.84</text:p>
          </table:table-cell>
          <table:table-cell table:style-name="ce175" office:value-type="float" office:value="50.3354721069">
            <text:p>50.34</text:p>
          </table:table-cell>
          <table:table-cell table:style-name="ce175" office:value-type="float" office:value="35.7408412312">
            <text:p>35.74</text:p>
          </table:table-cell>
          <table:table-cell table:style-name="ce175" office:value-type="float" office:value="34.0641937256">
            <text:p>34.06</text:p>
          </table:table-cell>
          <table:table-cell table:style-name="ce169" office:value-type="float" office:value="21.4642181396">
            <text:p>21.46</text:p>
          </table:table-cell>
          <table:table-cell table:style-name="ce175" office:value-type="float" office:value="67.04347229">
            <text:p>67.04</text:p>
          </table:table-cell>
          <table:table-cell table:style-name="ce175" office:value-type="float" office:value="35.0561362573">
            <text:p>35.06</text:p>
          </table:table-cell>
          <table:table-cell table:style-name="ce182" office:value-type="float" office:value="32.8607940674">
            <text:p>32.86</text:p>
          </table:table-cell>
          <table:table-cell table:style-name="ce175" office:value-type="float" office:value="22.2982082367">
            <text:p>22.30</text:p>
          </table:table-cell>
          <table:table-cell table:style-name="ce175" office:value-type="float" office:value="49.2293701172">
            <text:p>49.23</text:p>
          </table:table-cell>
          <table:table-cell table:style-name="ce175" office:value-type="float" office:value="35.2349113484">
            <text:p>35.23</text:p>
          </table:table-cell>
          <table:table-cell table:style-name="ce175" office:value-type="float" office:value="33.5625076294">
            <text:p>33.56</text:p>
          </table:table-cell>
          <table:table-cell table:style-name="ce169" office:value-type="float" office:value="21.9830341339">
            <text:p>21.98</text:p>
          </table:table-cell>
          <table:table-cell table:style-name="ce175" office:value-type="float" office:value="48.6933135986">
            <text:p>48.69</text:p>
          </table:table-cell>
          <table:table-cell table:style-name="ce175" office:value-type="float" office:value="34.1784503887">
            <text:p>34.18</text:p>
          </table:table-cell>
          <table:table-cell table:style-name="ce182" office:value-type="float" office:value="33.0312194824">
            <text:p>33.03</text:p>
          </table:table-cell>
          <table:table-cell table:style-name="ce175" office:value-type="float" office:value="23.0099010468">
            <text:p>23.01</text:p>
          </table:table-cell>
          <table:table-cell table:style-name="ce175" office:value-type="float" office:value="50.3396072388">
            <text:p>50.34</text:p>
          </table:table-cell>
          <table:table-cell table:style-name="ce175" office:value-type="float" office:value="35.7227072052">
            <text:p>35.72</text:p>
          </table:table-cell>
          <table:table-cell table:style-name="ce175" office:value-type="float" office:value="34.5148658752">
            <text:p>34.51</text:p>
          </table:table-cell>
          <table:table-cell table:style-name="ce169" office:value-type="float" office:value="21.6544342041">
            <text:p>21.65</text:p>
          </table:table-cell>
          <table:table-cell table:style-name="ce175" office:value-type="float" office:value="49.9051361084">
            <text:p>49.91</text:p>
          </table:table-cell>
          <table:table-cell table:style-name="ce175" office:value-type="float" office:value="35.861770637">
            <text:p>35.86</text:p>
          </table:table-cell>
          <table:table-cell table:style-name="ce182" office:value-type="float" office:value="34.360118866">
            <text:p>34.36</text:p>
          </table:table-cell>
          <table:table-cell table:style-name="ce175" office:value-type="float" office:value="21.3857860565">
            <text:p>21.39</text:p>
          </table:table-cell>
          <table:table-cell table:style-name="ce175" office:value-type="float" office:value="48.8511734009">
            <text:p>48.85</text:p>
          </table:table-cell>
          <table:table-cell table:style-name="ce175" office:value-type="float" office:value="35.998128111">
            <text:p>36.00</text:p>
          </table:table-cell>
          <table:table-cell table:style-name="ce175" office:value-type="float" office:value="34.204044342">
            <text:p>34.20</text:p>
          </table:table-cell>
          <table:table-cell table:style-name="ce169" office:value-type="float" office:value="22.11277771">
            <text:p>22.11</text:p>
          </table:table-cell>
          <table:table-cell table:style-name="ce175" office:value-type="float" office:value="47.8770980835">
            <text:p>47.88</text:p>
          </table:table-cell>
          <table:table-cell table:style-name="ce175" office:value-type="float" office:value="34.1428571">
            <text:p>34.14</text:p>
          </table:table-cell>
          <table:table-cell table:style-name="ce182" office:value-type="float" office:value="33.3501739502">
            <text:p>33.35</text:p>
          </table:table-cell>
          <table:table-cell table:style-name="ce172" table:number-columns-repeated="3"/>
          <table:table-cell table:style-name="ce179"/>
        </table:table-row>
        <table:table-row table:style-name="ro1">
          <table:table-cell table:number-columns-repeated="49"/>
        </table:table-row>
        <table:table-row table:style-name="ro1">
          <table:table-cell table:style-name="ce159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191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24" table:number-columns-repeated="12"/>
          <table:table-cell table:style-name="ce241"/>
          <table:table-cell table:style-name="ce224" table:number-columns-repeated="5"/>
          <table:table-cell table:number-columns-repeated="30"/>
        </table:table-row>
        <table:table-row table:style-name="ro13">
          <table:table-cell table:style-name="ce191" office:value-type="string">
            <text:p>LAS: (x1,y1,x1) and LPS(x1,128-y1, z1)</text:p>
          </table:table-cell>
          <table:table-cell table:number-columns-repeated="2"/>
          <table:table-cell table:style-name="ce224" table:number-columns-repeated="12"/>
          <table:table-cell table:style-name="ce241"/>
          <table:table-cell table:style-name="ce224" table:number-columns-repeated="5"/>
          <table:table-cell table:number-columns-repeated="30"/>
        </table:table-row>
        <table:table-row table:style-name="ro13">
          <table:table-cell table:style-name="ce191" office:value-type="string">
            <text:p>Because the dimension of head is (128,128,70)</text:p>
          </table:table-cell>
          <table:table-cell table:number-columns-repeated="2"/>
          <table:table-cell table:style-name="ce224" table:number-columns-repeated="12"/>
          <table:table-cell table:style-name="ce241"/>
          <table:table-cell table:style-name="ce224" table:number-columns-repeated="5"/>
          <table:table-cell table:number-columns-repeated="30"/>
        </table:table-row>
        <table:table-row table:style-name="ro13">
          <table:table-cell table:style-name="ce191" office:value-type="string">
            <text:p>Radius = 2 in native voxel and should be 4 in MNI<text:span text:style-name="T1"> (because the voxel size in native is 2x2x2, while in MNI is 1x1x1)</text:span></text:p>
          </table:table-cell>
          <table:table-cell table:number-columns-repeated="2"/>
          <table:table-cell table:style-name="ce224" table:number-columns-repeated="12"/>
          <table:table-cell table:style-name="ce241"/>
          <table:table-cell table:style-name="ce224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24" table:number-columns-repeated="12"/>
          <table:table-cell table:style-name="ce241"/>
          <table:table-cell table:style-name="ce224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25" office:value-type="string" table:number-columns-spanned="3" table:number-rows-spanned="1">
            <text:p>ROI 1 (native voxel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12"/>ROI 1 <text:s text:c="11"/>(MNI mm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9"/>ROI 1 <text:s text:c="8"/>(MNI voxel)</text:p>
          </table:table-cell>
          <table:covered-table-cell table:style-name="ce229"/>
          <table:covered-table-cell table:style-name="ce230"/>
          <table:table-cell table:style-name="ce234" office:value-type="string" table:number-columns-spanned="3" table:number-rows-spanned="1">
            <text:p>ROI 2 (native voxel)</text:p>
          </table:table-cell>
          <table:covered-table-cell table:style-name="ce238"/>
          <table:covered-table-cell table:style-name="ce239"/>
          <table:table-cell table:style-name="ce242" office:value-type="string" table:number-columns-spanned="3" table:number-rows-spanned="1">
            <text:p><text:s text:c="12"/>ROI 2 <text:s text:c="11"/>(MNI mm)</text:p>
          </table:table-cell>
          <table:covered-table-cell table:style-name="ce238"/>
          <table:covered-table-cell table:style-name="ce239"/>
          <table:table-cell table:style-name="ce234" office:value-type="string" table:number-columns-spanned="3" table:number-rows-spanned="1">
            <text:p><text:s text:c="8"/>ROI 2 <text:s text:c="7"/>(MNI voxel)</text:p>
          </table:table-cell>
          <table:covered-table-cell table:style-name="ce238"/>
          <table:covered-table-cell table:style-name="ce239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45" office:value-type="string" table:number-columns-spanned="3" table:number-rows-spanned="1">
            <text:p>ROI1 (native voxel)</text:p>
          </table:table-cell>
          <table:covered-table-cell table:number-columns-repeated="2" table:style-name="ce250"/>
          <table:table-cell table:style-name="ce225" office:value-type="string" table:number-columns-spanned="3" table:number-rows-spanned="1">
            <text:p><text:s text:c="12"/>ROI 1 <text:s text:c="11"/>(MNI mm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9"/>ROI 1 <text:s text:c="8"/>(MNI voxel)</text:p>
          </table:table-cell>
          <table:covered-table-cell table:style-name="ce229"/>
          <table:covered-table-cell table:style-name="ce230"/>
          <table:table-cell table:style-name="ce253" office:value-type="string" table:number-columns-spanned="3" table:number-rows-spanned="1">
            <text:p>ROI2 (native)</text:p>
          </table:table-cell>
          <table:covered-table-cell table:number-columns-repeated="2" table:style-name="ce253"/>
          <table:table-cell table:style-name="ce242" office:value-type="string" table:number-columns-spanned="3" table:number-rows-spanned="1">
            <text:p><text:s text:c="12"/>ROI 2 <text:s text:c="11"/>(MNI mm)</text:p>
          </table:table-cell>
          <table:covered-table-cell table:style-name="ce238"/>
          <table:covered-table-cell table:style-name="ce239"/>
          <table:table-cell table:style-name="ce234" office:value-type="string" table:number-columns-spanned="3" table:number-rows-spanned="1">
            <text:p><text:s text:c="8"/>ROI 2 <text:s text:c="7"/>(MNI voxel)</text:p>
          </table:table-cell>
          <table:covered-table-cell table:style-name="ce238"/>
          <table:covered-table-cell table:style-name="ce239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46" office:value-type="string">
            <text:p>x</text:p>
          </table:table-cell>
          <table:table-cell table:style-name="ce246" office:value-type="string">
            <text:p>y</text:p>
          </table:table-cell>
          <table:table-cell table:style-name="ce24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15" office:value-type="string">
            <text:p>R</text:p>
          </table:table-cell>
          <table:table-cell table:style-name="ce226" office:value-type="float" office:value="60">
            <text:p>60</text:p>
          </table:table-cell>
          <table:table-cell table:style-name="ce226" office:value-type="float" office:value="67">
            <text:p>67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35" office:value-type="float" office:value="54">
            <text:p>54</text:p>
          </table:table-cell>
          <table:table-cell table:style-name="ce235" office:value-type="float" office:value="67">
            <text:p>67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15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67">
            <text:p>67</text:p>
          </table:table-cell>
          <table:table-cell table:style-name="ce247" office:value-type="float" office:value="21">
            <text:p>21</text:p>
          </table:table-cell>
          <table:table-cell table:style-name="ce251" table:number-columns-repeated="6"/>
          <table:table-cell table:style-name="ce255" office:value-type="float" office:value="75">
            <text:p>75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office:value-type="float" office:value="65">
            <text:p>65</text:p>
          </table:table-cell>
          <table:table-cell table:style-name="ce226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35" office:value-type="float" office:value="54">
            <text:p>54</text:p>
          </table:table-cell>
          <table:table-cell table:style-name="ce235" office:value-type="float" office:value="66">
            <text:p>66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65">
            <text:p>65</text:p>
          </table:table-cell>
          <table:table-cell table:style-name="ce247" office:value-type="float" office:value="23">
            <text:p>23</text:p>
          </table:table-cell>
          <table:table-cell table:style-name="ce251" table:number-columns-repeated="6"/>
          <table:table-cell table:style-name="ce255" office:value-type="float" office:value="75">
            <text:p>75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16" office:value-type="string">
            <text:p>R</text:p>
          </table:table-cell>
          <table:table-cell table:style-name="ce226" office:value-type="float" office:value="60">
            <text:p>60</text:p>
          </table:table-cell>
          <table:table-cell table:style-name="ce226" office:value-type="float" office:value="66">
            <text:p>66</text:p>
          </table:table-cell>
          <table:table-cell table:style-name="ce226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35" office:value-type="float" office:value="54">
            <text:p>54</text:p>
          </table:table-cell>
          <table:table-cell table:style-name="ce235" office:value-type="float" office:value="65">
            <text:p>65</text:p>
          </table:table-cell>
          <table:table-cell table:style-name="ce235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66">
            <text:p>66</text:p>
          </table:table-cell>
          <table:table-cell table:style-name="ce247" office:value-type="float" office:value="20">
            <text:p>20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16" office:value-type="string">
            <text:p>R</text:p>
          </table:table-cell>
          <table:table-cell table:style-name="ce226" office:value-type="float" office:value="63">
            <text:p>63</text:p>
          </table:table-cell>
          <table:table-cell table:style-name="ce226" office:value-type="float" office:value="69">
            <text:p>69</text:p>
          </table:table-cell>
          <table:table-cell table:style-name="ce226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35" office:value-type="float" office:value="55">
            <text:p>55</text:p>
          </table:table-cell>
          <table:table-cell table:style-name="ce235" office:value-type="float" office:value="69">
            <text:p>69</text:p>
          </table:table-cell>
          <table:table-cell table:style-name="ce235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14">
            <text:p>14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36">
            <text:p>36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16" office:value-type="string">
            <text:p>R</text:p>
          </table:table-cell>
          <table:table-cell table:style-name="ce226" office:value-type="float" office:value="64">
            <text:p>64</text:p>
          </table:table-cell>
          <table:table-cell table:style-name="ce226" office:value-type="float" office:value="62">
            <text:p>62</text:p>
          </table:table-cell>
          <table:table-cell table:style-name="ce226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35" office:value-type="float" office:value="55">
            <text:p>55</text:p>
          </table:table-cell>
          <table:table-cell table:style-name="ce235" office:value-type="float" office:value="61">
            <text:p>61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62">
            <text:p>62</text:p>
          </table:table-cell>
          <table:table-cell table:style-name="ce247" office:value-type="float" office:value="17">
            <text:p>17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63">
            <text:p>63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16" office:value-type="string">
            <text:p>R</text:p>
          </table:table-cell>
          <table:table-cell table:style-name="ce226" office:value-type="float" office:value="61">
            <text:p>61</text:p>
          </table:table-cell>
          <table:table-cell table:style-name="ce226" office:value-type="float" office:value="68">
            <text:p>68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35" office:value-type="float" office:value="55">
            <text:p>55</text:p>
          </table:table-cell>
          <table:table-cell table:style-name="ce235" office:value-type="float" office:value="69">
            <text:p>69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68">
            <text:p>68</text:p>
          </table:table-cell>
          <table:table-cell table:style-name="ce247" office:value-type="float" office:value="21">
            <text:p>21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40">
            <text:p>40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office:value-type="float" office:value="69">
            <text:p>69</text:p>
          </table:table-cell>
          <table:table-cell table:style-name="ce226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36" office:value-type="float" office:value="54">
            <text:p>54</text:p>
          </table:table-cell>
          <table:table-cell table:style-name="ce235" office:value-type="float" office:value="68">
            <text:p>68</text:p>
          </table:table-cell>
          <table:table-cell table:style-name="ce240" office:value-type="float" office:value="35">
            <text:p>35</text:p>
          </table:table-cell>
          <table:table-cell table:style-name="ce243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16">
            <text:p>16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37">
            <text:p>37</text:p>
          </table:table-cell>
          <table:table-cell table:style-name="ce258"/>
          <table:table-cell table:style-name="ce257"/>
          <table:table-cell table:style-name="ce260"/>
          <table:table-cell table:style-name="ce261"/>
          <table:table-cell table:style-name="ce257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16" office:value-type="string">
            <text:p>R</text:p>
          </table:table-cell>
          <table:table-cell table:style-name="ce226" office:value-type="float" office:value="61">
            <text:p>61</text:p>
          </table:table-cell>
          <table:table-cell table:style-name="ce226" office:value-type="float" office:value="66">
            <text:p>66</text:p>
          </table:table-cell>
          <table:table-cell table:style-name="ce226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35" office:value-type="float" office:value="54">
            <text:p>54</text:p>
          </table:table-cell>
          <table:table-cell table:style-name="ce235" office:value-type="float" office:value="67">
            <text:p>67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67">
            <text:p>67</text:p>
          </table:table-cell>
          <table:table-cell table:style-name="ce247" office:value-type="float" office:value="22">
            <text:p>22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40">
            <text:p>40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office:value-type="float" office:value="68">
            <text:p>68</text:p>
          </table:table-cell>
          <table:table-cell table:style-name="ce226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35" office:value-type="float" office:value="54">
            <text:p>54</text:p>
          </table:table-cell>
          <table:table-cell table:style-name="ce235" office:value-type="float" office:value="71">
            <text:p>71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69">
            <text:p>69</text:p>
          </table:table-cell>
          <table:table-cell table:style-name="ce247" office:value-type="float" office:value="19">
            <text:p>19</text:p>
          </table:table-cell>
          <table:table-cell table:style-name="ce251" table:number-columns-repeated="6"/>
          <table:table-cell table:style-name="ce255" office:value-type="float" office:value="76">
            <text:p>76</text:p>
          </table:table-cell>
          <table:table-cell table:style-name="ce255" office:value-type="float" office:value="71">
            <text:p>71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16" office:value-type="string">
            <text:p>R</text:p>
          </table:table-cell>
          <table:table-cell table:style-name="ce226" office:value-type="float" office:value="64">
            <text:p>64</text:p>
          </table:table-cell>
          <table:table-cell table:style-name="ce226" office:value-type="float" office:value="65">
            <text:p>65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35" office:value-type="float" office:value="55">
            <text:p>55</text:p>
          </table:table-cell>
          <table:table-cell table:style-name="ce235" office:value-type="float" office:value="68">
            <text:p>68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65">
            <text:p>65</text:p>
          </table:table-cell>
          <table:table-cell table:style-name="ce247" office:value-type="float" office:value="21">
            <text:p>21</text:p>
          </table:table-cell>
          <table:table-cell table:style-name="ce251" table:number-columns-repeated="6"/>
          <table:table-cell table:style-name="ce255" office:value-type="float" office:value="77">
            <text:p>77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40">
            <text:p>40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office:value-type="float" office:value="66">
            <text:p>66</text:p>
          </table:table-cell>
          <table:table-cell table:style-name="ce226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35" office:value-type="float" office:value="55">
            <text:p>55</text:p>
          </table:table-cell>
          <table:table-cell table:style-name="ce235" office:value-type="float" office:value="66">
            <text:p>66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office:value-type="float" office:value="66">
            <text:p>66</text:p>
          </table:table-cell>
          <table:table-cell table:style-name="ce247" office:value-type="float" office:value="17">
            <text:p>17</text:p>
          </table:table-cell>
          <table:table-cell table:style-name="ce251" table:number-columns-repeated="6"/>
          <table:table-cell table:style-name="ce255" office:value-type="float" office:value="78">
            <text:p>78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39">
            <text:p>39</text:p>
          </table:table-cell>
          <table:table-cell table:style-name="ce257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217" office:value-type="string">
            <text:p>R</text:p>
          </table:table-cell>
          <table:table-cell table:style-name="ce227" office:value-type="float" office:value="60">
            <text:p>60</text:p>
          </table:table-cell>
          <table:table-cell table:style-name="ce227" office:value-type="float" office:value="71">
            <text:p>71</text:p>
          </table:table-cell>
          <table:table-cell table:style-name="ce227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37" office:value-type="float" office:value="54">
            <text:p>54</text:p>
          </table:table-cell>
          <table:table-cell table:style-name="ce237" office:value-type="float" office:value="71">
            <text:p>71</text:p>
          </table:table-cell>
          <table:table-cell table:style-name="ce237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217" office:value-type="string">
            <text:p>L</text:p>
          </table:table-cell>
          <table:table-cell table:style-name="ce247" office:value-type="float" office:value="67">
            <text:p>67</text:p>
          </table:table-cell>
          <table:table-cell table:style-name="ce247" office:value-type="float" office:value="70">
            <text:p>70</text:p>
          </table:table-cell>
          <table:table-cell table:style-name="ce247" office:value-type="float" office:value="19">
            <text:p>19</text:p>
          </table:table-cell>
          <table:table-cell table:style-name="ce252" table:number-columns-repeated="6"/>
          <table:table-cell table:style-name="ce255" office:value-type="float" office:value="74">
            <text:p>74</text:p>
          </table:table-cell>
          <table:table-cell table:style-name="ce255" office:value-type="float" office:value="71">
            <text:p>71</text:p>
          </table:table-cell>
          <table:table-cell table:style-name="ce255" office:value-type="float" office:value="39">
            <text:p>39</text:p>
          </table:table-cell>
          <table:table-cell table:style-name="ce259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48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48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25" office:value-type="string" table:number-columns-spanned="3" table:number-rows-spanned="1">
            <text:p>ROI 1 (native voxel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12"/>ROI 1 <text:s text:c="11"/>(MNI mm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9"/>ROI 1 <text:s text:c="8"/>(MNI voxel)</text:p>
          </table:table-cell>
          <table:covered-table-cell table:style-name="ce229"/>
          <table:covered-table-cell table:style-name="ce230"/>
          <table:table-cell table:style-name="ce234" office:value-type="string" table:number-columns-spanned="3" table:number-rows-spanned="1">
            <text:p>ROI 2 (native voxel)</text:p>
          </table:table-cell>
          <table:covered-table-cell table:style-name="ce238"/>
          <table:covered-table-cell table:style-name="ce239"/>
          <table:table-cell table:style-name="ce242" office:value-type="string" table:number-columns-spanned="3" table:number-rows-spanned="1">
            <text:p><text:s text:c="12"/>ROI 2 <text:s text:c="11"/>(MNI mm)</text:p>
          </table:table-cell>
          <table:covered-table-cell table:style-name="ce238"/>
          <table:covered-table-cell table:style-name="ce239"/>
          <table:table-cell table:style-name="ce234" office:value-type="string" table:number-columns-spanned="3" table:number-rows-spanned="1">
            <text:p><text:s text:c="8"/>ROI 2 <text:s text:c="7"/>(MNI voxel)</text:p>
          </table:table-cell>
          <table:covered-table-cell table:style-name="ce238"/>
          <table:covered-table-cell table:style-name="ce239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45" office:value-type="string" table:number-columns-spanned="3" table:number-rows-spanned="1">
            <text:p>ROI1 (native voxel)</text:p>
          </table:table-cell>
          <table:covered-table-cell table:number-columns-repeated="2" table:style-name="ce250"/>
          <table:table-cell table:style-name="ce225" office:value-type="string" table:number-columns-spanned="3" table:number-rows-spanned="1">
            <text:p><text:s text:c="12"/>ROI 1 <text:s text:c="11"/>(MNI mm)</text:p>
          </table:table-cell>
          <table:covered-table-cell table:style-name="ce229"/>
          <table:covered-table-cell table:style-name="ce230"/>
          <table:table-cell table:style-name="ce225" office:value-type="string" table:number-columns-spanned="3" table:number-rows-spanned="1">
            <text:p><text:s text:c="9"/>ROI 1 <text:s text:c="8"/>(MNI voxel)</text:p>
          </table:table-cell>
          <table:covered-table-cell table:style-name="ce229"/>
          <table:covered-table-cell table:style-name="ce230"/>
          <table:table-cell table:style-name="ce253" office:value-type="string" table:number-columns-spanned="3" table:number-rows-spanned="1">
            <text:p>ROI2 (native)</text:p>
          </table:table-cell>
          <table:covered-table-cell table:number-columns-repeated="2" table:style-name="ce253"/>
          <table:table-cell table:style-name="ce242" office:value-type="string" table:number-columns-spanned="3" table:number-rows-spanned="1">
            <text:p><text:s text:c="12"/>ROI 2 <text:s text:c="11"/>(MNI mm)</text:p>
          </table:table-cell>
          <table:covered-table-cell table:style-name="ce238"/>
          <table:covered-table-cell table:style-name="ce239"/>
          <table:table-cell table:style-name="ce234" office:value-type="string" table:number-columns-spanned="3" table:number-rows-spanned="1">
            <text:p><text:s text:c="8"/>ROI 2 <text:s text:c="7"/>(MNI voxel)</text:p>
          </table:table-cell>
          <table:covered-table-cell table:style-name="ce238"/>
          <table:covered-table-cell table:style-name="ce239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46" office:value-type="string">
            <text:p>x</text:p>
          </table:table-cell>
          <table:table-cell table:style-name="ce246" office:value-type="string">
            <text:p>y</text:p>
          </table:table-cell>
          <table:table-cell table:style-name="ce24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15" office:value-type="string">
            <text:p>R</text:p>
          </table:table-cell>
          <table:table-cell table:style-name="ce226" office:value-type="float" office:value="60">
            <text:p>60</text:p>
          </table:table-cell>
          <table:table-cell table:style-name="ce226" table:formula="of:=128-[.E8]" office:value-type="float" office:value="61">
            <text:p>61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35" office:value-type="float" office:value="54">
            <text:p>54</text:p>
          </table:table-cell>
          <table:table-cell table:style-name="ce235" table:formula="of:=128-[.N8]" office:value-type="float" office:value="61">
            <text:p>61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15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table:formula="of:=128-[.AE8]" office:value-type="float" office:value="61">
            <text:p>61</text:p>
          </table:table-cell>
          <table:table-cell table:style-name="ce247" office:value-type="float" office:value="21">
            <text:p>21</text:p>
          </table:table-cell>
          <table:table-cell table:style-name="ce251" office:value-type="float" office:value="-10.3412">
            <text:p>-10.3412</text:p>
          </table:table-cell>
          <table:table-cell table:style-name="ce251" office:value-type="float" office:value="-21.6062">
            <text:p>-21.6062</text:p>
          </table:table-cell>
          <table:table-cell table:style-name="ce251" office:value-type="float" office:value="-24.2413">
            <text:p>-24.2413</text:p>
          </table:table-cell>
          <table:table-cell table:style-name="ce251" office:value-type="float" office:value="100.341">
            <text:p>100.341</text:p>
          </table:table-cell>
          <table:table-cell table:style-name="ce251" office:value-type="float" office:value="104.394">
            <text:p>104.394</text:p>
          </table:table-cell>
          <table:table-cell table:style-name="ce251" office:value-type="float" office:value="47.7587">
            <text:p>47.7587</text:p>
          </table:table-cell>
          <table:table-cell table:style-name="ce255" office:value-type="float" office:value="75">
            <text:p>75</text:p>
          </table:table-cell>
          <table:table-cell table:style-name="ce255" table:formula="of:=128-[.AN8]" office:value-type="float" office:value="61">
            <text:p>61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21.7706">
            <text:p>-21.7706</text:p>
          </table:table-cell>
          <table:table-cell table:style-name="ce257" office:value-type="float" office:value="-15.6736">
            <text:p>-15.6736</text:p>
          </table:table-cell>
          <table:table-cell table:style-name="ce257" office:value-type="float" office:value="13.849">
            <text:p>13.849</text:p>
          </table:table-cell>
          <table:table-cell table:style-name="ce257" office:value-type="float" office:value="111.771">
            <text:p>111.771</text:p>
          </table:table-cell>
          <table:table-cell table:style-name="ce257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table:formula="of:=128-[.E9]" office:value-type="float" office:value="63">
            <text:p>63</text:p>
          </table:table-cell>
          <table:table-cell table:style-name="ce226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35" office:value-type="float" office:value="54">
            <text:p>54</text:p>
          </table:table-cell>
          <table:table-cell table:style-name="ce235" table:formula="of:=128-[.N9]" office:value-type="float" office:value="62">
            <text:p>62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table:formula="of:=128-[.AE9]" office:value-type="float" office:value="63">
            <text:p>63</text:p>
          </table:table-cell>
          <table:table-cell table:style-name="ce247" office:value-type="float" office:value="23">
            <text:p>23</text:p>
          </table:table-cell>
          <table:table-cell table:style-name="ce251" office:value-type="float" office:value="-8.78028">
            <text:p>-8.78028</text:p>
          </table:table-cell>
          <table:table-cell table:style-name="ce251" office:value-type="float" office:value="-17.7085">
            <text:p>-17.7085</text:p>
          </table:table-cell>
          <table:table-cell table:style-name="ce251" office:value-type="float" office:value="-18.0784">
            <text:p>-18.0784</text:p>
          </table:table-cell>
          <table:table-cell table:style-name="ce251" office:value-type="float" office:value="98.7803">
            <text:p>98.7803</text:p>
          </table:table-cell>
          <table:table-cell table:style-name="ce251" office:value-type="float" office:value="108.291">
            <text:p>108.291</text:p>
          </table:table-cell>
          <table:table-cell table:style-name="ce251" office:value-type="float" office:value="53.9216">
            <text:p>53.9216</text:p>
          </table:table-cell>
          <table:table-cell table:style-name="ce255" office:value-type="float" office:value="75">
            <text:p>75</text:p>
          </table:table-cell>
          <table:table-cell table:style-name="ce255" table:formula="of:=128-[.AN9]" office:value-type="float" office:value="62">
            <text:p>62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19.6417">
            <text:p>-19.6417</text:p>
          </table:table-cell>
          <table:table-cell table:style-name="ce257" office:value-type="float" office:value="-11.3197">
            <text:p>-11.3197</text:p>
          </table:table-cell>
          <table:table-cell table:style-name="ce257" office:value-type="float" office:value="13.8856">
            <text:p>13.8856</text:p>
          </table:table-cell>
          <table:table-cell table:style-name="ce257" office:value-type="float" office:value="109.642">
            <text:p>109.642</text:p>
          </table:table-cell>
          <table:table-cell table:style-name="ce257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16" office:value-type="string">
            <text:p>R</text:p>
          </table:table-cell>
          <table:table-cell table:style-name="ce226" office:value-type="float" office:value="60">
            <text:p>60</text:p>
          </table:table-cell>
          <table:table-cell table:style-name="ce226" table:formula="of:=128-[.E10]" office:value-type="float" office:value="62">
            <text:p>62</text:p>
          </table:table-cell>
          <table:table-cell table:style-name="ce226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35" office:value-type="float" office:value="54">
            <text:p>54</text:p>
          </table:table-cell>
          <table:table-cell table:style-name="ce235" table:formula="of:=128-[.N10]" office:value-type="float" office:value="63">
            <text:p>63</text:p>
          </table:table-cell>
          <table:table-cell table:style-name="ce235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table:formula="of:=128-[.AE10]" office:value-type="float" office:value="62">
            <text:p>62</text:p>
          </table:table-cell>
          <table:table-cell table:style-name="ce247" office:value-type="float" office:value="20">
            <text:p>20</text:p>
          </table:table-cell>
          <table:table-cell table:style-name="ce251" office:value-type="float" office:value="-6.96279">
            <text:p>-6.96279</text:p>
          </table:table-cell>
          <table:table-cell table:style-name="ce251" office:value-type="float" office:value="-19.7711">
            <text:p>-19.7711</text:p>
          </table:table-cell>
          <table:table-cell table:style-name="ce251" office:value-type="float" office:value="-21.4505">
            <text:p>-21.4505</text:p>
          </table:table-cell>
          <table:table-cell table:style-name="ce251" office:value-type="float" office:value="96.9628">
            <text:p>96.9628</text:p>
          </table:table-cell>
          <table:table-cell table:style-name="ce251" office:value-type="float" office:value="106.229">
            <text:p>106.229</text:p>
          </table:table-cell>
          <table:table-cell table:style-name="ce251" office:value-type="float" office:value="50.5495">
            <text:p>50.5495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0]" office:value-type="float" office:value="62">
            <text:p>62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20.4235">
            <text:p>-20.4235</text:p>
          </table:table-cell>
          <table:table-cell table:style-name="ce257" office:value-type="float" office:value="-13.9604">
            <text:p>-13.9604</text:p>
          </table:table-cell>
          <table:table-cell table:style-name="ce257" office:value-type="float" office:value="16.047">
            <text:p>16.047</text:p>
          </table:table-cell>
          <table:table-cell table:style-name="ce257" office:value-type="float" office:value="110.424">
            <text:p>110.424</text:p>
          </table:table-cell>
          <table:table-cell table:style-name="ce257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16" office:value-type="string">
            <text:p>R</text:p>
          </table:table-cell>
          <table:table-cell table:style-name="ce226" office:value-type="float" office:value="63">
            <text:p>63</text:p>
          </table:table-cell>
          <table:table-cell table:style-name="ce226" table:formula="of:=128-[.E11]" office:value-type="float" office:value="59">
            <text:p>59</text:p>
          </table:table-cell>
          <table:table-cell table:style-name="ce226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35" office:value-type="float" office:value="55">
            <text:p>55</text:p>
          </table:table-cell>
          <table:table-cell table:style-name="ce235" table:formula="of:=128-[.N11]" office:value-type="float" office:value="59">
            <text:p>59</text:p>
          </table:table-cell>
          <table:table-cell table:style-name="ce235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table:formula="of:=128-[.AE11]" office:value-type="float" office:value="59">
            <text:p>59</text:p>
          </table:table-cell>
          <table:table-cell table:style-name="ce247" office:value-type="float" office:value="14">
            <text:p>14</text:p>
          </table:table-cell>
          <table:table-cell table:style-name="ce251" office:value-type="float" office:value="-4.75505">
            <text:p>-4.75505</text:p>
          </table:table-cell>
          <table:table-cell table:style-name="ce251" office:value-type="float" office:value="-22.2761">
            <text:p>-22.2761</text:p>
          </table:table-cell>
          <table:table-cell table:style-name="ce251" office:value-type="float" office:value="-29.5815">
            <text:p>-29.5815</text:p>
          </table:table-cell>
          <table:table-cell table:style-name="ce251" office:value-type="float" office:value="94.755">
            <text:p>94.755</text:p>
          </table:table-cell>
          <table:table-cell table:style-name="ce251" office:value-type="float" office:value="103.724">
            <text:p>103.724</text:p>
          </table:table-cell>
          <table:table-cell table:style-name="ce251" office:value-type="float" office:value="42.4185">
            <text:p>42.4185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1]" office:value-type="float" office:value="61">
            <text:p>61</text:p>
          </table:table-cell>
          <table:table-cell table:style-name="ce255" office:value-type="float" office:value="36">
            <text:p>36</text:p>
          </table:table-cell>
          <table:table-cell table:style-name="ce257" office:value-type="float" office:value="-22.4882">
            <text:p>-22.4882</text:p>
          </table:table-cell>
          <table:table-cell table:style-name="ce257" office:value-type="float" office:value="-10.7623">
            <text:p>-10.7623</text:p>
          </table:table-cell>
          <table:table-cell table:style-name="ce257" office:value-type="float" office:value="13.9448">
            <text:p>13.9448</text:p>
          </table:table-cell>
          <table:table-cell table:style-name="ce257" office:value-type="float" office:value="112.488">
            <text:p>112.488</text:p>
          </table:table-cell>
          <table:table-cell table:style-name="ce257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16" office:value-type="string">
            <text:p>R</text:p>
          </table:table-cell>
          <table:table-cell table:style-name="ce226" office:value-type="float" office:value="64">
            <text:p>64</text:p>
          </table:table-cell>
          <table:table-cell table:style-name="ce226" table:formula="of:=128-[.E12]" office:value-type="float" office:value="66">
            <text:p>66</text:p>
          </table:table-cell>
          <table:table-cell table:style-name="ce226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35" office:value-type="float" office:value="55">
            <text:p>55</text:p>
          </table:table-cell>
          <table:table-cell table:style-name="ce235" table:formula="of:=128-[.N12]" office:value-type="float" office:value="67">
            <text:p>67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table:formula="of:=128-[.AE12]" office:value-type="float" office:value="66">
            <text:p>66</text:p>
          </table:table-cell>
          <table:table-cell table:style-name="ce247" office:value-type="float" office:value="17">
            <text:p>17</text:p>
          </table:table-cell>
          <table:table-cell table:style-name="ce251" office:value-type="float" office:value="-3.91027">
            <text:p>-3.91027</text:p>
          </table:table-cell>
          <table:table-cell table:style-name="ce251" office:value-type="float" office:value="-20.6348">
            <text:p>-20.6348</text:p>
          </table:table-cell>
          <table:table-cell table:style-name="ce251" office:value-type="float" office:value="-28.7087">
            <text:p>-28.7087</text:p>
          </table:table-cell>
          <table:table-cell table:style-name="ce251" office:value-type="float" office:value="93.9103">
            <text:p>93.9103</text:p>
          </table:table-cell>
          <table:table-cell table:style-name="ce251" office:value-type="float" office:value="105.365">
            <text:p>105.365</text:p>
          </table:table-cell>
          <table:table-cell table:style-name="ce251" office:value-type="float" office:value="43.2913">
            <text:p>43.2913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2]" office:value-type="float" office:value="65">
            <text:p>65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20.7184">
            <text:p>-20.7184</text:p>
          </table:table-cell>
          <table:table-cell table:style-name="ce257" office:value-type="float" office:value="-11.2782">
            <text:p>-11.2782</text:p>
          </table:table-cell>
          <table:table-cell table:style-name="ce257" office:value-type="float" office:value="13.2737">
            <text:p>13.2737</text:p>
          </table:table-cell>
          <table:table-cell table:style-name="ce257" office:value-type="float" office:value="110.718">
            <text:p>110.718</text:p>
          </table:table-cell>
          <table:table-cell table:style-name="ce257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16" office:value-type="string">
            <text:p>R</text:p>
          </table:table-cell>
          <table:table-cell table:style-name="ce226" office:value-type="float" office:value="61">
            <text:p>61</text:p>
          </table:table-cell>
          <table:table-cell table:style-name="ce226" table:formula="of:=128-[.E13]" office:value-type="float" office:value="60">
            <text:p>60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35" office:value-type="float" office:value="55">
            <text:p>55</text:p>
          </table:table-cell>
          <table:table-cell table:style-name="ce235" table:formula="of:=128-[.N13]" office:value-type="float" office:value="59">
            <text:p>59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16" office:value-type="string">
            <text:p>L</text:p>
          </table:table-cell>
          <table:table-cell table:style-name="ce247" office:value-type="float" office:value="69">
            <text:p>69</text:p>
          </table:table-cell>
          <table:table-cell table:style-name="ce247" table:formula="of:=128-[.AE13]" office:value-type="float" office:value="60">
            <text:p>60</text:p>
          </table:table-cell>
          <table:table-cell table:style-name="ce247" office:value-type="float" office:value="21">
            <text:p>21</text:p>
          </table:table-cell>
          <table:table-cell table:style-name="ce251" office:value-type="float" office:value="-8.81087">
            <text:p>-8.81087</text:p>
          </table:table-cell>
          <table:table-cell table:style-name="ce251" office:value-type="float" office:value="-21.5911">
            <text:p>-21.5911</text:p>
          </table:table-cell>
          <table:table-cell table:style-name="ce251" office:value-type="float" office:value="-22.662">
            <text:p>-22.662</text:p>
          </table:table-cell>
          <table:table-cell table:style-name="ce251" office:value-type="float" office:value="98.8109">
            <text:p>98.8109</text:p>
          </table:table-cell>
          <table:table-cell table:style-name="ce251" office:value-type="float" office:value="104.409">
            <text:p>104.409</text:p>
          </table:table-cell>
          <table:table-cell table:style-name="ce251" office:value-type="float" office:value="49.338">
            <text:p>49.338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3]" office:value-type="float" office:value="58">
            <text:p>58</text:p>
          </table:table-cell>
          <table:table-cell table:style-name="ce255" office:value-type="float" office:value="40">
            <text:p>40</text:p>
          </table:table-cell>
          <table:table-cell table:style-name="ce257" office:value-type="float" office:value="-21.474">
            <text:p>-21.474</text:p>
          </table:table-cell>
          <table:table-cell table:style-name="ce257" office:value-type="float" office:value="-17.5948">
            <text:p>-17.5948</text:p>
          </table:table-cell>
          <table:table-cell table:style-name="ce257" office:value-type="float" office:value="16.7414">
            <text:p>16.7414</text:p>
          </table:table-cell>
          <table:table-cell table:style-name="ce257" office:value-type="float" office:value="111.474">
            <text:p>111.474</text:p>
          </table:table-cell>
          <table:table-cell table:style-name="ce257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table:formula="of:=128-[.E14]" office:value-type="float" office:value="59">
            <text:p>59</text:p>
          </table:table-cell>
          <table:table-cell table:style-name="ce226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36" office:value-type="float" office:value="54">
            <text:p>54</text:p>
          </table:table-cell>
          <table:table-cell table:style-name="ce235" table:formula="of:=128-[.N14]" office:value-type="float" office:value="60">
            <text:p>60</text:p>
          </table:table-cell>
          <table:table-cell table:style-name="ce240" office:value-type="float" office:value="35">
            <text:p>35</text:p>
          </table:table-cell>
          <table:table-cell table:style-name="ce243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table:formula="of:=128-[.AE14]" office:value-type="float" office:value="59">
            <text:p>59</text:p>
          </table:table-cell>
          <table:table-cell table:style-name="ce247" office:value-type="float" office:value="16">
            <text:p>16</text:p>
          </table:table-cell>
          <table:table-cell table:style-name="ce251" office:value-type="float" office:value="-6.88173">
            <text:p>-6.88173</text:p>
          </table:table-cell>
          <table:table-cell table:style-name="ce251" office:value-type="float" office:value="-23.6724">
            <text:p>-23.6724</text:p>
          </table:table-cell>
          <table:table-cell table:style-name="ce251" office:value-type="float" office:value="-24.0839">
            <text:p>-24.0839</text:p>
          </table:table-cell>
          <table:table-cell table:style-name="ce251" office:value-type="float" office:value="96.8817">
            <text:p>96.8817</text:p>
          </table:table-cell>
          <table:table-cell table:style-name="ce251" office:value-type="float" office:value="102.328">
            <text:p>102.328</text:p>
          </table:table-cell>
          <table:table-cell table:style-name="ce251" office:value-type="float" office:value="47.9161">
            <text:p>47.9161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4]" office:value-type="float" office:value="63">
            <text:p>63</text:p>
          </table:table-cell>
          <table:table-cell table:style-name="ce255" office:value-type="float" office:value="37">
            <text:p>37</text:p>
          </table:table-cell>
          <table:table-cell table:style-name="ce258" office:value-type="float" office:value="-21.244">
            <text:p>-21.244</text:p>
          </table:table-cell>
          <table:table-cell table:style-name="ce257" office:value-type="float" office:value="-8.57914">
            <text:p>-8.57914</text:p>
          </table:table-cell>
          <table:table-cell table:style-name="ce260" office:value-type="float" office:value="16.5004">
            <text:p>16.5004</text:p>
          </table:table-cell>
          <table:table-cell table:style-name="ce261" office:value-type="float" office:value="111.244">
            <text:p>111.244</text:p>
          </table:table-cell>
          <table:table-cell table:style-name="ce257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16" office:value-type="string">
            <text:p>R</text:p>
          </table:table-cell>
          <table:table-cell table:style-name="ce226" office:value-type="float" office:value="61">
            <text:p>61</text:p>
          </table:table-cell>
          <table:table-cell table:style-name="ce226" table:formula="of:=128-[.E15]" office:value-type="float" office:value="62">
            <text:p>62</text:p>
          </table:table-cell>
          <table:table-cell table:style-name="ce226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35" office:value-type="float" office:value="54">
            <text:p>54</text:p>
          </table:table-cell>
          <table:table-cell table:style-name="ce235" table:formula="of:=128-[.N15]" office:value-type="float" office:value="61">
            <text:p>61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table:formula="of:=128-[.AE15]" office:value-type="float" office:value="61">
            <text:p>61</text:p>
          </table:table-cell>
          <table:table-cell table:style-name="ce247" office:value-type="float" office:value="22">
            <text:p>22</text:p>
          </table:table-cell>
          <table:table-cell table:style-name="ce251" office:value-type="float" office:value="-8.23852">
            <text:p>-8.23852</text:p>
          </table:table-cell>
          <table:table-cell table:style-name="ce251" office:value-type="float" office:value="-20.7518">
            <text:p>-20.7518</text:p>
          </table:table-cell>
          <table:table-cell table:style-name="ce251" office:value-type="float" office:value="-20.1414">
            <text:p>-20.1414</text:p>
          </table:table-cell>
          <table:table-cell table:style-name="ce251" office:value-type="float" office:value="98.2385">
            <text:p>98.2385</text:p>
          </table:table-cell>
          <table:table-cell table:style-name="ce251" office:value-type="float" office:value="105.248">
            <text:p>105.248</text:p>
          </table:table-cell>
          <table:table-cell table:style-name="ce251" office:value-type="float" office:value="51.8586">
            <text:p>51.8586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5]" office:value-type="float" office:value="61">
            <text:p>61</text:p>
          </table:table-cell>
          <table:table-cell table:style-name="ce255" office:value-type="float" office:value="40">
            <text:p>40</text:p>
          </table:table-cell>
          <table:table-cell table:style-name="ce257" office:value-type="float" office:value="-21.6605">
            <text:p>-21.6605</text:p>
          </table:table-cell>
          <table:table-cell table:style-name="ce257" office:value-type="float" office:value="-12.4482">
            <text:p>-12.4482</text:p>
          </table:table-cell>
          <table:table-cell table:style-name="ce257" office:value-type="float" office:value="14.2637">
            <text:p>14.2637</text:p>
          </table:table-cell>
          <table:table-cell table:style-name="ce257" office:value-type="float" office:value="111.66">
            <text:p>111.66</text:p>
          </table:table-cell>
          <table:table-cell table:style-name="ce257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table:formula="of:=128-[.E16]" office:value-type="float" office:value="60">
            <text:p>60</text:p>
          </table:table-cell>
          <table:table-cell table:style-name="ce226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35" office:value-type="float" office:value="54">
            <text:p>54</text:p>
          </table:table-cell>
          <table:table-cell table:style-name="ce235" table:formula="of:=128-[.N16]" office:value-type="float" office:value="57">
            <text:p>57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table:formula="of:=128-[.AE16]" office:value-type="float" office:value="59">
            <text:p>59</text:p>
          </table:table-cell>
          <table:table-cell table:style-name="ce247" office:value-type="float" office:value="19">
            <text:p>19</text:p>
          </table:table-cell>
          <table:table-cell table:style-name="ce251" office:value-type="float" office:value="-9.87361">
            <text:p>-9.87361</text:p>
          </table:table-cell>
          <table:table-cell table:style-name="ce251" office:value-type="float" office:value="-20.4807">
            <text:p>-20.4807</text:p>
          </table:table-cell>
          <table:table-cell table:style-name="ce251" office:value-type="float" office:value="-23.3255">
            <text:p>-23.3255</text:p>
          </table:table-cell>
          <table:table-cell table:style-name="ce251" office:value-type="float" office:value="99.8736">
            <text:p>99.8736</text:p>
          </table:table-cell>
          <table:table-cell table:style-name="ce251" office:value-type="float" office:value="105.519">
            <text:p>105.519</text:p>
          </table:table-cell>
          <table:table-cell table:style-name="ce251" office:value-type="float" office:value="48.6745">
            <text:p>48.6745</text:p>
          </table:table-cell>
          <table:table-cell table:style-name="ce255" office:value-type="float" office:value="76">
            <text:p>76</text:p>
          </table:table-cell>
          <table:table-cell table:style-name="ce255" table:formula="of:=128-[.AN16]" office:value-type="float" office:value="57">
            <text:p>57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23.1675">
            <text:p>-23.1675</text:p>
          </table:table-cell>
          <table:table-cell table:style-name="ce257" office:value-type="float" office:value="-15.0294">
            <text:p>-15.0294</text:p>
          </table:table-cell>
          <table:table-cell table:style-name="ce257" office:value-type="float" office:value="17.6905">
            <text:p>17.6905</text:p>
          </table:table-cell>
          <table:table-cell table:style-name="ce257" office:value-type="float" office:value="113.168">
            <text:p>113.168</text:p>
          </table:table-cell>
          <table:table-cell table:style-name="ce257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16" office:value-type="string">
            <text:p>R</text:p>
          </table:table-cell>
          <table:table-cell table:style-name="ce226" office:value-type="float" office:value="64">
            <text:p>64</text:p>
          </table:table-cell>
          <table:table-cell table:style-name="ce226" table:formula="of:=128-[.E17]" office:value-type="float" office:value="63">
            <text:p>63</text:p>
          </table:table-cell>
          <table:table-cell table:style-name="ce226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35" office:value-type="float" office:value="55">
            <text:p>55</text:p>
          </table:table-cell>
          <table:table-cell table:style-name="ce235" table:formula="of:=128-[.N17]" office:value-type="float" office:value="60">
            <text:p>60</text:p>
          </table:table-cell>
          <table:table-cell table:style-name="ce235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16" office:value-type="string">
            <text:p>L</text:p>
          </table:table-cell>
          <table:table-cell table:style-name="ce247" office:value-type="float" office:value="70">
            <text:p>70</text:p>
          </table:table-cell>
          <table:table-cell table:style-name="ce247" table:formula="of:=128-[.AE17]" office:value-type="float" office:value="63">
            <text:p>63</text:p>
          </table:table-cell>
          <table:table-cell table:style-name="ce247" office:value-type="float" office:value="21">
            <text:p>21</text:p>
          </table:table-cell>
          <table:table-cell table:style-name="ce251" office:value-type="float" office:value="-8.12573">
            <text:p>-8.12573</text:p>
          </table:table-cell>
          <table:table-cell table:style-name="ce251" office:value-type="float" office:value="-21.4152">
            <text:p>-21.4152</text:p>
          </table:table-cell>
          <table:table-cell table:style-name="ce251" office:value-type="float" office:value="-23.1788">
            <text:p>-23.1788</text:p>
          </table:table-cell>
          <table:table-cell table:style-name="ce251" office:value-type="float" office:value="98.1257">
            <text:p>98.1257</text:p>
          </table:table-cell>
          <table:table-cell table:style-name="ce251" office:value-type="float" office:value="104.585">
            <text:p>104.585</text:p>
          </table:table-cell>
          <table:table-cell table:style-name="ce251" office:value-type="float" office:value="48.8212">
            <text:p>48.8212</text:p>
          </table:table-cell>
          <table:table-cell table:style-name="ce255" office:value-type="float" office:value="77">
            <text:p>77</text:p>
          </table:table-cell>
          <table:table-cell table:style-name="ce255" table:formula="of:=128-[.AN17]" office:value-type="float" office:value="62">
            <text:p>62</text:p>
          </table:table-cell>
          <table:table-cell table:style-name="ce255" office:value-type="float" office:value="40">
            <text:p>40</text:p>
          </table:table-cell>
          <table:table-cell table:style-name="ce257" office:value-type="float" office:value="-22.8169">
            <text:p>-22.8169</text:p>
          </table:table-cell>
          <table:table-cell table:style-name="ce257" office:value-type="float" office:value="-13.1437">
            <text:p>-13.1437</text:p>
          </table:table-cell>
          <table:table-cell table:style-name="ce257" office:value-type="float" office:value="14.1574">
            <text:p>14.1574</text:p>
          </table:table-cell>
          <table:table-cell table:style-name="ce257" office:value-type="float" office:value="112.817">
            <text:p>112.817</text:p>
          </table:table-cell>
          <table:table-cell table:style-name="ce257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16" office:value-type="string">
            <text:p>R</text:p>
          </table:table-cell>
          <table:table-cell table:style-name="ce226" office:value-type="float" office:value="62">
            <text:p>62</text:p>
          </table:table-cell>
          <table:table-cell table:style-name="ce226" table:formula="of:=128-[.E18]" office:value-type="float" office:value="62">
            <text:p>62</text:p>
          </table:table-cell>
          <table:table-cell table:style-name="ce226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35" office:value-type="float" office:value="55">
            <text:p>55</text:p>
          </table:table-cell>
          <table:table-cell table:style-name="ce235" table:formula="of:=128-[.N18]" office:value-type="float" office:value="62">
            <text:p>62</text:p>
          </table:table-cell>
          <table:table-cell table:style-name="ce235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16" office:value-type="string">
            <text:p>L</text:p>
          </table:table-cell>
          <table:table-cell table:style-name="ce247" office:value-type="float" office:value="68">
            <text:p>68</text:p>
          </table:table-cell>
          <table:table-cell table:style-name="ce247" table:formula="of:=128-[.AE18]" office:value-type="float" office:value="62">
            <text:p>62</text:p>
          </table:table-cell>
          <table:table-cell table:style-name="ce247" office:value-type="float" office:value="17">
            <text:p>17</text:p>
          </table:table-cell>
          <table:table-cell table:style-name="ce251" office:value-type="float" office:value="-6.37431">
            <text:p>-6.37431</text:p>
          </table:table-cell>
          <table:table-cell table:style-name="ce251" office:value-type="float" office:value="-20.9995">
            <text:p>-20.9995</text:p>
          </table:table-cell>
          <table:table-cell table:style-name="ce251" office:value-type="float" office:value="-29.9575">
            <text:p>-29.9575</text:p>
          </table:table-cell>
          <table:table-cell table:style-name="ce251" office:value-type="float" office:value="96.3743">
            <text:p>96.3743</text:p>
          </table:table-cell>
          <table:table-cell table:style-name="ce251" office:value-type="float" office:value="105.001">
            <text:p>105.001</text:p>
          </table:table-cell>
          <table:table-cell table:style-name="ce251" office:value-type="float" office:value="42.0425">
            <text:p>42.0425</text:p>
          </table:table-cell>
          <table:table-cell table:style-name="ce255" office:value-type="float" office:value="78">
            <text:p>78</text:p>
          </table:table-cell>
          <table:table-cell table:style-name="ce255" table:formula="of:=128-[.AN18]" office:value-type="float" office:value="61">
            <text:p>61</text:p>
          </table:table-cell>
          <table:table-cell table:style-name="ce255" office:value-type="float" office:value="39">
            <text:p>39</text:p>
          </table:table-cell>
          <table:table-cell table:style-name="ce257" office:value-type="float" office:value="-24.0466">
            <text:p>-24.0466</text:p>
          </table:table-cell>
          <table:table-cell table:style-name="ce257" office:value-type="float" office:value="-12.3513">
            <text:p>-12.3513</text:p>
          </table:table-cell>
          <table:table-cell table:style-name="ce257" office:value-type="float" office:value="15.1388">
            <text:p>15.1388</text:p>
          </table:table-cell>
          <table:table-cell table:style-name="ce257" office:value-type="float" office:value="114.047">
            <text:p>114.047</text:p>
          </table:table-cell>
          <table:table-cell table:style-name="ce257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217" office:value-type="string">
            <text:p>R</text:p>
          </table:table-cell>
          <table:table-cell table:style-name="ce227" office:value-type="float" office:value="60">
            <text:p>60</text:p>
          </table:table-cell>
          <table:table-cell table:style-name="ce227" table:formula="of:=128-[.E19]" office:value-type="float" office:value="57">
            <text:p>57</text:p>
          </table:table-cell>
          <table:table-cell table:style-name="ce227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37" office:value-type="float" office:value="54">
            <text:p>54</text:p>
          </table:table-cell>
          <table:table-cell table:style-name="ce237" table:formula="of:=128-[.N19]" office:value-type="float" office:value="57">
            <text:p>57</text:p>
          </table:table-cell>
          <table:table-cell table:style-name="ce237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217" office:value-type="string">
            <text:p>L</text:p>
          </table:table-cell>
          <table:table-cell table:style-name="ce249" office:value-type="float" office:value="67">
            <text:p>67</text:p>
          </table:table-cell>
          <table:table-cell table:style-name="ce249" table:formula="of:=128-[.AE19]" office:value-type="float" office:value="58">
            <text:p>58</text:p>
          </table:table-cell>
          <table:table-cell table:style-name="ce249" office:value-type="float" office:value="19">
            <text:p>19</text:p>
          </table:table-cell>
          <table:table-cell table:style-name="ce252" office:value-type="float" office:value="-5.9726">
            <text:p>-5.9726</text:p>
          </table:table-cell>
          <table:table-cell table:style-name="ce252" office:value-type="float" office:value="-21.2182">
            <text:p>-21.2182</text:p>
          </table:table-cell>
          <table:table-cell table:style-name="ce252" office:value-type="float" office:value="-25.2633">
            <text:p>-25.2633</text:p>
          </table:table-cell>
          <table:table-cell table:style-name="ce252" office:value-type="float" office:value="95.9726">
            <text:p>95.9726</text:p>
          </table:table-cell>
          <table:table-cell table:style-name="ce252" office:value-type="float" office:value="104.782">
            <text:p>104.782</text:p>
          </table:table-cell>
          <table:table-cell table:style-name="ce252" office:value-type="float" office:value="46.7367">
            <text:p>46.7367</text:p>
          </table:table-cell>
          <table:table-cell table:style-name="ce256" office:value-type="float" office:value="74">
            <text:p>74</text:p>
          </table:table-cell>
          <table:table-cell table:style-name="ce256" table:formula="of:=128-[.AN19]" office:value-type="float" office:value="57">
            <text:p>57</text:p>
          </table:table-cell>
          <table:table-cell table:style-name="ce256" office:value-type="float" office:value="39">
            <text:p>39</text:p>
          </table:table-cell>
          <table:table-cell table:style-name="ce259" office:value-type="float" office:value="-19.9647">
            <text:p>-19.9647</text:p>
          </table:table-cell>
          <table:table-cell table:style-name="ce259" office:value-type="float" office:value="-15.0644">
            <text:p>-15.0644</text:p>
          </table:table-cell>
          <table:table-cell table:style-name="ce259" office:value-type="float" office:value="15.4683">
            <text:p>15.4683</text:p>
          </table:table-cell>
          <table:table-cell table:style-name="ce259" office:value-type="float" office:value="109.965">
            <text:p>109.965</text:p>
          </table:table-cell>
          <table:table-cell table:style-name="ce259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59" office:value-type="string">
            <text:p>Overlap between ROIs (pairwise comparation)</text:p>
          </table:table-cell>
          <table:table-cell table:style-name="ce159" table:number-columns-repeated="5"/>
          <table:table-cell table:number-columns-repeated="3"/>
          <table:table-cell table:style-name="ce159" office:value-type="string">
            <text:p>d: distance between two centers</text:p>
          </table:table-cell>
          <table:table-cell table:style-name="ce159" table:number-columns-repeated="4"/>
          <table:table-cell table:number-columns-repeated="2"/>
          <table:table-cell table:style-name="ce159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192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193"/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 table:number-columns-repeated="26"/>
        </table:table-row>
        <table:table-row table:style-name="ro19"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62" office:value-type="float" office:value="201">
            <text:p>201</text:p>
          </table:table-cell>
          <table:table-cell table:style-name="ce207"/>
          <table:table-cell table:style-name="ce220"/>
          <table:table-cell table:style-name="ce223" office:value-type="float" office:value="9.46449672741">
            <text:p>9.5</text:p>
          </table:table-cell>
          <table:table-cell table:style-name="ce223" office:value-type="float" office:value="2.21203458381">
            <text:p>2.2</text:p>
          </table:table-cell>
          <table:table-cell table:style-name="ce208" office:value-type="float" office:value="5.01135832991">
            <text:p>5.0</text:p>
          </table:table-cell>
          <table:table-cell table:style-name="ce221" office:value-type="float" office:value="162.956063527">
            <text:p>163.0</text:p>
          </table:table-cell>
          <table:table-cell table:style-name="ce223" office:value-type="float" office:value="9.53967113256">
            <text:p>9.5</text:p>
          </table:table-cell>
          <table:table-cell table:style-name="ce223" office:value-type="float" office:value="1.63874244966">
            <text:p>1.6</text:p>
          </table:table-cell>
          <table:table-cell table:style-name="ce208" office:value-type="float" office:value="20.0238421426">
            <text:p>2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4.75241609663">
            <text:p>4.8</text:p>
          </table:table-cell>
          <table:table-cell table:style-name="ce223" office:value-type="float" office:value="178.445255796">
            <text:p>178.4</text:p>
          </table:table-cell>
          <table:table-cell table:style-name="ce208" office:value-type="float" office:value="7.65428416647">
            <text:p>7.7</text:p>
          </table:table-cell>
          <table:table-cell table:style-name="ce221" office:value-type="float" office:value="39.8365616247">
            <text:p>39.8</text:p>
          </table:table-cell>
          <table:table-cell table:style-name="ce223" office:value-type="float" office:value="5.5474748314">
            <text:p>5.5</text:p>
          </table:table-cell>
          <table:table-cell table:style-name="ce223" office:value-type="float" office:value="132.595679347">
            <text:p>132.6</text:p>
          </table:table-cell>
          <table:table-cell table:style-name="ce208" office:value-type="float" office:value="5.82793583704">
            <text:p>5.8</text:p>
          </table:table-cell>
          <table:table-cell table:style-name="ce221" office:value-type="float" office:value="117.695615193">
            <text:p>117.7</text:p>
          </table:table-cell>
          <table:table-cell table:style-name="ce223" office:value-type="float" office:value="10.7469904036">
            <text:p>10.7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8.95359026114">
            <text:p>9.0</text:p>
          </table:table-cell>
          <table:table-cell table:style-name="ce221" office:value-type="float" office:value="8.29993319269">
            <text:p>8.3</text:p>
          </table:table-cell>
          <table:table-cell table:style-name="ce223" office:value-type="float" office:value="12.7246182188">
            <text:p>12.7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02">
            <text:p>202</text:p>
          </table:table-cell>
          <table:table-cell table:style-name="ce208" office:value-type="float" office:value="9.46449672741">
            <text:p>9.5</text:p>
          </table:table-cell>
          <table:table-cell table:style-name="ce221" office:value-type="float" office:value="2.21203458381">
            <text:p>2.2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5.73931156722">
            <text:p>5.7</text:p>
          </table:table-cell>
          <table:table-cell table:style-name="ce221" office:value-type="float" office:value="122.327783829">
            <text:p>122.3</text:p>
          </table:table-cell>
          <table:table-cell table:style-name="ce223" office:value-type="float" office:value="17.9142601112">
            <text:p>17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6.7645337264">
            <text:p>16.8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1.9693345209">
            <text:p>12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4.039142929">
            <text:p>14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4.12749336487">
            <text:p>4.1</text:p>
          </table:table-cell>
          <table:table-cell table:style-name="ce223" office:value-type="float" office:value="217.835102211">
            <text:p>217.8</text:p>
          </table:table-cell>
          <table:table-cell table:style-name="ce208" office:value-type="float" office:value="13.3526030214">
            <text:p>13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28593562562">
            <text:p>7.3</text:p>
          </table:table-cell>
          <table:table-cell table:style-name="ce223" office:value-type="float" office:value="52.6196270493">
            <text:p>52.6</text:p>
          </table:table-cell>
          <table:table-cell table:style-name="ce208" office:value-type="float" office:value="13.8755960422">
            <text:p>13.9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0.7188796187">
            <text:p>20.7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03">
            <text:p>203</text:p>
          </table:table-cell>
          <table:table-cell table:style-name="ce208" office:value-type="float" office:value="5.01135832991">
            <text:p>5.0</text:p>
          </table:table-cell>
          <table:table-cell table:style-name="ce221" office:value-type="float" office:value="162.956063527">
            <text:p>163.0</text:p>
          </table:table-cell>
          <table:table-cell table:style-name="ce223" office:value-type="float" office:value="5.73931156722">
            <text:p>5.7</text:p>
          </table:table-cell>
          <table:table-cell table:style-name="ce223" office:value-type="float" office:value="122.327783829">
            <text:p>122.3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14.3991284425">
            <text:p>14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7.1839511606">
            <text:p>17.2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9.18715371238">
            <text:p>9.2</text:p>
          </table:table-cell>
          <table:table-cell table:style-name="ce223" office:value-type="float" office:value="5.04867279721">
            <text:p>5.0</text:p>
          </table:table-cell>
          <table:table-cell table:style-name="ce208" office:value-type="float" office:value="11.8724041159">
            <text:p>11.9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.33190631372">
            <text:p>2.3</text:p>
          </table:table-cell>
          <table:table-cell table:style-name="ce223" office:value-type="float" office:value="343.771005564">
            <text:p>343.8</text:p>
          </table:table-cell>
          <table:table-cell table:style-name="ce208" office:value-type="float" office:value="10.4327758331">
            <text:p>10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8.60428243071">
            <text:p>8.6</text:p>
          </table:table-cell>
          <table:table-cell table:style-name="ce223" office:value-type="float" office:value="14.5879670937">
            <text:p>14.6</text:p>
          </table:table-cell>
          <table:table-cell table:style-name="ce208" office:value-type="float" office:value="10.8213570542">
            <text:p>10.8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7.462749836">
            <text:p>17.5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04">
            <text:p>204</text:p>
          </table:table-cell>
          <table:table-cell table:style-name="ce208" office:value-type="float" office:value="9.53967113256">
            <text:p>9.5</text:p>
          </table:table-cell>
          <table:table-cell table:style-name="ce221" office:value-type="float" office:value="1.63874244966">
            <text:p>1.6</text:p>
          </table:table-cell>
          <table:table-cell table:style-name="ce223" office:value-type="float" office:value="17.9142601112">
            <text:p>17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4.3991284425">
            <text:p>14.4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25.438096248">
            <text:p>25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6.24534128129">
            <text:p>6.2</text:p>
          </table:table-cell>
          <table:table-cell table:style-name="ce223" office:value-type="float" office:value="96.8638633601">
            <text:p>96.9</text:p>
          </table:table-cell>
          <table:table-cell table:style-name="ce208" office:value-type="float" office:value="5.09442752007">
            <text:p>5.1</text:p>
          </table:table-cell>
          <table:table-cell table:style-name="ce221" office:value-type="float" office:value="158.097612974">
            <text:p>158.1</text:p>
          </table:table-cell>
          <table:table-cell table:style-name="ce223" office:value-type="float" office:value="14.6204493037">
            <text:p>14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6.11389274098">
            <text:p>6.1</text:p>
          </table:table-cell>
          <table:table-cell table:style-name="ce221" office:value-type="float" office:value="103.245185544">
            <text:p>103.2</text:p>
          </table:table-cell>
          <table:table-cell table:style-name="ce223" office:value-type="float" office:value="16.7573590411">
            <text:p>16.8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0.0935326898">
            <text:p>10.1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84310314657">
            <text:p>7.8</text:p>
          </table:table-cell>
          <table:table-cell table:style-name="ce221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62" office:value-type="float" office:value="205">
            <text:p>205</text:p>
          </table:table-cell>
          <table:table-cell table:style-name="ce208" office:value-type="float" office:value="20.0238421426">
            <text:p>2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6.7645337264">
            <text:p>16.8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7.1839511606">
            <text:p>17.2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5.438096248">
            <text:p>25.4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22.4765475647">
            <text:p>22.5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23.3643820407">
            <text:p>23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8.0188499932">
            <text:p>18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24.6497201528">
            <text:p>24.6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1.4016793068">
            <text:p>11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5.5669845799">
            <text:p>15.6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31.7992033085">
            <text:p>31.8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06">
            <text:p>206</text:p>
          </table:table-cell>
          <table:table-cell table:style-name="ce208" office:value-type="float" office:value="4.75241609663">
            <text:p>4.8</text:p>
          </table:table-cell>
          <table:table-cell table:style-name="ce221" office:value-type="float" office:value="178.445255796">
            <text:p>178.4</text:p>
          </table:table-cell>
          <table:table-cell table:style-name="ce223" office:value-type="float" office:value="11.9693345209">
            <text:p>12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9.18715371238">
            <text:p>9.2</text:p>
          </table:table-cell>
          <table:table-cell table:style-name="ce221" office:value-type="float" office:value="5.04867279721">
            <text:p>5.0</text:p>
          </table:table-cell>
          <table:table-cell table:style-name="ce223" office:value-type="float" office:value="6.24534128129">
            <text:p>6.2</text:p>
          </table:table-cell>
          <table:table-cell table:style-name="ce223" office:value-type="float" office:value="96.8638633601">
            <text:p>96.9</text:p>
          </table:table-cell>
          <table:table-cell table:style-name="ce208" office:value-type="float" office:value="22.4765475647">
            <text:p>22.5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3.09067853027">
            <text:p>3.1</text:p>
          </table:table-cell>
          <table:table-cell table:style-name="ce221" office:value-type="float" office:value="288.586572933">
            <text:p>288.6</text:p>
          </table:table-cell>
          <table:table-cell table:style-name="ce223" office:value-type="float" office:value="8.82302076931">
            <text:p>8.8</text:p>
          </table:table-cell>
          <table:table-cell table:style-name="ce223" office:value-type="float" office:value="10.4531147947">
            <text:p>10.5</text:p>
          </table:table-cell>
          <table:table-cell table:style-name="ce210" office:value-type="float" office:value="2.30392195061">
            <text:p>2.3</text:p>
          </table:table-cell>
          <table:table-cell table:style-name="ce221" office:value-type="float" office:value="345.850804438">
            <text:p>345.9</text:p>
          </table:table-cell>
          <table:table-cell table:style-name="ce223" office:value-type="float" office:value="12.333735554">
            <text:p>12.3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9.32559328212">
            <text:p>9.3</text:p>
          </table:table-cell>
          <table:table-cell table:style-name="ce221" office:value-type="float" office:value="3.49187918431">
            <text:p>3.5</text:p>
          </table:table-cell>
          <table:table-cell table:style-name="ce223" office:value-type="float" office:value="9.71660862726">
            <text:p>9.7</text:p>
          </table:table-cell>
          <table:table-cell table:style-name="ce221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62" office:value-type="float" office:value="207">
            <text:p>207</text:p>
          </table:table-cell>
          <table:table-cell table:style-name="ce208" office:value-type="float" office:value="7.65428416647">
            <text:p>7.7</text:p>
          </table:table-cell>
          <table:table-cell table:style-name="ce221" office:value-type="float" office:value="39.8365616247">
            <text:p>39.8</text:p>
          </table:table-cell>
          <table:table-cell table:style-name="ce223" office:value-type="float" office:value="14.039142929">
            <text:p>14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1.8724041159">
            <text:p>11.9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5.09442752007">
            <text:p>5.1</text:p>
          </table:table-cell>
          <table:table-cell table:style-name="ce223" office:value-type="float" office:value="158.097612974">
            <text:p>158.1</text:p>
          </table:table-cell>
          <table:table-cell table:style-name="ce208" office:value-type="float" office:value="23.3643820407">
            <text:p>23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3.09067853027">
            <text:p>3.1</text:p>
          </table:table-cell>
          <table:table-cell table:style-name="ce223" office:value-type="float" office:value="288.586572933">
            <text:p>288.6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11.3916899258">
            <text:p>11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4.0649730491">
            <text:p>4.1</text:p>
          </table:table-cell>
          <table:table-cell table:style-name="ce221" office:value-type="float" office:value="221.921509162">
            <text:p>221.9</text:p>
          </table:table-cell>
          <table:table-cell table:style-name="ce223" office:value-type="float" office:value="13.3099391426">
            <text:p>13.3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9.49553696049">
            <text:p>9.5</text:p>
          </table:table-cell>
          <table:table-cell table:style-name="ce221" office:value-type="float" office:value="1.96509539557">
            <text:p>2.0</text:p>
          </table:table-cell>
          <table:table-cell table:style-name="ce223" office:value-type="float" office:value="9.62164049845">
            <text:p>9.6</text:p>
          </table:table-cell>
          <table:table-cell table:style-name="ce221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62" office:value-type="float" office:value="208">
            <text:p>208</text:p>
          </table:table-cell>
          <table:table-cell table:style-name="ce208" office:value-type="float" office:value="5.5474748314">
            <text:p>5.5</text:p>
          </table:table-cell>
          <table:table-cell table:style-name="ce221" office:value-type="float" office:value="132.595679347">
            <text:p>132.6</text:p>
          </table:table-cell>
          <table:table-cell table:style-name="ce223" office:value-type="float" office:value="4.12749336487">
            <text:p>4.1</text:p>
          </table:table-cell>
          <table:table-cell table:style-name="ce223" office:value-type="float" office:value="217.835102211">
            <text:p>217.8</text:p>
          </table:table-cell>
          <table:table-cell table:style-name="ce208" office:value-type="float" office:value="2.33190631372">
            <text:p>2.3</text:p>
          </table:table-cell>
          <table:table-cell table:style-name="ce221" office:value-type="float" office:value="343.771005564">
            <text:p>343.8</text:p>
          </table:table-cell>
          <table:table-cell table:style-name="ce223" office:value-type="float" office:value="14.6204493037">
            <text:p>14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8.0188499932">
            <text:p>18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8.82302076931">
            <text:p>8.8</text:p>
          </table:table-cell>
          <table:table-cell table:style-name="ce223" office:value-type="float" office:value="10.4531147947">
            <text:p>10.5</text:p>
          </table:table-cell>
          <table:table-cell table:style-name="ce208" office:value-type="float" office:value="11.3916899258">
            <text:p>11.4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10.0309355024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8.36701926695">
            <text:p>8.4</text:p>
          </table:table-cell>
          <table:table-cell table:style-name="ce223" office:value-type="float" office:value="19.803613951">
            <text:p>19.8</text:p>
          </table:table-cell>
          <table:table-cell table:style-name="ce208" office:value-type="float" office:value="11.7361556936">
            <text:p>11.7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7.2541100954">
            <text:p>17.3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09">
            <text:p>209</text:p>
          </table:table-cell>
          <table:table-cell table:style-name="ce208" office:value-type="float" office:value="5.82793583704">
            <text:p>5.8</text:p>
          </table:table-cell>
          <table:table-cell table:style-name="ce221" office:value-type="float" office:value="117.695615193">
            <text:p>117.7</text:p>
          </table:table-cell>
          <table:table-cell table:style-name="ce223" office:value-type="float" office:value="13.3526030214">
            <text:p>13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0.4327758331">
            <text:p>10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6.11389274098">
            <text:p>6.1</text:p>
          </table:table-cell>
          <table:table-cell table:style-name="ce223" office:value-type="float" office:value="103.245185544">
            <text:p>103.2</text:p>
          </table:table-cell>
          <table:table-cell table:style-name="ce208" office:value-type="float" office:value="24.6497201528">
            <text:p>24.6</text:p>
          </table:table-cell>
          <table:table-cell table:style-name="ce221" office:value-type="float" office:value="0">
            <text:p>0.0</text:p>
          </table:table-cell>
          <table:table-cell table:style-name="ce228" office:value-type="float" office:value="2.30392195061">
            <text:p>2.3</text:p>
          </table:table-cell>
          <table:table-cell table:style-name="ce223" office:value-type="float" office:value="345.850804438">
            <text:p>345.9</text:p>
          </table:table-cell>
          <table:table-cell table:style-name="ce208" office:value-type="float" office:value="4.0649730491">
            <text:p>4.1</text:p>
          </table:table-cell>
          <table:table-cell table:style-name="ce221" office:value-type="float" office:value="221.921509162">
            <text:p>221.9</text:p>
          </table:table-cell>
          <table:table-cell table:style-name="ce223" office:value-type="float" office:value="10.0309355024">
            <text:p>10.0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14.488164873">
            <text:p>14.5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1.3356299224">
            <text:p>11.3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64639158229">
            <text:p>7.6</text:p>
          </table:table-cell>
          <table:table-cell table:style-name="ce221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62" office:value-type="float" office:value="210">
            <text:p>210</text:p>
          </table:table-cell>
          <table:table-cell table:style-name="ce208" office:value-type="float" office:value="10.7469904036">
            <text:p>10.7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28593562562">
            <text:p>7.3</text:p>
          </table:table-cell>
          <table:table-cell table:style-name="ce223" office:value-type="float" office:value="52.6196270493">
            <text:p>52.6</text:p>
          </table:table-cell>
          <table:table-cell table:style-name="ce208" office:value-type="float" office:value="8.60428243071">
            <text:p>8.6</text:p>
          </table:table-cell>
          <table:table-cell table:style-name="ce221" office:value-type="float" office:value="14.5879670937">
            <text:p>14.6</text:p>
          </table:table-cell>
          <table:table-cell table:style-name="ce223" office:value-type="float" office:value="16.7573590411">
            <text:p>16.8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1.4016793068">
            <text:p>11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2.333735554">
            <text:p>12.3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3.3099391426">
            <text:p>13.3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8.36701926695">
            <text:p>8.4</text:p>
          </table:table-cell>
          <table:table-cell table:style-name="ce223" office:value-type="float" office:value="19.803613951">
            <text:p>19.8</text:p>
          </table:table-cell>
          <table:table-cell table:style-name="ce208" office:value-type="float" office:value="14.488164873">
            <text:p>14.5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9.40069963814">
            <text:p>9.4</text:p>
          </table:table-cell>
          <table:table-cell table:style-name="ce221" office:value-type="float" office:value="2.76449221826">
            <text:p>2.8</text:p>
          </table:table-cell>
          <table:table-cell table:style-name="ce223" office:value-type="float" office:value="22.0480162543">
            <text:p>22.0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12">
            <text:p>212</text:p>
          </table:table-cell>
          <table:table-cell table:style-name="ce208" office:value-type="float" office:value="8.95359026114">
            <text:p>9.0</text:p>
          </table:table-cell>
          <table:table-cell table:style-name="ce221" office:value-type="float" office:value="8.29993319269">
            <text:p>8.3</text:p>
          </table:table-cell>
          <table:table-cell table:style-name="ce223" office:value-type="float" office:value="13.8755960422">
            <text:p>13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0.8213570542">
            <text:p>10.8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0.0935326898">
            <text:p>10.1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5.5669845799">
            <text:p>15.6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9.32559328212">
            <text:p>9.3</text:p>
          </table:table-cell>
          <table:table-cell table:style-name="ce223" office:value-type="float" office:value="3.49187918431">
            <text:p>3.5</text:p>
          </table:table-cell>
          <table:table-cell table:style-name="ce208" office:value-type="float" office:value="9.49553696049">
            <text:p>9.5</text:p>
          </table:table-cell>
          <table:table-cell table:style-name="ce221" office:value-type="float" office:value="1.96509539557">
            <text:p>2.0</text:p>
          </table:table-cell>
          <table:table-cell table:style-name="ce223" office:value-type="float" office:value="11.7361556936">
            <text:p>11.7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1.3356299224">
            <text:p>11.3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9.40069963814">
            <text:p>9.4</text:p>
          </table:table-cell>
          <table:table-cell table:style-name="ce223" office:value-type="float" office:value="2.76449221826">
            <text:p>2.8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17.2431927947">
            <text:p>17.2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62" office:value-type="float" office:value="213">
            <text:p>213</text:p>
          </table:table-cell>
          <table:table-cell table:style-name="ce208" office:value-type="float" office:value="12.7246182188">
            <text:p>12.7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0.7188796187">
            <text:p>20.7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7.462749836">
            <text:p>17.5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84310314657">
            <text:p>7.8</text:p>
          </table:table-cell>
          <table:table-cell table:style-name="ce223" office:value-type="float" office:value="33.9113451138">
            <text:p>33.9</text:p>
          </table:table-cell>
          <table:table-cell table:style-name="ce208" office:value-type="float" office:value="31.7992033085">
            <text:p>31.8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9.71660862726">
            <text:p>9.7</text:p>
          </table:table-cell>
          <table:table-cell table:style-name="ce223" office:value-type="float" office:value="0.624800144148">
            <text:p>0.6</text:p>
          </table:table-cell>
          <table:table-cell table:style-name="ce208" office:value-type="float" office:value="9.62164049845">
            <text:p>9.6</text:p>
          </table:table-cell>
          <table:table-cell table:style-name="ce221" office:value-type="float" office:value="1.11016370024">
            <text:p>1.1</text:p>
          </table:table-cell>
          <table:table-cell table:style-name="ce223" office:value-type="float" office:value="17.2541100954">
            <text:p>17.3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64639158229">
            <text:p>7.6</text:p>
          </table:table-cell>
          <table:table-cell table:style-name="ce221" office:value-type="float" office:value="40.0936411501">
            <text:p>40.1</text:p>
          </table:table-cell>
          <table:table-cell table:style-name="ce223" office:value-type="float" office:value="22.0480162543">
            <text:p>22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7.2431927947">
            <text:p>17.2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0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09" table:number-columns-repeated="22"/>
          <table:table-cell table:style-name="ce244" table:number-columns-repeated="2"/>
          <table:table-cell table:number-columns-repeated="26"/>
        </table:table-row>
        <table:table-row table:style-name="ro1">
          <table:table-cell/>
          <table:table-cell table:style-name="ce209" table:number-columns-repeated="24"/>
          <table:table-cell table:number-columns-repeated="26"/>
        </table:table-row>
        <table:table-row table:style-name="ro1">
          <table:table-cell table:style-name="ce195" office:value-type="string" table:number-columns-spanned="1" table:number-rows-spanned="3">
            <text:p>ROI2 (MNI, R = 5)</text:p>
          </table:table-cell>
          <table:table-cell table:style-name="ce209" table:number-columns-repeated="24"/>
          <table:table-cell table:number-columns-repeated="26"/>
        </table:table-row>
        <table:table-row table:style-name="ro2">
          <table:covered-table-cell table:style-name="ce196"/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 table:number-columns-repeated="26"/>
        </table:table-row>
        <table:table-row table:style-name="ro19">
          <table:covered-table-cell table:style-name="ce197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98" office:value-type="float" office:value="201">
            <text:p>201</text:p>
          </table:table-cell>
          <table:table-cell table:style-name="ce207"/>
          <table:table-cell table:style-name="ce222"/>
          <table:table-cell table:style-name="ce208" office:value-type="float" office:value="2.8801064959">
            <text:p>2.9</text:p>
          </table:table-cell>
          <table:table-cell table:style-name="ce221" office:value-type="float" office:value="303.65026442">
            <text:p>303.7</text:p>
          </table:table-cell>
          <table:table-cell table:style-name="ce223" office:value-type="float" office:value="6.82241631534">
            <text:p>6.8</text:p>
          </table:table-cell>
          <table:table-cell table:style-name="ce223" office:value-type="float" office:value="70.9023319991">
            <text:p>70.9</text:p>
          </table:table-cell>
          <table:table-cell table:style-name="ce208" office:value-type="float" office:value="6.73924500581">
            <text:p>6.7</text:p>
          </table:table-cell>
          <table:table-cell table:style-name="ce221" office:value-type="float" office:value="74.4310427775">
            <text:p>74.4</text:p>
          </table:table-cell>
          <table:table-cell table:style-name="ce223" office:value-type="float" office:value="18.2190263835">
            <text:p>18.2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8.99926881999">
            <text:p>9.0</text:p>
          </table:table-cell>
          <table:table-cell table:style-name="ce221" office:value-type="float" office:value="7.60309710642">
            <text:p>7.6</text:p>
          </table:table-cell>
          <table:table-cell table:style-name="ce223" office:value-type="float" office:value="5.70916044086">
            <text:p>5.7</text:p>
          </table:table-cell>
          <table:table-cell table:style-name="ce223" office:value-type="float" office:value="123.919905348">
            <text:p>123.9</text:p>
          </table:table-cell>
          <table:table-cell table:style-name="ce210" office:value-type="float" office:value="1.33434999965">
            <text:p>1.3</text:p>
          </table:table-cell>
          <table:table-cell table:style-name="ce221" office:value-type="float" office:value="419.421153821">
            <text:p>419.4</text:p>
          </table:table-cell>
          <table:table-cell table:style-name="ce223" office:value-type="float" office:value="13.8011344996">
            <text:p>13.8</text:p>
          </table:table-cell>
          <table:table-cell table:style-name="ce223" office:value-type="float" office:value="0">
            <text:p>0.0</text:p>
          </table:table-cell>
          <table:table-cell table:style-name="ce210" office:value-type="float" office:value="1.69205087267">
            <text:p>1.7</text:p>
          </table:table-cell>
          <table:table-cell table:style-name="ce221" office:value-type="float" office:value="391.973672515">
            <text:p>392.0</text:p>
          </table:table-cell>
          <table:table-cell table:style-name="ce223" office:value-type="float" office:value="2.92133591519">
            <text:p>2.9</text:p>
          </table:table-cell>
          <table:table-cell table:style-name="ce223" office:value-type="float" office:value="300.684581958">
            <text:p>300.7</text:p>
          </table:table-cell>
          <table:table-cell table:style-name="ce208" office:value-type="float" office:value="14.4617536532">
            <text:p>14.5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2">
            <text:p>202</text:p>
          </table:table-cell>
          <table:table-cell table:style-name="ce208" office:value-type="float" office:value="2.8801064959">
            <text:p>2.9</text:p>
          </table:table-cell>
          <table:table-cell table:style-name="ce223" office:value-type="float" office:value="303.65026442">
            <text:p>303.7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4.61539162244">
            <text:p>4.6</text:p>
          </table:table-cell>
          <table:table-cell table:style-name="ce223" office:value-type="float" office:value="186.845921049">
            <text:p>186.8</text:p>
          </table:table-cell>
          <table:table-cell table:style-name="ce208" office:value-type="float" office:value="8.73173272799">
            <text:p>8.7</text:p>
          </table:table-cell>
          <table:table-cell table:style-name="ce221" office:value-type="float" office:value="12.0990707275">
            <text:p>12.1</text:p>
          </table:table-cell>
          <table:table-cell table:style-name="ce223" office:value-type="float" office:value="16.2233028894">
            <text:p>16.2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1.3602145172">
            <text:p>11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65765816331">
            <text:p>7.7</text:p>
          </table:table-cell>
          <table:table-cell table:style-name="ce223" office:value-type="float" office:value="39.7268913064">
            <text:p>39.7</text:p>
          </table:table-cell>
          <table:table-cell table:style-name="ce208" office:value-type="float" office:value="3.18740560354">
            <text:p>3.2</text:p>
          </table:table-cell>
          <table:table-cell table:style-name="ce221" office:value-type="float" office:value="281.738275218">
            <text:p>281.7</text:p>
          </table:table-cell>
          <table:table-cell table:style-name="ce223" office:value-type="float" office:value="15.3913170054">
            <text:p>15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.42331947252">
            <text:p>3.4</text:p>
          </table:table-cell>
          <table:table-cell table:style-name="ce221" office:value-type="float" office:value="265.234833764">
            <text:p>265.2</text:p>
          </table:table-cell>
          <table:table-cell table:style-name="ce223" office:value-type="float" office:value="3.09454381758">
            <text:p>3.1</text:p>
          </table:table-cell>
          <table:table-cell table:style-name="ce223" office:value-type="float" office:value="288.312029013">
            <text:p>288.3</text:p>
          </table:table-cell>
          <table:table-cell table:style-name="ce208" office:value-type="float" office:value="16.49183499">
            <text:p>16.5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3">
            <text:p>203</text:p>
          </table:table-cell>
          <table:table-cell table:style-name="ce208" office:value-type="float" office:value="6.82241631534">
            <text:p>6.8</text:p>
          </table:table-cell>
          <table:table-cell table:style-name="ce223" office:value-type="float" office:value="70.9023319991">
            <text:p>70.9</text:p>
          </table:table-cell>
          <table:table-cell table:style-name="ce208" office:value-type="float" office:value="4.61539162244">
            <text:p>4.6</text:p>
          </table:table-cell>
          <table:table-cell table:style-name="ce221" office:value-type="float" office:value="186.845921049">
            <text:p>186.8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13.1357952954">
            <text:p>13.1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2.0317528558">
            <text:p>12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5.4331389534">
            <text:p>15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1.6558958925">
            <text:p>11.7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5860584379">
            <text:p>7.6</text:p>
          </table:table-cell>
          <table:table-cell table:style-name="ce221" office:value-type="float" office:value="42.0834933156">
            <text:p>42.1</text:p>
          </table:table-cell>
          <table:table-cell table:style-name="ce223" office:value-type="float" office:value="19.8737354956">
            <text:p>19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58725111929">
            <text:p>7.6</text:p>
          </table:table-cell>
          <table:table-cell table:style-name="ce221" office:value-type="float" office:value="42.043736004">
            <text:p>42.0</text:p>
          </table:table-cell>
          <table:table-cell table:style-name="ce223" office:value-type="float" office:value="5.97987232187">
            <text:p>6.0</text:p>
          </table:table-cell>
          <table:table-cell table:style-name="ce223" office:value-type="float" office:value="109.922179741">
            <text:p>109.9</text:p>
          </table:table-cell>
          <table:table-cell table:style-name="ce208" office:value-type="float" office:value="20.8755058182">
            <text:p>20.9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4">
            <text:p>204</text:p>
          </table:table-cell>
          <table:table-cell table:style-name="ce208" office:value-type="float" office:value="6.73924500581">
            <text:p>6.7</text:p>
          </table:table-cell>
          <table:table-cell table:style-name="ce223" office:value-type="float" office:value="74.4310427775">
            <text:p>74.4</text:p>
          </table:table-cell>
          <table:table-cell table:style-name="ce208" office:value-type="float" office:value="8.73173272799">
            <text:p>8.7</text:p>
          </table:table-cell>
          <table:table-cell table:style-name="ce221" office:value-type="float" office:value="12.0990707275">
            <text:p>12.1</text:p>
          </table:table-cell>
          <table:table-cell table:style-name="ce223" office:value-type="float" office:value="13.1357952954">
            <text:p>13.1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24.8541571166">
            <text:p>24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.40839115706">
            <text:p>3.4</text:p>
          </table:table-cell>
          <table:table-cell table:style-name="ce221" office:value-type="float" office:value="266.270496441">
            <text:p>266.3</text:p>
          </table:table-cell>
          <table:table-cell table:style-name="ce223" office:value-type="float" office:value="2.57191357126">
            <text:p>2.6</text:p>
          </table:table-cell>
          <table:table-cell table:style-name="ce223" office:value-type="float" office:value="326.055028124">
            <text:p>326.1</text:p>
          </table:table-cell>
          <table:table-cell table:style-name="ce208" office:value-type="float" office:value="6.03952454925">
            <text:p>6.0</text:p>
          </table:table-cell>
          <table:table-cell table:style-name="ce221" office:value-type="float" office:value="106.929202599">
            <text:p>106.9</text:p>
          </table:table-cell>
          <table:table-cell table:style-name="ce223" office:value-type="float" office:value="7.20553634564">
            <text:p>7.2</text:p>
          </table:table-cell>
          <table:table-cell table:style-name="ce223" office:value-type="float" office:value="55.6189581907">
            <text:p>55.6</text:p>
          </table:table-cell>
          <table:table-cell table:style-name="ce208" office:value-type="float" office:value="5.58214110366">
            <text:p>5.6</text:p>
          </table:table-cell>
          <table:table-cell table:style-name="ce221" office:value-type="float" office:value="130.716134943">
            <text:p>130.7</text:p>
          </table:table-cell>
          <table:table-cell table:style-name="ce223" office:value-type="float" office:value="7.60978481435">
            <text:p>7.6</text:p>
          </table:table-cell>
          <table:table-cell table:style-name="ce223" office:value-type="float" office:value="41.2957778569">
            <text:p>41.3</text:p>
          </table:table-cell>
          <table:table-cell table:style-name="ce208" office:value-type="float" office:value="7.77879742191">
            <text:p>7.8</text:p>
          </table:table-cell>
          <table:table-cell table:style-name="ce221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198" office:value-type="float" office:value="205">
            <text:p>205</text:p>
          </table:table-cell>
          <table:table-cell table:style-name="ce208" office:value-type="float" office:value="18.2190263835">
            <text:p>18.2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6.2233028894">
            <text:p>16.2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2.0317528558">
            <text:p>12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24.8541571166">
            <text:p>24.9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27.1217607243">
            <text:p>27.1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3.5556773217">
            <text:p>23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8.9059328163">
            <text:p>18.9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31.5685299392">
            <text:p>31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9.3589564687">
            <text:p>19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7.9357764715">
            <text:p>17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2.6302116587">
            <text:p>32.6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6">
            <text:p>206</text:p>
          </table:table-cell>
          <table:table-cell table:style-name="ce208" office:value-type="float" office:value="8.99926881999">
            <text:p>9.0</text:p>
          </table:table-cell>
          <table:table-cell table:style-name="ce223" office:value-type="float" office:value="7.60309710642">
            <text:p>7.6</text:p>
          </table:table-cell>
          <table:table-cell table:style-name="ce208" office:value-type="float" office:value="11.3602145172">
            <text:p>11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5.4331389534">
            <text:p>15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.40839115706">
            <text:p>3.4</text:p>
          </table:table-cell>
          <table:table-cell table:style-name="ce221" office:value-type="float" office:value="266.270496441">
            <text:p>266.3</text:p>
          </table:table-cell>
          <table:table-cell table:style-name="ce223" office:value-type="float" office:value="27.1217607243">
            <text:p>27.1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4.04667869298">
            <text:p>4.0</text:p>
          </table:table-cell>
          <table:table-cell table:style-name="ce223" office:value-type="float" office:value="223.121988685">
            <text:p>223.1</text:p>
          </table:table-cell>
          <table:table-cell table:style-name="ce208" office:value-type="float" office:value="8.65224322741">
            <text:p>8.7</text:p>
          </table:table-cell>
          <table:table-cell table:style-name="ce221" office:value-type="float" office:value="13.6254326571">
            <text:p>13.6</text:p>
          </table:table-cell>
          <table:table-cell table:style-name="ce223" office:value-type="float" office:value="7.12935786241">
            <text:p>7.1</text:p>
          </table:table-cell>
          <table:table-cell table:style-name="ce223" office:value-type="float" office:value="58.5283461043">
            <text:p>58.5</text:p>
          </table:table-cell>
          <table:table-cell table:style-name="ce208" office:value-type="float" office:value="7.96300631699">
            <text:p>8.0</text:p>
          </table:table-cell>
          <table:table-cell table:style-name="ce221" office:value-type="float" office:value="30.376088668">
            <text:p>30.4</text:p>
          </table:table-cell>
          <table:table-cell table:style-name="ce223" office:value-type="float" office:value="9.62046687399">
            <text:p>9.6</text:p>
          </table:table-cell>
          <table:table-cell table:style-name="ce223" office:value-type="float" office:value="1.11701730473">
            <text:p>1.1</text:p>
          </table:table-cell>
          <table:table-cell table:style-name="ce208" office:value-type="float" office:value="6.19460220402">
            <text:p>6.2</text:p>
          </table:table-cell>
          <table:table-cell table:style-name="ce221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198" office:value-type="float" office:value="207">
            <text:p>207</text:p>
          </table:table-cell>
          <table:table-cell table:style-name="ce208" office:value-type="float" office:value="5.70916044086">
            <text:p>5.7</text:p>
          </table:table-cell>
          <table:table-cell table:style-name="ce223" office:value-type="float" office:value="123.919905348">
            <text:p>123.9</text:p>
          </table:table-cell>
          <table:table-cell table:style-name="ce208" office:value-type="float" office:value="7.65765816331">
            <text:p>7.7</text:p>
          </table:table-cell>
          <table:table-cell table:style-name="ce221" office:value-type="float" office:value="39.7268913064">
            <text:p>39.7</text:p>
          </table:table-cell>
          <table:table-cell table:style-name="ce223" office:value-type="float" office:value="11.6558958925">
            <text:p>11.7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2.57191357126">
            <text:p>2.6</text:p>
          </table:table-cell>
          <table:table-cell table:style-name="ce221" office:value-type="float" office:value="326.055028124">
            <text:p>326.1</text:p>
          </table:table-cell>
          <table:table-cell table:style-name="ce223" office:value-type="float" office:value="23.5556773217">
            <text:p>23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4.04667869298">
            <text:p>4.0</text:p>
          </table:table-cell>
          <table:table-cell table:style-name="ce221" office:value-type="float" office:value="223.121988685">
            <text:p>223.1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5.46578846987">
            <text:p>5.5</text:p>
          </table:table-cell>
          <table:table-cell table:style-name="ce221" office:value-type="float" office:value="137.065863968">
            <text:p>137.1</text:p>
          </table:table-cell>
          <table:table-cell table:style-name="ce223" office:value-type="float" office:value="9.15982975164">
            <text:p>9.2</text:p>
          </table:table-cell>
          <table:table-cell table:style-name="ce223" office:value-type="float" office:value="5.38875213153">
            <text:p>5.4</text:p>
          </table:table-cell>
          <table:table-cell table:style-name="ce208" office:value-type="float" office:value="4.31597981137">
            <text:p>4.3</text:p>
          </table:table-cell>
          <table:table-cell table:style-name="ce221" office:value-type="float" office:value="205.67032028">
            <text:p>205.7</text:p>
          </table:table-cell>
          <table:table-cell table:style-name="ce223" office:value-type="float" office:value="5.76806721227">
            <text:p>5.8</text:p>
          </table:table-cell>
          <table:table-cell table:style-name="ce223" office:value-type="float" office:value="120.816985188">
            <text:p>120.8</text:p>
          </table:table-cell>
          <table:table-cell table:style-name="ce208" office:value-type="float" office:value="9.44727995948">
            <text:p>9.4</text:p>
          </table:table-cell>
          <table:table-cell table:style-name="ce221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198" office:value-type="float" office:value="208">
            <text:p>208</text:p>
          </table:table-cell>
          <table:table-cell table:style-name="ce210" office:value-type="float" office:value="1.33434999965">
            <text:p>1.3</text:p>
          </table:table-cell>
          <table:table-cell table:style-name="ce223" office:value-type="float" office:value="419.421153821">
            <text:p>419.4</text:p>
          </table:table-cell>
          <table:table-cell table:style-name="ce208" office:value-type="float" office:value="3.18740560354">
            <text:p>3.2</text:p>
          </table:table-cell>
          <table:table-cell table:style-name="ce221" office:value-type="float" office:value="281.738275218">
            <text:p>281.7</text:p>
          </table:table-cell>
          <table:table-cell table:style-name="ce223" office:value-type="float" office:value="7.5860584379">
            <text:p>7.6</text:p>
          </table:table-cell>
          <table:table-cell table:style-name="ce223" office:value-type="float" office:value="42.0834933156">
            <text:p>42.1</text:p>
          </table:table-cell>
          <table:table-cell table:style-name="ce208" office:value-type="float" office:value="6.03952454925">
            <text:p>6.0</text:p>
          </table:table-cell>
          <table:table-cell table:style-name="ce221" office:value-type="float" office:value="106.929202599">
            <text:p>106.9</text:p>
          </table:table-cell>
          <table:table-cell table:style-name="ce223" office:value-type="float" office:value="18.9059328163">
            <text:p>18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8.65224322741">
            <text:p>8.7</text:p>
          </table:table-cell>
          <table:table-cell table:style-name="ce221" office:value-type="float" office:value="13.6254326571">
            <text:p>13.6</text:p>
          </table:table-cell>
          <table:table-cell table:style-name="ce223" office:value-type="float" office:value="5.46578846987">
            <text:p>5.5</text:p>
          </table:table-cell>
          <table:table-cell table:style-name="ce223" office:value-type="float" office:value="137.065863968">
            <text:p>137.1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12.9012438507">
            <text:p>12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.79526341357">
            <text:p>1.8</text:p>
          </table:table-cell>
          <table:table-cell table:style-name="ce221" office:value-type="float" office:value="384.11390939">
            <text:p>384.1</text:p>
          </table:table-cell>
          <table:table-cell table:style-name="ce223" office:value-type="float" office:value="3.74990615727">
            <text:p>3.7</text:p>
          </table:table-cell>
          <table:table-cell table:style-name="ce223" office:value-type="float" office:value="242.886625371">
            <text:p>242.9</text:p>
          </table:table-cell>
          <table:table-cell table:style-name="ce208" office:value-type="float" office:value="13.7655623713">
            <text:p>13.8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9">
            <text:p>209</text:p>
          </table:table-cell>
          <table:table-cell table:style-name="ce208" office:value-type="float" office:value="13.8011344996">
            <text:p>13.8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5.3913170054">
            <text:p>15.4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9.8737354956">
            <text:p>19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20553634564">
            <text:p>7.2</text:p>
          </table:table-cell>
          <table:table-cell table:style-name="ce221" office:value-type="float" office:value="55.6189581907">
            <text:p>55.6</text:p>
          </table:table-cell>
          <table:table-cell table:style-name="ce223" office:value-type="float" office:value="31.5685299392">
            <text:p>31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12935786241">
            <text:p>7.1</text:p>
          </table:table-cell>
          <table:table-cell table:style-name="ce221" office:value-type="float" office:value="58.5283461043">
            <text:p>58.5</text:p>
          </table:table-cell>
          <table:table-cell table:style-name="ce223" office:value-type="float" office:value="9.15982975164">
            <text:p>9.2</text:p>
          </table:table-cell>
          <table:table-cell table:style-name="ce223" office:value-type="float" office:value="5.38875213153">
            <text:p>5.4</text:p>
          </table:table-cell>
          <table:table-cell table:style-name="ce208" office:value-type="float" office:value="12.9012438507">
            <text:p>12.9</text:p>
          </table:table-cell>
          <table:table-cell table:style-name="ce221" office:value-type="float" office:value="0">
            <text:p>0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12.576438042">
            <text:p>12.6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4.4671527154">
            <text:p>14.5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.3071780368">
            <text:p>3.3</text:p>
          </table:table-cell>
          <table:table-cell table:style-name="ce221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198" office:value-type="float" office:value="210">
            <text:p>210</text:p>
          </table:table-cell>
          <table:table-cell table:style-name="ce210" office:value-type="float" office:value="1.69205087267">
            <text:p>1.7</text:p>
          </table:table-cell>
          <table:table-cell table:style-name="ce223" office:value-type="float" office:value="391.973672515">
            <text:p>392.0</text:p>
          </table:table-cell>
          <table:table-cell table:style-name="ce208" office:value-type="float" office:value="3.42331947252">
            <text:p>3.4</text:p>
          </table:table-cell>
          <table:table-cell table:style-name="ce221" office:value-type="float" office:value="265.234833764">
            <text:p>265.2</text:p>
          </table:table-cell>
          <table:table-cell table:style-name="ce223" office:value-type="float" office:value="7.58725111929">
            <text:p>7.6</text:p>
          </table:table-cell>
          <table:table-cell table:style-name="ce223" office:value-type="float" office:value="42.043736004">
            <text:p>42.0</text:p>
          </table:table-cell>
          <table:table-cell table:style-name="ce208" office:value-type="float" office:value="5.58214110366">
            <text:p>5.6</text:p>
          </table:table-cell>
          <table:table-cell table:style-name="ce221" office:value-type="float" office:value="130.716134943">
            <text:p>130.7</text:p>
          </table:table-cell>
          <table:table-cell table:style-name="ce223" office:value-type="float" office:value="19.3589564687">
            <text:p>19.4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96300631699">
            <text:p>8.0</text:p>
          </table:table-cell>
          <table:table-cell table:style-name="ce221" office:value-type="float" office:value="30.376088668">
            <text:p>30.4</text:p>
          </table:table-cell>
          <table:table-cell table:style-name="ce223" office:value-type="float" office:value="4.31597981137">
            <text:p>4.3</text:p>
          </table:table-cell>
          <table:table-cell table:style-name="ce223" office:value-type="float" office:value="205.67032028">
            <text:p>205.7</text:p>
          </table:table-cell>
          <table:table-cell table:style-name="ce208" office:value-type="float" office:value="1.79526341357">
            <text:p>1.8</text:p>
          </table:table-cell>
          <table:table-cell table:style-name="ce221" office:value-type="float" office:value="384.11390939">
            <text:p>384.1</text:p>
          </table:table-cell>
          <table:table-cell table:style-name="ce223" office:value-type="float" office:value="12.576438042">
            <text:p>12.6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 office:value-type="string">
            <text:p><text:s text:c="2"/></text:p>
          </table:table-cell>
          <table:table-cell table:style-name="ce223" office:value-type="float" office:value="2.43671795942">
            <text:p>2.4</text:p>
          </table:table-cell>
          <table:table-cell table:style-name="ce223" office:value-type="float" office:value="336.007171739">
            <text:p>336.0</text:p>
          </table:table-cell>
          <table:table-cell table:style-name="ce208" office:value-type="float" office:value="13.3267780084">
            <text:p>13.3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12">
            <text:p>212</text:p>
          </table:table-cell>
          <table:table-cell table:style-name="ce208" office:value-type="float" office:value="2.92133591519">
            <text:p>2.9</text:p>
          </table:table-cell>
          <table:table-cell table:style-name="ce223" office:value-type="float" office:value="300.684581958">
            <text:p>300.7</text:p>
          </table:table-cell>
          <table:table-cell table:style-name="ce208" office:value-type="float" office:value="3.09454381758">
            <text:p>3.1</text:p>
          </table:table-cell>
          <table:table-cell table:style-name="ce221" office:value-type="float" office:value="288.312029013">
            <text:p>288.3</text:p>
          </table:table-cell>
          <table:table-cell table:style-name="ce223" office:value-type="float" office:value="5.97987232187">
            <text:p>6.0</text:p>
          </table:table-cell>
          <table:table-cell table:style-name="ce223" office:value-type="float" office:value="109.922179741">
            <text:p>109.9</text:p>
          </table:table-cell>
          <table:table-cell table:style-name="ce208" office:value-type="float" office:value="7.60978481435">
            <text:p>7.6</text:p>
          </table:table-cell>
          <table:table-cell table:style-name="ce221" office:value-type="float" office:value="41.2957778569">
            <text:p>41.3</text:p>
          </table:table-cell>
          <table:table-cell table:style-name="ce223" office:value-type="float" office:value="17.9357764715">
            <text:p>17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9.62046687399">
            <text:p>9.6</text:p>
          </table:table-cell>
          <table:table-cell table:style-name="ce221" office:value-type="float" office:value="1.11701730473">
            <text:p>1.1</text:p>
          </table:table-cell>
          <table:table-cell table:style-name="ce223" office:value-type="float" office:value="5.76806721227">
            <text:p>5.8</text:p>
          </table:table-cell>
          <table:table-cell table:style-name="ce223" office:value-type="float" office:value="120.816985188">
            <text:p>120.8</text:p>
          </table:table-cell>
          <table:table-cell table:style-name="ce208" office:value-type="float" office:value="3.74990615727">
            <text:p>3.7</text:p>
          </table:table-cell>
          <table:table-cell table:style-name="ce221" office:value-type="float" office:value="242.886625371">
            <text:p>242.9</text:p>
          </table:table-cell>
          <table:table-cell table:style-name="ce223" office:value-type="float" office:value="14.4671527154">
            <text:p>14.5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2.43671795942">
            <text:p>2.4</text:p>
          </table:table-cell>
          <table:table-cell table:style-name="ce221" office:value-type="float" office:value="336.007171739">
            <text:p>336.0</text:p>
          </table:table-cell>
          <table:table-cell table:style-name="ce222"/>
          <table:table-cell table:style-name="ce222" office:value-type="string">
            <text:p><text:s text:c="2"/></text:p>
          </table:table-cell>
          <table:table-cell table:style-name="ce208" office:value-type="float" office:value="15.1611984512">
            <text:p>15.2</text:p>
          </table:table-cell>
          <table:table-cell table:style-name="ce221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13">
            <text:p>213</text:p>
          </table:table-cell>
          <table:table-cell table:style-name="ce208" office:value-type="float" office:value="14.4617536532">
            <text:p>14.5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16.49183499">
            <text:p>16.5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0.8755058182">
            <text:p>20.9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7.77879742191">
            <text:p>7.8</text:p>
          </table:table-cell>
          <table:table-cell table:style-name="ce221" office:value-type="float" office:value="35.8804932828">
            <text:p>35.9</text:p>
          </table:table-cell>
          <table:table-cell table:style-name="ce223" office:value-type="float" office:value="32.6302116587">
            <text:p>32.6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6.19460220402">
            <text:p>6.2</text:p>
          </table:table-cell>
          <table:table-cell table:style-name="ce221" office:value-type="float" office:value="99.3071592605">
            <text:p>99.3</text:p>
          </table:table-cell>
          <table:table-cell table:style-name="ce223" office:value-type="float" office:value="9.44727995948">
            <text:p>9.4</text:p>
          </table:table-cell>
          <table:table-cell table:style-name="ce223" office:value-type="float" office:value="2.35518070639">
            <text:p>2.4</text:p>
          </table:table-cell>
          <table:table-cell table:style-name="ce208" office:value-type="float" office:value="13.7655623713">
            <text:p>13.8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3.3071780368">
            <text:p>3.3</text:p>
          </table:table-cell>
          <table:table-cell table:style-name="ce223" office:value-type="float" office:value="273.323431871">
            <text:p>273.3</text:p>
          </table:table-cell>
          <table:table-cell table:style-name="ce208" office:value-type="float" office:value="13.3267780084">
            <text:p>13.3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15.1611984512">
            <text:p>15.2</text:p>
          </table:table-cell>
          <table:table-cell table:style-name="ce223" office:value-type="float" office:value="0">
            <text:p>0.0</text:p>
          </table:table-cell>
          <table:table-cell table:style-name="ce207"/>
          <table:table-cell table:style-name="ce220"/>
          <table:table-cell table:number-columns-repeated="26"/>
        </table:table-row>
        <table:table-row table:style-name="ro10">
          <table:table-cell table:style-name="ce69"/>
          <table:table-cell table:style-name="ce211" table:number-columns-repeated="13"/>
          <table:table-cell table:style-name="ce213" table:number-columns-repeated="11"/>
          <table:table-cell table:number-columns-repeated="26"/>
        </table:table-row>
        <table:table-row table:style-name="ro1">
          <table:table-cell table:style-name="ce199" office:value-type="string" table:number-columns-spanned="1" table:number-rows-spanned="3">
            <text:p>AVG (MNI, R = 5)</text:p>
          </table:table-cell>
          <table:table-cell table:style-name="ce211" table:number-columns-repeated="13"/>
          <table:table-cell table:style-name="ce213" table:number-columns-repeated="11"/>
          <table:table-cell table:number-columns-repeated="26"/>
        </table:table-row>
        <table:table-row table:style-name="ro2">
          <table:covered-table-cell table:style-name="ce200"/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 table:number-columns-repeated="26"/>
        </table:table-row>
        <table:table-row table:style-name="ro19">
          <table:covered-table-cell table:style-name="ce201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98" office:value-type="float" office:value="201">
            <text:p>201</text:p>
          </table:table-cell>
          <table:table-cell table:style-name="ce207"/>
          <table:table-cell table:style-name="ce220"/>
          <table:table-cell table:style-name="ce208" table:formula="of:=([.D44]+[.D63])/2" office:value-type="float" office:value="6.172301611655">
            <text:p>6.2</text:p>
          </table:table-cell>
          <table:table-cell table:style-name="ce221" table:formula="of:=([.E44]+[.E63])/2" office:value-type="float" office:value="152.931149501905">
            <text:p>152.9</text:p>
          </table:table-cell>
          <table:table-cell table:style-name="ce208" table:formula="of:=([.F44]+[.F63])/2" office:value-type="float" office:value="5.916887322625">
            <text:p>5.9</text:p>
          </table:table-cell>
          <table:table-cell table:style-name="ce221" table:formula="of:=([.G44]+[.G63])/2" office:value-type="float" office:value="116.92919776305">
            <text:p>116.9</text:p>
          </table:table-cell>
          <table:table-cell table:style-name="ce208" table:formula="of:=([.H44]+[.H63])/2" office:value-type="float" office:value="8.139458069185">
            <text:p>8.1</text:p>
          </table:table-cell>
          <table:table-cell table:style-name="ce221" table:formula="of:=([.I44]+[.I63])/2" office:value-type="float" office:value="38.03489261358">
            <text:p>38.0</text:p>
          </table:table-cell>
          <table:table-cell table:style-name="ce208" table:formula="of:=([.J44]+[.J63])/2" office:value-type="float" office:value="19.12143426305">
            <text:p>19.1</text:p>
          </table:table-cell>
          <table:table-cell table:style-name="ce221" table:formula="of:=([.K44]+[.K63])/2" office:value-type="float" office:value="0">
            <text:p>0.0</text:p>
          </table:table-cell>
          <table:table-cell table:style-name="ce208" table:formula="of:=([.L44]+[.L63])/2" office:value-type="float" office:value="6.87584245831">
            <text:p>6.9</text:p>
          </table:table-cell>
          <table:table-cell table:style-name="ce221" table:formula="of:=([.M44]+[.M63])/2" office:value-type="float" office:value="93.02417645121">
            <text:p>93.0</text:p>
          </table:table-cell>
          <table:table-cell table:style-name="ce208" table:formula="of:=([.N44]+[.N63])/2" office:value-type="float" office:value="6.681722303665">
            <text:p>6.7</text:p>
          </table:table-cell>
          <table:table-cell table:style-name="ce221" table:formula="of:=([.O44]+[.O63])/2" office:value-type="float" office:value="81.87823348635">
            <text:p>81.9</text:p>
          </table:table-cell>
          <table:table-cell table:style-name="ce210" table:formula="of:=([.P44]+[.P63])/2" office:value-type="float" office:value="3.440912415525">
            <text:p>3.4</text:p>
          </table:table-cell>
          <table:table-cell table:style-name="ce221" table:formula="of:=([.Q44]+[.Q63])/2" office:value-type="float" office:value="276.008416584">
            <text:p>276.0</text:p>
          </table:table-cell>
          <table:table-cell table:style-name="ce208" table:formula="of:=([.R44]+[.R63])/2" office:value-type="float" office:value="9.81453516832">
            <text:p>9.8</text:p>
          </table:table-cell>
          <table:table-cell table:style-name="ce221" table:formula="of:=([.S44]+[.S63])/2" office:value-type="float" office:value="58.8478075965">
            <text:p>58.8</text:p>
          </table:table-cell>
          <table:table-cell table:style-name="ce208" table:formula="of:=([.T44]+[.T63])/2" office:value-type="float" office:value="6.219520638135">
            <text:p>6.2</text:p>
          </table:table-cell>
          <table:table-cell table:style-name="ce221" table:formula="of:=([.U44]+[.U63])/2" office:value-type="float" office:value="195.9868362575">
            <text:p>196.0</text:p>
          </table:table-cell>
          <table:table-cell table:style-name="ce208" table:formula="of:=([.V44]+[.V63])/2" office:value-type="float" office:value="5.937463088165">
            <text:p>5.9</text:p>
          </table:table-cell>
          <table:table-cell table:style-name="ce221" table:formula="of:=([.W44]+[.W63])/2" office:value-type="float" office:value="154.492257575345">
            <text:p>154.5</text:p>
          </table:table-cell>
          <table:table-cell table:style-name="ce208" table:formula="of:=([.X44]+[.X63])/2" office:value-type="float" office:value="13.593185936">
            <text:p>13.6</text:p>
          </table:table-cell>
          <table:table-cell table:style-name="ce221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2">
            <text:p>202</text:p>
          </table:table-cell>
          <table:table-cell table:style-name="ce208" table:formula="of:=([.B45]+[.B64])/2" office:value-type="float" office:value="6.172301611655">
            <text:p>6.2</text:p>
          </table:table-cell>
          <table:table-cell table:style-name="ce221" table:formula="of:=([.C45]+[.C64])/2" office:value-type="float" office:value="152.931149501905">
            <text:p>152.9</text:p>
          </table:table-cell>
          <table:table-cell table:style-name="ce207"/>
          <table:table-cell table:style-name="ce220"/>
          <table:table-cell table:style-name="ce208" table:formula="of:=([.F45]+[.F64])/2" office:value-type="float" office:value="5.17735159483">
            <text:p>5.2</text:p>
          </table:table-cell>
          <table:table-cell table:style-name="ce221" table:formula="of:=([.G45]+[.G64])/2" office:value-type="float" office:value="154.586852439">
            <text:p>154.6</text:p>
          </table:table-cell>
          <table:table-cell table:style-name="ce208" table:formula="of:=([.H45]+[.H64])/2" office:value-type="float" office:value="13.322996419595">
            <text:p>13.3</text:p>
          </table:table-cell>
          <table:table-cell table:style-name="ce221" table:formula="of:=([.I45]+[.I64])/2" office:value-type="float" office:value="6.04953536375">
            <text:p>6.0</text:p>
          </table:table-cell>
          <table:table-cell table:style-name="ce208" table:formula="of:=([.J45]+[.J64])/2" office:value-type="float" office:value="16.4939183079">
            <text:p>16.5</text:p>
          </table:table-cell>
          <table:table-cell table:style-name="ce221" table:formula="of:=([.K45]+[.K64])/2" office:value-type="float" office:value="0">
            <text:p>0.0</text:p>
          </table:table-cell>
          <table:table-cell table:style-name="ce208" table:formula="of:=([.L45]+[.L64])/2" office:value-type="float" office:value="11.66477451905">
            <text:p>11.7</text:p>
          </table:table-cell>
          <table:table-cell table:style-name="ce221" table:formula="of:=([.M45]+[.M64])/2" office:value-type="float" office:value="0">
            <text:p>0.0</text:p>
          </table:table-cell>
          <table:table-cell table:style-name="ce208" table:formula="of:=([.N45]+[.N64])/2" office:value-type="float" office:value="10.848400546155">
            <text:p>10.8</text:p>
          </table:table-cell>
          <table:table-cell table:style-name="ce221" table:formula="of:=([.O45]+[.O64])/2" office:value-type="float" office:value="19.8634456532">
            <text:p>19.9</text:p>
          </table:table-cell>
          <table:table-cell table:style-name="ce208" table:formula="of:=([.P45]+[.P64])/2" office:value-type="float" office:value="3.657449484205">
            <text:p>3.7</text:p>
          </table:table-cell>
          <table:table-cell table:style-name="ce221" table:formula="of:=([.Q45]+[.Q64])/2" office:value-type="float" office:value="249.7866887145">
            <text:p>249.8</text:p>
          </table:table-cell>
          <table:table-cell table:style-name="ce208" table:formula="of:=([.R45]+[.R64])/2" office:value-type="float" office:value="14.3719600134">
            <text:p>14.4</text:p>
          </table:table-cell>
          <table:table-cell table:style-name="ce221" table:formula="of:=([.S45]+[.S64])/2" office:value-type="float" office:value="0">
            <text:p>0.0</text:p>
          </table:table-cell>
          <table:table-cell table:style-name="ce208" table:formula="of:=([.T45]+[.T64])/2" office:value-type="float" office:value="5.35462754907">
            <text:p>5.4</text:p>
          </table:table-cell>
          <table:table-cell table:style-name="ce221" table:formula="of:=([.U45]+[.U64])/2" office:value-type="float" office:value="158.92723040665">
            <text:p>158.9</text:p>
          </table:table-cell>
          <table:table-cell table:style-name="ce208" table:formula="of:=([.V45]+[.V64])/2" office:value-type="float" office:value="8.48506992989">
            <text:p>8.5</text:p>
          </table:table-cell>
          <table:table-cell table:style-name="ce221" table:formula="of:=([.W45]+[.W64])/2" office:value-type="float" office:value="144.1560145065">
            <text:p>144.2</text:p>
          </table:table-cell>
          <table:table-cell table:style-name="ce208" table:formula="of:=([.X45]+[.X64])/2" office:value-type="float" office:value="18.60535730435">
            <text:p>18.6</text:p>
          </table:table-cell>
          <table:table-cell table:style-name="ce221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3">
            <text:p>203</text:p>
          </table:table-cell>
          <table:table-cell table:style-name="ce208" table:formula="of:=([.B46]+[.B65])/2" office:value-type="float" office:value="5.916887322625">
            <text:p>5.9</text:p>
          </table:table-cell>
          <table:table-cell table:style-name="ce221" table:formula="of:=([.C46]+[.C65])/2" office:value-type="float" office:value="116.92919776305">
            <text:p>116.9</text:p>
          </table:table-cell>
          <table:table-cell table:style-name="ce208" table:formula="of:=([.D46]+[.D65])/2" office:value-type="float" office:value="5.17735159483">
            <text:p>5.2</text:p>
          </table:table-cell>
          <table:table-cell table:style-name="ce221" table:formula="of:=([.E46]+[.E65])/2" office:value-type="float" office:value="154.586852439">
            <text:p>154.6</text:p>
          </table:table-cell>
          <table:table-cell table:style-name="ce207"/>
          <table:table-cell table:style-name="ce220"/>
          <table:table-cell table:style-name="ce208" table:formula="of:=([.H46]+[.H65])/2" office:value-type="float" office:value="13.76746186895">
            <text:p>13.8</text:p>
          </table:table-cell>
          <table:table-cell table:style-name="ce221" table:formula="of:=([.I46]+[.I65])/2" office:value-type="float" office:value="0">
            <text:p>0.0</text:p>
          </table:table-cell>
          <table:table-cell table:style-name="ce208" table:formula="of:=([.J46]+[.J65])/2" office:value-type="float" office:value="14.6078520082">
            <text:p>14.6</text:p>
          </table:table-cell>
          <table:table-cell table:style-name="ce221" table:formula="of:=([.K46]+[.K65])/2" office:value-type="float" office:value="0">
            <text:p>0.0</text:p>
          </table:table-cell>
          <table:table-cell table:style-name="ce208" table:formula="of:=([.L46]+[.L65])/2" office:value-type="float" office:value="12.31014633289">
            <text:p>12.3</text:p>
          </table:table-cell>
          <table:table-cell table:style-name="ce221" table:formula="of:=([.M46]+[.M65])/2" office:value-type="float" office:value="2.524336398605">
            <text:p>2.5</text:p>
          </table:table-cell>
          <table:table-cell table:style-name="ce208" table:formula="of:=([.N46]+[.N65])/2" office:value-type="float" office:value="11.7641500042">
            <text:p>11.8</text:p>
          </table:table-cell>
          <table:table-cell table:style-name="ce221" table:formula="of:=([.O46]+[.O65])/2" office:value-type="float" office:value="0">
            <text:p>0.0</text:p>
          </table:table-cell>
          <table:table-cell table:style-name="ce208" table:formula="of:=([.P46]+[.P65])/2" office:value-type="float" office:value="4.95898237581">
            <text:p>5.0</text:p>
          </table:table-cell>
          <table:table-cell table:style-name="ce221" table:formula="of:=([.Q46]+[.Q65])/2" office:value-type="float" office:value="192.9272494398">
            <text:p>192.9</text:p>
          </table:table-cell>
          <table:table-cell table:style-name="ce208" table:formula="of:=([.R46]+[.R65])/2" office:value-type="float" office:value="15.15325566435">
            <text:p>15.2</text:p>
          </table:table-cell>
          <table:table-cell table:style-name="ce221" table:formula="of:=([.S46]+[.S65])/2" office:value-type="float" office:value="0">
            <text:p>0.0</text:p>
          </table:table-cell>
          <table:table-cell table:style-name="ce208" table:formula="of:=([.T46]+[.T65])/2" office:value-type="float" office:value="8.095766775">
            <text:p>8.1</text:p>
          </table:table-cell>
          <table:table-cell table:style-name="ce221" table:formula="of:=([.U46]+[.U65])/2" office:value-type="float" office:value="28.31585154885">
            <text:p>28.3</text:p>
          </table:table-cell>
          <table:table-cell table:style-name="ce208" table:formula="of:=([.V46]+[.V65])/2" office:value-type="float" office:value="8.400614688035">
            <text:p>8.4</text:p>
          </table:table-cell>
          <table:table-cell table:style-name="ce221" table:formula="of:=([.W46]+[.W65])/2" office:value-type="float" office:value="54.9610898705">
            <text:p>55.0</text:p>
          </table:table-cell>
          <table:table-cell table:style-name="ce208" table:formula="of:=([.X46]+[.X65])/2" office:value-type="float" office:value="19.1691278271">
            <text:p>19.2</text:p>
          </table:table-cell>
          <table:table-cell table:style-name="ce221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4">
            <text:p>204</text:p>
          </table:table-cell>
          <table:table-cell table:style-name="ce208" table:formula="of:=([.B47]+[.B66])/2" office:value-type="float" office:value="8.139458069185">
            <text:p>8.1</text:p>
          </table:table-cell>
          <table:table-cell table:style-name="ce221" table:formula="of:=([.C47]+[.C66])/2" office:value-type="float" office:value="38.03489261358">
            <text:p>38.0</text:p>
          </table:table-cell>
          <table:table-cell table:style-name="ce208" table:formula="of:=([.D47]+[.D66])/2" office:value-type="float" office:value="13.322996419595">
            <text:p>13.3</text:p>
          </table:table-cell>
          <table:table-cell table:style-name="ce221" table:formula="of:=([.E47]+[.E66])/2" office:value-type="float" office:value="6.04953536375">
            <text:p>6.0</text:p>
          </table:table-cell>
          <table:table-cell table:style-name="ce208" table:formula="of:=([.F47]+[.F66])/2" office:value-type="float" office:value="13.76746186895">
            <text:p>13.8</text:p>
          </table:table-cell>
          <table:table-cell table:style-name="ce221" table:formula="of:=([.G47]+[.G66])/2" office:value-type="float" office:value="0">
            <text:p>0.0</text:p>
          </table:table-cell>
          <table:table-cell table:style-name="ce207"/>
          <table:table-cell table:style-name="ce220"/>
          <table:table-cell table:style-name="ce208" table:formula="of:=([.J47]+[.J66])/2" office:value-type="float" office:value="25.1461266823">
            <text:p>25.1</text:p>
          </table:table-cell>
          <table:table-cell table:style-name="ce221" table:formula="of:=([.K47]+[.K66])/2" office:value-type="float" office:value="0">
            <text:p>0.0</text:p>
          </table:table-cell>
          <table:table-cell table:style-name="ce208" table:formula="of:=([.L47]+[.L66])/2" office:value-type="float" office:value="4.826866219175">
            <text:p>4.8</text:p>
          </table:table-cell>
          <table:table-cell table:style-name="ce221" table:formula="of:=([.M47]+[.M66])/2" office:value-type="float" office:value="181.56717990055">
            <text:p>181.6</text:p>
          </table:table-cell>
          <table:table-cell table:style-name="ce208" table:formula="of:=([.N47]+[.N66])/2" office:value-type="float" office:value="3.833170545665">
            <text:p>3.8</text:p>
          </table:table-cell>
          <table:table-cell table:style-name="ce221" table:formula="of:=([.O47]+[.O66])/2" office:value-type="float" office:value="242.076320549">
            <text:p>242.1</text:p>
          </table:table-cell>
          <table:table-cell table:style-name="ce208" table:formula="of:=([.P47]+[.P66])/2" office:value-type="float" office:value="10.329986926475">
            <text:p>10.3</text:p>
          </table:table-cell>
          <table:table-cell table:style-name="ce221" table:formula="of:=([.Q47]+[.Q66])/2" office:value-type="float" office:value="53.4646012995">
            <text:p>53.5</text:p>
          </table:table-cell>
          <table:table-cell table:style-name="ce208" table:formula="of:=([.R47]+[.R66])/2" office:value-type="float" office:value="6.65971454331">
            <text:p>6.7</text:p>
          </table:table-cell>
          <table:table-cell table:style-name="ce221" table:formula="of:=([.S47]+[.S66])/2" office:value-type="float" office:value="79.43207186735">
            <text:p>79.4</text:p>
          </table:table-cell>
          <table:table-cell table:style-name="ce208" table:formula="of:=([.T47]+[.T66])/2" office:value-type="float" office:value="11.16975007238">
            <text:p>11.2</text:p>
          </table:table-cell>
          <table:table-cell table:style-name="ce221" table:formula="of:=([.U47]+[.U66])/2" office:value-type="float" office:value="65.3580674715">
            <text:p>65.4</text:p>
          </table:table-cell>
          <table:table-cell table:style-name="ce208" table:formula="of:=([.V47]+[.V66])/2" office:value-type="float" office:value="8.851658752075">
            <text:p>8.9</text:p>
          </table:table-cell>
          <table:table-cell table:style-name="ce221" table:formula="of:=([.W47]+[.W66])/2" office:value-type="float" office:value="20.64788892845">
            <text:p>20.6</text:p>
          </table:table-cell>
          <table:table-cell table:style-name="ce208" table:formula="of:=([.X47]+[.X66])/2" office:value-type="float" office:value="7.81095028424">
            <text:p>7.8</text:p>
          </table:table-cell>
          <table:table-cell table:style-name="ce221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198" office:value-type="float" office:value="205">
            <text:p>205</text:p>
          </table:table-cell>
          <table:table-cell table:style-name="ce212" table:formula="of:=([.B48]+[.B67])/2" office:value-type="float" office:value="19.12143426305">
            <text:p>19.1</text:p>
          </table:table-cell>
          <table:table-cell table:style-name="ce221" table:formula="of:=([.C48]+[.C67])/2" office:value-type="float" office:value="0">
            <text:p>0.0</text:p>
          </table:table-cell>
          <table:table-cell table:style-name="ce208" table:formula="of:=([.D48]+[.D67])/2" office:value-type="float" office:value="16.4939183079">
            <text:p>16.5</text:p>
          </table:table-cell>
          <table:table-cell table:style-name="ce221" table:formula="of:=([.E48]+[.E67])/2" office:value-type="float" office:value="0">
            <text:p>0.0</text:p>
          </table:table-cell>
          <table:table-cell table:style-name="ce208" table:formula="of:=([.F48]+[.F67])/2" office:value-type="float" office:value="14.6078520082">
            <text:p>14.6</text:p>
          </table:table-cell>
          <table:table-cell table:style-name="ce221" table:formula="of:=([.G48]+[.G67])/2" office:value-type="float" office:value="0">
            <text:p>0.0</text:p>
          </table:table-cell>
          <table:table-cell table:style-name="ce212" table:formula="of:=([.H48]+[.H67])/2" office:value-type="float" office:value="25.1461266823">
            <text:p>25.1</text:p>
          </table:table-cell>
          <table:table-cell table:style-name="ce221" table:formula="of:=([.I48]+[.I67])/2" office:value-type="float" office:value="0">
            <text:p>0.0</text:p>
          </table:table-cell>
          <table:table-cell table:style-name="ce207"/>
          <table:table-cell table:style-name="ce220"/>
          <table:table-cell table:style-name="ce208" table:formula="of:=([.L48]+[.L67])/2" office:value-type="float" office:value="24.7991541445">
            <text:p>24.8</text:p>
          </table:table-cell>
          <table:table-cell table:style-name="ce221" table:formula="of:=([.M48]+[.M67])/2" office:value-type="float" office:value="0">
            <text:p>0.0</text:p>
          </table:table-cell>
          <table:table-cell table:style-name="ce208" table:formula="of:=([.N48]+[.N67])/2" office:value-type="float" office:value="23.4600296812">
            <text:p>23.5</text:p>
          </table:table-cell>
          <table:table-cell table:style-name="ce221" table:formula="of:=([.O48]+[.O67])/2" office:value-type="float" office:value="0">
            <text:p>0.0</text:p>
          </table:table-cell>
          <table:table-cell table:style-name="ce208" table:formula="of:=([.P48]+[.P67])/2" office:value-type="float" office:value="18.46239140475">
            <text:p>18.5</text:p>
          </table:table-cell>
          <table:table-cell table:style-name="ce221" table:formula="of:=([.Q48]+[.Q67])/2" office:value-type="float" office:value="0">
            <text:p>0.0</text:p>
          </table:table-cell>
          <table:table-cell table:style-name="ce232" table:formula="of:=([.R48]+[.R67])/2" office:value-type="float" office:value="28.109125046">
            <text:p>28.1</text:p>
          </table:table-cell>
          <table:table-cell table:style-name="ce221" table:formula="of:=([.S48]+[.S67])/2" office:value-type="float" office:value="0">
            <text:p>0.0</text:p>
          </table:table-cell>
          <table:table-cell table:style-name="ce208" table:formula="of:=([.T48]+[.T67])/2" office:value-type="float" office:value="15.38031788775">
            <text:p>15.4</text:p>
          </table:table-cell>
          <table:table-cell table:style-name="ce221" table:formula="of:=([.U48]+[.U67])/2" office:value-type="float" office:value="0">
            <text:p>0.0</text:p>
          </table:table-cell>
          <table:table-cell table:style-name="ce208" table:formula="of:=([.V48]+[.V67])/2" office:value-type="float" office:value="16.7513805257">
            <text:p>16.8</text:p>
          </table:table-cell>
          <table:table-cell table:style-name="ce221" table:formula="of:=([.W48]+[.W67])/2" office:value-type="float" office:value="0">
            <text:p>0.0</text:p>
          </table:table-cell>
          <table:table-cell table:style-name="ce232" table:formula="of:=([.X48]+[.X67])/2" office:value-type="float" office:value="32.2147074836">
            <text:p>32.2</text:p>
          </table:table-cell>
          <table:table-cell table:style-name="ce221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6">
            <text:p>206</text:p>
          </table:table-cell>
          <table:table-cell table:style-name="ce208" table:formula="of:=([.B49]+[.B68])/2" office:value-type="float" office:value="6.87584245831">
            <text:p>6.9</text:p>
          </table:table-cell>
          <table:table-cell table:style-name="ce221" table:formula="of:=([.C49]+[.C68])/2" office:value-type="float" office:value="93.02417645121">
            <text:p>93.0</text:p>
          </table:table-cell>
          <table:table-cell table:style-name="ce208" table:formula="of:=([.D49]+[.D68])/2" office:value-type="float" office:value="11.66477451905">
            <text:p>11.7</text:p>
          </table:table-cell>
          <table:table-cell table:style-name="ce221" table:formula="of:=([.E49]+[.E68])/2" office:value-type="float" office:value="0">
            <text:p>0.0</text:p>
          </table:table-cell>
          <table:table-cell table:style-name="ce208" table:formula="of:=([.F49]+[.F68])/2" office:value-type="float" office:value="12.31014633289">
            <text:p>12.3</text:p>
          </table:table-cell>
          <table:table-cell table:style-name="ce221" table:formula="of:=([.G49]+[.G68])/2" office:value-type="float" office:value="2.524336398605">
            <text:p>2.5</text:p>
          </table:table-cell>
          <table:table-cell table:style-name="ce208" table:formula="of:=([.H49]+[.H68])/2" office:value-type="float" office:value="4.826866219175">
            <text:p>4.8</text:p>
          </table:table-cell>
          <table:table-cell table:style-name="ce221" table:formula="of:=([.I49]+[.I68])/2" office:value-type="float" office:value="181.56717990055">
            <text:p>181.6</text:p>
          </table:table-cell>
          <table:table-cell table:style-name="ce208" table:formula="of:=([.J49]+[.J68])/2" office:value-type="float" office:value="24.7991541445">
            <text:p>24.8</text:p>
          </table:table-cell>
          <table:table-cell table:style-name="ce221" table:formula="of:=([.K49]+[.K68])/2" office:value-type="float" office:value="0">
            <text:p>0.0</text:p>
          </table:table-cell>
          <table:table-cell table:style-name="ce207"/>
          <table:table-cell table:style-name="ce220"/>
          <table:table-cell table:style-name="ce210" table:formula="of:=([.N49]+[.N68])/2" office:value-type="float" office:value="3.568678611625">
            <text:p>3.6</text:p>
          </table:table-cell>
          <table:table-cell table:style-name="ce221" table:formula="of:=([.O49]+[.O68])/2" office:value-type="float" office:value="255.854280809">
            <text:p>255.9</text:p>
          </table:table-cell>
          <table:table-cell table:style-name="ce208" table:formula="of:=([.P49]+[.P68])/2" office:value-type="float" office:value="8.73763199836">
            <text:p>8.7</text:p>
          </table:table-cell>
          <table:table-cell table:style-name="ce221" table:formula="of:=([.Q49]+[.Q68])/2" office:value-type="float" office:value="12.0392737259">
            <text:p>12.0</text:p>
          </table:table-cell>
          <table:table-cell table:style-name="ce208" table:formula="of:=([.R49]+[.R68])/2" office:value-type="float" office:value="4.71663990651">
            <text:p>4.7</text:p>
          </table:table-cell>
          <table:table-cell table:style-name="ce221" table:formula="of:=([.S49]+[.S68])/2" office:value-type="float" office:value="202.18957527115">
            <text:p>202.2</text:p>
          </table:table-cell>
          <table:table-cell table:style-name="ce208" table:formula="of:=([.T49]+[.T68])/2" office:value-type="float" office:value="10.148370935495">
            <text:p>10.1</text:p>
          </table:table-cell>
          <table:table-cell table:style-name="ce221" table:formula="of:=([.U49]+[.U68])/2" office:value-type="float" office:value="15.188044334">
            <text:p>15.2</text:p>
          </table:table-cell>
          <table:table-cell table:style-name="ce208" table:formula="of:=([.V49]+[.V68])/2" office:value-type="float" office:value="9.473030078055">
            <text:p>9.5</text:p>
          </table:table-cell>
          <table:table-cell table:style-name="ce221" table:formula="of:=([.W49]+[.W68])/2" office:value-type="float" office:value="2.30444824452">
            <text:p>2.3</text:p>
          </table:table-cell>
          <table:table-cell table:style-name="ce208" table:formula="of:=([.X49]+[.X68])/2" office:value-type="float" office:value="7.95560541564">
            <text:p>8.0</text:p>
          </table:table-cell>
          <table:table-cell table:style-name="ce221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7">
            <text:p>207</text:p>
          </table:table-cell>
          <table:table-cell table:style-name="ce208" table:formula="of:=([.B50]+[.B69])/2" office:value-type="float" office:value="6.681722303665">
            <text:p>6.7</text:p>
          </table:table-cell>
          <table:table-cell table:style-name="ce221" table:formula="of:=([.C50]+[.C69])/2" office:value-type="float" office:value="81.87823348635">
            <text:p>81.9</text:p>
          </table:table-cell>
          <table:table-cell table:style-name="ce208" table:formula="of:=([.D50]+[.D69])/2" office:value-type="float" office:value="10.848400546155">
            <text:p>10.8</text:p>
          </table:table-cell>
          <table:table-cell table:style-name="ce221" table:formula="of:=([.E50]+[.E69])/2" office:value-type="float" office:value="19.8634456532">
            <text:p>19.9</text:p>
          </table:table-cell>
          <table:table-cell table:style-name="ce208" table:formula="of:=([.F50]+[.F69])/2" office:value-type="float" office:value="11.7641500042">
            <text:p>11.8</text:p>
          </table:table-cell>
          <table:table-cell table:style-name="ce221" table:formula="of:=([.G50]+[.G69])/2" office:value-type="float" office:value="0">
            <text:p>0.0</text:p>
          </table:table-cell>
          <table:table-cell table:style-name="ce208" table:formula="of:=([.H50]+[.H69])/2" office:value-type="float" office:value="3.833170545665">
            <text:p>3.8</text:p>
          </table:table-cell>
          <table:table-cell table:style-name="ce221" table:formula="of:=([.I50]+[.I69])/2" office:value-type="float" office:value="242.076320549">
            <text:p>242.1</text:p>
          </table:table-cell>
          <table:table-cell table:style-name="ce208" table:formula="of:=([.J50]+[.J69])/2" office:value-type="float" office:value="23.4600296812">
            <text:p>23.5</text:p>
          </table:table-cell>
          <table:table-cell table:style-name="ce221" table:formula="of:=([.K50]+[.K69])/2" office:value-type="float" office:value="0">
            <text:p>0.0</text:p>
          </table:table-cell>
          <table:table-cell table:style-name="ce210" table:formula="of:=([.L50]+[.L69])/2" office:value-type="float" office:value="3.568678611625">
            <text:p>3.6</text:p>
          </table:table-cell>
          <table:table-cell table:style-name="ce221" table:formula="of:=([.M50]+[.M69])/2" office:value-type="float" office:value="255.854280809">
            <text:p>255.9</text:p>
          </table:table-cell>
          <table:table-cell table:style-name="ce207"/>
          <table:table-cell table:style-name="ce220"/>
          <table:table-cell table:style-name="ce208" table:formula="of:=([.P50]+[.P69])/2" office:value-type="float" office:value="8.428739197835">
            <text:p>8.4</text:p>
          </table:table-cell>
          <table:table-cell table:style-name="ce221" table:formula="of:=([.Q50]+[.Q69])/2" office:value-type="float" office:value="68.532931984">
            <text:p>68.5</text:p>
          </table:table-cell>
          <table:table-cell table:style-name="ce208" table:formula="of:=([.R50]+[.R69])/2" office:value-type="float" office:value="6.61240140037">
            <text:p>6.6</text:p>
          </table:table-cell>
          <table:table-cell table:style-name="ce221" table:formula="of:=([.S50]+[.S69])/2" office:value-type="float" office:value="113.655130646765">
            <text:p>113.7</text:p>
          </table:table-cell>
          <table:table-cell table:style-name="ce208" table:formula="of:=([.T50]+[.T69])/2" office:value-type="float" office:value="8.812959476985">
            <text:p>8.8</text:p>
          </table:table-cell>
          <table:table-cell table:style-name="ce221" table:formula="of:=([.U50]+[.U69])/2" office:value-type="float" office:value="102.83516014">
            <text:p>102.8</text:p>
          </table:table-cell>
          <table:table-cell table:style-name="ce208" table:formula="of:=([.V50]+[.V69])/2" office:value-type="float" office:value="7.63180208638">
            <text:p>7.6</text:p>
          </table:table-cell>
          <table:table-cell table:style-name="ce221" table:formula="of:=([.W50]+[.W69])/2" office:value-type="float" office:value="61.391040291785">
            <text:p>61.4</text:p>
          </table:table-cell>
          <table:table-cell table:style-name="ce208" table:formula="of:=([.X50]+[.X69])/2" office:value-type="float" office:value="9.534460228965">
            <text:p>9.5</text:p>
          </table:table-cell>
          <table:table-cell table:style-name="ce221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198" office:value-type="float" office:value="208">
            <text:p>208</text:p>
          </table:table-cell>
          <table:table-cell table:style-name="ce210" table:formula="of:=([.B51]+[.B70])/2" office:value-type="float" office:value="3.440912415525">
            <text:p>3.4</text:p>
          </table:table-cell>
          <table:table-cell table:style-name="ce221" table:formula="of:=([.C51]+[.C70])/2" office:value-type="float" office:value="276.008416584">
            <text:p>276.0</text:p>
          </table:table-cell>
          <table:table-cell table:style-name="ce208" table:formula="of:=([.D51]+[.D70])/2" office:value-type="float" office:value="3.657449484205">
            <text:p>3.7</text:p>
          </table:table-cell>
          <table:table-cell table:style-name="ce221" table:formula="of:=([.E51]+[.E70])/2" office:value-type="float" office:value="249.7866887145">
            <text:p>249.8</text:p>
          </table:table-cell>
          <table:table-cell table:style-name="ce208" table:formula="of:=([.F51]+[.F70])/2" office:value-type="float" office:value="4.95898237581">
            <text:p>5.0</text:p>
          </table:table-cell>
          <table:table-cell table:style-name="ce221" table:formula="of:=([.G51]+[.G70])/2" office:value-type="float" office:value="192.9272494398">
            <text:p>192.9</text:p>
          </table:table-cell>
          <table:table-cell table:style-name="ce208" table:formula="of:=([.H51]+[.H70])/2" office:value-type="float" office:value="10.329986926475">
            <text:p>10.3</text:p>
          </table:table-cell>
          <table:table-cell table:style-name="ce221" table:formula="of:=([.I51]+[.I70])/2" office:value-type="float" office:value="53.4646012995">
            <text:p>53.5</text:p>
          </table:table-cell>
          <table:table-cell table:style-name="ce208" table:formula="of:=([.J51]+[.J70])/2" office:value-type="float" office:value="18.46239140475">
            <text:p>18.5</text:p>
          </table:table-cell>
          <table:table-cell table:style-name="ce221" table:formula="of:=([.K51]+[.K70])/2" office:value-type="float" office:value="0">
            <text:p>0.0</text:p>
          </table:table-cell>
          <table:table-cell table:style-name="ce208" table:formula="of:=([.L51]+[.L70])/2" office:value-type="float" office:value="8.73763199836">
            <text:p>8.7</text:p>
          </table:table-cell>
          <table:table-cell table:style-name="ce221" table:formula="of:=([.M51]+[.M70])/2" office:value-type="float" office:value="12.0392737259">
            <text:p>12.0</text:p>
          </table:table-cell>
          <table:table-cell table:style-name="ce208" table:formula="of:=([.N51]+[.N70])/2" office:value-type="float" office:value="8.428739197835">
            <text:p>8.4</text:p>
          </table:table-cell>
          <table:table-cell table:style-name="ce221" table:formula="of:=([.O51]+[.O70])/2" office:value-type="float" office:value="68.532931984">
            <text:p>68.5</text:p>
          </table:table-cell>
          <table:table-cell table:style-name="ce207"/>
          <table:table-cell table:style-name="ce220"/>
          <table:table-cell table:style-name="ce208" table:formula="of:=([.R51]+[.R70])/2" office:value-type="float" office:value="11.46608967655">
            <text:p>11.5</text:p>
          </table:table-cell>
          <table:table-cell table:style-name="ce221" table:formula="of:=([.S51]+[.S70])/2" office:value-type="float" office:value="0">
            <text:p>0.0</text:p>
          </table:table-cell>
          <table:table-cell table:style-name="ce208" table:formula="of:=([.T51]+[.T70])/2" office:value-type="float" office:value="5.08114134026">
            <text:p>5.1</text:p>
          </table:table-cell>
          <table:table-cell table:style-name="ce221" table:formula="of:=([.U51]+[.U70])/2" office:value-type="float" office:value="201.9587616705">
            <text:p>202.0</text:p>
          </table:table-cell>
          <table:table-cell table:style-name="ce208" table:formula="of:=([.V51]+[.V70])/2" office:value-type="float" office:value="7.743030925435">
            <text:p>7.7</text:p>
          </table:table-cell>
          <table:table-cell table:style-name="ce221" table:formula="of:=([.W51]+[.W70])/2" office:value-type="float" office:value="121.4433126855">
            <text:p>121.4</text:p>
          </table:table-cell>
          <table:table-cell table:style-name="ce208" table:formula="of:=([.X51]+[.X70])/2" office:value-type="float" office:value="15.50983623335">
            <text:p>15.5</text:p>
          </table:table-cell>
          <table:table-cell table:style-name="ce221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09">
            <text:p>209</text:p>
          </table:table-cell>
          <table:table-cell table:style-name="ce208" table:formula="of:=([.B52]+[.B71])/2" office:value-type="float" office:value="9.81453516832">
            <text:p>9.8</text:p>
          </table:table-cell>
          <table:table-cell table:style-name="ce221" table:formula="of:=([.C52]+[.C71])/2" office:value-type="float" office:value="58.8478075965">
            <text:p>58.8</text:p>
          </table:table-cell>
          <table:table-cell table:style-name="ce208" table:formula="of:=([.D52]+[.D71])/2" office:value-type="float" office:value="14.3719600134">
            <text:p>14.4</text:p>
          </table:table-cell>
          <table:table-cell table:style-name="ce221" table:formula="of:=([.E52]+[.E71])/2" office:value-type="float" office:value="0">
            <text:p>0.0</text:p>
          </table:table-cell>
          <table:table-cell table:style-name="ce208" table:formula="of:=([.F52]+[.F71])/2" office:value-type="float" office:value="15.15325566435">
            <text:p>15.2</text:p>
          </table:table-cell>
          <table:table-cell table:style-name="ce221" table:formula="of:=([.G52]+[.G71])/2" office:value-type="float" office:value="0">
            <text:p>0.0</text:p>
          </table:table-cell>
          <table:table-cell table:style-name="ce208" table:formula="of:=([.H52]+[.H71])/2" office:value-type="float" office:value="6.65971454331">
            <text:p>6.7</text:p>
          </table:table-cell>
          <table:table-cell table:style-name="ce221" table:formula="of:=([.I52]+[.I71])/2" office:value-type="float" office:value="79.43207186735">
            <text:p>79.4</text:p>
          </table:table-cell>
          <table:table-cell table:style-name="ce232" table:formula="of:=([.J52]+[.J71])/2" office:value-type="float" office:value="28.109125046">
            <text:p>28.1</text:p>
          </table:table-cell>
          <table:table-cell table:style-name="ce221" table:formula="of:=([.K52]+[.K71])/2" office:value-type="float" office:value="0">
            <text:p>0.0</text:p>
          </table:table-cell>
          <table:table-cell table:style-name="ce208" table:formula="of:=([.L52]+[.L71])/2" office:value-type="float" office:value="4.71663990651">
            <text:p>4.7</text:p>
          </table:table-cell>
          <table:table-cell table:style-name="ce221" table:formula="of:=([.M52]+[.M71])/2" office:value-type="float" office:value="202.18957527115">
            <text:p>202.2</text:p>
          </table:table-cell>
          <table:table-cell table:style-name="ce208" table:formula="of:=([.N52]+[.N71])/2" office:value-type="float" office:value="6.61240140037">
            <text:p>6.6</text:p>
          </table:table-cell>
          <table:table-cell table:style-name="ce221" table:formula="of:=([.O52]+[.O71])/2" office:value-type="float" office:value="113.655130646765">
            <text:p>113.7</text:p>
          </table:table-cell>
          <table:table-cell table:style-name="ce208" table:formula="of:=([.P52]+[.P71])/2" office:value-type="float" office:value="11.46608967655">
            <text:p>11.5</text:p>
          </table:table-cell>
          <table:table-cell table:style-name="ce221" table:formula="of:=([.Q52]+[.Q71])/2" office:value-type="float" office:value="0">
            <text:p>0.0</text:p>
          </table:table-cell>
          <table:table-cell table:style-name="ce207"/>
          <table:table-cell table:style-name="ce220"/>
          <table:table-cell table:style-name="ce208" table:formula="of:=([.T52]+[.T71])/2" office:value-type="float" office:value="13.5323014575">
            <text:p>13.5</text:p>
          </table:table-cell>
          <table:table-cell table:style-name="ce221" table:formula="of:=([.U52]+[.U71])/2" office:value-type="float" office:value="0">
            <text:p>0.0</text:p>
          </table:table-cell>
          <table:table-cell table:style-name="ce208" table:formula="of:=([.V52]+[.V71])/2" office:value-type="float" office:value="12.9013913189">
            <text:p>12.9</text:p>
          </table:table-cell>
          <table:table-cell table:style-name="ce221" table:formula="of:=([.W52]+[.W71])/2" office:value-type="float" office:value="0">
            <text:p>0.0</text:p>
          </table:table-cell>
          <table:table-cell table:style-name="ce208" table:formula="of:=([.X52]+[.X71])/2" office:value-type="float" office:value="5.476784809545">
            <text:p>5.5</text:p>
          </table:table-cell>
          <table:table-cell table:style-name="ce221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198" office:value-type="float" office:value="210">
            <text:p>210</text:p>
          </table:table-cell>
          <table:table-cell table:style-name="ce208" table:formula="of:=([.B53]+[.B72])/2" office:value-type="float" office:value="6.219520638135">
            <text:p>6.2</text:p>
          </table:table-cell>
          <table:table-cell table:style-name="ce221" table:formula="of:=([.C53]+[.C72])/2" office:value-type="float" office:value="195.9868362575">
            <text:p>196.0</text:p>
          </table:table-cell>
          <table:table-cell table:style-name="ce208" table:formula="of:=([.D53]+[.D72])/2" office:value-type="float" office:value="5.35462754907">
            <text:p>5.4</text:p>
          </table:table-cell>
          <table:table-cell table:style-name="ce221" table:formula="of:=([.E53]+[.E72])/2" office:value-type="float" office:value="158.92723040665">
            <text:p>158.9</text:p>
          </table:table-cell>
          <table:table-cell table:style-name="ce208" table:formula="of:=([.F53]+[.F72])/2" office:value-type="float" office:value="8.095766775">
            <text:p>8.1</text:p>
          </table:table-cell>
          <table:table-cell table:style-name="ce221" table:formula="of:=([.G53]+[.G72])/2" office:value-type="float" office:value="28.31585154885">
            <text:p>28.3</text:p>
          </table:table-cell>
          <table:table-cell table:style-name="ce208" table:formula="of:=([.H53]+[.H72])/2" office:value-type="float" office:value="11.16975007238">
            <text:p>11.2</text:p>
          </table:table-cell>
          <table:table-cell table:style-name="ce221" table:formula="of:=([.I53]+[.I72])/2" office:value-type="float" office:value="65.3580674715">
            <text:p>65.4</text:p>
          </table:table-cell>
          <table:table-cell table:style-name="ce208" table:formula="of:=([.J53]+[.J72])/2" office:value-type="float" office:value="15.38031788775">
            <text:p>15.4</text:p>
          </table:table-cell>
          <table:table-cell table:style-name="ce221" table:formula="of:=([.K53]+[.K72])/2" office:value-type="float" office:value="0">
            <text:p>0.0</text:p>
          </table:table-cell>
          <table:table-cell table:style-name="ce208" table:formula="of:=([.L53]+[.L72])/2" office:value-type="float" office:value="10.148370935495">
            <text:p>10.1</text:p>
          </table:table-cell>
          <table:table-cell table:style-name="ce221" table:formula="of:=([.M53]+[.M72])/2" office:value-type="float" office:value="15.188044334">
            <text:p>15.2</text:p>
          </table:table-cell>
          <table:table-cell table:style-name="ce208" table:formula="of:=([.N53]+[.N72])/2" office:value-type="float" office:value="8.812959476985">
            <text:p>8.8</text:p>
          </table:table-cell>
          <table:table-cell table:style-name="ce221" table:formula="of:=([.O53]+[.O72])/2" office:value-type="float" office:value="102.83516014">
            <text:p>102.8</text:p>
          </table:table-cell>
          <table:table-cell table:style-name="ce208" table:formula="of:=([.P53]+[.P72])/2" office:value-type="float" office:value="5.08114134026">
            <text:p>5.1</text:p>
          </table:table-cell>
          <table:table-cell table:style-name="ce221" table:formula="of:=([.Q53]+[.Q72])/2" office:value-type="float" office:value="201.9587616705">
            <text:p>202.0</text:p>
          </table:table-cell>
          <table:table-cell table:style-name="ce208" table:formula="of:=([.R53]+[.R72])/2" office:value-type="float" office:value="13.5323014575">
            <text:p>13.5</text:p>
          </table:table-cell>
          <table:table-cell table:style-name="ce221" table:formula="of:=([.S53]+[.S72])/2" office:value-type="float" office:value="0">
            <text:p>0.0</text:p>
          </table:table-cell>
          <table:table-cell table:style-name="ce207"/>
          <table:table-cell table:style-name="ce220"/>
          <table:table-cell table:style-name="ce208" table:formula="of:=([.V53]+[.V72])/2" office:value-type="float" office:value="5.91870879878">
            <text:p>5.9</text:p>
          </table:table-cell>
          <table:table-cell table:style-name="ce221" table:formula="of:=([.W53]+[.W72])/2" office:value-type="float" office:value="169.38583197863">
            <text:p>169.4</text:p>
          </table:table-cell>
          <table:table-cell table:style-name="ce208" table:formula="of:=([.X53]+[.X72])/2" office:value-type="float" office:value="17.68739713135">
            <text:p>17.7</text:p>
          </table:table-cell>
          <table:table-cell table:style-name="ce221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12">
            <text:p>212</text:p>
          </table:table-cell>
          <table:table-cell table:style-name="ce208" table:formula="of:=([.B54]+[.B73])/2" office:value-type="float" office:value="5.937463088165">
            <text:p>5.9</text:p>
          </table:table-cell>
          <table:table-cell table:style-name="ce221" table:formula="of:=([.C54]+[.C73])/2" office:value-type="float" office:value="154.492257575345">
            <text:p>154.5</text:p>
          </table:table-cell>
          <table:table-cell table:style-name="ce208" table:formula="of:=([.D54]+[.D73])/2" office:value-type="float" office:value="8.48506992989">
            <text:p>8.5</text:p>
          </table:table-cell>
          <table:table-cell table:style-name="ce221" table:formula="of:=([.E54]+[.E73])/2" office:value-type="float" office:value="144.1560145065">
            <text:p>144.2</text:p>
          </table:table-cell>
          <table:table-cell table:style-name="ce208" table:formula="of:=([.F54]+[.F73])/2" office:value-type="float" office:value="8.400614688035">
            <text:p>8.4</text:p>
          </table:table-cell>
          <table:table-cell table:style-name="ce221" table:formula="of:=([.G54]+[.G73])/2" office:value-type="float" office:value="54.9610898705">
            <text:p>55.0</text:p>
          </table:table-cell>
          <table:table-cell table:style-name="ce208" table:formula="of:=([.H54]+[.H73])/2" office:value-type="float" office:value="8.851658752075">
            <text:p>8.9</text:p>
          </table:table-cell>
          <table:table-cell table:style-name="ce221" table:formula="of:=([.I54]+[.I73])/2" office:value-type="float" office:value="20.64788892845">
            <text:p>20.6</text:p>
          </table:table-cell>
          <table:table-cell table:style-name="ce208" table:formula="of:=([.J54]+[.J73])/2" office:value-type="float" office:value="16.7513805257">
            <text:p>16.8</text:p>
          </table:table-cell>
          <table:table-cell table:style-name="ce221" table:formula="of:=([.K54]+[.K73])/2" office:value-type="float" office:value="0">
            <text:p>0.0</text:p>
          </table:table-cell>
          <table:table-cell table:style-name="ce208" table:formula="of:=([.L54]+[.L73])/2" office:value-type="float" office:value="9.473030078055">
            <text:p>9.5</text:p>
          </table:table-cell>
          <table:table-cell table:style-name="ce221" table:formula="of:=([.M54]+[.M73])/2" office:value-type="float" office:value="2.30444824452">
            <text:p>2.3</text:p>
          </table:table-cell>
          <table:table-cell table:style-name="ce208" table:formula="of:=([.N54]+[.N73])/2" office:value-type="float" office:value="7.63180208638">
            <text:p>7.6</text:p>
          </table:table-cell>
          <table:table-cell table:style-name="ce221" table:formula="of:=([.O54]+[.O73])/2" office:value-type="float" office:value="61.391040291785">
            <text:p>61.4</text:p>
          </table:table-cell>
          <table:table-cell table:style-name="ce208" table:formula="of:=([.P54]+[.P73])/2" office:value-type="float" office:value="7.743030925435">
            <text:p>7.7</text:p>
          </table:table-cell>
          <table:table-cell table:style-name="ce221" table:formula="of:=([.Q54]+[.Q73])/2" office:value-type="float" office:value="121.4433126855">
            <text:p>121.4</text:p>
          </table:table-cell>
          <table:table-cell table:style-name="ce208" table:formula="of:=([.R54]+[.R73])/2" office:value-type="float" office:value="12.9013913189">
            <text:p>12.9</text:p>
          </table:table-cell>
          <table:table-cell table:style-name="ce221" table:formula="of:=([.S54]+[.S73])/2" office:value-type="float" office:value="0">
            <text:p>0.0</text:p>
          </table:table-cell>
          <table:table-cell table:style-name="ce208" table:formula="of:=([.T54]+[.T73])/2" office:value-type="float" office:value="5.91870879878">
            <text:p>5.9</text:p>
          </table:table-cell>
          <table:table-cell table:style-name="ce221" table:formula="of:=([.U54]+[.U73])/2" office:value-type="float" office:value="169.38583197863">
            <text:p>169.4</text:p>
          </table:table-cell>
          <table:table-cell table:style-name="ce207"/>
          <table:table-cell table:style-name="ce220"/>
          <table:table-cell table:style-name="ce208" table:formula="of:=([.X54]+[.X73])/2" office:value-type="float" office:value="16.20219562295">
            <text:p>16.2</text:p>
          </table:table-cell>
          <table:table-cell table:style-name="ce221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98" office:value-type="float" office:value="213">
            <text:p>213</text:p>
          </table:table-cell>
          <table:table-cell table:style-name="ce208" table:formula="of:=([.B55]+[.B74])/2" office:value-type="float" office:value="13.593185936">
            <text:p>13.6</text:p>
          </table:table-cell>
          <table:table-cell table:style-name="ce221" table:formula="of:=([.C55]+[.C74])/2" office:value-type="float" office:value="0">
            <text:p>0.0</text:p>
          </table:table-cell>
          <table:table-cell table:style-name="ce208" table:formula="of:=([.D55]+[.D74])/2" office:value-type="float" office:value="18.60535730435">
            <text:p>18.6</text:p>
          </table:table-cell>
          <table:table-cell table:style-name="ce221" table:formula="of:=([.E55]+[.E74])/2" office:value-type="float" office:value="0">
            <text:p>0.0</text:p>
          </table:table-cell>
          <table:table-cell table:style-name="ce208" table:formula="of:=([.F55]+[.F74])/2" office:value-type="float" office:value="19.1691278271">
            <text:p>19.2</text:p>
          </table:table-cell>
          <table:table-cell table:style-name="ce221" table:formula="of:=([.G55]+[.G74])/2" office:value-type="float" office:value="0">
            <text:p>0.0</text:p>
          </table:table-cell>
          <table:table-cell table:style-name="ce208" table:formula="of:=([.H55]+[.H74])/2" office:value-type="float" office:value="7.81095028424">
            <text:p>7.8</text:p>
          </table:table-cell>
          <table:table-cell table:style-name="ce221" table:formula="of:=([.I55]+[.I74])/2" office:value-type="float" office:value="34.8959191983">
            <text:p>34.9</text:p>
          </table:table-cell>
          <table:table-cell table:style-name="ce232" table:formula="of:=([.J55]+[.J74])/2" office:value-type="float" office:value="32.2147074836">
            <text:p>32.2</text:p>
          </table:table-cell>
          <table:table-cell table:style-name="ce221" table:formula="of:=([.K55]+[.K74])/2" office:value-type="float" office:value="0">
            <text:p>0.0</text:p>
          </table:table-cell>
          <table:table-cell table:style-name="ce208" table:formula="of:=([.L55]+[.L74])/2" office:value-type="float" office:value="7.95560541564">
            <text:p>8.0</text:p>
          </table:table-cell>
          <table:table-cell table:style-name="ce221" table:formula="of:=([.M55]+[.M74])/2" office:value-type="float" office:value="49.965979702324">
            <text:p>50.0</text:p>
          </table:table-cell>
          <table:table-cell table:style-name="ce208" table:formula="of:=([.N55]+[.N74])/2" office:value-type="float" office:value="9.534460228965">
            <text:p>9.5</text:p>
          </table:table-cell>
          <table:table-cell table:style-name="ce221" table:formula="of:=([.O55]+[.O74])/2" office:value-type="float" office:value="1.732672203315">
            <text:p>1.7</text:p>
          </table:table-cell>
          <table:table-cell table:style-name="ce208" table:formula="of:=([.P55]+[.P74])/2" office:value-type="float" office:value="15.50983623335">
            <text:p>15.5</text:p>
          </table:table-cell>
          <table:table-cell table:style-name="ce221" table:formula="of:=([.Q55]+[.Q74])/2" office:value-type="float" office:value="0">
            <text:p>0.0</text:p>
          </table:table-cell>
          <table:table-cell table:style-name="ce208" table:formula="of:=([.R55]+[.R74])/2" office:value-type="float" office:value="5.476784809545">
            <text:p>5.5</text:p>
          </table:table-cell>
          <table:table-cell table:style-name="ce221" table:formula="of:=([.S55]+[.S74])/2" office:value-type="float" office:value="156.70853651055">
            <text:p>156.7</text:p>
          </table:table-cell>
          <table:table-cell table:style-name="ce208" table:formula="of:=([.T55]+[.T74])/2" office:value-type="float" office:value="17.68739713135">
            <text:p>17.7</text:p>
          </table:table-cell>
          <table:table-cell table:style-name="ce221" table:formula="of:=([.U55]+[.U74])/2" office:value-type="float" office:value="0">
            <text:p>0.0</text:p>
          </table:table-cell>
          <table:table-cell table:style-name="ce208" table:formula="of:=([.V55]+[.V74])/2" office:value-type="float" office:value="16.20219562295">
            <text:p>16.2</text:p>
          </table:table-cell>
          <table:table-cell table:style-name="ce221" table:formula="of:=([.W55]+[.W74])/2" office:value-type="float" office:value="0">
            <text:p>0.0</text:p>
          </table:table-cell>
          <table:table-cell table:style-name="ce207"/>
          <table:table-cell table:style-name="ce220"/>
          <table:table-cell table:number-columns-repeated="26"/>
        </table:table-row>
        <table:table-row table:style-name="ro1">
          <table:table-cell/>
          <table:table-cell table:style-name="ce213" table:number-columns-repeated="24"/>
          <table:table-cell table:number-columns-repeated="26"/>
        </table:table-row>
        <table:table-row table:style-name="ro1">
          <table:table-cell table:style-name="ce159" office:value-type="string">
            <text:p>Close: (201,208); (206,207)</text:p>
          </table:table-cell>
          <table:table-cell table:style-name="ce213" table:number-columns-repeated="24"/>
          <table:table-cell table:number-columns-repeated="26"/>
        </table:table-row>
        <table:table-row table:style-name="ro1">
          <table:table-cell table:style-name="ce159" office:value-type="string">
            <text:p>Far: (205,209); (205,213)</text:p>
          </table:table-cell>
          <table:table-cell table:style-name="ce213" table:number-columns-repeated="24"/>
          <table:table-cell table:number-columns-repeated="26"/>
        </table:table-row>
        <table:table-row table:style-name="ro1" table:number-rows-repeated="2">
          <table:table-cell table:style-name="ce159"/>
          <table:table-cell table:style-name="ce213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13" table:number-columns-repeated="24"/>
          <table:table-cell table:number-columns-repeated="26"/>
        </table:table-row>
        <table:table-row table:style-name="ro1">
          <table:table-cell table:style-name="ce192" office:value-type="string" table:number-columns-spanned="1" table:number-rows-spanned="3">
            <text:p>ROI1 (nati, R = 5)</text:p>
          </table:table-cell>
          <table:table-cell table:style-name="ce213" table:number-columns-repeated="24"/>
          <table:table-cell/>
          <table:table-cell table:style-name="ce192" office:value-type="string" table:number-columns-spanned="1" table:number-rows-spanned="3">
            <text:p>ROI1 (nati, R = 5)</text:p>
          </table:table-cell>
          <table:table-cell table:style-name="ce213" table:number-columns-repeated="24"/>
        </table:table-row>
        <table:table-row table:style-name="ro20">
          <table:covered-table-cell table:style-name="ce193" office:value-type="string">
            <text:p>ROI1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/>
          <table:covered-table-cell table:style-name="ce193" office:value-type="string">
            <text:p>ROI1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</table:table-row>
        <table:table-row table:style-name="ro19"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/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</table:table-row>
        <table:table-row table:style-name="ro10">
          <table:table-cell table:style-name="ce198" office:value-type="float" office:value="201">
            <text:p>201</text:p>
          </table:table-cell>
          <table:table-cell table:style-name="ce207"/>
          <table:table-cell table:style-name="ce222"/>
          <table:table-cell table:style-name="ce208" office:value-type="float" office:value="3.46410161514">
            <text:p>3.5</text:p>
          </table:table-cell>
          <table:table-cell table:style-name="ce221" office:value-type="float" office:value="262.411667149">
            <text:p>262.4</text:p>
          </table:table-cell>
          <table:table-cell table:style-name="ce228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7.87400787401">
            <text:p>7.9</text:p>
          </table:table-cell>
          <table:table-cell table:style-name="ce221" office:value-type="float" office:value="32.9830906541">
            <text:p>33.0</text:p>
          </table:table-cell>
          <table:table-cell table:style-name="ce223" office:value-type="float" office:value="7.54983443527">
            <text:p>7.5</text:p>
          </table:table-cell>
          <table:table-cell table:style-name="ce223" office:value-type="float" office:value="43.2990615456">
            <text:p>43.3</text:p>
          </table:table-cell>
          <table:table-cell table:style-name="ce210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5.74456264654">
            <text:p>5.7</text:p>
          </table:table-cell>
          <table:table-cell table:style-name="ce223" office:value-type="float" office:value="122.05133886">
            <text:p>122.1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/>
          <table:table-cell table:style-name="ce198" office:value-type="float" office:value="201">
            <text:p>201</text:p>
          </table:table-cell>
          <table:table-cell table:style-name="ce207"/>
          <table:table-cell table:style-name="ce222"/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8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7.54983443527">
            <text:p>7.5</text:p>
          </table:table-cell>
          <table:table-cell table:style-name="ce221" office:value-type="float" office:value="43.2990615456">
            <text:p>43.3</text:p>
          </table:table-cell>
          <table:table-cell table:style-name="ce223" office:value-type="float" office:value="6.48074069841">
            <text:p>6.5</text:p>
          </table:table-cell>
          <table:table-cell table:style-name="ce223" office:value-type="float" office:value="85.8620571876">
            <text:p>85.9</text:p>
          </table:table-cell>
          <table:table-cell table:style-name="ce210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5.74456264654">
            <text:p>5.7</text:p>
          </table:table-cell>
          <table:table-cell table:style-name="ce223" office:value-type="float" office:value="122.05133886">
            <text:p>122.1</text:p>
          </table:table-cell>
          <table:table-cell table:style-name="ce208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style-name="ce223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8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4.69041575982">
            <text:p>4.7</text:p>
          </table:table-cell>
          <table:table-cell table:style-name="ce221" office:value-type="float" office:value="182.229238703">
            <text:p>182.2</text:p>
          </table:table-cell>
        </table:table-row>
        <table:table-row table:style-name="ro10">
          <table:table-cell table:style-name="ce198" office:value-type="float" office:value="202">
            <text:p>202</text:p>
          </table:table-cell>
          <table:table-cell table:style-name="ce208" office:value-type="float" office:value="3.46410161514">
            <text:p>3.5</text:p>
          </table:table-cell>
          <table:table-cell table:style-name="ce223" office:value-type="float" office:value="262.411667149">
            <text:p>262.4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9.89949493661">
            <text:p>9.9</text:p>
          </table:table-cell>
          <table:table-cell table:style-name="ce221" office:value-type="float" office:value="0.0790693853047">
            <text:p>0.1</text:p>
          </table:table-cell>
          <table:table-cell table:style-name="ce223" office:value-type="float" office:value="7">
            <text:p>7.0</text:p>
          </table:table-cell>
          <table:table-cell table:style-name="ce223" office:value-type="float" office:value="63.6172512352">
            <text:p>63.6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8.0622577483">
            <text:p>8.1</text:p>
          </table:table-cell>
          <table:table-cell table:style-name="ce223" office:value-type="float" office:value="27.5856520442">
            <text:p>27.6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3" office:value-type="float" office:value="6.0827625303">
            <text:p>6.1</text:p>
          </table:table-cell>
          <table:table-cell table:style-name="ce223" office:value-type="float" office:value="104.780873373">
            <text:p>104.8</text:p>
          </table:table-cell>
          <table:table-cell table:style-name="ce208" office:value-type="float" office:value="7.48331477355">
            <text:p>7.5</text:p>
          </table:table-cell>
          <table:table-cell table:style-name="ce221" office:value-type="float" office:value="45.571732351">
            <text:p>45.6</text:p>
          </table:table-cell>
          <table:table-cell/>
          <table:table-cell table:style-name="ce198" office:value-type="float" office:value="202">
            <text:p>202</text:p>
          </table:table-cell>
          <table:table-cell table:style-name="ce208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7"/>
          <table:table-cell table:style-name="ce220"/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6.78232998313">
            <text:p>6.8</text:p>
          </table:table-cell>
          <table:table-cell table:style-name="ce223" office:value-type="float" office:value="72.5938768901">
            <text:p>72.6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8.30662386292">
            <text:p>8.3</text:p>
          </table:table-cell>
          <table:table-cell table:style-name="ce223" office:value-type="float" office:value="21.2502268987">
            <text:p>21.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5.65685424949">
            <text:p>5.7</text:p>
          </table:table-cell>
          <table:table-cell table:style-name="ce223" office:value-type="float" office:value="126.701233123">
            <text:p>126.7</text:p>
          </table:table-cell>
          <table:table-cell table:style-name="ce208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  <table:table-cell table:style-name="ce223" office:value-type="float" office:value="6.40312423743">
            <text:p>6.4</text:p>
          </table:table-cell>
          <table:table-cell table:style-name="ce223" office:value-type="float" office:value="89.4282682096">
            <text:p>89.4</text:p>
          </table:table-cell>
          <table:table-cell table:style-name="ce208" office:value-type="float" office:value="7.07106781187">
            <text:p>7.1</text:p>
          </table:table-cell>
          <table:table-cell table:style-name="ce221" office:value-type="float" office:value="60.7984695401">
            <text:p>60.8</text:p>
          </table:table-cell>
        </table:table-row>
        <table:table-row table:style-name="ro10">
          <table:table-cell table:style-name="ce198" office:value-type="float" office:value="203">
            <text:p>203</text:p>
          </table:table-cell>
          <table:table-cell table:style-name="ce210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7.34846922835">
            <text:p>7.3</text:p>
          </table:table-cell>
          <table:table-cell table:style-name="ce221" office:value-type="float" office:value="50.3378882686">
            <text:p>50.3</text:p>
          </table:table-cell>
          <table:table-cell table:style-name="ce223" office:value-type="float" office:value="6.40312423743">
            <text:p>6.4</text:p>
          </table:table-cell>
          <table:table-cell table:style-name="ce223" office:value-type="float" office:value="89.4282682096">
            <text:p>89.4</text:p>
          </table:table-cell>
          <table:table-cell table:style-name="ce208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5.38516480713">
            <text:p>5.4</text:p>
          </table:table-cell>
          <table:table-cell table:style-name="ce223" office:value-type="float" office:value="141.534073328">
            <text:p>141.5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/>
          <table:table-cell table:style-name="ce198" office:value-type="float" office:value="203">
            <text:p>203</text:p>
          </table:table-cell>
          <table:table-cell table:style-name="ce210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2" table:number-columns-repeated="2"/>
          <table:table-cell table:style-name="ce208" office:value-type="float" office:value="6.78232998313">
            <text:p>6.8</text:p>
          </table:table-cell>
          <table:table-cell table:style-name="ce221" office:value-type="float" office:value="72.5938768901">
            <text:p>72.6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</table:table-row>
        <table:table-row table:style-name="ro10">
          <table:table-cell table:style-name="ce198" office:value-type="float" office:value="204">
            <text:p>204</text:p>
          </table:table-cell>
          <table:table-cell table:style-name="ce208" office:value-type="float" office:value="7.87400787401">
            <text:p>7.9</text:p>
          </table:table-cell>
          <table:table-cell table:style-name="ce223" office:value-type="float" office:value="32.9830906541">
            <text:p>33.0</text:p>
          </table:table-cell>
          <table:table-cell table:style-name="ce208" office:value-type="float" office:value="9.89949493661">
            <text:p>9.9</text:p>
          </table:table-cell>
          <table:table-cell table:style-name="ce221" office:value-type="float" office:value="0.0790693853047">
            <text:p>0.1</text:p>
          </table:table-cell>
          <table:table-cell table:style-name="ce223" office:value-type="float" office:value="7.34846922835">
            <text:p>7.3</text:p>
          </table:table-cell>
          <table:table-cell table:style-name="ce223" office:value-type="float" office:value="50.3378882686">
            <text:p>50.3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7.68114574787">
            <text:p>7.7</text:p>
          </table:table-cell>
          <table:table-cell table:style-name="ce223" office:value-type="float" office:value="38.9672352908">
            <text:p>39.0</text:p>
          </table:table-cell>
          <table:table-cell table:style-name="ce208" office:value-type="float" office:value="7.34846922835">
            <text:p>7.3</text:p>
          </table:table-cell>
          <table:table-cell table:style-name="ce221" office:value-type="float" office:value="50.3378882686">
            <text:p>50.3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8.77496438739">
            <text:p>8.8</text:p>
          </table:table-cell>
          <table:table-cell table:style-name="ce221" office:value-type="float" office:value="11.3052676773">
            <text:p>11.3</text:p>
          </table:table-cell>
          <table:table-cell table:style-name="ce223" office:value-type="float" office:value="5.19615242271">
            <text:p>5.2</text:p>
          </table:table-cell>
          <table:table-cell table:style-name="ce223" office:value-type="float" office:value="152.223355771">
            <text:p>152.2</text:p>
          </table:table-cell>
          <table:table-cell table:style-name="ce208" office:value-type="float" office:value="8.12403840464">
            <text:p>8.1</text:p>
          </table:table-cell>
          <table:table-cell table:style-name="ce221" office:value-type="float" office:value="25.9115978933">
            <text:p>25.9</text:p>
          </table:table-cell>
          <table:table-cell table:style-name="ce223" office:value-type="float" office:value="4.35889894354">
            <text:p>4.4</text:p>
          </table:table-cell>
          <table:table-cell table:style-name="ce223" office:value-type="float" office:value="202.933637552">
            <text:p>202.9</text:p>
          </table:table-cell>
          <table:table-cell table:style-name="ce208" office:value-type="float" office:value="6.16441400297">
            <text:p>6.2</text:p>
          </table:table-cell>
          <table:table-cell table:style-name="ce221" office:value-type="float" office:value="100.772744823">
            <text:p>100.8</text:p>
          </table:table-cell>
          <table:table-cell/>
          <table:table-cell table:style-name="ce198" office:value-type="float" office:value="204">
            <text:p>204</text:p>
          </table:table-cell>
          <table:table-cell table:style-name="ce208" office:value-type="float" office:value="7.54983443527">
            <text:p>7.5</text:p>
          </table:table-cell>
          <table:table-cell table:style-name="ce223" office:value-type="float" office:value="43.2990615456">
            <text:p>43.3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6.78232998313">
            <text:p>6.8</text:p>
          </table:table-cell>
          <table:table-cell table:style-name="ce223" office:value-type="float" office:value="72.5938768901">
            <text:p>72.6</text:p>
          </table:table-cell>
          <table:table-cell table:style-name="ce207"/>
          <table:table-cell table:style-name="ce220"/>
          <table:table-cell table:style-name="ce223" office:value-type="float" office:value="7.68114574787">
            <text:p>7.7</text:p>
          </table:table-cell>
          <table:table-cell table:style-name="ce223" office:value-type="float" office:value="38.9672352908">
            <text:p>39.0</text:p>
          </table:table-cell>
          <table:table-cell table:style-name="ce208" office:value-type="float" office:value="7.14142842854">
            <text:p>7.1</text:p>
          </table:table-cell>
          <table:table-cell table:style-name="ce221" office:value-type="float" office:value="58.0629995379">
            <text:p>58.1</text:p>
          </table:table-cell>
          <table:table-cell table:style-name="ce223" office:value-type="float" office:value="2">
            <text:p>2.0</text:p>
          </table:table-cell>
          <table:table-cell table:style-name="ce223" office:value-type="float" office:value="368.613538021">
            <text:p>368.6</text:p>
          </table:table-cell>
          <table:table-cell table:style-name="ce208" office:value-type="float" office:value="8.48528137424">
            <text:p>8.5</text:p>
          </table:table-cell>
          <table:table-cell table:style-name="ce221" office:value-type="float" office:value="17.1101206482">
            <text:p>17.1</text:p>
          </table:table-cell>
          <table:table-cell table:style-name="ce223" office:value-type="float" office:value="5.38516480713">
            <text:p>5.4</text:p>
          </table:table-cell>
          <table:table-cell table:style-name="ce223" office:value-type="float" office:value="141.534073328">
            <text:p>141.5</text:p>
          </table:table-cell>
          <table:table-cell table:style-name="ce208" office:value-type="float" office:value="8.30662386292">
            <text:p>8.3</text:p>
          </table:table-cell>
          <table:table-cell table:style-name="ce221" office:value-type="float" office:value="21.2502268987">
            <text:p>21.3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</table:table-row>
        <table:table-row table:style-name="ro10">
          <table:table-cell table:style-name="ce198" office:value-type="float" office:value="205">
            <text:p>205</text:p>
          </table:table-cell>
          <table:table-cell table:style-name="ce208" office:value-type="float" office:value="7.54983443527">
            <text:p>7.5</text:p>
          </table:table-cell>
          <table:table-cell table:style-name="ce223" office:value-type="float" office:value="43.2990615456">
            <text:p>43.3</text:p>
          </table:table-cell>
          <table:table-cell table:style-name="ce208" office:value-type="float" office:value="7">
            <text:p>7.0</text:p>
          </table:table-cell>
          <table:table-cell table:style-name="ce221" office:value-type="float" office:value="63.6172512352">
            <text:p>63.6</text:p>
          </table:table-cell>
          <table:table-cell table:style-name="ce223" office:value-type="float" office:value="6.40312423743">
            <text:p>6.4</text:p>
          </table:table-cell>
          <table:table-cell table:style-name="ce223" office:value-type="float" office:value="89.4282682096">
            <text:p>89.4</text:p>
          </table:table-cell>
          <table:table-cell table:style-name="ce208" office:value-type="float" office:value="7.68114574787">
            <text:p>7.7</text:p>
          </table:table-cell>
          <table:table-cell table:style-name="ce221" office:value-type="float" office:value="38.9672352908">
            <text:p>39.0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7.81024967591">
            <text:p>7.8</text:p>
          </table:table-cell>
          <table:table-cell table:style-name="ce221" office:value-type="float" office:value="34.9110340914">
            <text:p>34.9</text:p>
          </table:table-cell>
          <table:table-cell table:style-name="ce223" office:value-type="float" office:value="7.34846922835">
            <text:p>7.3</text:p>
          </table:table-cell>
          <table:table-cell table:style-name="ce223" office:value-type="float" office:value="50.3378882686">
            <text:p>50.3</text:p>
          </table:table-cell>
          <table:table-cell table:style-name="ce208" office:value-type="float" office:value="7.07106781187">
            <text:p>7.1</text:p>
          </table:table-cell>
          <table:table-cell table:style-name="ce221" office:value-type="float" office:value="60.7984695401">
            <text:p>60.8</text:p>
          </table:table-cell>
          <table:table-cell table:style-name="ce223" office:value-type="float" office:value="6.63324958071">
            <text:p>6.6</text:p>
          </table:table-cell>
          <table:table-cell table:style-name="ce223" office:value-type="float" office:value="79.0341216849">
            <text:p>79.0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4.472135955">
            <text:p>4.5</text:p>
          </table:table-cell>
          <table:table-cell table:style-name="ce223" office:value-type="float" office:value="195.77408815">
            <text:p>195.8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/>
          <table:table-cell table:style-name="ce198" office:value-type="float" office:value="205">
            <text:p>205</text:p>
          </table:table-cell>
          <table:table-cell table:style-name="ce208" office:value-type="float" office:value="6.48074069841">
            <text:p>6.5</text:p>
          </table:table-cell>
          <table:table-cell table:style-name="ce223" office:value-type="float" office:value="85.8620571876">
            <text:p>85.9</text:p>
          </table:table-cell>
          <table:table-cell table:style-name="ce208" office:value-type="float" office:value="6.78232998313">
            <text:p>6.8</text:p>
          </table:table-cell>
          <table:table-cell table:style-name="ce221" office:value-type="float" office:value="72.5938768901">
            <text:p>72.6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7.68114574787">
            <text:p>7.7</text:p>
          </table:table-cell>
          <table:table-cell table:style-name="ce221" office:value-type="float" office:value="38.9672352908">
            <text:p>39.0</text:p>
          </table:table-cell>
          <table:table-cell table:style-name="ce222" table:number-columns-repeated="2"/>
          <table:table-cell table:style-name="ce208" office:value-type="float" office:value="7.21110255093">
            <text:p>7.2</text:p>
          </table:table-cell>
          <table:table-cell table:style-name="ce221" office:value-type="float" office:value="55.4089417672">
            <text:p>55.4</text:p>
          </table:table-cell>
          <table:table-cell table:style-name="ce223" office:value-type="float" office:value="7.14142842854">
            <text:p>7.1</text:p>
          </table:table-cell>
          <table:table-cell table:style-name="ce223" office:value-type="float" office:value="58.0629995379">
            <text:p>58.1</text:p>
          </table:table-cell>
          <table:table-cell table:style-name="ce208" office:value-type="float" office:value="7.14142842854">
            <text:p>7.1</text:p>
          </table:table-cell>
          <table:table-cell table:style-name="ce221" office:value-type="float" office:value="58.0629995379">
            <text:p>58.1</text:p>
          </table:table-cell>
          <table:table-cell table:style-name="ce223" office:value-type="float" office:value="7.34846922835">
            <text:p>7.3</text:p>
          </table:table-cell>
          <table:table-cell table:style-name="ce223" office:value-type="float" office:value="50.3378882686">
            <text:p>50.3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8.48528137424">
            <text:p>8.5</text:p>
          </table:table-cell>
          <table:table-cell table:style-name="ce221" office:value-type="float" office:value="17.1101206482">
            <text:p>17.1</text:p>
          </table:table-cell>
        </table:table-row>
        <table:table-row table:style-name="ro10">
          <table:table-cell table:style-name="ce198" office:value-type="float" office:value="206">
            <text:p>206</text:p>
          </table:table-cell>
          <table:table-cell table:style-name="ce210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7.34846922835">
            <text:p>7.3</text:p>
          </table:table-cell>
          <table:table-cell table:style-name="ce221" office:value-type="float" office:value="50.3378882686">
            <text:p>50.3</text:p>
          </table:table-cell>
          <table:table-cell table:style-name="ce223" office:value-type="float" office:value="7.81024967591">
            <text:p>7.8</text:p>
          </table:table-cell>
          <table:table-cell table:style-name="ce223" office:value-type="float" office:value="34.9110340914">
            <text:p>34.9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5.19615242271">
            <text:p>5.2</text:p>
          </table:table-cell>
          <table:table-cell table:style-name="ce223" office:value-type="float" office:value="152.223355771">
            <text:p>152.2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3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/>
          <table:table-cell table:style-name="ce198" office:value-type="float" office:value="206">
            <text:p>206</text:p>
          </table:table-cell>
          <table:table-cell table:style-name="ce210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7.14142842854">
            <text:p>7.1</text:p>
          </table:table-cell>
          <table:table-cell table:style-name="ce221" office:value-type="float" office:value="58.0629995379">
            <text:p>58.1</text:p>
          </table:table-cell>
          <table:table-cell table:style-name="ce223" office:value-type="float" office:value="7.21110255093">
            <text:p>7.2</text:p>
          </table:table-cell>
          <table:table-cell table:style-name="ce223" office:value-type="float" office:value="55.4089417672">
            <text:p>55.4</text:p>
          </table:table-cell>
          <table:table-cell table:style-name="ce207"/>
          <table:table-cell table:style-name="ce220"/>
          <table:table-cell table:style-name="ce223" office:value-type="float" office:value="5.19615242271">
            <text:p>5.2</text:p>
          </table:table-cell>
          <table:table-cell table:style-name="ce223" office:value-type="float" office:value="152.223355771">
            <text:p>152.2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3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3.46410161514">
            <text:p>3.5</text:p>
          </table:table-cell>
          <table:table-cell table:style-name="ce221" office:value-type="float" office:value="262.411667149">
            <text:p>262.4</text:p>
          </table:table-cell>
        </table:table-row>
        <table:table-row table:style-name="ro10">
          <table:table-cell table:style-name="ce198" office:value-type="float" office:value="207">
            <text:p>207</text:p>
          </table:table-cell>
          <table:table-cell table:style-name="ce208" office:value-type="float" office:value="5.74456264654">
            <text:p>5.7</text:p>
          </table:table-cell>
          <table:table-cell table:style-name="ce223" office:value-type="float" office:value="122.05133886">
            <text:p>122.1</text:p>
          </table:table-cell>
          <table:table-cell table:style-name="ce208" office:value-type="float" office:value="8.0622577483">
            <text:p>8.1</text:p>
          </table:table-cell>
          <table:table-cell table:style-name="ce221" office:value-type="float" office:value="27.5856520442">
            <text:p>27.6</text:p>
          </table:table-cell>
          <table:table-cell table:style-name="ce223" office:value-type="float" office:value="5.38516480713">
            <text:p>5.4</text:p>
          </table:table-cell>
          <table:table-cell table:style-name="ce223" office:value-type="float" office:value="141.534073328">
            <text:p>141.5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7.34846922835">
            <text:p>7.3</text:p>
          </table:table-cell>
          <table:table-cell table:style-name="ce223" office:value-type="float" office:value="50.3378882686">
            <text:p>50.3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6.78232998313">
            <text:p>6.8</text:p>
          </table:table-cell>
          <table:table-cell table:style-name="ce221" office:value-type="float" office:value="72.5938768901">
            <text:p>72.6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6.7082039325">
            <text:p>6.7</text:p>
          </table:table-cell>
          <table:table-cell table:style-name="ce221" office:value-type="float" office:value="75.7668364945">
            <text:p>75.8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/>
          <table:table-cell table:style-name="ce198" office:value-type="float" office:value="207">
            <text:p>207</text:p>
          </table:table-cell>
          <table:table-cell table:style-name="ce208" office:value-type="float" office:value="5.74456264654">
            <text:p>5.7</text:p>
          </table:table-cell>
          <table:table-cell table:style-name="ce223" office:value-type="float" office:value="122.05133886">
            <text:p>122.1</text:p>
          </table:table-cell>
          <table:table-cell table:style-name="ce208" office:value-type="float" office:value="8.30662386292">
            <text:p>8.3</text:p>
          </table:table-cell>
          <table:table-cell table:style-name="ce221" office:value-type="float" office:value="21.2502268987">
            <text:p>21.3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  <table:table-cell table:style-name="ce223" office:value-type="float" office:value="7.14142842854">
            <text:p>7.1</text:p>
          </table:table-cell>
          <table:table-cell table:style-name="ce223" office:value-type="float" office:value="58.0629995379">
            <text:p>58.1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style-name="ce222" table:number-columns-repeated="2"/>
          <table:table-cell table:style-name="ce208" office:value-type="float" office:value="6.63324958071">
            <text:p>6.6</text:p>
          </table:table-cell>
          <table:table-cell table:style-name="ce221" office:value-type="float" office:value="79.0341216849">
            <text:p>79.0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6.7082039325">
            <text:p>6.7</text:p>
          </table:table-cell>
          <table:table-cell table:style-name="ce221" office:value-type="float" office:value="75.7668364945">
            <text:p>75.8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</table:table-row>
        <table:table-row table:style-name="ro10">
          <table:table-cell table:style-name="ce198" office:value-type="float" office:value="208">
            <text:p>208</text:p>
          </table:table-cell>
          <table:table-cell table:style-name="ce208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8.77496438739">
            <text:p>8.8</text:p>
          </table:table-cell>
          <table:table-cell table:style-name="ce221" office:value-type="float" office:value="11.3052676773">
            <text:p>11.3</text:p>
          </table:table-cell>
          <table:table-cell table:style-name="ce223" office:value-type="float" office:value="7.07106781187">
            <text:p>7.1</text:p>
          </table:table-cell>
          <table:table-cell table:style-name="ce223" office:value-type="float" office:value="60.7984695401">
            <text:p>60.8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6.78232998313">
            <text:p>6.8</text:p>
          </table:table-cell>
          <table:table-cell table:style-name="ce223" office:value-type="float" office:value="72.5938768901">
            <text:p>72.6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5.9160797831">
            <text:p>5.9</text:p>
          </table:table-cell>
          <table:table-cell table:style-name="ce221" office:value-type="float" office:value="113.159868271">
            <text:p>113.2</text:p>
          </table:table-cell>
          <table:table-cell/>
          <table:table-cell table:style-name="ce198" office:value-type="float" office:value="208">
            <text:p>208</text:p>
          </table:table-cell>
          <table:table-cell table:style-name="ce208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8.48528137424">
            <text:p>8.5</text:p>
          </table:table-cell>
          <table:table-cell table:style-name="ce221" office:value-type="float" office:value="17.1101206482">
            <text:p>17.1</text:p>
          </table:table-cell>
          <table:table-cell table:style-name="ce223" office:value-type="float" office:value="7.14142842854">
            <text:p>7.1</text:p>
          </table:table-cell>
          <table:table-cell table:style-name="ce223" office:value-type="float" office:value="58.0629995379">
            <text:p>58.1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6.63324958071">
            <text:p>6.6</text:p>
          </table:table-cell>
          <table:table-cell table:style-name="ce223" office:value-type="float" office:value="79.0341216849">
            <text:p>79.0</text:p>
          </table:table-cell>
          <table:table-cell table:style-name="ce207"/>
          <table:table-cell table:style-name="ce220"/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5.47722557505">
            <text:p>5.5</text:p>
          </table:table-cell>
          <table:table-cell table:style-name="ce223" office:value-type="float" office:value="136.436513954">
            <text:p>136.4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</table:table-row>
        <table:table-row table:style-name="ro10">
          <table:table-cell table:style-name="ce198" office:value-type="float" office:value="209">
            <text:p>209</text:p>
          </table:table-cell>
          <table:table-cell table:style-name="ce208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style-name="ce223" office:value-type="float" office:value="6.63324958071">
            <text:p>6.6</text:p>
          </table:table-cell>
          <table:table-cell table:style-name="ce223" office:value-type="float" office:value="79.0341216849">
            <text:p>79.0</text:p>
          </table:table-cell>
          <table:table-cell table:style-name="ce212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/>
          <table:table-cell table:style-name="ce198" office:value-type="float" office:value="209">
            <text:p>209</text:p>
          </table:table-cell>
          <table:table-cell table:style-name="ce208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8" office:value-type="float" office:value="5.65685424949">
            <text:p>5.7</text:p>
          </table:table-cell>
          <table:table-cell table:style-name="ce221" office:value-type="float" office:value="126.701233123">
            <text:p>126.7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5.38516480713">
            <text:p>5.4</text:p>
          </table:table-cell>
          <table:table-cell table:style-name="ce221" office:value-type="float" office:value="141.534073328">
            <text:p>141.5</text:p>
          </table:table-cell>
          <table:table-cell table:style-name="ce223" office:value-type="float" office:value="7.34846922835">
            <text:p>7.3</text:p>
          </table:table-cell>
          <table:table-cell table:style-name="ce223" office:value-type="float" office:value="50.3378882686">
            <text:p>50.3</text:p>
          </table:table-cell>
          <table:table-cell table:style-name="ce212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2" table:number-columns-repeated="2"/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</table:table-row>
        <table:table-row table:style-name="ro10">
          <table:table-cell table:style-name="ce198" office:value-type="float" office:value="210">
            <text:p>210</text:p>
          </table:table-cell>
          <table:table-cell table:style-name="ce208" office:value-type="float" office:value="4.472135955">
            <text:p>4.5</text:p>
          </table:table-cell>
          <table:table-cell table:style-name="ce223" office:value-type="float" office:value="195.77408815">
            <text:p>195.8</text:p>
          </table:table-cell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8.12403840464">
            <text:p>8.1</text:p>
          </table:table-cell>
          <table:table-cell table:style-name="ce221" office:value-type="float" office:value="25.9115978933">
            <text:p>25.9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6.7082039325">
            <text:p>6.7</text:p>
          </table:table-cell>
          <table:table-cell table:style-name="ce223" office:value-type="float" office:value="75.7668364945">
            <text:p>75.8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7.48331477355">
            <text:p>7.5</text:p>
          </table:table-cell>
          <table:table-cell table:style-name="ce221" office:value-type="float" office:value="45.571732351">
            <text:p>45.6</text:p>
          </table:table-cell>
          <table:table-cell/>
          <table:table-cell table:style-name="ce198" office:value-type="float" office:value="210">
            <text:p>210</text:p>
          </table:table-cell>
          <table:table-cell table:style-name="ce208" office:value-type="float" office:value="2">
            <text:p>2.0</text:p>
          </table:table-cell>
          <table:table-cell table:style-name="ce223" office:value-type="float" office:value="368.613538021">
            <text:p>368.6</text:p>
          </table:table-cell>
          <table:table-cell table:style-name="ce208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  <table:table-cell table:style-name="ce22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8.30662386292">
            <text:p>8.3</text:p>
          </table:table-cell>
          <table:table-cell table:style-name="ce221" office:value-type="float" office:value="21.2502268987">
            <text:p>21.3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6.7082039325">
            <text:p>6.7</text:p>
          </table:table-cell>
          <table:table-cell table:style-name="ce223" office:value-type="float" office:value="75.7668364945">
            <text:p>75.8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4.472135955">
            <text:p>4.5</text:p>
          </table:table-cell>
          <table:table-cell table:style-name="ce223" office:value-type="float" office:value="195.77408815">
            <text:p>195.8</text:p>
          </table:table-cell>
          <table:table-cell table:style-name="ce207"/>
          <table:table-cell table:style-name="ce220"/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6.16441400297">
            <text:p>6.2</text:p>
          </table:table-cell>
          <table:table-cell table:style-name="ce221" office:value-type="float" office:value="100.772744823">
            <text:p>100.8</text:p>
          </table:table-cell>
        </table:table-row>
        <table:table-row table:style-name="ro10">
          <table:table-cell table:style-name="ce198" office:value-type="float" office:value="212">
            <text:p>212</text:p>
          </table:table-cell>
          <table:table-cell table:style-name="ce208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4.35889894354">
            <text:p>4.4</text:p>
          </table:table-cell>
          <table:table-cell table:style-name="ce221" office:value-type="float" office:value="202.933637552">
            <text:p>202.9</text:p>
          </table:table-cell>
          <table:table-cell table:style-name="ce223" office:value-type="float" office:value="4.472135955">
            <text:p>4.5</text:p>
          </table:table-cell>
          <table:table-cell table:style-name="ce223" office:value-type="float" office:value="195.77408815">
            <text:p>195.8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3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5.74456264654">
            <text:p>5.7</text:p>
          </table:table-cell>
          <table:table-cell table:style-name="ce221" office:value-type="float" office:value="122.05133886">
            <text:p>122.1</text:p>
          </table:table-cell>
          <table:table-cell/>
          <table:table-cell table:style-name="ce198" office:value-type="float" office:value="212">
            <text:p>212</text:p>
          </table:table-cell>
          <table:table-cell table:style-name="ce208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6.40312423743">
            <text:p>6.4</text:p>
          </table:table-cell>
          <table:table-cell table:style-name="ce221" office:value-type="float" office:value="89.4282682096">
            <text:p>89.4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5.47722557505">
            <text:p>5.5</text:p>
          </table:table-cell>
          <table:table-cell table:style-name="ce221" office:value-type="float" office:value="136.436513954">
            <text:p>136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style-name="ce222" table:number-columns-repeated="2"/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</table:table-row>
        <table:table-row table:style-name="ro10">
          <table:table-cell table:style-name="ce198" office:value-type="float" office:value="213">
            <text:p>213</text:p>
          </table:table-cell>
          <table:table-cell table:style-name="ce208" office:value-type="float" office:value="4.472135955">
            <text:p>4.5</text:p>
          </table:table-cell>
          <table:table-cell table:style-name="ce223" office:value-type="float" office:value="195.77408815">
            <text:p>195.8</text:p>
          </table:table-cell>
          <table:table-cell table:style-name="ce208" office:value-type="float" office:value="7.48331477355">
            <text:p>7.5</text:p>
          </table:table-cell>
          <table:table-cell table:style-name="ce221" office:value-type="float" office:value="45.571732351">
            <text:p>45.6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6.16441400297">
            <text:p>6.2</text:p>
          </table:table-cell>
          <table:table-cell table:style-name="ce221" office:value-type="float" office:value="100.772744823">
            <text:p>100.8</text:p>
          </table:table-cell>
          <table:table-cell table:style-name="ce223" office:value-type="float" office:value="10.0498756211">
            <text:p>10.0</text:p>
          </table:table-cell>
          <table:table-cell table:style-name="ce223" office:value-type="float" office:value="0">
            <text:p>0.0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5.9160797831">
            <text:p>5.9</text:p>
          </table:table-cell>
          <table:table-cell table:style-name="ce221"/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7.48331477355">
            <text:p>7.5</text:p>
          </table:table-cell>
          <table:table-cell table:style-name="ce221" office:value-type="float" office:value="45.571732351">
            <text:p>45.6</text:p>
          </table:table-cell>
          <table:table-cell table:style-name="ce223" office:value-type="float" office:value="5.74456264654">
            <text:p>5.7</text:p>
          </table:table-cell>
          <table:table-cell table:style-name="ce223" office:value-type="float" office:value="122.05133886">
            <text:p>122.1</text:p>
          </table:table-cell>
          <table:table-cell table:style-name="ce207" office:value-type="string">
            <text:p><text:s text:c="2"/></text:p>
          </table:table-cell>
          <table:table-cell table:style-name="ce220"/>
          <table:table-cell/>
          <table:table-cell table:style-name="ce198" office:value-type="float" office:value="213">
            <text:p>213</text:p>
          </table:table-cell>
          <table:table-cell table:style-name="ce208" office:value-type="float" office:value="4.69041575982">
            <text:p>4.7</text:p>
          </table:table-cell>
          <table:table-cell table:style-name="ce223" office:value-type="float" office:value="182.229238703">
            <text:p>182.2</text:p>
          </table:table-cell>
          <table:table-cell table:style-name="ce208" office:value-type="float" office:value="7.07106781187">
            <text:p>7.1</text:p>
          </table:table-cell>
          <table:table-cell table:style-name="ce221" office:value-type="float" office:value="60.7984695401">
            <text:p>60.8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style-name="ce223" office:value-type="float" office:value="8.48528137424">
            <text:p>8.5</text:p>
          </table:table-cell>
          <table:table-cell table:style-name="ce223" office:value-type="float" office:value="17.1101206482">
            <text:p>17.1</text:p>
          </table:table-cell>
          <table:table-cell table:style-name="ce208" office:value-type="float" office:value="3.46410161514">
            <text:p>3.5</text:p>
          </table:table-cell>
          <table:table-cell table:style-name="ce221" office:value-type="float" office:value="262.411667149">
            <text:p>262.4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6.16441400297">
            <text:p>6.2</text:p>
          </table:table-cell>
          <table:table-cell table:style-name="ce221" office:value-type="float" office:value="100.772744823">
            <text:p>100.8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7"/>
          <table:table-cell table:style-name="ce220"/>
        </table:table-row>
        <table:table-row table:style-name="ro10" table:number-rows-repeated="2">
          <table:table-cell table:style-name="ce202"/>
          <table:table-cell table:style-name="ce214" table:number-columns-repeated="24"/>
          <table:table-cell/>
          <table:table-cell table:style-name="ce202"/>
          <table:table-cell table:style-name="ce214" table:number-columns-repeated="24"/>
        </table:table-row>
        <table:table-row table:style-name="ro1">
          <table:table-cell/>
          <table:table-cell table:style-name="ce209" table:number-columns-repeated="24"/>
          <table:table-cell table:number-columns-repeated="2"/>
          <table:table-cell table:style-name="ce209" table:number-columns-repeated="24"/>
        </table:table-row>
        <table:table-row table:style-name="ro1">
          <table:table-cell table:style-name="ce195" office:value-type="string" table:number-columns-spanned="1" table:number-rows-spanned="3">
            <text:p>ROI2 (nati, R = 5)</text:p>
          </table:table-cell>
          <table:table-cell table:style-name="ce209" table:number-columns-repeated="24"/>
          <table:table-cell/>
          <table:table-cell table:style-name="ce195" office:value-type="string" table:number-columns-spanned="1" table:number-rows-spanned="3">
            <text:p>ROI2 (nati, R = 5)</text:p>
          </table:table-cell>
          <table:table-cell table:style-name="ce209" table:number-columns-repeated="24"/>
        </table:table-row>
        <table:table-row table:style-name="ro21">
          <table:covered-table-cell table:style-name="ce195" office:value-type="string">
            <text:p>ROI2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/>
          <table:covered-table-cell table:style-name="ce195" office:value-type="string">
            <text:p>ROI2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</table:table-row>
        <table:table-row table:style-name="ro19"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/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</table:table-row>
        <table:table-row table:style-name="ro10">
          <table:table-cell table:style-name="ce162" office:value-type="float" office:value="201">
            <text:p>201</text:p>
          </table:table-cell>
          <table:table-cell table:style-name="ce207"/>
          <table:table-cell table:style-name="ce220"/>
          <table:table-cell table:style-name="ce228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8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4">
            <text:p>4.0</text:p>
          </table:table-cell>
          <table:table-cell table:style-name="ce221" office:value-type="float" office:value="226.194671058">
            <text:p>226.2</text:p>
          </table:table-cell>
          <table:table-cell table:style-name="ce23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">
            <text:p>4.0</text:p>
          </table:table-cell>
          <table:table-cell table:style-name="ce221" office:value-type="float" office:value="226.194671058">
            <text:p>226.2</text:p>
          </table:table-cell>
          <table:table-cell/>
          <table:table-cell table:style-name="ce162" office:value-type="float" office:value="201">
            <text:p>201</text:p>
          </table:table-cell>
          <table:table-cell table:style-name="ce207"/>
          <table:table-cell table:style-name="ce220"/>
          <table:table-cell table:style-name="ce228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8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3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3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</table:table-row>
        <table:table-row table:style-name="ro10">
          <table:table-cell table:style-name="ce162" office:value-type="float" office:value="202">
            <text:p>202</text:p>
          </table:table-cell>
          <table:table-cell table:style-name="ce210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.35889894354">
            <text:p>4.4</text:p>
          </table:table-cell>
          <table:table-cell table:style-name="ce223" office:value-type="float" office:value="202.933637552">
            <text:p>202.9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style-name="ce223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/>
          <table:table-cell table:style-name="ce162" office:value-type="float" office:value="202">
            <text:p>202</text:p>
          </table:table-cell>
          <table:table-cell table:style-name="ce210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style-name="ce222" table:number-columns-repeated="2"/>
          <table:table-cell table:style-name="ce208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</table:table-row>
        <table:table-row table:style-name="ro10">
          <table:table-cell table:style-name="ce162" office:value-type="float" office:value="203">
            <text:p>20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3" office:value-type="float" office:value="2.82842712475">
            <text:p>2.8</text:p>
          </table:table-cell>
          <table:table-cell table:style-name="ce223" office:value-type="float" office:value="307.378472608">
            <text:p>307.4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/>
          <table:table-cell table:style-name="ce162" office:value-type="float" office:value="203">
            <text:p>203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7"/>
          <table:table-cell table:style-name="ce220"/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5.38516480713">
            <text:p>5.4</text:p>
          </table:table-cell>
          <table:table-cell table:style-name="ce221" office:value-type="float" office:value="141.534073328">
            <text:p>141.5</text:p>
          </table:table-cell>
        </table:table-row>
        <table:table-row table:style-name="ro10">
          <table:table-cell table:style-name="ce162" office:value-type="float" office:value="204">
            <text:p>204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4.35889894354">
            <text:p>4.4</text:p>
          </table:table-cell>
          <table:table-cell table:style-name="ce223" office:value-type="float" office:value="202.933637552">
            <text:p>202.9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8.54400374532">
            <text:p>8.5</text:p>
          </table:table-cell>
          <table:table-cell table:style-name="ce221" office:value-type="float" office:value="15.841781976">
            <text:p>15.8</text:p>
          </table:table-cell>
          <table:table-cell table:style-name="ce223" office:value-type="float" office:value="4">
            <text:p>4.0</text:p>
          </table:table-cell>
          <table:table-cell table:style-name="ce223" office:value-type="float" office:value="226.194671058">
            <text:p>226.2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/>
          <table:table-cell table:style-name="ce162" office:value-type="float" office:value="204">
            <text:p>204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2" table:number-columns-repeated="2"/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4">
            <text:p>4.0</text:p>
          </table:table-cell>
          <table:table-cell table:style-name="ce223" office:value-type="float" office:value="226.194671058">
            <text:p>226.2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3" office:value-type="float" office:value="5.38516480713">
            <text:p>5.4</text:p>
          </table:table-cell>
          <table:table-cell table:style-name="ce221" office:value-type="float" office:value="141.534073328">
            <text:p>141.5</text:p>
          </table:table-cell>
        </table:table-row>
        <table:table-row table:style-name="ro10">
          <table:table-cell table:style-name="ce162" office:value-type="float" office:value="205">
            <text:p>205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8.54400374532">
            <text:p>8.5</text:p>
          </table:table-cell>
          <table:table-cell table:style-name="ce223" office:value-type="float" office:value="15.841781976">
            <text:p>15.8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8.0622577483">
            <text:p>8.1</text:p>
          </table:table-cell>
          <table:table-cell table:style-name="ce223" office:value-type="float" office:value="27.5856520442">
            <text:p>27.6</text:p>
          </table:table-cell>
          <table:table-cell table:style-name="ce208" office:value-type="float" office:value="7.68114574787">
            <text:p>7.7</text:p>
          </table:table-cell>
          <table:table-cell table:style-name="ce221" office:value-type="float" office:value="38.9672352908">
            <text:p>39.0</text:p>
          </table:table-cell>
          <table:table-cell table:style-name="ce223" office:value-type="float" office:value="6.16441400297">
            <text:p>6.2</text:p>
          </table:table-cell>
          <table:table-cell table:style-name="ce223" office:value-type="float" office:value="100.772744823">
            <text:p>100.8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7.07106781187">
            <text:p>7.1</text:p>
          </table:table-cell>
          <table:table-cell table:style-name="ce223" office:value-type="float" office:value="60.7984695401">
            <text:p>60.8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/>
          <table:table-cell table:style-name="ce162" office:value-type="float" office:value="205">
            <text:p>205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7"/>
          <table:table-cell table:style-name="ce220"/>
          <table:table-cell table:style-name="ce223" office:value-type="float" office:value="7.07106781187">
            <text:p>7.1</text:p>
          </table:table-cell>
          <table:table-cell table:style-name="ce223" office:value-type="float" office:value="60.7984695401">
            <text:p>60.8</text:p>
          </table:table-cell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8">
            <text:p>8.0</text:p>
          </table:table-cell>
          <table:table-cell table:style-name="ce221" office:value-type="float" office:value="29.3215314335">
            <text:p>29.3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3" office:value-type="float" office:value="8.24621125124">
            <text:p>8.2</text:p>
          </table:table-cell>
          <table:table-cell table:style-name="ce221" office:value-type="float" office:value="22.7448663196">
            <text:p>22.7</text:p>
          </table:table-cell>
        </table:table-row>
        <table:table-row table:style-name="ro10">
          <table:table-cell table:style-name="ce162" office:value-type="float" office:value="206">
            <text:p>206</text:p>
          </table:table-cell>
          <table:table-cell table:style-name="ce208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  <table:table-cell table:style-name="ce223" office:value-type="float" office:value="4">
            <text:p>4.0</text:p>
          </table:table-cell>
          <table:table-cell table:style-name="ce223" office:value-type="float" office:value="226.194671058">
            <text:p>226.2</text:p>
          </table:table-cell>
          <table:table-cell table:style-name="ce208" office:value-type="float" office:value="8.0622577483">
            <text:p>8.1</text:p>
          </table:table-cell>
          <table:table-cell table:style-name="ce221" office:value-type="float" office:value="27.5856520442">
            <text:p>27.6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/>
          <table:table-cell table:style-name="ce162" office:value-type="float" office:value="206">
            <text:p>206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7.07106781187">
            <text:p>7.1</text:p>
          </table:table-cell>
          <table:table-cell table:style-name="ce221" office:value-type="float" office:value="60.7984695401">
            <text:p>60.8</text:p>
          </table:table-cell>
          <table:table-cell table:style-name="ce222" table:number-columns-repeated="2"/>
          <table:table-cell table:style-name="ce208" office:value-type="float" office:value="5.83095189485">
            <text:p>5.8</text:p>
          </table:table-cell>
          <table:table-cell table:style-name="ce221" office:value-type="float" office:value="117.539232327">
            <text:p>117.5</text:p>
          </table:table-cell>
          <table:table-cell table:style-name="ce223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</table:table-row>
        <table:table-row table:style-name="ro10">
          <table:table-cell table:style-name="ce162" office:value-type="float" office:value="207">
            <text:p>207</text:p>
          </table:table-cell>
          <table:table-cell table:style-name="ce208" office:value-type="float" office:value="3.16227766017">
            <text:p>3.2</text:p>
          </table:table-cell>
          <table:table-cell table:style-name="ce221" office:value-type="float" office:value="283.512892508">
            <text:p>283.5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7.68114574787">
            <text:p>7.7</text:p>
          </table:table-cell>
          <table:table-cell table:style-name="ce221" office:value-type="float" office:value="38.9672352908">
            <text:p>39.0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/>
          <table:table-cell table:style-name="ce162" office:value-type="float" office:value="207">
            <text:p>207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3" office:value-type="float" office:value="5.83095189485">
            <text:p>5.8</text:p>
          </table:table-cell>
          <table:table-cell table:style-name="ce223" office:value-type="float" office:value="117.539232327">
            <text:p>117.5</text:p>
          </table:table-cell>
          <table:table-cell table:style-name="ce207"/>
          <table:table-cell table:style-name="ce220"/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6.32455532034">
            <text:p>6.3</text:p>
          </table:table-cell>
          <table:table-cell table:style-name="ce221" office:value-type="float" office:value="93.0999507471">
            <text:p>93.1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3.46410161514">
            <text:p>3.5</text:p>
          </table:table-cell>
          <table:table-cell table:style-name="ce221" office:value-type="float" office:value="262.411667149">
            <text:p>262.4</text:p>
          </table:table-cell>
          <table:table-cell table:style-name="ce223" office:value-type="float" office:value="6.63324958071">
            <text:p>6.6</text:p>
          </table:table-cell>
          <table:table-cell table:style-name="ce221" office:value-type="float" office:value="79.0341216849">
            <text:p>79.0</text:p>
          </table:table-cell>
        </table:table-row>
        <table:table-row table:style-name="ro10">
          <table:table-cell table:style-name="ce162" office:value-type="float" office:value="208">
            <text:p>208</text:p>
          </table:table-cell>
          <table:table-cell table:style-name="ce210" office:value-type="float" office:value="1">
            <text:p>1.0</text:p>
          </table:table-cell>
          <table:table-cell table:style-name="ce221" office:value-type="float" office:value="445.320758646">
            <text:p>445.3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2.82842712475">
            <text:p>2.8</text:p>
          </table:table-cell>
          <table:table-cell table:style-name="ce221" office:value-type="float" office:value="307.378472608">
            <text:p>307.4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08" office:value-type="float" office:value="6.16441400297">
            <text:p>6.2</text:p>
          </table:table-cell>
          <table:table-cell table:style-name="ce221" office:value-type="float" office:value="100.772744823">
            <text:p>100.8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/>
          <table:table-cell table:style-name="ce162" office:value-type="float" office:value="208">
            <text:p>208</text:p>
          </table:table-cell>
          <table:table-cell table:style-name="ce210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">
            <text:p>4.0</text:p>
          </table:table-cell>
          <table:table-cell table:style-name="ce223" office:value-type="float" office:value="226.194671058">
            <text:p>226.2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3">
            <text:p>3.0</text:p>
          </table:table-cell>
          <table:table-cell table:style-name="ce223" office:value-type="float" office:value="295.04791005">
            <text:p>295.0</text:p>
          </table:table-cell>
          <table:table-cell table:style-name="ce208" office:value-type="float" office:value="3.60555127546">
            <text:p>3.6</text:p>
          </table:table-cell>
          <table:table-cell table:style-name="ce221" office:value-type="float" office:value="252.690545136">
            <text:p>252.7</text:p>
          </table:table-cell>
          <table:table-cell table:style-name="ce222" table:number-columns-repeated="2"/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4.58257569496">
            <text:p>4.6</text:p>
          </table:table-cell>
          <table:table-cell table:style-name="ce221" office:value-type="float" office:value="188.878147895">
            <text:p>188.9</text:p>
          </table:table-cell>
        </table:table-row>
        <table:table-row table:style-name="ro10">
          <table:table-cell table:style-name="ce162" office:value-type="float" office:value="209">
            <text:p>209</text:p>
          </table:table-cell>
          <table:table-cell table:style-name="ce208" office:value-type="float" office:value="4">
            <text:p>4.0</text:p>
          </table:table-cell>
          <table:table-cell table:style-name="ce221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8" office:value-type="float" office:value="0">
            <text:p>0.0</text:p>
          </table:table-cell>
          <table:table-cell table:style-name="ce221" office:value-type="float" office:value="850.1">
            <text:p>850.1</text:p>
          </table:table-cell>
          <table:table-cell/>
          <table:table-cell table:style-name="ce162" office:value-type="float" office:value="209">
            <text:p>209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8">
            <text:p>8.0</text:p>
          </table:table-cell>
          <table:table-cell table:style-name="ce221" office:value-type="float" office:value="29.3215314335">
            <text:p>29.3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6.32455532034">
            <text:p>6.3</text:p>
          </table:table-cell>
          <table:table-cell table:style-name="ce221" office:value-type="float" office:value="93.0999507471">
            <text:p>93.1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7"/>
          <table:table-cell table:style-name="ce220"/>
          <table:table-cell table:style-name="ce223" office:value-type="float" office:value="5.19615242271">
            <text:p>5.2</text:p>
          </table:table-cell>
          <table:table-cell table:style-name="ce223" office:value-type="float" office:value="152.223355771">
            <text:p>152.2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8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</table:table-row>
        <table:table-row table:style-name="ro10">
          <table:table-cell table:style-name="ce162" office:value-type="float" office:value="210">
            <text:p>210</text:p>
          </table:table-cell>
          <table:table-cell table:style-name="ce212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7.07106781187">
            <text:p>7.1</text:p>
          </table:table-cell>
          <table:table-cell table:style-name="ce221" office:value-type="float" office:value="60.7984695401">
            <text:p>60.8</text:p>
          </table:table-cell>
          <table:table-cell table:style-name="ce223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number-columns-repeated="2" table:style-name="ce222" office:value-type="string">
            <text:p><text:s text:c="2"/>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/>
          <table:table-cell table:style-name="ce162" office:value-type="float" office:value="210">
            <text:p>210</text:p>
          </table:table-cell>
          <table:table-cell table:style-name="ce212" office:value-type="float" office:value="2.44948974278">
            <text:p>2.4</text:p>
          </table:table-cell>
          <table:table-cell table:style-name="ce221" office:value-type="float" office:value="335.063950565">
            <text:p>335.1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08" office:value-type="float" office:value="3.31662479036">
            <text:p>3.3</text:p>
          </table:table-cell>
          <table:table-cell table:style-name="ce221" office:value-type="float" office:value="272.662867432">
            <text:p>272.7</text:p>
          </table:table-cell>
          <table:table-cell table:style-name="ce223" office:value-type="float" office:value="1.41421356237">
            <text:p>1.4</text:p>
          </table:table-cell>
          <table:table-cell table:style-name="ce223" office:value-type="float" office:value="413.267182634">
            <text:p>413.3</text:p>
          </table:table-cell>
          <table:table-cell table:style-name="ce208" office:value-type="float" office:value="5.19615242271">
            <text:p>5.2</text:p>
          </table:table-cell>
          <table:table-cell table:style-name="ce221" office:value-type="float" office:value="152.223355771">
            <text:p>152.2</text:p>
          </table:table-cell>
          <table:table-cell table:style-name="ce222" table:number-columns-repeated="2"/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5.9160797831">
            <text:p>5.9</text:p>
          </table:table-cell>
          <table:table-cell table:style-name="ce221" office:value-type="float" office:value="113.159868271">
            <text:p>113.2</text:p>
          </table:table-cell>
        </table:table-row>
        <table:table-row table:style-name="ro10">
          <table:table-cell table:style-name="ce162" office:value-type="float" office:value="212">
            <text:p>212</text:p>
          </table:table-cell>
          <table:table-cell table:style-name="ce208" office:value-type="float" office:value="1.41421356237">
            <text:p>1.4</text:p>
          </table:table-cell>
          <table:table-cell table:style-name="ce221" office:value-type="float" office:value="413.267182634">
            <text:p>413.3</text:p>
          </table:table-cell>
          <table:table-cell table:style-name="ce223" office:value-type="float" office:value="1">
            <text:p>1.0</text:p>
          </table:table-cell>
          <table:table-cell table:style-name="ce223" office:value-type="float" office:value="445.320758646">
            <text:p>445.3</text:p>
          </table:table-cell>
          <table:table-cell table:style-name="ce208" office:value-type="float" office:value="1.73205080757">
            <text:p>1.7</text:p>
          </table:table-cell>
          <table:table-cell table:style-name="ce221" office:value-type="float" office:value="388.924172804">
            <text:p>388.9</text:p>
          </table:table-cell>
          <table:table-cell table:style-name="ce223" office:value-type="float" office:value="4.24264068712">
            <text:p>4.2</text:p>
          </table:table-cell>
          <table:table-cell table:style-name="ce223" office:value-type="float" office:value="210.375528458">
            <text:p>210.4</text:p>
          </table:table-cell>
          <table:table-cell table:style-name="ce208" office:value-type="float" office:value="5">
            <text:p>5.0</text:p>
          </table:table-cell>
          <table:table-cell table:style-name="ce221" office:value-type="float" office:value="163.624617374">
            <text:p>163.6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3.74165738677">
            <text:p>3.7</text:p>
          </table:table-cell>
          <table:table-cell table:style-name="ce221" office:value-type="float" office:value="243.44358222">
            <text:p>243.4</text:p>
          </table:table-cell>
          <table:table-cell table:style-name="ce22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8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7" office:value-type="string">
            <text:p><text:s text:c="2"/></text:p>
          </table:table-cell>
          <table:table-cell table:style-name="ce220" office:value-type="string">
            <text:p><text:s text:c="2"/></text:p>
          </table:table-cell>
          <table:table-cell table:style-name="ce223" office:value-type="float" office:value="5.09901951359">
            <text:p>5.1</text:p>
          </table:table-cell>
          <table:table-cell table:style-name="ce221" office:value-type="float" office:value="157.830644351">
            <text:p>157.8</text:p>
          </table:table-cell>
          <table:table-cell/>
          <table:table-cell table:style-name="ce162" office:value-type="float" office:value="212">
            <text:p>212</text:p>
          </table:table-cell>
          <table:table-cell table:style-name="ce208" office:value-type="float" office:value="3">
            <text:p>3.0</text:p>
          </table:table-cell>
          <table:table-cell table:style-name="ce221" office:value-type="float" office:value="295.04791005">
            <text:p>295.0</text:p>
          </table:table-cell>
          <table:table-cell table:style-name="ce223" office:value-type="float" office:value="3.16227766017">
            <text:p>3.2</text:p>
          </table:table-cell>
          <table:table-cell table:style-name="ce223" office:value-type="float" office:value="283.512892508">
            <text:p>283.5</text:p>
          </table:table-cell>
          <table:table-cell table:style-name="ce208" office:value-type="float" office:value="2.2360679775">
            <text:p>2.2</text:p>
          </table:table-cell>
          <table:table-cell table:style-name="ce221" office:value-type="float" office:value="350.90541346">
            <text:p>350.9</text:p>
          </table:table-cell>
          <table:table-cell table:style-name="ce223" office:value-type="float" office:value="3.60555127546">
            <text:p>3.6</text:p>
          </table:table-cell>
          <table:table-cell table:style-name="ce223" office:value-type="float" office:value="252.690545136">
            <text:p>252.7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3.46410161514">
            <text:p>3.5</text:p>
          </table:table-cell>
          <table:table-cell table:style-name="ce221" office:value-type="float" office:value="262.411667149">
            <text:p>262.4</text:p>
          </table:table-cell>
          <table:table-cell table:style-name="ce223" office:value-type="float" office:value="2.2360679775">
            <text:p>2.2</text:p>
          </table:table-cell>
          <table:table-cell table:style-name="ce223" office:value-type="float" office:value="350.90541346">
            <text:p>350.9</text:p>
          </table:table-cell>
          <table:table-cell table:style-name="ce208" office:value-type="float" office:value="4.472135955">
            <text:p>4.5</text:p>
          </table:table-cell>
          <table:table-cell table:style-name="ce221" office:value-type="float" office:value="195.77408815">
            <text:p>195.8</text:p>
          </table:table-cell>
          <table:table-cell table:style-name="ce223" office:value-type="float" office:value="1.73205080757">
            <text:p>1.7</text:p>
          </table:table-cell>
          <table:table-cell table:style-name="ce223" office:value-type="float" office:value="388.924172804">
            <text:p>388.9</text:p>
          </table:table-cell>
          <table:table-cell table:style-name="ce207"/>
          <table:table-cell table:style-name="ce220"/>
          <table:table-cell table:style-name="ce223" office:value-type="float" office:value="5.65685424949">
            <text:p>5.7</text:p>
          </table:table-cell>
          <table:table-cell table:style-name="ce221" office:value-type="float" office:value="126.701233123">
            <text:p>126.7</text:p>
          </table:table-cell>
        </table:table-row>
        <table:table-row table:style-name="ro10">
          <table:table-cell table:style-name="ce162" office:value-type="float" office:value="213">
            <text:p>213</text:p>
          </table:table-cell>
          <table:table-cell table:style-name="ce208" office:value-type="float" office:value="4">
            <text:p>4.0</text:p>
          </table:table-cell>
          <table:table-cell table:style-name="ce221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23" office:value-type="float" office:value="163.624617374">
            <text:p>163.6</text:p>
          </table:table-cell>
          <table:table-cell table:style-name="ce208" office:value-type="float" office:value="6.0827625303">
            <text:p>6.1</text:p>
          </table:table-cell>
          <table:table-cell table:style-name="ce221" office:value-type="float" office:value="104.780873373">
            <text:p>104.8</text:p>
          </table:table-cell>
          <table:table-cell table:style-name="ce223" office:value-type="float" office:value="3.74165738677">
            <text:p>3.7</text:p>
          </table:table-cell>
          <table:table-cell table:style-name="ce223" office:value-type="float" office:value="243.44358222">
            <text:p>243.4</text:p>
          </table:table-cell>
          <table:table-cell table:style-name="ce208" office:value-type="float" office:value="10.0498756211">
            <text:p>10.0</text:p>
          </table:table-cell>
          <table:table-cell table:style-name="ce221" office:value-type="float" office:value="0">
            <text:p>0.0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4.24264068712">
            <text:p>4.2</text:p>
          </table:table-cell>
          <table:table-cell table:style-name="ce221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23" office:value-type="float" office:value="218.121067999">
            <text:p>218.1</text:p>
          </table:table-cell>
          <table:table-cell table:style-name="ce210" office:value-type="float" office:value="0">
            <text:p>0.0</text:p>
          </table:table-cell>
          <table:table-cell table:style-name="ce221" office:value-type="float" office:value="850.1">
            <text:p>850.1</text:p>
          </table:table-cell>
          <table:table-cell table:style-name="ce223" office:value-type="float" office:value="3.31662479036">
            <text:p>3.3</text:p>
          </table:table-cell>
          <table:table-cell table:style-name="ce223" office:value-type="float" office:value="272.662867432">
            <text:p>272.7</text:p>
          </table:table-cell>
          <table:table-cell table:style-name="ce208"/>
          <table:table-cell table:style-name="ce221" office:value-type="float" office:value="157.830644351">
            <text:p>157.8</text:p>
          </table:table-cell>
          <table:table-cell table:style-name="ce222"/>
          <table:table-cell table:style-name="ce220"/>
          <table:table-cell/>
          <table:table-cell table:style-name="ce162" office:value-type="float" office:value="213">
            <text:p>213</text:p>
          </table:table-cell>
          <table:table-cell table:style-name="ce208" office:value-type="float" office:value="4.12310562562">
            <text:p>4.1</text:p>
          </table:table-cell>
          <table:table-cell table:style-name="ce221" office:value-type="float" office:value="218.121067999">
            <text:p>218.1</text:p>
          </table:table-cell>
          <table:table-cell table:style-name="ce223" office:value-type="float" office:value="5.09901951359">
            <text:p>5.1</text:p>
          </table:table-cell>
          <table:table-cell table:style-name="ce223" office:value-type="float" office:value="157.830644351">
            <text:p>157.8</text:p>
          </table:table-cell>
          <table:table-cell table:style-name="ce208" office:value-type="float" office:value="5.38516480713">
            <text:p>5.4</text:p>
          </table:table-cell>
          <table:table-cell table:style-name="ce221" office:value-type="float" office:value="141.534073328">
            <text:p>141.5</text:p>
          </table:table-cell>
          <table:table-cell table:style-name="ce223" office:value-type="float" office:value="5.38516480713">
            <text:p>5.4</text:p>
          </table:table-cell>
          <table:table-cell table:style-name="ce223" office:value-type="float" office:value="141.534073328">
            <text:p>141.5</text:p>
          </table:table-cell>
          <table:table-cell table:style-name="ce208" office:value-type="float" office:value="8.24621125124">
            <text:p>8.2</text:p>
          </table:table-cell>
          <table:table-cell table:style-name="ce221" office:value-type="float" office:value="22.7448663196">
            <text:p>22.7</text:p>
          </table:table-cell>
          <table:table-cell table:style-name="ce223" office:value-type="float" office:value="2.44948974278">
            <text:p>2.4</text:p>
          </table:table-cell>
          <table:table-cell table:style-name="ce223" office:value-type="float" office:value="335.063950565">
            <text:p>335.1</text:p>
          </table:table-cell>
          <table:table-cell table:style-name="ce208" office:value-type="float" office:value="6.63324958071">
            <text:p>6.6</text:p>
          </table:table-cell>
          <table:table-cell table:style-name="ce221" office:value-type="float" office:value="79.0341216849">
            <text:p>79.0</text:p>
          </table:table-cell>
          <table:table-cell table:style-name="ce223" office:value-type="float" office:value="4.58257569496">
            <text:p>4.6</text:p>
          </table:table-cell>
          <table:table-cell table:style-name="ce223" office:value-type="float" office:value="188.878147895">
            <text:p>188.9</text:p>
          </table:table-cell>
          <table:table-cell table:style-name="ce210" office:value-type="float" office:value="2">
            <text:p>2.0</text:p>
          </table:table-cell>
          <table:table-cell table:style-name="ce221" office:value-type="float" office:value="368.613538021">
            <text:p>368.6</text:p>
          </table:table-cell>
          <table:table-cell table:style-name="ce223" office:value-type="float" office:value="5.9160797831">
            <text:p>5.9</text:p>
          </table:table-cell>
          <table:table-cell table:style-name="ce223" office:value-type="float" office:value="113.159868271">
            <text:p>113.2</text:p>
          </table:table-cell>
          <table:table-cell table:style-name="ce208" office:value-type="float" office:value="5.65685424949">
            <text:p>5.7</text:p>
          </table:table-cell>
          <table:table-cell table:style-name="ce221" office:value-type="float" office:value="126.701233123">
            <text:p>126.7</text:p>
          </table:table-cell>
          <table:table-cell table:style-name="ce222"/>
          <table:table-cell table:style-name="ce220"/>
        </table:table-row>
        <table:table-row table:style-name="ro10" table:number-rows-repeated="4">
          <table:table-cell table:style-name="ce69"/>
          <table:table-cell table:style-name="ce209" table:number-columns-repeated="16"/>
          <table:table-cell table:style-name="ce244" table:number-columns-repeated="8"/>
          <table:table-cell/>
          <table:table-cell table:style-name="ce69"/>
          <table:table-cell table:style-name="ce209" table:number-columns-repeated="16"/>
          <table:table-cell table:style-name="ce244" table:number-columns-repeated="8"/>
        </table:table-row>
        <table:table-row table:style-name="ro10">
          <table:table-cell table:style-name="ce69"/>
          <table:table-cell table:style-name="ce211" table:number-columns-repeated="13"/>
          <table:table-cell table:style-name="ce213" table:number-columns-repeated="11"/>
          <table:table-cell/>
          <table:table-cell table:style-name="ce69"/>
          <table:table-cell table:style-name="ce211" table:number-columns-repeated="13"/>
          <table:table-cell table:style-name="ce213" table:number-columns-repeated="11"/>
        </table:table-row>
        <table:table-row table:style-name="ro1">
          <table:table-cell table:style-name="ce199" office:value-type="string" table:number-columns-spanned="1" table:number-rows-spanned="3">
            <text:p>AVG (nati, R = 5)</text:p>
          </table:table-cell>
          <table:table-cell table:style-name="ce211" table:number-columns-repeated="13"/>
          <table:table-cell table:style-name="ce213" table:number-columns-repeated="11"/>
          <table:table-cell/>
          <table:table-cell table:style-name="ce199" office:value-type="string" table:number-columns-spanned="1" table:number-rows-spanned="3">
            <text:p>AVG (nati, R = 5)</text:p>
          </table:table-cell>
          <table:table-cell table:style-name="ce211" table:number-columns-repeated="13"/>
          <table:table-cell table:style-name="ce213" table:number-columns-repeated="11"/>
        </table:table-row>
        <table:table-row table:style-name="ro22">
          <table:covered-table-cell table:style-name="ce203" office:value-type="string">
            <text:p>AVG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  <table:table-cell/>
          <table:covered-table-cell table:style-name="ce203" office:value-type="string">
            <text:p>AVG (native, R = 5)</text:p>
          </table:covered-table-cell>
          <table:table-cell table:style-name="ce205" office:value-type="float" office:value="201" table:number-columns-spanned="2" table:number-rows-spanned="1">
            <text:p>201</text:p>
          </table:table-cell>
          <table:covered-table-cell table:style-name="ce218"/>
          <table:table-cell table:style-name="ce205" office:value-type="float" office:value="202" table:number-columns-spanned="2" table:number-rows-spanned="1">
            <text:p>202</text:p>
          </table:table-cell>
          <table:covered-table-cell table:style-name="ce218"/>
          <table:table-cell table:style-name="ce205" office:value-type="float" office:value="203" table:number-columns-spanned="2" table:number-rows-spanned="1">
            <text:p>203</text:p>
          </table:table-cell>
          <table:covered-table-cell table:style-name="ce218"/>
          <table:table-cell table:style-name="ce205" office:value-type="float" office:value="204" table:number-columns-spanned="2" table:number-rows-spanned="1">
            <text:p>204</text:p>
          </table:table-cell>
          <table:covered-table-cell table:style-name="ce218"/>
          <table:table-cell table:style-name="ce205" office:value-type="float" office:value="205" table:number-columns-spanned="2" table:number-rows-spanned="1">
            <text:p>205</text:p>
          </table:table-cell>
          <table:covered-table-cell table:style-name="ce218"/>
          <table:table-cell table:style-name="ce205" office:value-type="float" office:value="206" table:number-columns-spanned="2" table:number-rows-spanned="1">
            <text:p>206</text:p>
          </table:table-cell>
          <table:covered-table-cell table:style-name="ce218"/>
          <table:table-cell table:style-name="ce205" office:value-type="float" office:value="207" table:number-columns-spanned="2" table:number-rows-spanned="1">
            <text:p>207</text:p>
          </table:table-cell>
          <table:covered-table-cell table:style-name="ce218"/>
          <table:table-cell table:style-name="ce205" office:value-type="float" office:value="208" table:number-columns-spanned="2" table:number-rows-spanned="1">
            <text:p>208</text:p>
          </table:table-cell>
          <table:covered-table-cell table:style-name="ce218"/>
          <table:table-cell table:style-name="ce205" office:value-type="float" office:value="209" table:number-columns-spanned="2" table:number-rows-spanned="1">
            <text:p>209</text:p>
          </table:table-cell>
          <table:covered-table-cell table:style-name="ce218"/>
          <table:table-cell table:style-name="ce205" office:value-type="float" office:value="210" table:number-columns-spanned="2" table:number-rows-spanned="1">
            <text:p>210</text:p>
          </table:table-cell>
          <table:covered-table-cell table:style-name="ce218"/>
          <table:table-cell table:style-name="ce205" office:value-type="float" office:value="212" table:number-columns-spanned="2" table:number-rows-spanned="1">
            <text:p>212</text:p>
          </table:table-cell>
          <table:covered-table-cell table:style-name="ce218"/>
          <table:table-cell table:style-name="ce205" office:value-type="float" office:value="213" table:number-columns-spanned="2" table:number-rows-spanned="1">
            <text:p>213</text:p>
          </table:table-cell>
          <table:covered-table-cell table:style-name="ce218"/>
        </table:table-row>
        <table:table-row table:style-name="ro19"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/>
          <table:covered-table-cell table:style-name="ce194"/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  <table:table-cell table:style-name="ce206" office:value-type="string">
            <text:p>d</text:p>
          </table:table-cell>
          <table:table-cell table:style-name="ce219" office:value-type="string">
            <text:p>V</text:p>
          </table:table-cell>
        </table:table-row>
        <table:table-row table:style-name="ro10">
          <table:table-cell table:style-name="ce162" office:value-type="float" office:value="201">
            <text:p>201</text:p>
          </table:table-cell>
          <table:table-cell table:style-name="ce207"/>
          <table:table-cell table:style-name="ce220"/>
          <table:table-cell table:style-name="ce223" table:formula="of:=([.D102]+[.D120])/2" office:value-type="float" office:value="2.23205080757">
            <text:p>2.2</text:p>
          </table:table-cell>
          <table:table-cell table:style-name="ce223" table:formula="of:=([.E102]+[.E120])/2" office:value-type="float" office:value="353.8662128975">
            <text:p>353.9</text:p>
          </table:table-cell>
          <table:table-cell table:style-name="ce208" table:formula="of:=([.F102]+[.F120])/2" office:value-type="float" office:value="1.825140769935">
            <text:p>1.8</text:p>
          </table:table-cell>
          <table:table-cell table:style-name="ce221" table:formula="of:=([.G102]+[.G120])/2" office:value-type="float" office:value="382.086298047">
            <text:p>382.1</text:p>
          </table:table-cell>
          <table:table-cell table:style-name="ce223" table:formula="of:=([.H102]+[.H120])/2" office:value-type="float" office:value="5.80783263039">
            <text:p>5.8</text:p>
          </table:table-cell>
          <table:table-cell table:style-name="ce223" table:formula="of:=([.I102]+[.I120])/2" office:value-type="float" office:value="138.21333643705">
            <text:p>138.2</text:p>
          </table:table-cell>
          <table:table-cell table:style-name="ce208" table:formula="of:=([.J102]+[.J120])/2" office:value-type="float" office:value="6.816298482785">
            <text:p>6.8</text:p>
          </table:table-cell>
          <table:table-cell table:style-name="ce221" table:formula="of:=([.K102]+[.K120])/2" office:value-type="float" office:value="74.0399674593">
            <text:p>74.0</text:p>
          </table:table-cell>
          <table:table-cell table:style-name="ce223" table:formula="of:=([.L102]+[.L120])/2" office:value-type="float" office:value="1.931851652575">
            <text:p>1.9</text:p>
          </table:table-cell>
          <table:table-cell table:style-name="ce223" table:formula="of:=([.M102]+[.M120])/2" office:value-type="float" office:value="374.1655665995">
            <text:p>374.2</text:p>
          </table:table-cell>
          <table:table-cell table:style-name="ce208" table:formula="of:=([.N102]+[.N120])/2" office:value-type="float" office:value="4.453420153355">
            <text:p>4.5</text:p>
          </table:table-cell>
          <table:table-cell table:style-name="ce221" table:formula="of:=([.O102]+[.O120])/2" office:value-type="float" office:value="202.782115684">
            <text:p>202.8</text:p>
          </table:table-cell>
          <table:table-cell table:style-name="ce228" table:formula="of:=([.P102]+[.P120])/2" office:value-type="float" office:value="1.366025403785">
            <text:p>1.4</text:p>
          </table:table-cell>
          <table:table-cell table:style-name="ce223" table:formula="of:=([.Q102]+[.Q120])/2" office:value-type="float" office:value="417.122465725">
            <text:p>417.1</text:p>
          </table:table-cell>
          <table:table-cell table:style-name="ce208" table:formula="of:=([.R102]+[.R120])/2" office:value-type="float" office:value="3.5">
            <text:p>3.5</text:p>
          </table:table-cell>
          <table:table-cell table:style-name="ce221" table:formula="of:=([.S102]+[.S120])/2" office:value-type="float" office:value="260.621290554">
            <text:p>260.6</text:p>
          </table:table-cell>
          <table:table-cell table:style-name="ce223" table:formula="of:=([.T102]+[.T120])/2" office:value-type="float" office:value="3.102093381285">
            <text:p>3.1</text:p>
          </table:table-cell>
          <table:table-cell table:style-name="ce223" table:formula="of:=([.U102]+[.U120])/2" office:value-type="float" office:value="292.349130477">
            <text:p>292.3</text:p>
          </table:table-cell>
          <table:table-cell table:style-name="ce208" table:formula="of:=([.V102]+[.V120])/2" office:value-type="float" office:value="2.998394628665">
            <text:p>3.0</text:p>
          </table:table-cell>
          <table:table-cell table:style-name="ce221" table:formula="of:=([.W102]+[.W120])/2" office:value-type="float" office:value="301.0726652645">
            <text:p>301.1</text:p>
          </table:table-cell>
          <table:table-cell table:style-name="ce223" table:formula="of:=([.X102]+[.X120])/2" office:value-type="float" office:value="4.2360679775">
            <text:p>4.2</text:p>
          </table:table-cell>
          <table:table-cell table:style-name="ce221" table:formula="of:=([.Y102]+[.Y120])/2" office:value-type="float" office:value="210.984379604">
            <text:p>211.0</text:p>
          </table:table-cell>
          <table:table-cell/>
          <table:table-cell table:style-name="ce162" office:value-type="float" office:value="201">
            <text:p>201</text:p>
          </table:table-cell>
          <table:table-cell table:style-name="ce207"/>
          <table:table-cell table:style-name="ce220"/>
          <table:table-cell table:style-name="ce228" table:formula="of:=([.AD102]+[.AD120])/2" office:value-type="float" office:value="1.914213562375">
            <text:p>1.9</text:p>
          </table:table-cell>
          <table:table-cell table:style-name="ce223" table:formula="of:=([.AE102]+[.AE120])/2" office:value-type="float" office:value="376.349615627">
            <text:p>376.3</text:p>
          </table:table-cell>
          <table:table-cell table:style-name="ce210" table:formula="of:=([.AF102]+[.AF120])/2" office:value-type="float" office:value="1.57313218497">
            <text:p>1.6</text:p>
          </table:table-cell>
          <table:table-cell table:style-name="ce221" table:formula="of:=([.AG102]+[.AG120])/2" office:value-type="float" office:value="401.095677719">
            <text:p>401.1</text:p>
          </table:table-cell>
          <table:table-cell table:style-name="ce223" table:formula="of:=([.AH102]+[.AH120])/2" office:value-type="float" office:value="5.35605604772">
            <text:p>5.4</text:p>
          </table:table-cell>
          <table:table-cell table:style-name="ce223" table:formula="of:=([.AI102]+[.AI120])/2" office:value-type="float" office:value="163.4059770268">
            <text:p>163.4</text:p>
          </table:table-cell>
          <table:table-cell table:style-name="ce208" table:formula="of:=([.AJ102]+[.AJ120])/2" office:value-type="float" office:value="5.301923162015">
            <text:p>5.3</text:p>
          </table:table-cell>
          <table:table-cell table:style-name="ce221" table:formula="of:=([.AK102]+[.AK120])/2" office:value-type="float" office:value="151.9915625933">
            <text:p>152.0</text:p>
          </table:table-cell>
          <table:table-cell table:style-name="ce223" table:formula="of:=([.AL102]+[.AL120])/2" office:value-type="float" office:value="2.365419176365">
            <text:p>2.4</text:p>
          </table:table-cell>
          <table:table-cell table:style-name="ce223" table:formula="of:=([.AM102]+[.AM120])/2" office:value-type="float" office:value="342.965025033">
            <text:p>343.0</text:p>
          </table:table-cell>
          <table:table-cell table:style-name="ce208" table:formula="of:=([.AN102]+[.AN120])/2" office:value-type="float" office:value="4.37228132327">
            <text:p>4.4</text:p>
          </table:table-cell>
          <table:table-cell table:style-name="ce221" table:formula="of:=([.AO102]+[.AO120])/2" office:value-type="float" office:value="208.549624455">
            <text:p>208.5</text:p>
          </table:table-cell>
          <table:table-cell table:style-name="ce228" table:formula="of:=([.AP102]+[.AP120])/2" office:value-type="float" office:value="1.207106781185">
            <text:p>1.2</text:p>
          </table:table-cell>
          <table:table-cell table:style-name="ce223" table:formula="of:=([.AQ102]+[.AQ120])/2" office:value-type="float" office:value="429.29397064">
            <text:p>429.3</text:p>
          </table:table-cell>
          <table:table-cell table:style-name="ce208" table:formula="of:=([.AR102]+[.AR120])/2" office:value-type="float" office:value="3.475766375185">
            <text:p>3.5</text:p>
          </table:table-cell>
          <table:table-cell table:style-name="ce221" table:formula="of:=([.AS102]+[.AS120])/2" office:value-type="float" office:value="262.7497703035">
            <text:p>262.7</text:p>
          </table:table-cell>
          <table:table-cell table:style-name="ce223" table:formula="of:=([.AT102]+[.AT120])/2" office:value-type="float" office:value="2.22474487139">
            <text:p>2.2</text:p>
          </table:table-cell>
          <table:table-cell table:style-name="ce223" table:formula="of:=([.AU102]+[.AU120])/2" office:value-type="float" office:value="351.838744293">
            <text:p>351.8</text:p>
          </table:table-cell>
          <table:table-cell table:style-name="ce208" table:formula="of:=([.AV102]+[.AV120])/2" office:value-type="float" office:value="3.79128784748">
            <text:p>3.8</text:p>
          </table:table-cell>
          <table:table-cell table:style-name="ce221" table:formula="of:=([.AW102]+[.AW120])/2" office:value-type="float" office:value="241.9630289725">
            <text:p>242.0</text:p>
          </table:table-cell>
          <table:table-cell table:style-name="ce223" table:formula="of:=([.AX102]+[.AX120])/2" office:value-type="float" office:value="4.40676069272">
            <text:p>4.4</text:p>
          </table:table-cell>
          <table:table-cell table:style-name="ce221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62" office:value-type="float" office:value="202">
            <text:p>202</text:p>
          </table:table-cell>
          <table:table-cell table:style-name="ce208" table:formula="of:=([.B103]+[.B121])/2" office:value-type="float" office:value="2.23205080757">
            <text:p>2.2</text:p>
          </table:table-cell>
          <table:table-cell table:style-name="ce221" table:formula="of:=([.C103]+[.C121])/2" office:value-type="float" office:value="353.8662128975">
            <text:p>353.9</text:p>
          </table:table-cell>
          <table:table-cell table:style-name="ce222" table:number-columns-repeated="2"/>
          <table:table-cell table:style-name="ce208" table:formula="of:=([.F103]+[.F121])/2" office:value-type="float" office:value="2.57793547457">
            <text:p>2.6</text:p>
          </table:table-cell>
          <table:table-cell table:style-name="ce221" table:formula="of:=([.G103]+[.G121])/2" office:value-type="float" office:value="328.355382427">
            <text:p>328.4</text:p>
          </table:table-cell>
          <table:table-cell table:style-name="ce223" table:formula="of:=([.H103]+[.H121])/2" office:value-type="float" office:value="7.129196940075">
            <text:p>7.1</text:p>
          </table:table-cell>
          <table:table-cell table:style-name="ce223" table:formula="of:=([.I103]+[.I121])/2" office:value-type="float" office:value="101.506353468652">
            <text:p>101.5</text:p>
          </table:table-cell>
          <table:table-cell table:style-name="ce208" table:formula="of:=([.J103]+[.J121])/2" office:value-type="float" office:value="6.049509756795">
            <text:p>6.0</text:p>
          </table:table-cell>
          <table:table-cell table:style-name="ce221" table:formula="of:=([.K103]+[.K121])/2" office:value-type="float" office:value="110.7239477931">
            <text:p>110.7</text:p>
          </table:table-cell>
          <table:table-cell table:style-name="ce223" table:formula="of:=([.L103]+[.L121])/2" office:value-type="float" office:value="3.529141088565">
            <text:p>3.5</text:p>
          </table:table-cell>
          <table:table-cell table:style-name="ce223" table:formula="of:=([.M103]+[.M121])/2" office:value-type="float" office:value="258.053224826">
            <text:p>258.1</text:p>
          </table:table-cell>
          <table:table-cell table:style-name="ce208" table:formula="of:=([.N103]+[.N121])/2" office:value-type="float" office:value="5.83390451188">
            <text:p>5.8</text:p>
          </table:table-cell>
          <table:table-cell table:style-name="ce221" table:formula="of:=([.O103]+[.O121])/2" office:value-type="float" office:value="140.1380985901">
            <text:p>140.1</text:p>
          </table:table-cell>
          <table:table-cell table:style-name="ce228" table:formula="of:=([.P103]+[.P121])/2" office:value-type="float" office:value="1.57313218497">
            <text:p>1.6</text:p>
          </table:table-cell>
          <table:table-cell table:style-name="ce223" table:formula="of:=([.Q103]+[.Q121])/2" office:value-type="float" office:value="401.095677719">
            <text:p>401.1</text:p>
          </table:table-cell>
          <table:table-cell table:style-name="ce208" table:formula="of:=([.R103]+[.R121])/2" office:value-type="float" office:value="5">
            <text:p>5.0</text:p>
          </table:table-cell>
          <table:table-cell table:style-name="ce221" table:formula="of:=([.S103]+[.S121])/2" office:value-type="float" office:value="163.624617374">
            <text:p>163.6</text:p>
          </table:table-cell>
          <table:table-cell table:style-name="ce223" table:formula="of:=([.T103]+[.T121])/2" office:value-type="float" office:value="2.638958433765">
            <text:p>2.6</text:p>
          </table:table-cell>
          <table:table-cell table:style-name="ce223" table:formula="of:=([.U103]+[.U121])/2" office:value-type="float" office:value="321.2212115865">
            <text:p>321.2</text:p>
          </table:table-cell>
          <table:table-cell table:style-name="ce208" table:formula="of:=([.V103]+[.V121])/2" office:value-type="float" office:value="3.54138126515">
            <text:p>3.5</text:p>
          </table:table-cell>
          <table:table-cell table:style-name="ce221" table:formula="of:=([.W103]+[.W121])/2" office:value-type="float" office:value="275.0508160095">
            <text:p>275.1</text:p>
          </table:table-cell>
          <table:table-cell table:style-name="ce223" table:formula="of:=([.X103]+[.X121])/2" office:value-type="float" office:value="6.241657386775">
            <text:p>6.2</text:p>
          </table:table-cell>
          <table:table-cell table:style-name="ce221" table:formula="of:=([.Y103]+[.Y121])/2" office:value-type="float" office:value="104.5981748625">
            <text:p>104.6</text:p>
          </table:table-cell>
          <table:table-cell/>
          <table:table-cell table:style-name="ce162" office:value-type="float" office:value="202">
            <text:p>202</text:p>
          </table:table-cell>
          <table:table-cell table:style-name="ce208" table:formula="of:=([.AB103]+[.AB121])/2" office:value-type="float" office:value="1.914213562375">
            <text:p>1.9</text:p>
          </table:table-cell>
          <table:table-cell table:style-name="ce221" table:formula="of:=([.AC103]+[.AC121])/2" office:value-type="float" office:value="376.349615627">
            <text:p>376.3</text:p>
          </table:table-cell>
          <table:table-cell table:style-name="ce222" table:number-columns-repeated="2"/>
          <table:table-cell table:style-name="ce208" table:formula="of:=([.AF103]+[.AF121])/2" office:value-type="float" office:value="2.15831239518">
            <text:p>2.2</text:p>
          </table:table-cell>
          <table:table-cell table:style-name="ce221" table:formula="of:=([.AG103]+[.AG121])/2" office:value-type="float" office:value="358.991813039">
            <text:p>359.0</text:p>
          </table:table-cell>
          <table:table-cell table:style-name="ce223" table:formula="of:=([.AH103]+[.AH121])/2" office:value-type="float" office:value="6.68325020573">
            <text:p>6.7</text:p>
          </table:table-cell>
          <table:table-cell table:style-name="ce223" table:formula="of:=([.AI103]+[.AI121])/2" office:value-type="float" office:value="136.331433716">
            <text:p>136.3</text:p>
          </table:table-cell>
          <table:table-cell table:style-name="ce208" table:formula="of:=([.AJ103]+[.AJ121])/2" office:value-type="float" office:value="4.97230382165">
            <text:p>5.0</text:p>
          </table:table-cell>
          <table:table-cell table:style-name="ce221" table:formula="of:=([.AK103]+[.AK121])/2" office:value-type="float" office:value="178.05338469905">
            <text:p>178.1</text:p>
          </table:table-cell>
          <table:table-cell table:style-name="ce223" table:formula="of:=([.AL103]+[.AL121])/2" office:value-type="float" office:value="3.992149036945">
            <text:p>4.0</text:p>
          </table:table-cell>
          <table:table-cell table:style-name="ce223" table:formula="of:=([.AM103]+[.AM121])/2" office:value-type="float" office:value="226.909555339">
            <text:p>226.9</text:p>
          </table:table-cell>
          <table:table-cell table:style-name="ce208" table:formula="of:=([.AN103]+[.AN121])/2" office:value-type="float" office:value="5.37805680285">
            <text:p>5.4</text:p>
          </table:table-cell>
          <table:table-cell table:style-name="ce221" table:formula="of:=([.AO103]+[.AO121])/2" office:value-type="float" office:value="178.15708873185">
            <text:p>178.2</text:p>
          </table:table-cell>
          <table:table-cell table:style-name="ce228" table:formula="of:=([.AP103]+[.AP121])/2" office:value-type="float" office:value="1.984059392535">
            <text:p>2.0</text:p>
          </table:table-cell>
          <table:table-cell table:style-name="ce223" table:formula="of:=([.AQ103]+[.AQ121])/2" office:value-type="float" office:value="369.914793132">
            <text:p>369.9</text:p>
          </table:table-cell>
          <table:table-cell table:style-name="ce208" table:formula="of:=([.AR103]+[.AR121])/2" office:value-type="float" office:value="5.37793688154">
            <text:p>5.4</text:p>
          </table:table-cell>
          <table:table-cell table:style-name="ce221" table:formula="of:=([.AS103]+[.AS121])/2" office:value-type="float" office:value="142.265938737">
            <text:p>142.3</text:p>
          </table:table-cell>
          <table:table-cell table:style-name="ce223" table:formula="of:=([.AT103]+[.AT121])/2" office:value-type="float" office:value="2.11803398875">
            <text:p>2.1</text:p>
          </table:table-cell>
          <table:table-cell table:style-name="ce223" table:formula="of:=([.AU103]+[.AU121])/2" office:value-type="float" office:value="359.7594757405">
            <text:p>359.8</text:p>
          </table:table-cell>
          <table:table-cell table:style-name="ce208" table:formula="of:=([.AV103]+[.AV121])/2" office:value-type="float" office:value="4.7827009488">
            <text:p>4.8</text:p>
          </table:table-cell>
          <table:table-cell table:style-name="ce221" table:formula="of:=([.AW103]+[.AW121])/2" office:value-type="float" office:value="186.4705803588">
            <text:p>186.5</text:p>
          </table:table-cell>
          <table:table-cell table:style-name="ce223" table:formula="of:=([.AX103]+[.AX121])/2" office:value-type="float" office:value="6.08504366273">
            <text:p>6.1</text:p>
          </table:table-cell>
          <table:table-cell table:style-name="ce221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62" office:value-type="float" office:value="203">
            <text:p>203</text:p>
          </table:table-cell>
          <table:table-cell table:style-name="ce208" table:formula="of:=([.B104]+[.B122])/2" office:value-type="float" office:value="1.825140769935">
            <text:p>1.8</text:p>
          </table:table-cell>
          <table:table-cell table:style-name="ce221" table:formula="of:=([.C104]+[.C122])/2" office:value-type="float" office:value="382.086298047">
            <text:p>382.1</text:p>
          </table:table-cell>
          <table:table-cell table:style-name="ce223" table:formula="of:=([.D104]+[.D122])/2" office:value-type="float" office:value="2.57793547457">
            <text:p>2.6</text:p>
          </table:table-cell>
          <table:table-cell table:style-name="ce223" table:formula="of:=([.E104]+[.E122])/2" office:value-type="float" office:value="328.355382427">
            <text:p>328.4</text:p>
          </table:table-cell>
          <table:table-cell table:style-name="ce207"/>
          <table:table-cell table:style-name="ce220"/>
          <table:table-cell table:style-name="ce223" table:formula="of:=([.H104]+[.H122])/2" office:value-type="float" office:value="5.965522461655">
            <text:p>6.0</text:p>
          </table:table-cell>
          <table:table-cell table:style-name="ce223" table:formula="of:=([.I104]+[.I122])/2" office:value-type="float" office:value="119.6080180818">
            <text:p>119.6</text:p>
          </table:table-cell>
          <table:table-cell table:style-name="ce208" table:formula="of:=([.J104]+[.J122])/2" office:value-type="float" office:value="5.322882462275">
            <text:p>5.3</text:p>
          </table:table-cell>
          <table:table-cell table:style-name="ce221" table:formula="of:=([.K104]+[.K122])/2" office:value-type="float" office:value="149.9018983338">
            <text:p>149.9</text:p>
          </table:table-cell>
          <table:table-cell table:style-name="ce223" table:formula="of:=([.L104]+[.L122])/2" office:value-type="float" office:value="3.51603271887">
            <text:p>3.5</text:p>
          </table:table-cell>
          <table:table-cell table:style-name="ce223" table:formula="of:=([.M104]+[.M122])/2" office:value-type="float" office:value="261.97104923">
            <text:p>262.0</text:p>
          </table:table-cell>
          <table:table-cell table:style-name="ce208" table:formula="of:=([.N104]+[.N122])/2" office:value-type="float" office:value="4.495358041295">
            <text:p>4.5</text:p>
          </table:table-cell>
          <table:table-cell table:style-name="ce221" table:formula="of:=([.O104]+[.O122])/2" office:value-type="float" office:value="197.112309232">
            <text:p>197.1</text:p>
          </table:table-cell>
          <table:table-cell table:style-name="ce223" table:formula="of:=([.P104]+[.P122])/2" office:value-type="float" office:value="2.532247551125">
            <text:p>2.5</text:p>
          </table:table-cell>
          <table:table-cell table:style-name="ce223" table:formula="of:=([.Q104]+[.Q122])/2" office:value-type="float" office:value="329.141943034">
            <text:p>329.1</text:p>
          </table:table-cell>
          <table:table-cell table:style-name="ce208" table:formula="of:=([.R104]+[.R122])/2" office:value-type="float" office:value="4.54138126515">
            <text:p>4.5</text:p>
          </table:table-cell>
          <table:table-cell table:style-name="ce221" table:formula="of:=([.S104]+[.S122])/2" office:value-type="float" office:value="199.9143917115">
            <text:p>199.9</text:p>
          </table:table-cell>
          <table:table-cell table:style-name="ce223" table:formula="of:=([.T104]+[.T122])/2" office:value-type="float" office:value="3.992149036945">
            <text:p>4.0</text:p>
          </table:table-cell>
          <table:table-cell table:style-name="ce223" table:formula="of:=([.U104]+[.U122])/2" office:value-type="float" office:value="226.909555339">
            <text:p>226.9</text:p>
          </table:table-cell>
          <table:table-cell table:style-name="ce208" table:formula="of:=([.V104]+[.V122])/2" office:value-type="float" office:value="2.668801041515">
            <text:p>2.7</text:p>
          </table:table-cell>
          <table:table-cell table:style-name="ce221" table:formula="of:=([.W104]+[.W122])/2" office:value-type="float" office:value="320.80735897">
            <text:p>320.8</text:p>
          </table:table-cell>
          <table:table-cell table:style-name="ce223" table:formula="of:=([.X104]+[.X122])/2" office:value-type="float" office:value="5.590891021945">
            <text:p>5.6</text:p>
          </table:table-cell>
          <table:table-cell table:style-name="ce221" table:formula="of:=([.Y104]+[.Y122])/2" office:value-type="float" office:value="131.305758862">
            <text:p>131.3</text:p>
          </table:table-cell>
          <table:table-cell/>
          <table:table-cell table:style-name="ce162" office:value-type="float" office:value="203">
            <text:p>203</text:p>
          </table:table-cell>
          <table:table-cell table:style-name="ce208" table:formula="of:=([.AB104]+[.AB122])/2" office:value-type="float" office:value="1.57313218497">
            <text:p>1.6</text:p>
          </table:table-cell>
          <table:table-cell table:style-name="ce221" table:formula="of:=([.AC104]+[.AC122])/2" office:value-type="float" office:value="401.095677719">
            <text:p>401.1</text:p>
          </table:table-cell>
          <table:table-cell table:style-name="ce223" table:formula="of:=([.AD104]+[.AD122])/2" office:value-type="float" office:value="2.15831239518">
            <text:p>2.2</text:p>
          </table:table-cell>
          <table:table-cell table:style-name="ce223" table:formula="of:=([.AE104]+[.AE122])/2" office:value-type="float" office:value="358.991813039">
            <text:p>359.0</text:p>
          </table:table-cell>
          <table:table-cell table:style-name="ce207"/>
          <table:table-cell table:style-name="ce220"/>
          <table:table-cell table:style-name="ce223" table:formula="of:=([.AH104]+[.AH122])/2" office:value-type="float" office:value="4.97230382165">
            <text:p>5.0</text:p>
          </table:table-cell>
          <table:table-cell table:style-name="ce223" table:formula="of:=([.AI104]+[.AI122])/2" office:value-type="float" office:value="178.05338469905">
            <text:p>178.1</text:p>
          </table:table-cell>
          <table:table-cell table:style-name="ce208" table:formula="of:=([.AJ104]+[.AJ122])/2" office:value-type="float" office:value="4">
            <text:p>4.0</text:p>
          </table:table-cell>
          <table:table-cell table:style-name="ce221" table:formula="of:=([.AK104]+[.AK122])/2" office:value-type="float" office:value="229.336263712">
            <text:p>229.3</text:p>
          </table:table-cell>
          <table:table-cell table:style-name="ce223" table:formula="of:=([.AL104]+[.AL122])/2" office:value-type="float" office:value="3.17958680156">
            <text:p>3.2</text:p>
          </table:table-cell>
          <table:table-cell table:style-name="ce223" table:formula="of:=([.AM104]+[.AM122])/2" office:value-type="float" office:value="284.5132407295">
            <text:p>284.5</text:p>
          </table:table-cell>
          <table:table-cell table:style-name="ce208" table:formula="of:=([.AN104]+[.AN122])/2" office:value-type="float" office:value="3.667543745545">
            <text:p>3.7</text:p>
          </table:table-cell>
          <table:table-cell table:style-name="ce221" table:formula="of:=([.AO104]+[.AO122])/2" office:value-type="float" office:value="254.3680289055">
            <text:p>254.4</text:p>
          </table:table-cell>
          <table:table-cell table:style-name="ce223" table:formula="of:=([.AP104]+[.AP122])/2" office:value-type="float" office:value="1.931851652575">
            <text:p>1.9</text:p>
          </table:table-cell>
          <table:table-cell table:style-name="ce223" table:formula="of:=([.AQ104]+[.AQ122])/2" office:value-type="float" office:value="374.1655665995">
            <text:p>374.2</text:p>
          </table:table-cell>
          <table:table-cell table:style-name="ce208" table:formula="of:=([.AR104]+[.AR122])/2" office:value-type="float" office:value="4.15831239518">
            <text:p>4.2</text:p>
          </table:table-cell>
          <table:table-cell table:style-name="ce221" table:formula="of:=([.AS104]+[.AS122])/2" office:value-type="float" office:value="218.143742403">
            <text:p>218.1</text:p>
          </table:table-cell>
          <table:table-cell table:style-name="ce228" table:formula="of:=([.AT104]+[.AT122])/2" office:value-type="float" office:value="1.57313218497">
            <text:p>1.6</text:p>
          </table:table-cell>
          <table:table-cell table:style-name="ce223" table:formula="of:=([.AU104]+[.AU122])/2" office:value-type="float" office:value="401.095677719">
            <text:p>401.1</text:p>
          </table:table-cell>
          <table:table-cell table:style-name="ce208" table:formula="of:=([.AV104]+[.AV122])/2" office:value-type="float" office:value="2.699172818835">
            <text:p>2.7</text:p>
          </table:table-cell>
          <table:table-cell table:style-name="ce221" table:formula="of:=([.AW104]+[.AW122])/2" office:value-type="float" office:value="317.209152984">
            <text:p>317.2</text:p>
          </table:table-cell>
          <table:table-cell table:style-name="ce223" table:formula="of:=([.AX104]+[.AX122])/2" office:value-type="float" office:value="4.983870251045">
            <text:p>5.0</text:p>
          </table:table-cell>
          <table:table-cell table:style-name="ce221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62" office:value-type="float" office:value="204">
            <text:p>204</text:p>
          </table:table-cell>
          <table:table-cell table:style-name="ce208" table:formula="of:=([.B105]+[.B123])/2" office:value-type="float" office:value="5.80783263039">
            <text:p>5.8</text:p>
          </table:table-cell>
          <table:table-cell table:style-name="ce221" table:formula="of:=([.C105]+[.C123])/2" office:value-type="float" office:value="138.21333643705">
            <text:p>138.2</text:p>
          </table:table-cell>
          <table:table-cell table:style-name="ce223" table:formula="of:=([.D105]+[.D123])/2" office:value-type="float" office:value="7.129196940075">
            <text:p>7.1</text:p>
          </table:table-cell>
          <table:table-cell table:style-name="ce223" table:formula="of:=([.E105]+[.E123])/2" office:value-type="float" office:value="101.506353468652">
            <text:p>101.5</text:p>
          </table:table-cell>
          <table:table-cell table:style-name="ce208" table:formula="of:=([.F105]+[.F123])/2" office:value-type="float" office:value="5.965522461655">
            <text:p>6.0</text:p>
          </table:table-cell>
          <table:table-cell table:style-name="ce221" table:formula="of:=([.G105]+[.G123])/2" office:value-type="float" office:value="119.6080180818">
            <text:p>119.6</text:p>
          </table:table-cell>
          <table:table-cell table:style-name="ce222" table:number-columns-repeated="2"/>
          <table:table-cell table:style-name="ce232" table:formula="of:=([.J105]+[.J123])/2" office:value-type="float" office:value="8.112574746595">
            <text:p>8.1</text:p>
          </table:table-cell>
          <table:table-cell table:style-name="ce221" table:formula="of:=([.K105]+[.K123])/2" office:value-type="float" office:value="27.4045086334">
            <text:p>27.4</text:p>
          </table:table-cell>
          <table:table-cell table:style-name="ce223" table:formula="of:=([.L105]+[.L123])/2" office:value-type="float" office:value="5.674234614175">
            <text:p>5.7</text:p>
          </table:table-cell>
          <table:table-cell table:style-name="ce223" table:formula="of:=([.M105]+[.M123])/2" office:value-type="float" office:value="138.2662796633">
            <text:p>138.3</text:p>
          </table:table-cell>
          <table:table-cell table:style-name="ce208" table:formula="of:=([.N105]+[.N123])/2" office:value-type="float" office:value="1.825140769935">
            <text:p>1.8</text:p>
          </table:table-cell>
          <table:table-cell table:style-name="ce221" table:formula="of:=([.O105]+[.O123])/2" office:value-type="float" office:value="382.086298047">
            <text:p>382.1</text:p>
          </table:table-cell>
          <table:table-cell table:style-name="ce223" table:formula="of:=([.P105]+[.P123])/2" office:value-type="float" office:value="6.678770041175">
            <text:p>6.7</text:p>
          </table:table-cell>
          <table:table-cell table:style-name="ce223" table:formula="of:=([.Q105]+[.Q123])/2" office:value-type="float" office:value="100.09170778615">
            <text:p>100.1</text:p>
          </table:table-cell>
          <table:table-cell table:style-name="ce208" table:formula="of:=([.R105]+[.R123])/2" office:value-type="float" office:value="4.46890490474">
            <text:p>4.5</text:p>
          </table:table-cell>
          <table:table-cell table:style-name="ce221" table:formula="of:=([.S105]+[.S123])/2" office:value-type="float" office:value="197.8334689955">
            <text:p>197.8</text:p>
          </table:table-cell>
          <table:table-cell table:style-name="ce223" table:formula="of:=([.T105]+[.T123])/2" office:value-type="float" office:value="6.12357201513">
            <text:p>6.1</text:p>
          </table:table-cell>
          <table:table-cell table:style-name="ce223" table:formula="of:=([.U105]+[.U123])/2" office:value-type="float" office:value="122.01633294615">
            <text:p>122.0</text:p>
          </table:table-cell>
          <table:table-cell table:style-name="ce208" table:formula="of:=([.V105]+[.V123])/2" office:value-type="float" office:value="4.30076981533">
            <text:p>4.3</text:p>
          </table:table-cell>
          <table:table-cell table:style-name="ce221" table:formula="of:=([.W105]+[.W123])/2" office:value-type="float" office:value="206.654583005">
            <text:p>206.7</text:p>
          </table:table-cell>
          <table:table-cell table:style-name="ce223" table:formula="of:=([.X105]+[.X123])/2" office:value-type="float" office:value="4.95303569487">
            <text:p>5.0</text:p>
          </table:table-cell>
          <table:table-cell table:style-name="ce221" table:formula="of:=([.Y105]+[.Y123])/2" office:value-type="float" office:value="172.1081635215">
            <text:p>172.1</text:p>
          </table:table-cell>
          <table:table-cell/>
          <table:table-cell table:style-name="ce162" office:value-type="float" office:value="204">
            <text:p>204</text:p>
          </table:table-cell>
          <table:table-cell table:style-name="ce208" table:formula="of:=([.AB105]+[.AB123])/2" office:value-type="float" office:value="5.35605604772">
            <text:p>5.4</text:p>
          </table:table-cell>
          <table:table-cell table:style-name="ce221" table:formula="of:=([.AC105]+[.AC123])/2" office:value-type="float" office:value="163.4059770268">
            <text:p>163.4</text:p>
          </table:table-cell>
          <table:table-cell table:style-name="ce223" table:formula="of:=([.AD105]+[.AD123])/2" office:value-type="float" office:value="6.68325020573">
            <text:p>6.7</text:p>
          </table:table-cell>
          <table:table-cell table:style-name="ce223" table:formula="of:=([.AE105]+[.AE123])/2" office:value-type="float" office:value="136.331433716">
            <text:p>136.3</text:p>
          </table:table-cell>
          <table:table-cell table:style-name="ce208" table:formula="of:=([.AF105]+[.AF123])/2" office:value-type="float" office:value="4.97230382165">
            <text:p>5.0</text:p>
          </table:table-cell>
          <table:table-cell table:style-name="ce221" table:formula="of:=([.AG105]+[.AG123])/2" office:value-type="float" office:value="178.05338469905">
            <text:p>178.1</text:p>
          </table:table-cell>
          <table:table-cell table:style-name="ce222" table:number-columns-repeated="2"/>
          <table:table-cell table:style-name="ce232" table:formula="of:=([.AJ105]+[.AJ123])/2" office:value-type="float" office:value="6.340572873935">
            <text:p>6.3</text:p>
          </table:table-cell>
          <table:table-cell table:style-name="ce221" table:formula="of:=([.AK105]+[.AK123])/2" office:value-type="float" office:value="101.2959263324">
            <text:p>101.3</text:p>
          </table:table-cell>
          <table:table-cell table:style-name="ce223" table:formula="of:=([.AL105]+[.AL123])/2" office:value-type="float" office:value="6.07071421427">
            <text:p>6.1</text:p>
          </table:table-cell>
          <table:table-cell table:style-name="ce223" table:formula="of:=([.AM105]+[.AM123])/2" office:value-type="float" office:value="110.84380845595">
            <text:p>110.8</text:p>
          </table:table-cell>
          <table:table-cell table:style-name="ce208" table:formula="of:=([.AN105]+[.AN123])/2" office:value-type="float" office:value="2.11803398875">
            <text:p>2.1</text:p>
          </table:table-cell>
          <table:table-cell table:style-name="ce221" table:formula="of:=([.AO105]+[.AO123])/2" office:value-type="float" office:value="359.7594757405">
            <text:p>359.8</text:p>
          </table:table-cell>
          <table:table-cell table:style-name="ce223" table:formula="of:=([.AP105]+[.AP123])/2" office:value-type="float" office:value="6.24264068712">
            <text:p>6.2</text:p>
          </table:table-cell>
          <table:table-cell table:style-name="ce223" table:formula="of:=([.AQ105]+[.AQ123])/2" office:value-type="float" office:value="121.6523958531">
            <text:p>121.7</text:p>
          </table:table-cell>
          <table:table-cell table:style-name="ce208" table:formula="of:=([.AR105]+[.AR123])/2" office:value-type="float" office:value="5.192582403565">
            <text:p>5.2</text:p>
          </table:table-cell>
          <table:table-cell table:style-name="ce221" table:formula="of:=([.AS105]+[.AS123])/2" office:value-type="float" office:value="152.579345351">
            <text:p>152.6</text:p>
          </table:table-cell>
          <table:table-cell table:style-name="ce223" table:formula="of:=([.AT105]+[.AT123])/2" office:value-type="float" office:value="6.27463227502">
            <text:p>6.3</text:p>
          </table:table-cell>
          <table:table-cell table:style-name="ce223" table:formula="of:=([.AU105]+[.AU123])/2" office:value-type="float" office:value="115.81287767835">
            <text:p>115.8</text:p>
          </table:table-cell>
          <table:table-cell table:style-name="ce208" table:formula="of:=([.AV105]+[.AV123])/2" office:value-type="float" office:value="3.92409598129">
            <text:p>3.9</text:p>
          </table:table-cell>
          <table:table-cell table:style-name="ce221" table:formula="of:=([.AW105]+[.AW123])/2" office:value-type="float" office:value="231.533036797">
            <text:p>231.5</text:p>
          </table:table-cell>
          <table:table-cell table:style-name="ce223" table:formula="of:=([.AX105]+[.AX123])/2" office:value-type="float" office:value="5.29065861492">
            <text:p>5.3</text:p>
          </table:table-cell>
          <table:table-cell table:style-name="ce221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62" office:value-type="float" office:value="205">
            <text:p>205</text:p>
          </table:table-cell>
          <table:table-cell table:style-name="ce212" table:formula="of:=([.B106]+[.B124])/2" office:value-type="float" office:value="6.816298482785">
            <text:p>6.8</text:p>
          </table:table-cell>
          <table:table-cell table:style-name="ce221" table:formula="of:=([.C106]+[.C124])/2" office:value-type="float" office:value="74.0399674593">
            <text:p>74.0</text:p>
          </table:table-cell>
          <table:table-cell table:style-name="ce223" table:formula="of:=([.D106]+[.D124])/2" office:value-type="float" office:value="6.049509756795">
            <text:p>6.0</text:p>
          </table:table-cell>
          <table:table-cell table:style-name="ce223" table:formula="of:=([.E106]+[.E124])/2" office:value-type="float" office:value="110.7239477931">
            <text:p>110.7</text:p>
          </table:table-cell>
          <table:table-cell table:style-name="ce208" table:formula="of:=([.F106]+[.F124])/2" office:value-type="float" office:value="5.322882462275">
            <text:p>5.3</text:p>
          </table:table-cell>
          <table:table-cell table:style-name="ce221" table:formula="of:=([.G106]+[.G124])/2" office:value-type="float" office:value="149.9018983338">
            <text:p>149.9</text:p>
          </table:table-cell>
          <table:table-cell table:style-name="ce231" table:formula="of:=([.H106]+[.H124])/2" office:value-type="float" office:value="8.112574746595">
            <text:p>8.1</text:p>
          </table:table-cell>
          <table:table-cell table:style-name="ce223" table:formula="of:=([.I106]+[.I124])/2" office:value-type="float" office:value="27.4045086334">
            <text:p>27.4</text:p>
          </table:table-cell>
          <table:table-cell table:style-name="ce207"/>
          <table:table-cell table:style-name="ce220"/>
          <table:table-cell table:style-name="ce231" table:formula="of:=([.L106]+[.L124])/2" office:value-type="float" office:value="7.936253712105">
            <text:p>7.9</text:p>
          </table:table-cell>
          <table:table-cell table:style-name="ce223" table:formula="of:=([.M106]+[.M124])/2" office:value-type="float" office:value="31.2483430678">
            <text:p>31.2</text:p>
          </table:table-cell>
          <table:table-cell table:style-name="ce208" table:formula="of:=([.N106]+[.N124])/2" office:value-type="float" office:value="7.51480748811">
            <text:p>7.5</text:p>
          </table:table-cell>
          <table:table-cell table:style-name="ce221" table:formula="of:=([.O106]+[.O124])/2" office:value-type="float" office:value="44.6525617797">
            <text:p>44.7</text:p>
          </table:table-cell>
          <table:table-cell table:style-name="ce223" table:formula="of:=([.P106]+[.P124])/2" office:value-type="float" office:value="6.61774090742">
            <text:p>6.6</text:p>
          </table:table-cell>
          <table:table-cell table:style-name="ce223" table:formula="of:=([.Q106]+[.Q124])/2" office:value-type="float" office:value="80.78560718155">
            <text:p>80.8</text:p>
          </table:table-cell>
          <table:table-cell table:style-name="ce232" table:formula="of:=([.R106]+[.R124])/2" office:value-type="float" office:value="8.341562600905">
            <text:p>8.3</text:p>
          </table:table-cell>
          <table:table-cell table:style-name="ce221" table:formula="of:=([.S106]+[.S124])/2" office:value-type="float" office:value="39.51706084245">
            <text:p>39.5</text:p>
          </table:table-cell>
          <table:table-cell table:style-name="ce223" table:formula="of:=([.T106]+[.T124])/2" office:value-type="float" office:value="6.035533905935">
            <text:p>6.0</text:p>
          </table:table-cell>
          <table:table-cell table:style-name="ce223" table:formula="of:=([.U106]+[.U124])/2" office:value-type="float" office:value="112.21154345705">
            <text:p>112.2</text:p>
          </table:table-cell>
          <table:table-cell table:style-name="ce208" table:formula="of:=([.V106]+[.V124])/2" office:value-type="float" office:value="4.7360679775">
            <text:p>4.7</text:p>
          </table:table-cell>
          <table:table-cell table:style-name="ce221" table:formula="of:=([.W106]+[.W124])/2" office:value-type="float" office:value="179.699352762">
            <text:p>179.7</text:p>
          </table:table-cell>
          <table:table-cell table:style-name="ce231" table:formula="of:=([.X106]+[.X124])/2" office:value-type="float" office:value="10.0498756211">
            <text:p>10.0</text:p>
          </table:table-cell>
          <table:table-cell table:style-name="ce221" table:formula="of:=([.Y106]+[.Y124])/2" office:value-type="float" office:value="0">
            <text:p>0.0</text:p>
          </table:table-cell>
          <table:table-cell/>
          <table:table-cell table:style-name="ce162" office:value-type="float" office:value="205">
            <text:p>205</text:p>
          </table:table-cell>
          <table:table-cell table:style-name="ce212" table:formula="of:=([.AB106]+[.AB124])/2" office:value-type="float" office:value="5.301923162015">
            <text:p>5.3</text:p>
          </table:table-cell>
          <table:table-cell table:style-name="ce221" table:formula="of:=([.AC106]+[.AC124])/2" office:value-type="float" office:value="151.9915625933">
            <text:p>152.0</text:p>
          </table:table-cell>
          <table:table-cell table:style-name="ce223" table:formula="of:=([.AD106]+[.AD124])/2" office:value-type="float" office:value="4.97230382165">
            <text:p>5.0</text:p>
          </table:table-cell>
          <table:table-cell table:style-name="ce223" table:formula="of:=([.AE106]+[.AE124])/2" office:value-type="float" office:value="178.05338469905">
            <text:p>178.1</text:p>
          </table:table-cell>
          <table:table-cell table:style-name="ce208" table:formula="of:=([.AF106]+[.AF124])/2" office:value-type="float" office:value="4">
            <text:p>4.0</text:p>
          </table:table-cell>
          <table:table-cell table:style-name="ce221" table:formula="of:=([.AG106]+[.AG124])/2" office:value-type="float" office:value="229.336263712">
            <text:p>229.3</text:p>
          </table:table-cell>
          <table:table-cell table:style-name="ce231" table:formula="of:=([.AH106]+[.AH124])/2" office:value-type="float" office:value="6.340572873935">
            <text:p>6.3</text:p>
          </table:table-cell>
          <table:table-cell table:style-name="ce223" table:formula="of:=([.AI106]+[.AI124])/2" office:value-type="float" office:value="101.2959263324">
            <text:p>101.3</text:p>
          </table:table-cell>
          <table:table-cell table:style-name="ce207"/>
          <table:table-cell table:style-name="ce220"/>
          <table:table-cell table:style-name="ce231" table:formula="of:=([.AL106]+[.AL124])/2" office:value-type="float" office:value="7.1410851814">
            <text:p>7.1</text:p>
          </table:table-cell>
          <table:table-cell table:style-name="ce223" table:formula="of:=([.AM106]+[.AM124])/2" office:value-type="float" office:value="58.10370565365">
            <text:p>58.1</text:p>
          </table:table-cell>
          <table:table-cell table:style-name="ce208" table:formula="of:=([.AN106]+[.AN124])/2" office:value-type="float" office:value="4.984927776645">
            <text:p>5.0</text:p>
          </table:table-cell>
          <table:table-cell table:style-name="ce221" table:formula="of:=([.AO106]+[.AO124])/2" office:value-type="float" office:value="182.72073607295">
            <text:p>182.7</text:p>
          </table:table-cell>
          <table:table-cell table:style-name="ce223" table:formula="of:=([.AP106]+[.AP124])/2" office:value-type="float" office:value="5.63226702708">
            <text:p>5.6</text:p>
          </table:table-cell>
          <table:table-cell table:style-name="ce223" table:formula="of:=([.AQ106]+[.AQ124])/2" office:value-type="float" office:value="138.09203376845">
            <text:p>138.1</text:p>
          </table:table-cell>
          <table:table-cell table:style-name="ce232" table:formula="of:=([.AR106]+[.AR124])/2" office:value-type="float" office:value="7.674234614175">
            <text:p>7.7</text:p>
          </table:table-cell>
          <table:table-cell table:style-name="ce221" table:formula="of:=([.AS106]+[.AS124])/2" office:value-type="float" office:value="39.82970985105">
            <text:p>39.8</text:p>
          </table:table-cell>
          <table:table-cell table:style-name="ce223" table:formula="of:=([.AT106]+[.AT124])/2" office:value-type="float" office:value="4.207822151975">
            <text:p>4.2</text:p>
          </table:table-cell>
          <table:table-cell table:style-name="ce223" table:formula="of:=([.AU106]+[.AU124])/2" office:value-type="float" office:value="215.2467558915">
            <text:p>215.2</text:p>
          </table:table-cell>
          <table:table-cell table:style-name="ce208" table:formula="of:=([.AV106]+[.AV124])/2" office:value-type="float" office:value="4.29762079031">
            <text:p>4.3</text:p>
          </table:table-cell>
          <table:table-cell table:style-name="ce221" table:formula="of:=([.AW106]+[.AW124])/2" office:value-type="float" office:value="206.9475780745">
            <text:p>206.9</text:p>
          </table:table-cell>
          <table:table-cell table:style-name="ce231" table:formula="of:=([.AX106]+[.AX124])/2" office:value-type="float" office:value="8.36574631274">
            <text:p>8.4</text:p>
          </table:table-cell>
          <table:table-cell table:style-name="ce221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62" office:value-type="float" office:value="206">
            <text:p>206</text:p>
          </table:table-cell>
          <table:table-cell table:style-name="ce208" table:formula="of:=([.B107]+[.B125])/2" office:value-type="float" office:value="1.931851652575">
            <text:p>1.9</text:p>
          </table:table-cell>
          <table:table-cell table:style-name="ce221" table:formula="of:=([.C107]+[.C125])/2" office:value-type="float" office:value="374.1655665995">
            <text:p>374.2</text:p>
          </table:table-cell>
          <table:table-cell table:style-name="ce223" table:formula="of:=([.D107]+[.D125])/2" office:value-type="float" office:value="3.529141088565">
            <text:p>3.5</text:p>
          </table:table-cell>
          <table:table-cell table:style-name="ce223" table:formula="of:=([.E107]+[.E125])/2" office:value-type="float" office:value="258.053224826">
            <text:p>258.1</text:p>
          </table:table-cell>
          <table:table-cell table:style-name="ce208" table:formula="of:=([.F107]+[.F125])/2" office:value-type="float" office:value="3.51603271887">
            <text:p>3.5</text:p>
          </table:table-cell>
          <table:table-cell table:style-name="ce221" table:formula="of:=([.G107]+[.G125])/2" office:value-type="float" office:value="261.97104923">
            <text:p>262.0</text:p>
          </table:table-cell>
          <table:table-cell table:style-name="ce223" table:formula="of:=([.H107]+[.H125])/2" office:value-type="float" office:value="5.674234614175">
            <text:p>5.7</text:p>
          </table:table-cell>
          <table:table-cell table:style-name="ce223" table:formula="of:=([.I107]+[.I125])/2" office:value-type="float" office:value="138.2662796633">
            <text:p>138.3</text:p>
          </table:table-cell>
          <table:table-cell table:style-name="ce232" table:formula="of:=([.J107]+[.J125])/2" office:value-type="float" office:value="7.936253712105">
            <text:p>7.9</text:p>
          </table:table-cell>
          <table:table-cell table:style-name="ce221" table:formula="of:=([.K107]+[.K125])/2" office:value-type="float" office:value="31.2483430678">
            <text:p>31.2</text:p>
          </table:table-cell>
          <table:table-cell table:style-name="ce222" table:number-columns-repeated="2"/>
          <table:table-cell table:style-name="ce212" table:formula="of:=([.N107]+[.N125])/2" office:value-type="float" office:value="4.719396554915">
            <text:p>4.7</text:p>
          </table:table-cell>
          <table:table-cell table:style-name="ce221" table:formula="of:=([.O107]+[.O125])/2" office:value-type="float" office:value="181.2994421145">
            <text:p>181.3</text:p>
          </table:table-cell>
          <table:table-cell table:style-name="ce223" table:formula="of:=([.P107]+[.P125])/2" office:value-type="float" office:value="2.2360679775">
            <text:p>2.2</text:p>
          </table:table-cell>
          <table:table-cell table:style-name="ce223" table:formula="of:=([.Q107]+[.Q125])/2" office:value-type="float" office:value="350.90541346">
            <text:p>350.9</text:p>
          </table:table-cell>
          <table:table-cell table:style-name="ce208" table:formula="of:=([.R107]+[.R125])/2" office:value-type="float" office:value="2.34277886014">
            <text:p>2.3</text:p>
          </table:table-cell>
          <table:table-cell table:style-name="ce221" table:formula="of:=([.S107]+[.S125])/2" office:value-type="float" office:value="342.9846820125">
            <text:p>343.0</text:p>
          </table:table-cell>
          <table:table-cell table:style-name="ce223" table:formula="of:=([.T107]+[.T125])/2" office:value-type="float" office:value="2.62132034356">
            <text:p>2.6</text:p>
          </table:table-cell>
          <table:table-cell table:style-name="ce223" table:formula="of:=([.U107]+[.U125])/2" office:value-type="float" office:value="327.848143552">
            <text:p>327.8</text:p>
          </table:table-cell>
          <table:table-cell table:style-name="ce208" table:formula="of:=([.V107]+[.V125])/2" office:value-type="float" office:value="3.872426677565">
            <text:p>3.9</text:p>
          </table:table-cell>
          <table:table-cell table:style-name="ce221" table:formula="of:=([.W107]+[.W125])/2" office:value-type="float" office:value="236.1955202015">
            <text:p>236.2</text:p>
          </table:table-cell>
          <table:table-cell table:style-name="ce223" table:formula="of:=([.X107]+[.X125])/2" office:value-type="float" office:value="3.095573564775">
            <text:p>3.1</text:p>
          </table:table-cell>
          <table:table-cell table:style-name="ce221" table:formula="of:=([.Y107]+[.Y125])/2" office:value-type="float" office:value="289.2537663925">
            <text:p>289.3</text:p>
          </table:table-cell>
          <table:table-cell/>
          <table:table-cell table:style-name="ce162" office:value-type="float" office:value="206">
            <text:p>206</text:p>
          </table:table-cell>
          <table:table-cell table:style-name="ce208" table:formula="of:=([.AB107]+[.AB125])/2" office:value-type="float" office:value="2.365419176365">
            <text:p>2.4</text:p>
          </table:table-cell>
          <table:table-cell table:style-name="ce221" table:formula="of:=([.AC107]+[.AC125])/2" office:value-type="float" office:value="342.965025033">
            <text:p>343.0</text:p>
          </table:table-cell>
          <table:table-cell table:style-name="ce223" table:formula="of:=([.AD107]+[.AD125])/2" office:value-type="float" office:value="3.992149036945">
            <text:p>4.0</text:p>
          </table:table-cell>
          <table:table-cell table:style-name="ce223" table:formula="of:=([.AE107]+[.AE125])/2" office:value-type="float" office:value="226.909555339">
            <text:p>226.9</text:p>
          </table:table-cell>
          <table:table-cell table:style-name="ce208" table:formula="of:=([.AF107]+[.AF125])/2" office:value-type="float" office:value="3.17958680156">
            <text:p>3.2</text:p>
          </table:table-cell>
          <table:table-cell table:style-name="ce221" table:formula="of:=([.AG107]+[.AG125])/2" office:value-type="float" office:value="284.5132407295">
            <text:p>284.5</text:p>
          </table:table-cell>
          <table:table-cell table:style-name="ce223" table:formula="of:=([.AH107]+[.AH125])/2" office:value-type="float" office:value="6.07071421427">
            <text:p>6.1</text:p>
          </table:table-cell>
          <table:table-cell table:style-name="ce223" table:formula="of:=([.AI107]+[.AI125])/2" office:value-type="float" office:value="110.84380845595">
            <text:p>110.8</text:p>
          </table:table-cell>
          <table:table-cell table:style-name="ce232" table:formula="of:=([.AJ107]+[.AJ125])/2" office:value-type="float" office:value="7.1410851814">
            <text:p>7.1</text:p>
          </table:table-cell>
          <table:table-cell table:style-name="ce221" table:formula="of:=([.AK107]+[.AK125])/2" office:value-type="float" office:value="58.10370565365">
            <text:p>58.1</text:p>
          </table:table-cell>
          <table:table-cell table:style-name="ce222" table:number-columns-repeated="2"/>
          <table:table-cell table:style-name="ce212" table:formula="of:=([.AN107]+[.AN125])/2" office:value-type="float" office:value="5.51355215878">
            <text:p>5.5</text:p>
          </table:table-cell>
          <table:table-cell table:style-name="ce221" table:formula="of:=([.AO107]+[.AO125])/2" office:value-type="float" office:value="134.881294049">
            <text:p>134.9</text:p>
          </table:table-cell>
          <table:table-cell table:style-name="ce223" table:formula="of:=([.AP107]+[.AP125])/2" office:value-type="float" office:value="2.366025403785">
            <text:p>2.4</text:p>
          </table:table-cell>
          <table:table-cell table:style-name="ce223" table:formula="of:=([.AQ107]+[.AQ125])/2" office:value-type="float" office:value="341.986041427">
            <text:p>342.0</text:p>
          </table:table-cell>
          <table:table-cell table:style-name="ce210" table:formula="of:=([.AR107]+[.AR125])/2" office:value-type="float" office:value="1.931851652575">
            <text:p>1.9</text:p>
          </table:table-cell>
          <table:table-cell table:style-name="ce221" table:formula="of:=([.AS107]+[.AS125])/2" office:value-type="float" office:value="374.1655665995">
            <text:p>374.2</text:p>
          </table:table-cell>
          <table:table-cell table:style-name="ce223" table:formula="of:=([.AT107]+[.AT125])/2" office:value-type="float" office:value="3.642691642895">
            <text:p>3.6</text:p>
          </table:table-cell>
          <table:table-cell table:style-name="ce223" table:formula="of:=([.AU107]+[.AU125])/2" office:value-type="float" office:value="250.8169802535">
            <text:p>250.8</text:p>
          </table:table-cell>
          <table:table-cell table:style-name="ce208" table:formula="of:=([.AV107]+[.AV125])/2" office:value-type="float" office:value="4.162116540865">
            <text:p>4.2</text:p>
          </table:table-cell>
          <table:table-cell table:style-name="ce221" table:formula="of:=([.AW107]+[.AW125])/2" office:value-type="float" office:value="216.1608650575">
            <text:p>216.2</text:p>
          </table:table-cell>
          <table:table-cell table:style-name="ce223" table:formula="of:=([.AX107]+[.AX125])/2" office:value-type="float" office:value="2.95679567896">
            <text:p>3.0</text:p>
          </table:table-cell>
          <table:table-cell table:style-name="ce221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62" office:value-type="float" office:value="207">
            <text:p>207</text:p>
          </table:table-cell>
          <table:table-cell table:style-name="ce208" table:formula="of:=([.B108]+[.B126])/2" office:value-type="float" office:value="4.453420153355">
            <text:p>4.5</text:p>
          </table:table-cell>
          <table:table-cell table:style-name="ce221" table:formula="of:=([.C108]+[.C126])/2" office:value-type="float" office:value="202.782115684">
            <text:p>202.8</text:p>
          </table:table-cell>
          <table:table-cell table:style-name="ce223" table:formula="of:=([.D108]+[.D126])/2" office:value-type="float" office:value="5.83390451188">
            <text:p>5.8</text:p>
          </table:table-cell>
          <table:table-cell table:style-name="ce223" table:formula="of:=([.E108]+[.E126])/2" office:value-type="float" office:value="140.1380985901">
            <text:p>140.1</text:p>
          </table:table-cell>
          <table:table-cell table:style-name="ce208" table:formula="of:=([.F108]+[.F126])/2" office:value-type="float" office:value="4.495358041295">
            <text:p>4.5</text:p>
          </table:table-cell>
          <table:table-cell table:style-name="ce221" table:formula="of:=([.G108]+[.G126])/2" office:value-type="float" office:value="197.112309232">
            <text:p>197.1</text:p>
          </table:table-cell>
          <table:table-cell table:style-name="ce223" table:formula="of:=([.H108]+[.H126])/2" office:value-type="float" office:value="1.825140769935">
            <text:p>1.8</text:p>
          </table:table-cell>
          <table:table-cell table:style-name="ce223" table:formula="of:=([.I108]+[.I126])/2" office:value-type="float" office:value="382.086298047">
            <text:p>382.1</text:p>
          </table:table-cell>
          <table:table-cell table:style-name="ce208" table:formula="of:=([.J108]+[.J126])/2" office:value-type="float" office:value="7.51480748811">
            <text:p>7.5</text:p>
          </table:table-cell>
          <table:table-cell table:style-name="ce221" table:formula="of:=([.K108]+[.K126])/2" office:value-type="float" office:value="44.6525617797">
            <text:p>44.7</text:p>
          </table:table-cell>
          <table:table-cell table:style-name="ce233" table:formula="of:=([.L108]+[.L126])/2" office:value-type="float" office:value="4.719396554915">
            <text:p>4.7</text:p>
          </table:table-cell>
          <table:table-cell table:style-name="ce223" table:formula="of:=([.M108]+[.M126])/2" office:value-type="float" office:value="181.2994421145">
            <text:p>181.3</text:p>
          </table:table-cell>
          <table:table-cell table:style-name="ce207"/>
          <table:table-cell table:style-name="ce220"/>
          <table:table-cell table:style-name="ce223" table:formula="of:=([.P108]+[.P126])/2" office:value-type="float" office:value="5.452717804375">
            <text:p>5.5</text:p>
          </table:table-cell>
          <table:table-cell table:style-name="ce223" table:formula="of:=([.Q108]+[.Q126])/2" office:value-type="float" office:value="145.35747244455">
            <text:p>145.4</text:p>
          </table:table-cell>
          <table:table-cell table:style-name="ce208" table:formula="of:=([.R108]+[.R126])/2" office:value-type="float" office:value="3.702459173645">
            <text:p>3.7</text:p>
          </table:table-cell>
          <table:table-cell table:style-name="ce221" table:formula="of:=([.S108]+[.S126])/2" office:value-type="float" office:value="246.944210483">
            <text:p>246.9</text:p>
          </table:table-cell>
          <table:table-cell table:style-name="ce223" table:formula="of:=([.T108]+[.T126])/2" office:value-type="float" office:value="5.41565477906">
            <text:p>5.4</text:p>
          </table:table-cell>
          <table:table-cell table:style-name="ce223" table:formula="of:=([.U108]+[.U126])/2" office:value-type="float" office:value="146.94395224675">
            <text:p>146.9</text:p>
          </table:table-cell>
          <table:table-cell table:style-name="ce208" table:formula="of:=([.V108]+[.V126])/2" office:value-type="float" office:value="3.45196752347">
            <text:p>3.5</text:p>
          </table:table-cell>
          <table:table-cell table:style-name="ce221" table:formula="of:=([.W108]+[.W126])/2" office:value-type="float" office:value="263.478237364">
            <text:p>263.5</text:p>
          </table:table-cell>
          <table:table-cell table:style-name="ce223" table:formula="of:=([.X108]+[.X126])/2" office:value-type="float" office:value="4.18287315637">
            <text:p>4.2</text:p>
          </table:table-cell>
          <table:table-cell table:style-name="ce221" table:formula="of:=([.Y108]+[.Y126])/2" office:value-type="float" office:value="214.2482982285">
            <text:p>214.2</text:p>
          </table:table-cell>
          <table:table-cell/>
          <table:table-cell table:style-name="ce162" office:value-type="float" office:value="207">
            <text:p>207</text:p>
          </table:table-cell>
          <table:table-cell table:style-name="ce208" table:formula="of:=([.AB108]+[.AB126])/2" office:value-type="float" office:value="4.37228132327">
            <text:p>4.4</text:p>
          </table:table-cell>
          <table:table-cell table:style-name="ce221" table:formula="of:=([.AC108]+[.AC126])/2" office:value-type="float" office:value="208.549624455">
            <text:p>208.5</text:p>
          </table:table-cell>
          <table:table-cell table:style-name="ce223" table:formula="of:=([.AD108]+[.AD126])/2" office:value-type="float" office:value="5.37805680285">
            <text:p>5.4</text:p>
          </table:table-cell>
          <table:table-cell table:style-name="ce223" table:formula="of:=([.AE108]+[.AE126])/2" office:value-type="float" office:value="178.15708873185">
            <text:p>178.2</text:p>
          </table:table-cell>
          <table:table-cell table:style-name="ce208" table:formula="of:=([.AF108]+[.AF126])/2" office:value-type="float" office:value="3.667543745545">
            <text:p>3.7</text:p>
          </table:table-cell>
          <table:table-cell table:style-name="ce221" table:formula="of:=([.AG108]+[.AG126])/2" office:value-type="float" office:value="254.3680289055">
            <text:p>254.4</text:p>
          </table:table-cell>
          <table:table-cell table:style-name="ce223" table:formula="of:=([.AH108]+[.AH126])/2" office:value-type="float" office:value="2.11803398875">
            <text:p>2.1</text:p>
          </table:table-cell>
          <table:table-cell table:style-name="ce223" table:formula="of:=([.AI108]+[.AI126])/2" office:value-type="float" office:value="359.7594757405">
            <text:p>359.8</text:p>
          </table:table-cell>
          <table:table-cell table:style-name="ce208" table:formula="of:=([.AJ108]+[.AJ126])/2" office:value-type="float" office:value="4.984927776645">
            <text:p>5.0</text:p>
          </table:table-cell>
          <table:table-cell table:style-name="ce221" table:formula="of:=([.AK108]+[.AK126])/2" office:value-type="float" office:value="182.72073607295">
            <text:p>182.7</text:p>
          </table:table-cell>
          <table:table-cell table:style-name="ce233" table:formula="of:=([.AL108]+[.AL126])/2" office:value-type="float" office:value="5.51355215878">
            <text:p>5.5</text:p>
          </table:table-cell>
          <table:table-cell table:style-name="ce223" table:formula="of:=([.AM108]+[.AM126])/2" office:value-type="float" office:value="134.881294049">
            <text:p>134.9</text:p>
          </table:table-cell>
          <table:table-cell table:style-name="ce207"/>
          <table:table-cell table:style-name="ce220"/>
          <table:table-cell table:style-name="ce223" table:formula="of:=([.AP108]+[.AP126])/2" office:value-type="float" office:value="5.119400428085">
            <text:p>5.1</text:p>
          </table:table-cell>
          <table:table-cell table:style-name="ce223" table:formula="of:=([.AQ108]+[.AQ126])/2" office:value-type="float" office:value="165.86233341045">
            <text:p>165.9</text:p>
          </table:table-cell>
          <table:table-cell table:style-name="ce208" table:formula="of:=([.AR108]+[.AR126])/2" office:value-type="float" office:value="4.9650532979">
            <text:p>5.0</text:p>
          </table:table-cell>
          <table:table-cell table:style-name="ce221" table:formula="of:=([.AS108]+[.AS126])/2" office:value-type="float" office:value="172.89524794155">
            <text:p>172.9</text:p>
          </table:table-cell>
          <table:table-cell table:style-name="ce223" table:formula="of:=([.AT108]+[.AT126])/2" office:value-type="float" office:value="5.01241436143">
            <text:p>5.0</text:p>
          </table:table-cell>
          <table:table-cell table:style-name="ce223" table:formula="of:=([.AU108]+[.AU126])/2" office:value-type="float" office:value="174.21485196325">
            <text:p>174.2</text:p>
          </table:table-cell>
          <table:table-cell table:style-name="ce208" table:formula="of:=([.AV108]+[.AV126])/2" office:value-type="float" office:value="3.313189637655">
            <text:p>3.3</text:p>
          </table:table-cell>
          <table:table-cell table:style-name="ce221" table:formula="of:=([.AW108]+[.AW126])/2" office:value-type="float" office:value="272.9622798285">
            <text:p>273.0</text:p>
          </table:table-cell>
          <table:table-cell table:style-name="ce223" table:formula="of:=([.AX108]+[.AX126])/2" office:value-type="float" office:value="4.974937185535">
            <text:p>5.0</text:p>
          </table:table-cell>
          <table:table-cell table:style-name="ce221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62" office:value-type="float" office:value="208">
            <text:p>208</text:p>
          </table:table-cell>
          <table:table-cell table:style-name="ce210" table:formula="of:=([.B109]+[.B127])/2" office:value-type="float" office:value="1.366025403785">
            <text:p>1.4</text:p>
          </table:table-cell>
          <table:table-cell table:style-name="ce221" table:formula="of:=([.C109]+[.C127])/2" office:value-type="float" office:value="417.122465725">
            <text:p>417.1</text:p>
          </table:table-cell>
          <table:table-cell table:style-name="ce228" table:formula="of:=([.D109]+[.D127])/2" office:value-type="float" office:value="1.57313218497">
            <text:p>1.6</text:p>
          </table:table-cell>
          <table:table-cell table:style-name="ce223" table:formula="of:=([.E109]+[.E127])/2" office:value-type="float" office:value="401.095677719">
            <text:p>401.1</text:p>
          </table:table-cell>
          <table:table-cell table:style-name="ce208" table:formula="of:=([.F109]+[.F127])/2" office:value-type="float" office:value="2.532247551125">
            <text:p>2.5</text:p>
          </table:table-cell>
          <table:table-cell table:style-name="ce221" table:formula="of:=([.G109]+[.G127])/2" office:value-type="float" office:value="329.141943034">
            <text:p>329.1</text:p>
          </table:table-cell>
          <table:table-cell table:style-name="ce223" table:formula="of:=([.H109]+[.H127])/2" office:value-type="float" office:value="6.678770041175">
            <text:p>6.7</text:p>
          </table:table-cell>
          <table:table-cell table:style-name="ce223" table:formula="of:=([.I109]+[.I127])/2" office:value-type="float" office:value="100.09170778615">
            <text:p>100.1</text:p>
          </table:table-cell>
          <table:table-cell table:style-name="ce208" table:formula="of:=([.J109]+[.J127])/2" office:value-type="float" office:value="6.61774090742">
            <text:p>6.6</text:p>
          </table:table-cell>
          <table:table-cell table:style-name="ce221" table:formula="of:=([.K109]+[.K127])/2" office:value-type="float" office:value="80.78560718155">
            <text:p>80.8</text:p>
          </table:table-cell>
          <table:table-cell table:style-name="ce223" table:formula="of:=([.L109]+[.L127])/2" office:value-type="float" office:value="2.2360679775">
            <text:p>2.2</text:p>
          </table:table-cell>
          <table:table-cell table:style-name="ce223" table:formula="of:=([.M109]+[.M127])/2" office:value-type="float" office:value="350.90541346">
            <text:p>350.9</text:p>
          </table:table-cell>
          <table:table-cell table:style-name="ce208" table:formula="of:=([.N109]+[.N127])/2" office:value-type="float" office:value="5.452717804375">
            <text:p>5.5</text:p>
          </table:table-cell>
          <table:table-cell table:style-name="ce221" table:formula="of:=([.O109]+[.O127])/2" office:value-type="float" office:value="145.35747244455">
            <text:p>145.4</text:p>
          </table:table-cell>
          <table:table-cell table:style-name="ce222" table:number-columns-repeated="2"/>
          <table:table-cell table:style-name="ce208" table:formula="of:=([.R109]+[.R127])/2" office:value-type="float" office:value="3.932381506195">
            <text:p>3.9</text:p>
          </table:table-cell>
          <table:table-cell table:style-name="ce221" table:formula="of:=([.S109]+[.S127])/2" office:value-type="float" office:value="230.7823251095">
            <text:p>230.8</text:p>
          </table:table-cell>
          <table:table-cell table:style-name="ce223" table:formula="of:=([.T109]+[.T127])/2" office:value-type="float" office:value="2.365419176365">
            <text:p>2.4</text:p>
          </table:table-cell>
          <table:table-cell table:style-name="ce223" table:formula="of:=([.U109]+[.U127])/2" office:value-type="float" office:value="342.965025033">
            <text:p>343.0</text:p>
          </table:table-cell>
          <table:table-cell table:style-name="ce208" table:formula="of:=([.V109]+[.V127])/2" office:value-type="float" office:value="3.41553516058">
            <text:p>3.4</text:p>
          </table:table-cell>
          <table:table-cell table:style-name="ce221" table:formula="of:=([.W109]+[.W127])/2" office:value-type="float" office:value="273.3774085775">
            <text:p>273.4</text:p>
          </table:table-cell>
          <table:table-cell table:style-name="ce223" table:formula="of:=([.X109]+[.X127])/2" office:value-type="float" office:value="5.01959270436">
            <text:p>5.0</text:p>
          </table:table-cell>
          <table:table-cell table:style-name="ce221" table:formula="of:=([.Y109]+[.Y127])/2" office:value-type="float" office:value="165.640468135">
            <text:p>165.6</text:p>
          </table:table-cell>
          <table:table-cell/>
          <table:table-cell table:style-name="ce162" office:value-type="float" office:value="208">
            <text:p>208</text:p>
          </table:table-cell>
          <table:table-cell table:style-name="ce210" table:formula="of:=([.AB109]+[.AB127])/2" office:value-type="float" office:value="1.207106781185">
            <text:p>1.2</text:p>
          </table:table-cell>
          <table:table-cell table:style-name="ce221" table:formula="of:=([.AC109]+[.AC127])/2" office:value-type="float" office:value="429.29397064">
            <text:p>429.3</text:p>
          </table:table-cell>
          <table:table-cell table:style-name="ce228" table:formula="of:=([.AD109]+[.AD127])/2" office:value-type="float" office:value="1.984059392535">
            <text:p>2.0</text:p>
          </table:table-cell>
          <table:table-cell table:style-name="ce223" table:formula="of:=([.AE109]+[.AE127])/2" office:value-type="float" office:value="369.914793132">
            <text:p>369.9</text:p>
          </table:table-cell>
          <table:table-cell table:style-name="ce208" table:formula="of:=([.AF109]+[.AF127])/2" office:value-type="float" office:value="1.931851652575">
            <text:p>1.9</text:p>
          </table:table-cell>
          <table:table-cell table:style-name="ce221" table:formula="of:=([.AG109]+[.AG127])/2" office:value-type="float" office:value="374.1655665995">
            <text:p>374.2</text:p>
          </table:table-cell>
          <table:table-cell table:style-name="ce223" table:formula="of:=([.AH109]+[.AH127])/2" office:value-type="float" office:value="6.24264068712">
            <text:p>6.2</text:p>
          </table:table-cell>
          <table:table-cell table:style-name="ce223" table:formula="of:=([.AI109]+[.AI127])/2" office:value-type="float" office:value="121.6523958531">
            <text:p>121.7</text:p>
          </table:table-cell>
          <table:table-cell table:style-name="ce208" table:formula="of:=([.AJ109]+[.AJ127])/2" office:value-type="float" office:value="5.63226702708">
            <text:p>5.6</text:p>
          </table:table-cell>
          <table:table-cell table:style-name="ce221" table:formula="of:=([.AK109]+[.AK127])/2" office:value-type="float" office:value="138.09203376845">
            <text:p>138.1</text:p>
          </table:table-cell>
          <table:table-cell table:style-name="ce223" table:formula="of:=([.AL109]+[.AL127])/2" office:value-type="float" office:value="2.366025403785">
            <text:p>2.4</text:p>
          </table:table-cell>
          <table:table-cell table:style-name="ce223" table:formula="of:=([.AM109]+[.AM127])/2" office:value-type="float" office:value="341.986041427">
            <text:p>342.0</text:p>
          </table:table-cell>
          <table:table-cell table:style-name="ce208" table:formula="of:=([.AN109]+[.AN127])/2" office:value-type="float" office:value="5.119400428085">
            <text:p>5.1</text:p>
          </table:table-cell>
          <table:table-cell table:style-name="ce221" table:formula="of:=([.AO109]+[.AO127])/2" office:value-type="float" office:value="165.86233341045">
            <text:p>165.9</text:p>
          </table:table-cell>
          <table:table-cell table:style-name="ce222" table:number-columns-repeated="2"/>
          <table:table-cell table:style-name="ce208" table:formula="of:=([.AR109]+[.AR127])/2" office:value-type="float" office:value="3.86432845054">
            <text:p>3.9</text:p>
          </table:table-cell>
          <table:table-cell table:style-name="ce221" table:formula="of:=([.AS109]+[.AS127])/2" office:value-type="float" office:value="235.4058065675">
            <text:p>235.4</text:p>
          </table:table-cell>
          <table:table-cell table:style-name="ce223" table:formula="of:=([.AT109]+[.AT127])/2" office:value-type="float" office:value="1.825140769935">
            <text:p>1.8</text:p>
          </table:table-cell>
          <table:table-cell table:style-name="ce223" table:formula="of:=([.AU109]+[.AU127])/2" office:value-type="float" office:value="382.086298047">
            <text:p>382.1</text:p>
          </table:table-cell>
          <table:table-cell table:style-name="ce208" table:formula="of:=([.AV109]+[.AV127])/2" office:value-type="float" office:value="3.856646776275">
            <text:p>3.9</text:p>
          </table:table-cell>
          <table:table-cell table:style-name="ce221" table:formula="of:=([.AW109]+[.AW127])/2" office:value-type="float" office:value="243.670963707">
            <text:p>243.7</text:p>
          </table:table-cell>
          <table:table-cell table:style-name="ce223" table:formula="of:=([.AX109]+[.AX127])/2" office:value-type="float" office:value="4.889364058835">
            <text:p>4.9</text:p>
          </table:table-cell>
          <table:table-cell table:style-name="ce221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62" office:value-type="float" office:value="209">
            <text:p>209</text:p>
          </table:table-cell>
          <table:table-cell table:style-name="ce208" table:formula="of:=([.B110]+[.B128])/2" office:value-type="float" office:value="3.5">
            <text:p>3.5</text:p>
          </table:table-cell>
          <table:table-cell table:style-name="ce221" table:formula="of:=([.C110]+[.C128])/2" office:value-type="float" office:value="260.621290554">
            <text:p>260.6</text:p>
          </table:table-cell>
          <table:table-cell table:style-name="ce223" table:formula="of:=([.D110]+[.D128])/2" office:value-type="float" office:value="5">
            <text:p>5.0</text:p>
          </table:table-cell>
          <table:table-cell table:style-name="ce223" table:formula="of:=([.E110]+[.E128])/2" office:value-type="float" office:value="163.624617374">
            <text:p>163.6</text:p>
          </table:table-cell>
          <table:table-cell table:style-name="ce208" table:formula="of:=([.F110]+[.F128])/2" office:value-type="float" office:value="4.54138126515">
            <text:p>4.5</text:p>
          </table:table-cell>
          <table:table-cell table:style-name="ce221" table:formula="of:=([.G110]+[.G128])/2" office:value-type="float" office:value="199.9143917115">
            <text:p>199.9</text:p>
          </table:table-cell>
          <table:table-cell table:style-name="ce223" table:formula="of:=([.H110]+[.H128])/2" office:value-type="float" office:value="4.46890490474">
            <text:p>4.5</text:p>
          </table:table-cell>
          <table:table-cell table:style-name="ce223" table:formula="of:=([.I110]+[.I128])/2" office:value-type="float" office:value="197.8334689955">
            <text:p>197.8</text:p>
          </table:table-cell>
          <table:table-cell table:style-name="ce232" table:formula="of:=([.J110]+[.J128])/2" office:value-type="float" office:value="8.341562600905">
            <text:p>8.3</text:p>
          </table:table-cell>
          <table:table-cell table:style-name="ce221" table:formula="of:=([.K110]+[.K128])/2" office:value-type="float" office:value="39.51706084245">
            <text:p>39.5</text:p>
          </table:table-cell>
          <table:table-cell table:style-name="ce223" table:formula="of:=([.L110]+[.L128])/2" office:value-type="float" office:value="2.34277886014">
            <text:p>2.3</text:p>
          </table:table-cell>
          <table:table-cell table:style-name="ce223" table:formula="of:=([.M110]+[.M128])/2" office:value-type="float" office:value="342.9846820125">
            <text:p>343.0</text:p>
          </table:table-cell>
          <table:table-cell table:style-name="ce208" table:formula="of:=([.N110]+[.N128])/2" office:value-type="float" office:value="3.702459173645">
            <text:p>3.7</text:p>
          </table:table-cell>
          <table:table-cell table:style-name="ce221" table:formula="of:=([.O110]+[.O128])/2" office:value-type="float" office:value="246.944210483">
            <text:p>246.9</text:p>
          </table:table-cell>
          <table:table-cell table:style-name="ce223" table:formula="of:=([.P110]+[.P128])/2" office:value-type="float" office:value="3.932381506195">
            <text:p>3.9</text:p>
          </table:table-cell>
          <table:table-cell table:style-name="ce223" table:formula="of:=([.Q110]+[.Q128])/2" office:value-type="float" office:value="230.7823251095">
            <text:p>230.8</text:p>
          </table:table-cell>
          <table:table-cell table:style-name="ce207"/>
          <table:table-cell table:style-name="ce220"/>
          <table:table-cell table:style-name="ce223" table:formula="of:=([.T110]+[.T128])/2" office:value-type="float" office:value="3.71986520799">
            <text:p>3.7</text:p>
          </table:table-cell>
          <table:table-cell table:style-name="ce223" table:formula="of:=([.U110]+[.U128])/2" office:value-type="float" office:value="245.3919677155">
            <text:p>245.4</text:p>
          </table:table-cell>
          <table:table-cell table:style-name="ce208" table:formula="of:=([.V110]+[.V128])/2" office:value-type="float" office:value="3.96372331917">
            <text:p>4.0</text:p>
          </table:table-cell>
          <table:table-cell table:style-name="ce221" table:formula="of:=([.W110]+[.W128])/2" office:value-type="float" office:value="232.6045584795">
            <text:p>232.6</text:p>
          </table:table-cell>
          <table:table-cell table:style-name="ce223" table:formula="of:=([.X110]+[.X128])/2" office:value-type="float" office:value="1.80277563773">
            <text:p>1.8</text:p>
          </table:table-cell>
          <table:table-cell table:style-name="ce221" table:formula="of:=([.Y110]+[.Y128])/2" office:value-type="float" office:value="551.395272568">
            <text:p>551.4</text:p>
          </table:table-cell>
          <table:table-cell/>
          <table:table-cell table:style-name="ce162" office:value-type="float" office:value="209">
            <text:p>209</text:p>
          </table:table-cell>
          <table:table-cell table:style-name="ce208" table:formula="of:=([.AB110]+[.AB128])/2" office:value-type="float" office:value="3.475766375185">
            <text:p>3.5</text:p>
          </table:table-cell>
          <table:table-cell table:style-name="ce221" table:formula="of:=([.AC110]+[.AC128])/2" office:value-type="float" office:value="262.7497703035">
            <text:p>262.7</text:p>
          </table:table-cell>
          <table:table-cell table:style-name="ce223" table:formula="of:=([.AD110]+[.AD128])/2" office:value-type="float" office:value="5.37793688154">
            <text:p>5.4</text:p>
          </table:table-cell>
          <table:table-cell table:style-name="ce223" table:formula="of:=([.AE110]+[.AE128])/2" office:value-type="float" office:value="142.265938737">
            <text:p>142.3</text:p>
          </table:table-cell>
          <table:table-cell table:style-name="ce208" table:formula="of:=([.AF110]+[.AF128])/2" office:value-type="float" office:value="4.15831239518">
            <text:p>4.2</text:p>
          </table:table-cell>
          <table:table-cell table:style-name="ce221" table:formula="of:=([.AG110]+[.AG128])/2" office:value-type="float" office:value="218.143742403">
            <text:p>218.1</text:p>
          </table:table-cell>
          <table:table-cell table:style-name="ce223" table:formula="of:=([.AH110]+[.AH128])/2" office:value-type="float" office:value="5.192582403565">
            <text:p>5.2</text:p>
          </table:table-cell>
          <table:table-cell table:style-name="ce223" table:formula="of:=([.AI110]+[.AI128])/2" office:value-type="float" office:value="152.579345351">
            <text:p>152.6</text:p>
          </table:table-cell>
          <table:table-cell table:style-name="ce232" table:formula="of:=([.AJ110]+[.AJ128])/2" office:value-type="float" office:value="7.674234614175">
            <text:p>7.7</text:p>
          </table:table-cell>
          <table:table-cell table:style-name="ce221" table:formula="of:=([.AK110]+[.AK128])/2" office:value-type="float" office:value="39.82970985105">
            <text:p>39.8</text:p>
          </table:table-cell>
          <table:table-cell table:style-name="ce228" table:formula="of:=([.AL110]+[.AL128])/2" office:value-type="float" office:value="1.931851652575">
            <text:p>1.9</text:p>
          </table:table-cell>
          <table:table-cell table:style-name="ce223" table:formula="of:=([.AM110]+[.AM128])/2" office:value-type="float" office:value="374.1655665995">
            <text:p>374.2</text:p>
          </table:table-cell>
          <table:table-cell table:style-name="ce208" table:formula="of:=([.AN110]+[.AN128])/2" office:value-type="float" office:value="4.9650532979">
            <text:p>5.0</text:p>
          </table:table-cell>
          <table:table-cell table:style-name="ce221" table:formula="of:=([.AO110]+[.AO128])/2" office:value-type="float" office:value="172.89524794155">
            <text:p>172.9</text:p>
          </table:table-cell>
          <table:table-cell table:style-name="ce223" table:formula="of:=([.AP110]+[.AP128])/2" office:value-type="float" office:value="3.86432845054">
            <text:p>3.9</text:p>
          </table:table-cell>
          <table:table-cell table:style-name="ce223" table:formula="of:=([.AQ110]+[.AQ128])/2" office:value-type="float" office:value="235.4058065675">
            <text:p>235.4</text:p>
          </table:table-cell>
          <table:table-cell table:style-name="ce207"/>
          <table:table-cell table:style-name="ce220"/>
          <table:table-cell table:style-name="ce223" table:formula="of:=([.AT110]+[.AT128])/2" office:value-type="float" office:value="4.834144188855">
            <text:p>4.8</text:p>
          </table:table-cell>
          <table:table-cell table:style-name="ce223" table:formula="of:=([.AU110]+[.AU128])/2" office:value-type="float" office:value="173.9987219605">
            <text:p>174.0</text:p>
          </table:table-cell>
          <table:table-cell table:style-name="ce208" table:formula="of:=([.AV110]+[.AV128])/2" office:value-type="float" office:value="4.29762079031">
            <text:p>4.3</text:p>
          </table:table-cell>
          <table:table-cell table:style-name="ce221" table:formula="of:=([.AW110]+[.AW128])/2" office:value-type="float" office:value="206.9475780745">
            <text:p>206.9</text:p>
          </table:table-cell>
          <table:table-cell table:style-name="ce223" table:formula="of:=([.AX110]+[.AX128])/2" office:value-type="float" office:value="2.581138830085">
            <text:p>2.6</text:p>
          </table:table-cell>
          <table:table-cell table:style-name="ce221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62" office:value-type="float" office:value="210">
            <text:p>210</text:p>
          </table:table-cell>
          <table:table-cell table:style-name="ce208" table:formula="of:=([.B111]+[.B129])/2" office:value-type="float" office:value="3.102093381285">
            <text:p>3.1</text:p>
          </table:table-cell>
          <table:table-cell table:style-name="ce221" table:formula="of:=([.C111]+[.C129])/2" office:value-type="float" office:value="292.349130477">
            <text:p>292.3</text:p>
          </table:table-cell>
          <table:table-cell table:style-name="ce223" table:formula="of:=([.D111]+[.D129])/2" office:value-type="float" office:value="2.638958433765">
            <text:p>2.6</text:p>
          </table:table-cell>
          <table:table-cell table:style-name="ce223" table:formula="of:=([.E111]+[.E129])/2" office:value-type="float" office:value="321.2212115865">
            <text:p>321.2</text:p>
          </table:table-cell>
          <table:table-cell table:style-name="ce208" table:formula="of:=([.F111]+[.F129])/2" office:value-type="float" office:value="3.992149036945">
            <text:p>4.0</text:p>
          </table:table-cell>
          <table:table-cell table:style-name="ce221" table:formula="of:=([.G111]+[.G129])/2" office:value-type="float" office:value="226.909555339">
            <text:p>226.9</text:p>
          </table:table-cell>
          <table:table-cell table:style-name="ce223" table:formula="of:=([.H111]+[.H129])/2" office:value-type="float" office:value="6.12357201513">
            <text:p>6.1</text:p>
          </table:table-cell>
          <table:table-cell table:style-name="ce223" table:formula="of:=([.I111]+[.I129])/2" office:value-type="float" office:value="122.01633294615">
            <text:p>122.0</text:p>
          </table:table-cell>
          <table:table-cell table:style-name="ce208" table:formula="of:=([.J111]+[.J129])/2" office:value-type="float" office:value="6.035533905935">
            <text:p>6.0</text:p>
          </table:table-cell>
          <table:table-cell table:style-name="ce221" table:formula="of:=([.K111]+[.K129])/2" office:value-type="float" office:value="112.21154345705">
            <text:p>112.2</text:p>
          </table:table-cell>
          <table:table-cell table:style-name="ce223" table:formula="of:=([.L111]+[.L129])/2" office:value-type="float" office:value="2.62132034356">
            <text:p>2.6</text:p>
          </table:table-cell>
          <table:table-cell table:style-name="ce223" table:formula="of:=([.M111]+[.M129])/2" office:value-type="float" office:value="327.848143552">
            <text:p>327.8</text:p>
          </table:table-cell>
          <table:table-cell table:style-name="ce208" table:formula="of:=([.N111]+[.N129])/2" office:value-type="float" office:value="5.41565477906">
            <text:p>5.4</text:p>
          </table:table-cell>
          <table:table-cell table:style-name="ce221" table:formula="of:=([.O111]+[.O129])/2" office:value-type="float" office:value="146.94395224675">
            <text:p>146.9</text:p>
          </table:table-cell>
          <table:table-cell table:style-name="ce223" table:formula="of:=([.P111]+[.P129])/2" office:value-type="float" office:value="2.365419176365">
            <text:p>2.4</text:p>
          </table:table-cell>
          <table:table-cell table:style-name="ce223" table:formula="of:=([.Q111]+[.Q129])/2" office:value-type="float" office:value="342.965025033">
            <text:p>343.0</text:p>
          </table:table-cell>
          <table:table-cell table:style-name="ce208" table:formula="of:=([.R111]+[.R129])/2" office:value-type="float" office:value="3.71986520799">
            <text:p>3.7</text:p>
          </table:table-cell>
          <table:table-cell table:style-name="ce221" table:formula="of:=([.S111]+[.S129])/2" office:value-type="float" office:value="245.3919677155">
            <text:p>245.4</text:p>
          </table:table-cell>
          <table:table-cell table:style-name="ce222" table:number-columns-repeated="2"/>
          <table:table-cell table:style-name="ce208" table:formula="of:=([.V111]+[.V129])/2" office:value-type="float" office:value="3.40932183623">
            <text:p>3.4</text:p>
          </table:table-cell>
          <table:table-cell table:style-name="ce221" table:formula="of:=([.W111]+[.W129])/2" office:value-type="float" office:value="269.8917806775">
            <text:p>269.9</text:p>
          </table:table-cell>
          <table:table-cell table:style-name="ce223" table:formula="of:=([.X111]+[.X129])/2" office:value-type="float" office:value="5.399969781955">
            <text:p>5.4</text:p>
          </table:table-cell>
          <table:table-cell table:style-name="ce221" table:formula="of:=([.Y111]+[.Y129])/2" office:value-type="float" office:value="159.1172998915">
            <text:p>159.1</text:p>
          </table:table-cell>
          <table:table-cell/>
          <table:table-cell table:style-name="ce162" office:value-type="float" office:value="210">
            <text:p>210</text:p>
          </table:table-cell>
          <table:table-cell table:style-name="ce208" table:formula="of:=([.AB111]+[.AB129])/2" office:value-type="float" office:value="2.22474487139">
            <text:p>2.2</text:p>
          </table:table-cell>
          <table:table-cell table:style-name="ce221" table:formula="of:=([.AC111]+[.AC129])/2" office:value-type="float" office:value="351.838744293">
            <text:p>351.8</text:p>
          </table:table-cell>
          <table:table-cell table:style-name="ce223" table:formula="of:=([.AD111]+[.AD129])/2" office:value-type="float" office:value="2.11803398875">
            <text:p>2.1</text:p>
          </table:table-cell>
          <table:table-cell table:style-name="ce223" table:formula="of:=([.AE111]+[.AE129])/2" office:value-type="float" office:value="359.7594757405">
            <text:p>359.8</text:p>
          </table:table-cell>
          <table:table-cell table:style-name="ce208" table:formula="of:=([.AF111]+[.AF129])/2" office:value-type="float" office:value="1.57313218497">
            <text:p>1.6</text:p>
          </table:table-cell>
          <table:table-cell table:style-name="ce221" table:formula="of:=([.AG111]+[.AG129])/2" office:value-type="float" office:value="401.095677719">
            <text:p>401.1</text:p>
          </table:table-cell>
          <table:table-cell table:style-name="ce231" table:formula="of:=([.AH111]+[.AH129])/2" office:value-type="float" office:value="6.27463227502">
            <text:p>6.3</text:p>
          </table:table-cell>
          <table:table-cell table:style-name="ce223" table:formula="of:=([.AI111]+[.AI129])/2" office:value-type="float" office:value="115.81287767835">
            <text:p>115.8</text:p>
          </table:table-cell>
          <table:table-cell table:style-name="ce208" table:formula="of:=([.AJ111]+[.AJ129])/2" office:value-type="float" office:value="4.207822151975">
            <text:p>4.2</text:p>
          </table:table-cell>
          <table:table-cell table:style-name="ce221" table:formula="of:=([.AK111]+[.AK129])/2" office:value-type="float" office:value="215.2467558915">
            <text:p>215.2</text:p>
          </table:table-cell>
          <table:table-cell table:style-name="ce223" table:formula="of:=([.AL111]+[.AL129])/2" office:value-type="float" office:value="3.642691642895">
            <text:p>3.6</text:p>
          </table:table-cell>
          <table:table-cell table:style-name="ce223" table:formula="of:=([.AM111]+[.AM129])/2" office:value-type="float" office:value="250.8169802535">
            <text:p>250.8</text:p>
          </table:table-cell>
          <table:table-cell table:style-name="ce208" table:formula="of:=([.AN111]+[.AN129])/2" office:value-type="float" office:value="5.01241436143">
            <text:p>5.0</text:p>
          </table:table-cell>
          <table:table-cell table:style-name="ce221" table:formula="of:=([.AO111]+[.AO129])/2" office:value-type="float" office:value="174.21485196325">
            <text:p>174.2</text:p>
          </table:table-cell>
          <table:table-cell table:style-name="ce223" table:formula="of:=([.AP111]+[.AP129])/2" office:value-type="float" office:value="1.825140769935">
            <text:p>1.8</text:p>
          </table:table-cell>
          <table:table-cell table:style-name="ce223" table:formula="of:=([.AQ111]+[.AQ129])/2" office:value-type="float" office:value="382.086298047">
            <text:p>382.1</text:p>
          </table:table-cell>
          <table:table-cell table:style-name="ce208" table:formula="of:=([.AR111]+[.AR129])/2" office:value-type="float" office:value="4.834144188855">
            <text:p>4.8</text:p>
          </table:table-cell>
          <table:table-cell table:style-name="ce221" table:formula="of:=([.AS111]+[.AS129])/2" office:value-type="float" office:value="173.9987219605">
            <text:p>174.0</text:p>
          </table:table-cell>
          <table:table-cell table:style-name="ce222" table:number-columns-repeated="2"/>
          <table:table-cell table:style-name="ce208" table:formula="of:=([.AV111]+[.AV129])/2" office:value-type="float" office:value="3.157313251265">
            <text:p>3.2</text:p>
          </table:table-cell>
          <table:table-cell table:style-name="ce221" table:formula="of:=([.AW111]+[.AW129])/2" office:value-type="float" office:value="288.9011603495">
            <text:p>288.9</text:p>
          </table:table-cell>
          <table:table-cell table:style-name="ce223" table:formula="of:=([.AX111]+[.AX129])/2" office:value-type="float" office:value="6.040246893035">
            <text:p>6.0</text:p>
          </table:table-cell>
          <table:table-cell table:style-name="ce221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62" office:value-type="float" office:value="212">
            <text:p>212</text:p>
          </table:table-cell>
          <table:table-cell table:style-name="ce208" table:formula="of:=([.B112]+[.B130])/2" office:value-type="float" office:value="2.998394628665">
            <text:p>3.0</text:p>
          </table:table-cell>
          <table:table-cell table:style-name="ce221" table:formula="of:=([.C112]+[.C130])/2" office:value-type="float" office:value="301.0726652645">
            <text:p>301.1</text:p>
          </table:table-cell>
          <table:table-cell table:style-name="ce223" table:formula="of:=([.D112]+[.D130])/2" office:value-type="float" office:value="3.54138126515">
            <text:p>3.5</text:p>
          </table:table-cell>
          <table:table-cell table:style-name="ce223" table:formula="of:=([.E112]+[.E130])/2" office:value-type="float" office:value="275.0508160095">
            <text:p>275.1</text:p>
          </table:table-cell>
          <table:table-cell table:style-name="ce208" table:formula="of:=([.F112]+[.F130])/2" office:value-type="float" office:value="2.668801041515">
            <text:p>2.7</text:p>
          </table:table-cell>
          <table:table-cell table:style-name="ce221" table:formula="of:=([.G112]+[.G130])/2" office:value-type="float" office:value="320.80735897">
            <text:p>320.8</text:p>
          </table:table-cell>
          <table:table-cell table:style-name="ce223" table:formula="of:=([.H112]+[.H130])/2" office:value-type="float" office:value="4.30076981533">
            <text:p>4.3</text:p>
          </table:table-cell>
          <table:table-cell table:style-name="ce223" table:formula="of:=([.I112]+[.I130])/2" office:value-type="float" office:value="206.654583005">
            <text:p>206.7</text:p>
          </table:table-cell>
          <table:table-cell table:style-name="ce208" table:formula="of:=([.J112]+[.J130])/2" office:value-type="float" office:value="4.7360679775">
            <text:p>4.7</text:p>
          </table:table-cell>
          <table:table-cell table:style-name="ce221" table:formula="of:=([.K112]+[.K130])/2" office:value-type="float" office:value="179.699352762">
            <text:p>179.7</text:p>
          </table:table-cell>
          <table:table-cell table:style-name="ce223" table:formula="of:=([.L112]+[.L130])/2" office:value-type="float" office:value="3.872426677565">
            <text:p>3.9</text:p>
          </table:table-cell>
          <table:table-cell table:style-name="ce223" table:formula="of:=([.M112]+[.M130])/2" office:value-type="float" office:value="236.1955202015">
            <text:p>236.2</text:p>
          </table:table-cell>
          <table:table-cell table:style-name="ce208" table:formula="of:=([.N112]+[.N130])/2" office:value-type="float" office:value="3.45196752347">
            <text:p>3.5</text:p>
          </table:table-cell>
          <table:table-cell table:style-name="ce221" table:formula="of:=([.O112]+[.O130])/2" office:value-type="float" office:value="263.478237364">
            <text:p>263.5</text:p>
          </table:table-cell>
          <table:table-cell table:style-name="ce223" table:formula="of:=([.P112]+[.P130])/2" office:value-type="float" office:value="3.41553516058">
            <text:p>3.4</text:p>
          </table:table-cell>
          <table:table-cell table:style-name="ce223" table:formula="of:=([.Q112]+[.Q130])/2" office:value-type="float" office:value="273.3774085775">
            <text:p>273.4</text:p>
          </table:table-cell>
          <table:table-cell table:style-name="ce208" table:formula="of:=([.R112]+[.R130])/2" office:value-type="float" office:value="3.96372331917">
            <text:p>4.0</text:p>
          </table:table-cell>
          <table:table-cell table:style-name="ce221" table:formula="of:=([.S112]+[.S130])/2" office:value-type="float" office:value="232.6045584795">
            <text:p>232.6</text:p>
          </table:table-cell>
          <table:table-cell table:style-name="ce223" table:formula="of:=([.T112]+[.T130])/2" office:value-type="float" office:value="3.40932183623">
            <text:p>3.4</text:p>
          </table:table-cell>
          <table:table-cell table:style-name="ce223" table:formula="of:=([.U112]+[.U130])/2" office:value-type="float" office:value="269.8917806775">
            <text:p>269.9</text:p>
          </table:table-cell>
          <table:table-cell table:style-name="ce207"/>
          <table:table-cell table:style-name="ce220"/>
          <table:table-cell table:style-name="ce223" table:formula="of:=([.X112]+[.X130])/2" office:value-type="float" office:value="5.421791080065">
            <text:p>5.4</text:p>
          </table:table-cell>
          <table:table-cell table:style-name="ce221" table:formula="of:=([.Y112]+[.Y130])/2" office:value-type="float" office:value="139.9409916055">
            <text:p>139.9</text:p>
          </table:table-cell>
          <table:table-cell/>
          <table:table-cell table:style-name="ce162" office:value-type="float" office:value="212">
            <text:p>212</text:p>
          </table:table-cell>
          <table:table-cell table:style-name="ce208" table:formula="of:=([.AB112]+[.AB130])/2" office:value-type="float" office:value="3.79128784748">
            <text:p>3.8</text:p>
          </table:table-cell>
          <table:table-cell table:style-name="ce221" table:formula="of:=([.AC112]+[.AC130])/2" office:value-type="float" office:value="241.9630289725">
            <text:p>242.0</text:p>
          </table:table-cell>
          <table:table-cell table:style-name="ce223" table:formula="of:=([.AD112]+[.AD130])/2" office:value-type="float" office:value="4.7827009488">
            <text:p>4.8</text:p>
          </table:table-cell>
          <table:table-cell table:style-name="ce223" table:formula="of:=([.AE112]+[.AE130])/2" office:value-type="float" office:value="186.4705803588">
            <text:p>186.5</text:p>
          </table:table-cell>
          <table:table-cell table:style-name="ce208" table:formula="of:=([.AF112]+[.AF130])/2" office:value-type="float" office:value="2.699172818835">
            <text:p>2.7</text:p>
          </table:table-cell>
          <table:table-cell table:style-name="ce221" table:formula="of:=([.AG112]+[.AG130])/2" office:value-type="float" office:value="317.209152984">
            <text:p>317.2</text:p>
          </table:table-cell>
          <table:table-cell table:style-name="ce223" table:formula="of:=([.AH112]+[.AH130])/2" office:value-type="float" office:value="3.92409598129">
            <text:p>3.9</text:p>
          </table:table-cell>
          <table:table-cell table:style-name="ce223" table:formula="of:=([.AI112]+[.AI130])/2" office:value-type="float" office:value="231.533036797">
            <text:p>231.5</text:p>
          </table:table-cell>
          <table:table-cell table:style-name="ce208" table:formula="of:=([.AJ112]+[.AJ130])/2" office:value-type="float" office:value="4.29762079031">
            <text:p>4.3</text:p>
          </table:table-cell>
          <table:table-cell table:style-name="ce221" table:formula="of:=([.AK112]+[.AK130])/2" office:value-type="float" office:value="206.9475780745">
            <text:p>206.9</text:p>
          </table:table-cell>
          <table:table-cell table:style-name="ce223" table:formula="of:=([.AL112]+[.AL130])/2" office:value-type="float" office:value="4.162116540865">
            <text:p>4.2</text:p>
          </table:table-cell>
          <table:table-cell table:style-name="ce223" table:formula="of:=([.AM112]+[.AM130])/2" office:value-type="float" office:value="216.1608650575">
            <text:p>216.2</text:p>
          </table:table-cell>
          <table:table-cell table:style-name="ce208" table:formula="of:=([.AN112]+[.AN130])/2" office:value-type="float" office:value="3.313189637655">
            <text:p>3.3</text:p>
          </table:table-cell>
          <table:table-cell table:style-name="ce221" table:formula="of:=([.AO112]+[.AO130])/2" office:value-type="float" office:value="272.9622798285">
            <text:p>273.0</text:p>
          </table:table-cell>
          <table:table-cell table:style-name="ce223" table:formula="of:=([.AP112]+[.AP130])/2" office:value-type="float" office:value="3.856646776275">
            <text:p>3.9</text:p>
          </table:table-cell>
          <table:table-cell table:style-name="ce223" table:formula="of:=([.AQ112]+[.AQ130])/2" office:value-type="float" office:value="243.670963707">
            <text:p>243.7</text:p>
          </table:table-cell>
          <table:table-cell table:style-name="ce208" table:formula="of:=([.AR112]+[.AR130])/2" office:value-type="float" office:value="4.29762079031">
            <text:p>4.3</text:p>
          </table:table-cell>
          <table:table-cell table:style-name="ce221" table:formula="of:=([.AS112]+[.AS130])/2" office:value-type="float" office:value="206.9475780745">
            <text:p>206.9</text:p>
          </table:table-cell>
          <table:table-cell table:style-name="ce223" table:formula="of:=([.AT112]+[.AT130])/2" office:value-type="float" office:value="3.157313251265">
            <text:p>3.2</text:p>
          </table:table-cell>
          <table:table-cell table:style-name="ce223" table:formula="of:=([.AU112]+[.AU130])/2" office:value-type="float" office:value="288.9011603495">
            <text:p>288.9</text:p>
          </table:table-cell>
          <table:table-cell table:style-name="ce207"/>
          <table:table-cell table:style-name="ce220"/>
          <table:table-cell table:style-name="ce223" table:formula="of:=([.AX112]+[.AX130])/2" office:value-type="float" office:value="5.119714972225">
            <text:p>5.1</text:p>
          </table:table-cell>
          <table:table-cell table:style-name="ce221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62" office:value-type="float" office:value="213">
            <text:p>213</text:p>
          </table:table-cell>
          <table:table-cell table:style-name="ce208" table:formula="of:=([.B113]+[.B131])/2" office:value-type="float" office:value="4.2360679775">
            <text:p>4.2</text:p>
          </table:table-cell>
          <table:table-cell table:style-name="ce221" table:formula="of:=([.C113]+[.C131])/2" office:value-type="float" office:value="210.984379604">
            <text:p>211.0</text:p>
          </table:table-cell>
          <table:table-cell table:style-name="ce223" table:formula="of:=([.D113]+[.D131])/2" office:value-type="float" office:value="6.241657386775">
            <text:p>6.2</text:p>
          </table:table-cell>
          <table:table-cell table:style-name="ce223" table:formula="of:=([.E113]+[.E131])/2" office:value-type="float" office:value="104.5981748625">
            <text:p>104.6</text:p>
          </table:table-cell>
          <table:table-cell table:style-name="ce208" table:formula="of:=([.F113]+[.F131])/2" office:value-type="float" office:value="5.590891021945">
            <text:p>5.6</text:p>
          </table:table-cell>
          <table:table-cell table:style-name="ce221" table:formula="of:=([.G113]+[.G131])/2" office:value-type="float" office:value="131.305758862">
            <text:p>131.3</text:p>
          </table:table-cell>
          <table:table-cell table:style-name="ce223" table:formula="of:=([.H113]+[.H131])/2" office:value-type="float" office:value="4.95303569487">
            <text:p>5.0</text:p>
          </table:table-cell>
          <table:table-cell table:style-name="ce223" table:formula="of:=([.I113]+[.I131])/2" office:value-type="float" office:value="172.1081635215">
            <text:p>172.1</text:p>
          </table:table-cell>
          <table:table-cell table:style-name="ce232" table:formula="of:=([.J113]+[.J131])/2" office:value-type="float" office:value="10.0498756211">
            <text:p>10.0</text:p>
          </table:table-cell>
          <table:table-cell table:style-name="ce221" table:formula="of:=([.K113]+[.K131])/2" office:value-type="float" office:value="0">
            <text:p>0.0</text:p>
          </table:table-cell>
          <table:table-cell table:style-name="ce223" table:formula="of:=([.L113]+[.L131])/2" office:value-type="float" office:value="3.095573564775">
            <text:p>3.1</text:p>
          </table:table-cell>
          <table:table-cell table:style-name="ce223" table:formula="of:=([.M113]+[.M131])/2" office:value-type="float" office:value="289.2537663925">
            <text:p>289.3</text:p>
          </table:table-cell>
          <table:table-cell table:style-name="ce208" table:formula="of:=([.N113]+[.N131])/2" office:value-type="float" office:value="4.18287315637">
            <text:p>4.2</text:p>
          </table:table-cell>
          <table:table-cell table:style-name="ce221" table:formula="of:=([.O113]+[.O131])/2" office:value-type="float" office:value="214.2482982285">
            <text:p>214.2</text:p>
          </table:table-cell>
          <table:table-cell table:style-name="ce223" table:formula="of:=([.P113]+[.P131])/2" office:value-type="float" office:value="5.01959270436">
            <text:p>5.0</text:p>
          </table:table-cell>
          <table:table-cell table:style-name="ce223" table:formula="of:=([.Q113]+[.Q131])/2" office:value-type="float" office:value="109.0605339995">
            <text:p>109.1</text:p>
          </table:table-cell>
          <table:table-cell table:style-name="ce208" table:formula="of:=([.R113]+[.R131])/2" office:value-type="float" office:value="1.80277563773">
            <text:p>1.8</text:p>
          </table:table-cell>
          <table:table-cell table:style-name="ce221" table:formula="of:=([.S113]+[.S131])/2" office:value-type="float" office:value="551.395272568">
            <text:p>551.4</text:p>
          </table:table-cell>
          <table:table-cell table:style-name="ce223" table:formula="of:=([.T113]+[.T131])/2" office:value-type="float" office:value="5.399969781955">
            <text:p>5.4</text:p>
          </table:table-cell>
          <table:table-cell table:style-name="ce223" table:formula="of:=([.U113]+[.U131])/2" office:value-type="float" office:value="159.1172998915">
            <text:p>159.1</text:p>
          </table:table-cell>
          <table:table-cell table:style-name="ce208" table:formula="of:=([.V113]+[.V131])/2" office:value-type="float" office:value="2.87228132327">
            <text:p>2.9</text:p>
          </table:table-cell>
          <table:table-cell table:style-name="ce221" table:formula="of:=([.W113]+[.W131])/2" office:value-type="float" office:value="139.9409916055">
            <text:p>139.9</text:p>
          </table:table-cell>
          <table:table-cell table:style-name="ce222"/>
          <table:table-cell table:style-name="ce220"/>
          <table:table-cell/>
          <table:table-cell table:style-name="ce162" office:value-type="float" office:value="213">
            <text:p>213</text:p>
          </table:table-cell>
          <table:table-cell table:style-name="ce208" table:formula="of:=([.AB113]+[.AB131])/2" office:value-type="float" office:value="4.40676069272">
            <text:p>4.4</text:p>
          </table:table-cell>
          <table:table-cell table:style-name="ce221" table:formula="of:=([.AC113]+[.AC131])/2" office:value-type="float" office:value="200.175153351">
            <text:p>200.2</text:p>
          </table:table-cell>
          <table:table-cell table:style-name="ce223" table:formula="of:=([.AD113]+[.AD131])/2" office:value-type="float" office:value="6.08504366273">
            <text:p>6.1</text:p>
          </table:table-cell>
          <table:table-cell table:style-name="ce223" table:formula="of:=([.AE113]+[.AE131])/2" office:value-type="float" office:value="109.31455694555">
            <text:p>109.3</text:p>
          </table:table-cell>
          <table:table-cell table:style-name="ce208" table:formula="of:=([.AF113]+[.AF131])/2" office:value-type="float" office:value="4.983870251045">
            <text:p>5.0</text:p>
          </table:table-cell>
          <table:table-cell table:style-name="ce221" table:formula="of:=([.AG113]+[.AG131])/2" office:value-type="float" office:value="165.2061106115">
            <text:p>165.2</text:p>
          </table:table-cell>
          <table:table-cell table:style-name="ce223" table:formula="of:=([.AH113]+[.AH131])/2" office:value-type="float" office:value="5.29065861492">
            <text:p>5.3</text:p>
          </table:table-cell>
          <table:table-cell table:style-name="ce223" table:formula="of:=([.AI113]+[.AI131])/2" office:value-type="float" office:value="146.8787145495">
            <text:p>146.9</text:p>
          </table:table-cell>
          <table:table-cell table:style-name="ce232" table:formula="of:=([.AJ113]+[.AJ131])/2" office:value-type="float" office:value="8.36574631274">
            <text:p>8.4</text:p>
          </table:table-cell>
          <table:table-cell table:style-name="ce221" table:formula="of:=([.AK113]+[.AK131])/2" office:value-type="float" office:value="19.9274934839">
            <text:p>19.9</text:p>
          </table:table-cell>
          <table:table-cell table:style-name="ce223" table:formula="of:=([.AL113]+[.AL131])/2" office:value-type="float" office:value="2.95679567896">
            <text:p>3.0</text:p>
          </table:table-cell>
          <table:table-cell table:style-name="ce223" table:formula="of:=([.AM113]+[.AM131])/2" office:value-type="float" office:value="298.737808857">
            <text:p>298.7</text:p>
          </table:table-cell>
          <table:table-cell table:style-name="ce208" table:formula="of:=([.AN113]+[.AN131])/2" office:value-type="float" office:value="4.974937185535">
            <text:p>5.0</text:p>
          </table:table-cell>
          <table:table-cell table:style-name="ce221" table:formula="of:=([.AO113]+[.AO131])/2" office:value-type="float" office:value="175.84849455845">
            <text:p>175.8</text:p>
          </table:table-cell>
          <table:table-cell table:style-name="ce223" table:formula="of:=([.AP113]+[.AP131])/2" office:value-type="float" office:value="4.889364058835">
            <text:p>4.9</text:p>
          </table:table-cell>
          <table:table-cell table:style-name="ce223" table:formula="of:=([.AQ113]+[.AQ131])/2" office:value-type="float" office:value="170.550751833">
            <text:p>170.6</text:p>
          </table:table-cell>
          <table:table-cell table:style-name="ce208" table:formula="of:=([.AR113]+[.AR131])/2" office:value-type="float" office:value="2.581138830085">
            <text:p>2.6</text:p>
          </table:table-cell>
          <table:table-cell table:style-name="ce221" table:formula="of:=([.AS113]+[.AS131])/2" office:value-type="float" office:value="326.0632152645">
            <text:p>326.1</text:p>
          </table:table-cell>
          <table:table-cell table:style-name="ce223" table:formula="of:=([.AT113]+[.AT131])/2" office:value-type="float" office:value="6.040246893035">
            <text:p>6.0</text:p>
          </table:table-cell>
          <table:table-cell table:style-name="ce223" table:formula="of:=([.AU113]+[.AU131])/2" office:value-type="float" office:value="106.966306547">
            <text:p>107.0</text:p>
          </table:table-cell>
          <table:table-cell table:style-name="ce208" table:formula="of:=([.AV113]+[.AV131])/2" office:value-type="float" office:value="5.119714972225">
            <text:p>5.1</text:p>
          </table:table-cell>
          <table:table-cell table:style-name="ce221" table:formula="of:=([.AW113]+[.AW131])/2" office:value-type="float" office:value="157.789690509">
            <text:p>157.8</text:p>
          </table:table-cell>
          <table:table-cell table:style-name="ce222"/>
          <table:table-cell table:style-name="ce220"/>
        </table:table-row>
        <table:table-row table:style-name="ro1">
          <table:table-cell table:number-columns-repeated="51"/>
        </table:table-row>
        <table:table-row table:style-name="ro1">
          <table:table-cell table:style-name="ce159" office:value-type="string">
            <text:p>Close: (201,208); (202,208)</text:p>
          </table:table-cell>
          <table:table-cell table:number-columns-repeated="25"/>
          <table:table-cell table:style-name="ce159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59" office:value-type="string">
            <text:p>Far: (205,209); (205,213) (205,204) (205,206)</text:p>
          </table:table-cell>
          <table:table-cell table:number-columns-repeated="25"/>
          <table:table-cell table:style-name="ce159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62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51" table:default-cell-style-name="Default"/>
        <table:table-row table:style-name="ro2">
          <table:table-cell table:style-name="ce38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5"/>
        </table:table-row>
        <table:table-row table:style-name="ro23">
          <table:table-cell table:style-name="ce39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9"/>
          <table:covered-table-cell table:number-columns-repeated="7"/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40" table:number-columns-repeated="3"/>
          <table:table-cell/>
          <table:table-cell table:style-name="ce57" office:value-type="string">
            <text:p>L</text:p>
          </table:table-cell>
          <table:table-cell table:style-name="ce57" table:number-columns-repeated="2"/>
          <table:table-cell table:style-name="ce40" table:number-columns-repeated="2"/>
          <table:table-cell table:number-columns-repeated="8"/>
        </table:table-row>
        <table:table-row table:style-name="ro10"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269"/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269"/>
          <table:table-cell table:number-columns-repeated="8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270"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57" table:number-columns-spanned="2" table:number-rows-spanned="1"/>
          <table:covered-table-cell table:style-name="ce40"/>
          <table:table-cell table:style-name="ce270"/>
          <table:table-cell table:number-columns-repeated="8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271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57" table:number-columns-spanned="2" table:number-rows-spanned="1"/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271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271" office:value-type="string">
            <text:p>maybe exc</text:p>
          </table:table-cell>
          <table:table-cell table:number-columns-repeated="8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271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57" table:number-columns-spanned="2" table:number-rows-spanned="1"/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271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57" table:number-columns-spanned="2" table:number-rows-spanned="1"/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272" office:value-type="string">
            <text:p>exclude</text:p>
          </table:table-cell>
          <table:table-cell table:style-name="ce278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57" table:number-columns-spanned="2" table:number-rows-spanned="1"/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270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57" office:value-type="string" table:number-columns-spanned="2" table:number-rows-spanned="1">
            <text:p>Few-good shape</text:p>
          </table:table-cell>
          <table:covered-table-cell table:style-name="ce40"/>
          <table:table-cell table:style-name="ce270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271" office:value-type="string">
            <text:p>maybe exc</text:p>
          </table:table-cell>
          <table:table-cell table:number-columns-repeated="8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272" office:value-type="string">
            <text:p>exclude</text:p>
          </table:table-cell>
          <table:table-cell table:style-name="ce278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271"/>
          <table:table-cell table:number-columns-repeated="8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/>
          <table:table-cell table:style-name="ce40"/>
          <table:table-cell table:style-name="ce270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57" table:number-columns-spanned="2" table:number-rows-spanned="1"/>
          <table:covered-table-cell table:style-name="ce40"/>
          <table:table-cell table:style-name="ce270"/>
          <table:table-cell table:number-columns-repeated="8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270"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59" office:value-type="float" office:value="520">
            <text:p>520</text:p>
          </table:table-cell>
          <table:table-cell table:style-name="ce59" office:value-type="string" table:number-columns-spanned="2" table:number-rows-spanned="1">
            <text:p>strange fibers</text:p>
          </table:table-cell>
          <table:covered-table-cell table:style-name="ce50"/>
          <table:table-cell table:style-name="ce272" office:value-type="string">
            <text:p>exclude</text:p>
          </table:table-cell>
          <table:table-cell table:number-columns-repeated="8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3" office:value-type="float" office:value="286">
            <text:p>286</text:p>
          </table:table-cell>
          <table:table-cell table:style-name="ce67" office:value-type="string" table:number-columns-spanned="2" table:number-rows-spanned="1">
            <text:p>strange fibers</text:p>
          </table:table-cell>
          <table:covered-table-cell table:style-name="ce56"/>
          <table:table-cell table:style-name="ce273"/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63" table:number-columns-spanned="2" table:number-rows-spanned="1"/>
          <table:covered-table-cell table:style-name="ce56"/>
          <table:table-cell table:style-name="ce273"/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262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/>
          <table:table-cell table:style-name="ce262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 table:number-columns-repeated="7"/>
        </table:table-row>
        <table:table-row table:style-name="ro1">
          <table:table-cell table:style-name="ce263"/>
          <table:table-cell table:number-columns-repeated="2"/>
          <table:covered-table-cell table:number-columns-repeated="3" table:style-name="ce12"/>
          <table:covered-table-cell table:style-name="ce274"/>
          <table:table-cell/>
          <table:table-cell table:style-name="ce263"/>
          <table:table-cell table:number-columns-repeated="2"/>
          <table:covered-table-cell table:number-columns-repeated="3" table:style-name="ce12"/>
          <table:covered-table-cell table:style-name="ce274"/>
          <table:table-cell table:number-columns-repeated="7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44" office:value-type="float" office:value="105">
            <text:p>105</text:p>
          </table:table-cell>
          <table:table-cell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1315">
            <text:p>1315</text:p>
          </table:table-cell>
          <table:table-cell table:number-columns-repeated="7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275" table:formula="of:=[.F25]+50" office:value-type="float" office:value="787">
            <text:p>787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44" office:value-type="float" office:value="789">
            <text:p>789</text:p>
          </table:table-cell>
          <table:table-cell table:number-columns-repeated="7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69" table:formula="of:=[.D26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275" table:formula="of:=[.F26]+50" office:value-type="float" office:value="1082">
            <text:p>1082</text:p>
          </table:table-cell>
          <table:table-cell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11" table:formula="of:=[.L26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44" table:formula="of:=[.N26]+50" office:value-type="float" office:value="272">
            <text:p>272</text:p>
          </table:table-cell>
          <table:table-cell table:number-columns-repeated="7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69" table:formula="of:=[.D27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275" table:formula="of:=[.F27]+50" office:value-type="float" office:value="114">
            <text:p>114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11" table:formula="of:=[.L27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44" table:formula="of:=[.N27]+50" office:value-type="float" office:value="315">
            <text:p>315</text:p>
          </table:table-cell>
          <table:table-cell table:number-columns-repeated="7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table:formula="of:=[.D28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275" table:formula="of:=[.F28]+50" office:value-type="float" office:value="105">
            <text:p>105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11" table:formula="of:=[.L28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44" table:formula="of:=[.N28]+50" office:value-type="float" office:value="211">
            <text:p>211</text:p>
          </table:table-cell>
          <table:table-cell table:number-columns-repeated="7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264" office:value-type="float" office:value="5">
            <text:p>5</text:p>
          </table:table-cell>
          <table:table-cell table:style-name="ce265" table:formula="of:=[.D29]+50" office:value-type="float" office:value="55">
            <text:p>55</text:p>
          </table:table-cell>
          <table:table-cell table:style-name="ce267" office:value-type="float" office:value="11">
            <text:p>11</text:p>
          </table:table-cell>
          <table:table-cell table:style-name="ce276" table:formula="of:=[.F29]+50" office:value-type="float" office:value="61">
            <text:p>61</text:p>
          </table:table-cell>
          <table:table-cell/>
          <table:table-cell table:style-name="ce278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11" table:formula="of:=[.L29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44" table:formula="of:=[.N29]+50" office:value-type="float" office:value="629">
            <text:p>629</text:p>
          </table:table-cell>
          <table:table-cell table:number-columns-repeated="7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69" table:formula="of:=[.D30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275" table:formula="of:=[.F30]+50" office:value-type="float" office:value="382">
            <text:p>382</text:p>
          </table:table-cell>
          <table:table-cell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11" table:formula="of:=[.L30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44" table:formula="of:=[.N30]+50" office:value-type="float" office:value="313">
            <text:p>313</text:p>
          </table:table-cell>
          <table:table-cell table:number-columns-repeated="7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69" table:formula="of:=[.D31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275" table:formula="of:=[.F31]+50" office:value-type="float" office:value="161">
            <text:p>161</text:p>
          </table:table-cell>
          <table:table-cell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11" table:formula="of:=[.L31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44" table:formula="of:=[.N31]+50" office:value-type="float" office:value="965">
            <text:p>965</text:p>
          </table:table-cell>
          <table:table-cell table:number-columns-repeated="7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264" office:value-type="float" office:value="1">
            <text:p>1</text:p>
          </table:table-cell>
          <table:table-cell table:style-name="ce265" table:formula="of:=[.D32]+50" office:value-type="float" office:value="51">
            <text:p>51</text:p>
          </table:table-cell>
          <table:table-cell table:style-name="ce267" office:value-type="float" office:value="1">
            <text:p>1</text:p>
          </table:table-cell>
          <table:table-cell table:style-name="ce276" table:formula="of:=[.F32]+50" office:value-type="float" office:value="51">
            <text:p>51</text:p>
          </table:table-cell>
          <table:table-cell/>
          <table:table-cell table:style-name="ce278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11" table:formula="of:=[.L32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44" table:formula="of:=[.N32]+50" office:value-type="float" office:value="232">
            <text:p>232</text:p>
          </table:table-cell>
          <table:table-cell table:number-columns-repeated="7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275" table:formula="of:=[.F33]+50" office:value-type="float" office:value="574">
            <text:p>574</text:p>
          </table:table-cell>
          <table:table-cell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11" table:formula="of:=[.L33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44" table:formula="of:=[.N33]+50" office:value-type="float" office:value="453">
            <text:p>453</text:p>
          </table:table-cell>
          <table:table-cell table:number-columns-repeated="7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275" table:formula="of:=[.F34]+50" office:value-type="float" office:value="350">
            <text:p>350</text:p>
          </table:table-cell>
          <table:table-cell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264" office:value-type="float" office:value="520">
            <text:p>520</text:p>
          </table:table-cell>
          <table:table-cell table:style-name="ce267" table:formula="of:=[.L34]+50" office:value-type="float" office:value="570">
            <text:p>570</text:p>
          </table:table-cell>
          <table:table-cell table:style-name="ce267" office:value-type="float" office:value="1144">
            <text:p>1144</text:p>
          </table:table-cell>
          <table:table-cell table:style-name="ce279" table:formula="of:=[.N34]+50" office:value-type="float" office:value="1194">
            <text:p>1194</text:p>
          </table:table-cell>
          <table:table-cell table:number-columns-repeated="7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67" office:value-type="string">
            <text:p>R</text:p>
          </table:table-cell>
          <table:table-cell table:style-name="ce67" office:value-type="float" office:value="286">
            <text:p>286</text:p>
          </table:table-cell>
          <table:table-cell table:style-name="ce266" table:formula="of:=[.D35]+50" office:value-type="float" office:value="336">
            <text:p>336</text:p>
          </table:table-cell>
          <table:table-cell table:style-name="ce268" office:value-type="float" office:value="629">
            <text:p>629</text:p>
          </table:table-cell>
          <table:table-cell table:style-name="ce277" table:formula="of:=[.F35]+50" office:value-type="float" office:value="679">
            <text:p>679</text:p>
          </table:table-cell>
          <table:table-cell/>
          <table:table-cell table:style-name="ce46" office:value-type="float" office:value="213">
            <text:p>213</text:p>
          </table:table-cell>
          <table:table-cell table:style-name="ce204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140" table:formula="of:=[.L35]+50" office:value-type="float" office:value="274">
            <text:p>274</text:p>
          </table:table-cell>
          <table:table-cell table:style-name="ce140" office:value-type="float" office:value="493">
            <text:p>493</text:p>
          </table:table-cell>
          <table:table-cell table:style-name="ce146" table:formula="of:=[.N35]+50" office:value-type="float" office:value="543">
            <text:p>543</text:p>
          </table:table-cell>
          <table:table-cell table:number-columns-repeated="7"/>
        </table:table-row>
        <table:table-row table:style-name="ro1" table:number-rows-repeated="104852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290"/>
        <table:table-column table:style-name="co63" table:default-cell-style-name="ce290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65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6" table:default-cell-style-name="Default"/>
        <table:table-column table:style-name="co37" table:number-columns-repeated="2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4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283"/>
          <table:covered-table-cell table:number-columns-repeated="2" table:style-name="ce24"/>
          <table:covered-table-cell table:number-columns-repeated="6"/>
          <table:table-cell table:number-columns-repeated="13"/>
        </table:table-row>
        <table:table-row table:style-name="ro1">
          <table:table-cell table:style-name="ce280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283" table:number-columns-repeated="2"/>
          <table:table-cell table:style-name="ce24" table:number-columns-repeated="2"/>
          <table:table-cell table:number-columns-repeated="19"/>
        </table:table-row>
        <table:table-row table:style-name="ro1">
          <table:table-cell table:style-name="ce280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283" table:number-columns-repeated="2"/>
          <table:table-cell table:style-name="ce24" table:number-columns-repeated="2"/>
          <table:table-cell table:number-columns-repeated="19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284" office:value-type="string" table:number-columns-spanned="1" table:number-rows-spanned="2">
            <text:p>1NN loss function value</text:p>
          </table:table-cell>
          <table:table-cell table:style-name="ce284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number-columns-repeated="10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285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1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286" office:value-type="float" office:value="281.191098481">
            <text:p>281.19</text:p>
          </table:table-cell>
          <table:table-cell table:style-name="ce286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number-columns-repeated="5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151">
            <text:p>151</text:p>
          </table:table-cell>
          <table:table-cell table:style-name="ce282" office:value-type="float" office:value="789">
            <text:p>789</text:p>
          </table:table-cell>
          <table:table-cell table:style-name="ce267" office:value-type="float" office:value="101">
            <text:p>101</text:p>
          </table:table-cell>
          <table:table-cell table:style-name="ce264" office:value-type="float" office:value="336">
            <text:p>336</text:p>
          </table:table-cell>
          <table:table-cell table:style-name="ce287" office:value-type="float" office:value="278.429070658">
            <text:p>278.43</text:p>
          </table:table-cell>
          <table:table-cell table:style-name="ce287" office:value-type="float" office:value="246.26708004">
            <text:p>246.2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88">
            <text:p>88</text:p>
          </table:table-cell>
          <table:table-cell table:style-name="ce267" office:value-type="float" office:value="13">
            <text:p>13</text:p>
          </table:table-cell>
          <table:table-cell table:style-name="ce267" table:number-columns-repeated="3"/>
          <table:table-cell table:style-name="ce267" office:value-type="float" office:value="86">
            <text:p>86</text:p>
          </table:table-cell>
          <table:table-cell table:style-name="ce267" office:value-type="float" office:value="15">
            <text:p>15</text:p>
          </table:table-cell>
          <table:table-cell table:style-name="ce267" office:value-type="float" office:value="95">
            <text:p>95</text:p>
          </table:table-cell>
          <table:table-cell table:style-name="ce267" office:value-type="float" office:value="92">
            <text:p>92</text:p>
          </table:table-cell>
          <table:table-cell table:style-name="ce267" office:value-type="float" office:value="86">
            <text:p>86</text:p>
          </table:table-cell>
          <table:table-cell table:number-columns-repeated="5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286" office:value-type="float" office:value="362.983367662">
            <text:p>362.98</text:p>
          </table:table-cell>
          <table:table-cell table:style-name="ce286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number-columns-repeated="5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151">
            <text:p>151</text:p>
          </table:table-cell>
          <table:table-cell table:style-name="ce282" office:value-type="float" office:value="211">
            <text:p>211</text:p>
          </table:table-cell>
          <table:table-cell table:style-name="ce267" office:value-type="float" office:value="101">
            <text:p>101</text:p>
          </table:table-cell>
          <table:table-cell table:style-name="ce264" office:value-type="float" office:value="73">
            <text:p>73</text:p>
          </table:table-cell>
          <table:table-cell table:style-name="ce287" office:value-type="float" office:value="302.442619032">
            <text:p>302.44</text:p>
          </table:table-cell>
          <table:table-cell table:style-name="ce287" office:value-type="float" office:value="264.886674243">
            <text:p>264.89</text:p>
          </table:table-cell>
          <table:table-cell table:style-name="ce282" office:value-type="float" office:value="96">
            <text:p>96</text:p>
          </table:table-cell>
          <table:table-cell table:style-name="ce267" office:value-type="float" office:value="5">
            <text:p>5</text:p>
          </table:table-cell>
          <table:table-cell table:style-name="ce267" office:value-type="float" office:value="96">
            <text:p>96</text:p>
          </table:table-cell>
          <table:table-cell table:style-name="ce267" table:number-columns-repeated="3"/>
          <table:table-cell table:style-name="ce267" office:value-type="float" office:value="14">
            <text:p>14</text:p>
          </table:table-cell>
          <table:table-cell table:style-name="ce267" office:value-type="float" office:value="87">
            <text:p>87</text:p>
          </table:table-cell>
          <table:table-cell table:style-name="ce267" office:value-type="float" office:value="14">
            <text:p>14</text:p>
          </table:table-cell>
          <table:table-cell table:style-name="ce267" office:value-type="float" office:value="18">
            <text:p>18</text:p>
          </table:table-cell>
          <table:table-cell table:style-name="ce267" office:value-type="float" office:value="14">
            <text:p>14</text:p>
          </table:table-cell>
          <table:table-cell table:number-columns-repeated="5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286" office:value-type="float" office:value="218.805734631">
            <text:p>218.81</text:p>
          </table:table-cell>
          <table:table-cell table:style-name="ce286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number-columns-repeated="5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151">
            <text:p>151</text:p>
          </table:table-cell>
          <table:table-cell table:style-name="ce282" office:value-type="float" office:value="313">
            <text:p>313</text:p>
          </table:table-cell>
          <table:table-cell table:style-name="ce267" office:value-type="float" office:value="101">
            <text:p>101</text:p>
          </table:table-cell>
          <table:table-cell table:style-name="ce264" office:value-type="float" office:value="167">
            <text:p>167</text:p>
          </table:table-cell>
          <table:table-cell table:style-name="ce287" office:value-type="float" office:value="290.020357623">
            <text:p>290.02</text:p>
          </table:table-cell>
          <table:table-cell table:style-name="ce287" office:value-type="float" office:value="246.398017074">
            <text:p>246.4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80">
            <text:p>80</text:p>
          </table:table-cell>
          <table:table-cell table:style-name="ce267" office:value-type="float" office:value="21">
            <text:p>21</text:p>
          </table:table-cell>
          <table:table-cell table:style-name="ce267" table:number-columns-repeated="3"/>
          <table:table-cell table:style-name="ce267" office:value-type="float" office:value="79">
            <text:p>79</text:p>
          </table:table-cell>
          <table:table-cell table:style-name="ce267" office:value-type="float" office:value="22">
            <text:p>22</text:p>
          </table:table-cell>
          <table:table-cell table:style-name="ce267" office:value-type="float" office:value="79">
            <text:p>79</text:p>
          </table:table-cell>
          <table:table-cell table:style-name="ce267" office:value-type="float" office:value="101">
            <text:p>101</text:p>
          </table:table-cell>
          <table:table-cell table:style-name="ce267" office:value-type="float" office:value="79">
            <text:p>79</text:p>
          </table:table-cell>
          <table:table-cell table:number-columns-repeated="5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286" office:value-type="float" office:value="252.714439633">
            <text:p>252.71</text:p>
          </table:table-cell>
          <table:table-cell table:style-name="ce286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number-columns-repeated="5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151">
            <text:p>151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101">
            <text:p>101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242.42913567">
            <text:p>242.43</text:p>
          </table:table-cell>
          <table:table-cell table:style-name="ce287" office:value-type="float" office:value="208.327990444">
            <text:p>208.33</text:p>
          </table:table-cell>
          <table:table-cell table:style-name="ce282" office:value-type="float" office:value="96">
            <text:p>96</text:p>
          </table:table-cell>
          <table:table-cell table:style-name="ce267" office:value-type="float" office:value="70">
            <text:p>70</text:p>
          </table:table-cell>
          <table:table-cell table:style-name="ce267" office:value-type="float" office:value="31">
            <text:p>31</text:p>
          </table:table-cell>
          <table:table-cell table:style-name="ce267" table:number-columns-repeated="3"/>
          <table:table-cell table:style-name="ce267" office:value-type="float" office:value="45">
            <text:p>45</text:p>
          </table:table-cell>
          <table:table-cell table:style-name="ce267" office:value-type="float" office:value="56">
            <text:p>56</text:p>
          </table:table-cell>
          <table:table-cell table:style-name="ce267" office:value-type="float" office:value="45">
            <text:p>45</text:p>
          </table:table-cell>
          <table:table-cell table:style-name="ce267" office:value-type="float" office:value="80">
            <text:p>80</text:p>
          </table:table-cell>
          <table:table-cell table:style-name="ce267" office:value-type="float" office:value="45">
            <text:p>45</text:p>
          </table:table-cell>
          <table:table-cell table:number-columns-repeated="5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275.561309192">
            <text:p>275.56</text:p>
          </table:table-cell>
          <table:table-cell table:style-name="ce286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number-columns-repeated="5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151">
            <text:p>151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101">
            <text:p>101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321.964021864">
            <text:p>321.96</text:p>
          </table:table-cell>
          <table:table-cell table:style-name="ce287" office:value-type="float" office:value="271.009361365">
            <text:p>271.01</text:p>
          </table:table-cell>
          <table:table-cell table:style-name="ce282" office:value-type="float" office:value="96">
            <text:p>96</text:p>
          </table:table-cell>
          <table:table-cell table:style-name="ce267" office:value-type="float" office:value="8">
            <text:p>8</text:p>
          </table:table-cell>
          <table:table-cell table:style-name="ce267" office:value-type="float" office:value="93">
            <text:p>93</text:p>
          </table:table-cell>
          <table:table-cell table:style-name="ce267" table:number-columns-repeated="3"/>
          <table:table-cell table:style-name="ce267" office:value-type="float" office:value="16">
            <text:p>16</text:p>
          </table:table-cell>
          <table:table-cell table:style-name="ce267" office:value-type="float" office:value="85">
            <text:p>85</text:p>
          </table:table-cell>
          <table:table-cell table:style-name="ce267" office:value-type="float" office:value="73">
            <text:p>73</text:p>
          </table:table-cell>
          <table:table-cell table:style-name="ce267" office:value-type="float" office:value="17">
            <text:p>17</text:p>
          </table:table-cell>
          <table:table-cell table:style-name="ce267" office:value-type="float" office:value="16">
            <text:p>16</text:p>
          </table:table-cell>
          <table:table-cell table:number-columns-repeated="5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288" table:number-columns-repeated="2"/>
          <table:table-cell table:style-name="ce15"/>
          <table:table-cell table:style-name="ce34" table:number-columns-repeated="10"/>
          <table:table-cell table:number-columns-repeated="5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286" office:value-type="float" office:value="271.516164898">
            <text:p>271.52</text:p>
          </table:table-cell>
          <table:table-cell table:style-name="ce286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123">
            <text:p>123</text:p>
          </table:table-cell>
          <table:table-cell table:style-name="ce282" office:value-type="float" office:value="789">
            <text:p>789</text:p>
          </table:table-cell>
          <table:table-cell table:style-name="ce267" office:value-type="float" office:value="73">
            <text:p>73</text:p>
          </table:table-cell>
          <table:table-cell table:style-name="ce264" office:value-type="float" office:value="336">
            <text:p>336</text:p>
          </table:table-cell>
          <table:table-cell table:style-name="ce287" office:value-type="float" office:value="231.603804854">
            <text:p>231.60</text:p>
          </table:table-cell>
          <table:table-cell table:style-name="ce287" office:value-type="float" office:value="203.739745352">
            <text:p>203.74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72">
            <text:p>72</text:p>
          </table:table-cell>
          <table:table-cell table:style-name="ce267" office:value-type="float" office:value="1">
            <text:p>1</text:p>
          </table:table-cell>
          <table:table-cell table:style-name="ce267" table:number-columns-repeated="3"/>
          <table:table-cell table:style-name="ce267" office:value-type="float" office:value="70">
            <text:p>70</text:p>
          </table:table-cell>
          <table:table-cell table:style-name="ce267" office:value-type="float" office:value="3">
            <text:p>3</text:p>
          </table:table-cell>
          <table:table-cell table:style-name="ce267" office:value-type="float" office:value="70">
            <text:p>70</text:p>
          </table:table-cell>
          <table:table-cell table:style-name="ce267" office:value-type="float" office:value="73">
            <text:p>73</text:p>
          </table:table-cell>
          <table:table-cell table:style-name="ce267" office:value-type="float" office:value="70">
            <text:p>70</text:p>
          </table:table-cell>
          <table:table-cell table:style-name="ce57"/>
          <table:table-cell table:style-name="ce11" table:number-columns-repeated="3"/>
          <table:table-cell table:number-columns-repeated="6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286" office:value-type="float" office:value="290.850348522">
            <text:p>290.85</text:p>
          </table:table-cell>
          <table:table-cell table:style-name="ce286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123">
            <text:p>123</text:p>
          </table:table-cell>
          <table:table-cell table:style-name="ce282" office:value-type="float" office:value="315">
            <text:p>315</text:p>
          </table:table-cell>
          <table:table-cell table:style-name="ce267" office:value-type="float" office:value="73">
            <text:p>73</text:p>
          </table:table-cell>
          <table:table-cell table:style-name="ce264" office:value-type="float" office:value="202">
            <text:p>202</text:p>
          </table:table-cell>
          <table:table-cell table:style-name="ce287" office:value-type="float" office:value="323.183206759">
            <text:p>323.18</text:p>
          </table:table-cell>
          <table:table-cell table:style-name="ce287" office:value-type="float" office:value="272.759054229">
            <text:p>272.76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55">
            <text:p>55</text:p>
          </table:table-cell>
          <table:table-cell table:style-name="ce267" office:value-type="float" office:value="18">
            <text:p>18</text:p>
          </table:table-cell>
          <table:table-cell table:style-name="ce267" table:number-columns-repeated="3"/>
          <table:table-cell table:style-name="ce267" office:value-type="float" office:value="48">
            <text:p>48</text:p>
          </table:table-cell>
          <table:table-cell table:style-name="ce267" office:value-type="float" office:value="25">
            <text:p>25</text:p>
          </table:table-cell>
          <table:table-cell table:style-name="ce267" office:value-type="float" office:value="67">
            <text:p>67</text:p>
          </table:table-cell>
          <table:table-cell table:style-name="ce267" office:value-type="float" office:value="54">
            <text:p>54</text:p>
          </table:table-cell>
          <table:table-cell table:style-name="ce267" office:value-type="float" office:value="48">
            <text:p>48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286" office:value-type="float" office:value="284.730764055">
            <text:p>284.73</text:p>
          </table:table-cell>
          <table:table-cell table:style-name="ce286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123">
            <text:p>123</text:p>
          </table:table-cell>
          <table:table-cell table:style-name="ce282" office:value-type="float" office:value="313">
            <text:p>313</text:p>
          </table:table-cell>
          <table:table-cell table:style-name="ce267" office:value-type="float" office:value="73">
            <text:p>73</text:p>
          </table:table-cell>
          <table:table-cell table:style-name="ce264" office:value-type="float" office:value="167">
            <text:p>167</text:p>
          </table:table-cell>
          <table:table-cell table:style-name="ce287" office:value-type="float" office:value="297.637840175">
            <text:p>297.64</text:p>
          </table:table-cell>
          <table:table-cell table:style-name="ce287" office:value-type="float" office:value="237.868955592">
            <text:p>237.8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45">
            <text:p>45</text:p>
          </table:table-cell>
          <table:table-cell table:style-name="ce267" office:value-type="float" office:value="28">
            <text:p>28</text:p>
          </table:table-cell>
          <table:table-cell table:style-name="ce267" table:number-columns-repeated="3"/>
          <table:table-cell table:style-name="ce267" office:value-type="float" office:value="42">
            <text:p>42</text:p>
          </table:table-cell>
          <table:table-cell table:style-name="ce267" office:value-type="float" office:value="31">
            <text:p>31</text:p>
          </table:table-cell>
          <table:table-cell table:style-name="ce267" office:value-type="float" office:value="42">
            <text:p>42</text:p>
          </table:table-cell>
          <table:table-cell table:style-name="ce267" office:value-type="float" office:value="73">
            <text:p>73</text:p>
          </table:table-cell>
          <table:table-cell table:style-name="ce267" office:value-type="float" office:value="42">
            <text:p>42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286" office:value-type="float" office:value="238.832998018">
            <text:p>238.83</text:p>
          </table:table-cell>
          <table:table-cell table:style-name="ce286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123">
            <text:p>123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73">
            <text:p>73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293.240197949">
            <text:p>293.24</text:p>
          </table:table-cell>
          <table:table-cell table:style-name="ce287" office:value-type="float" office:value="245.878705018">
            <text:p>245.88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">
            <text:p>1</text:p>
          </table:table-cell>
          <table:table-cell table:style-name="ce267" office:value-type="float" office:value="72">
            <text:p>72</text:p>
          </table:table-cell>
          <table:table-cell table:style-name="ce267" table:number-columns-repeated="3"/>
          <table:table-cell table:style-name="ce267" office:value-type="float" office:value="2">
            <text:p>2</text:p>
          </table:table-cell>
          <table:table-cell table:style-name="ce267" office:value-type="float" office:value="71">
            <text:p>71</text:p>
          </table:table-cell>
          <table:table-cell table:style-name="ce267" office:value-type="float" office:value="2">
            <text:p>2</text:p>
          </table:table-cell>
          <table:table-cell table:style-name="ce267" office:value-type="float" office:value="64">
            <text:p>64</text:p>
          </table:table-cell>
          <table:table-cell table:style-name="ce267" office:value-type="float" office:value="2">
            <text:p>2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243.607299766">
            <text:p>243.61</text:p>
          </table:table-cell>
          <table:table-cell table:style-name="ce286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123">
            <text:p>123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73">
            <text:p>73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289.080460497">
            <text:p>289.08</text:p>
          </table:table-cell>
          <table:table-cell table:style-name="ce287" office:value-type="float" office:value="231.297045652">
            <text:p>231.30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0">
            <text:p>0</text:p>
          </table:table-cell>
          <table:table-cell table:style-name="ce267" office:value-type="float" office:value="73">
            <text:p>73</text:p>
          </table:table-cell>
          <table:table-cell table:style-name="ce267" table:number-columns-repeated="3"/>
          <table:table-cell table:style-name="ce267" office:value-type="float" office:value="23">
            <text:p>23</text:p>
          </table:table-cell>
          <table:table-cell table:style-name="ce267" office:value-type="float" office:value="50">
            <text:p>50</text:p>
          </table:table-cell>
          <table:table-cell table:style-name="ce267" office:value-type="float" office:value="47">
            <text:p>47</text:p>
          </table:table-cell>
          <table:table-cell table:style-name="ce267" office:value-type="float" office:value="49">
            <text:p>49</text:p>
          </table:table-cell>
          <table:table-cell table:style-name="ce267" office:value-type="float" office:value="23">
            <text:p>23</text:p>
          </table:table-cell>
          <table:table-cell table:number-columns-repeated="10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289" table:number-columns-repeated="2"/>
          <table:table-cell table:style-name="ce37" table:number-columns-repeated="6"/>
          <table:table-cell table:number-columns-repeated="15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286" office:value-type="float" office:value="590.469066212">
            <text:p>590.47</text:p>
          </table:table-cell>
          <table:table-cell table:style-name="ce286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3">
            <text:p>203</text:p>
          </table:table-cell>
          <table:table-cell table:style-name="ce282" office:value-type="float" office:value="625">
            <text:p>625</text:p>
          </table:table-cell>
          <table:table-cell table:style-name="ce282" office:value-type="float" office:value="272">
            <text:p>272</text:p>
          </table:table-cell>
          <table:table-cell table:style-name="ce267" office:value-type="float" office:value="575">
            <text:p>575</text:p>
          </table:table-cell>
          <table:table-cell table:style-name="ce264" office:value-type="float" office:value="101">
            <text:p>101</text:p>
          </table:table-cell>
          <table:table-cell table:style-name="ce287" office:value-type="float" office:value="833.500302125">
            <text:p>833.50</text:p>
          </table:table-cell>
          <table:table-cell table:style-name="ce287" office:value-type="float" office:value="780.898910559">
            <text:p>780.9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563">
            <text:p>563</text:p>
          </table:table-cell>
          <table:table-cell table:style-name="ce267" office:value-type="float" office:value="12">
            <text:p>12</text:p>
          </table:table-cell>
          <table:table-cell table:style-name="ce267" table:number-columns-repeated="3"/>
          <table:table-cell table:style-name="ce267" office:value-type="float" office:value="562">
            <text:p>562</text:p>
          </table:table-cell>
          <table:table-cell table:style-name="ce267" office:value-type="float" office:value="13">
            <text:p>13</text:p>
          </table:table-cell>
          <table:table-cell table:style-name="ce267" office:value-type="float" office:value="562">
            <text:p>562</text:p>
          </table:table-cell>
          <table:table-cell table:style-name="ce267" office:value-type="float" office:value="575">
            <text:p>575</text:p>
          </table:table-cell>
          <table:table-cell table:style-name="ce267" office:value-type="float" office:value="562">
            <text:p>562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286" office:value-type="float" office:value="946.649825684">
            <text:p>946.65</text:p>
          </table:table-cell>
          <table:table-cell table:style-name="ce286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625">
            <text:p>625</text:p>
          </table:table-cell>
          <table:table-cell table:style-name="ce282" office:value-type="float" office:value="211">
            <text:p>211</text:p>
          </table:table-cell>
          <table:table-cell table:style-name="ce267" office:value-type="float" office:value="575">
            <text:p>575</text:p>
          </table:table-cell>
          <table:table-cell table:style-name="ce264" office:value-type="float" office:value="73">
            <text:p>73</text:p>
          </table:table-cell>
          <table:table-cell table:style-name="ce287" office:value-type="float" office:value="980.926967441">
            <text:p>980.93</text:p>
          </table:table-cell>
          <table:table-cell table:style-name="ce287" office:value-type="float" office:value="912.799676332">
            <text:p>912.8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43">
            <text:p>43</text:p>
          </table:table-cell>
          <table:table-cell table:style-name="ce267" office:value-type="float" office:value="532">
            <text:p>532</text:p>
          </table:table-cell>
          <table:table-cell table:style-name="ce267" table:number-columns-repeated="3"/>
          <table:table-cell table:style-name="ce267" office:value-type="float" office:value="59">
            <text:p>59</text:p>
          </table:table-cell>
          <table:table-cell table:style-name="ce267" office:value-type="float" office:value="516">
            <text:p>516</text:p>
          </table:table-cell>
          <table:table-cell table:style-name="ce267" office:value-type="float" office:value="59">
            <text:p>59</text:p>
          </table:table-cell>
          <table:table-cell table:style-name="ce267" office:value-type="float" office:value="96">
            <text:p>96</text:p>
          </table:table-cell>
          <table:table-cell table:style-name="ce267" office:value-type="float" office:value="59">
            <text:p>5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286" office:value-type="float" office:value="632.086128015">
            <text:p>632.09</text:p>
          </table:table-cell>
          <table:table-cell table:style-name="ce286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625">
            <text:p>625</text:p>
          </table:table-cell>
          <table:table-cell table:style-name="ce282" office:value-type="float" office:value="313">
            <text:p>313</text:p>
          </table:table-cell>
          <table:table-cell table:style-name="ce267" office:value-type="float" office:value="575">
            <text:p>575</text:p>
          </table:table-cell>
          <table:table-cell table:style-name="ce264" office:value-type="float" office:value="167">
            <text:p>167</text:p>
          </table:table-cell>
          <table:table-cell table:style-name="ce287" office:value-type="float" office:value="804.778536084">
            <text:p>804.78</text:p>
          </table:table-cell>
          <table:table-cell table:style-name="ce287" office:value-type="float" office:value="733.465392086">
            <text:p>733.4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564">
            <text:p>564</text:p>
          </table:table-cell>
          <table:table-cell table:style-name="ce267" office:value-type="float" office:value="11">
            <text:p>11</text:p>
          </table:table-cell>
          <table:table-cell table:style-name="ce267" table:number-columns-repeated="3"/>
          <table:table-cell table:style-name="ce267" office:value-type="float" office:value="543">
            <text:p>543</text:p>
          </table:table-cell>
          <table:table-cell table:style-name="ce267" office:value-type="float" office:value="32">
            <text:p>32</text:p>
          </table:table-cell>
          <table:table-cell table:style-name="ce267" office:value-type="float" office:value="543">
            <text:p>543</text:p>
          </table:table-cell>
          <table:table-cell table:style-name="ce267" office:value-type="float" office:value="574">
            <text:p>574</text:p>
          </table:table-cell>
          <table:table-cell table:style-name="ce267" office:value-type="float" office:value="543">
            <text:p>543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286" office:value-type="float" office:value="657.022273244">
            <text:p>657.02</text:p>
          </table:table-cell>
          <table:table-cell table:style-name="ce286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625">
            <text:p>625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575">
            <text:p>575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1072.98828558">
            <text:p>1072.99</text:p>
          </table:table-cell>
          <table:table-cell table:style-name="ce287" office:value-type="float" office:value="1012.6068162">
            <text:p>1012.61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15">
            <text:p>115</text:p>
          </table:table-cell>
          <table:table-cell table:style-name="ce267" office:value-type="float" office:value="460">
            <text:p>460</text:p>
          </table:table-cell>
          <table:table-cell table:style-name="ce267" table:number-columns-repeated="3"/>
          <table:table-cell table:style-name="ce267" office:value-type="float" office:value="102">
            <text:p>102</text:p>
          </table:table-cell>
          <table:table-cell table:style-name="ce267" office:value-type="float" office:value="473">
            <text:p>473</text:p>
          </table:table-cell>
          <table:table-cell table:style-name="ce267" office:value-type="float" office:value="102">
            <text:p>102</text:p>
          </table:table-cell>
          <table:table-cell table:style-name="ce267" office:value-type="float" office:value="528">
            <text:p>528</text:p>
          </table:table-cell>
          <table:table-cell table:style-name="ce267" office:value-type="float" office:value="102">
            <text:p>102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586.646811649">
            <text:p>586.65</text:p>
          </table:table-cell>
          <table:table-cell table:style-name="ce286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625">
            <text:p>625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575">
            <text:p>575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1050.28558165">
            <text:p>1050.29</text:p>
          </table:table-cell>
          <table:table-cell table:style-name="ce287" office:value-type="float" office:value="952.937205025">
            <text:p>952.94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8">
            <text:p>8</text:p>
          </table:table-cell>
          <table:table-cell table:style-name="ce267" office:value-type="float" office:value="567">
            <text:p>567</text:p>
          </table:table-cell>
          <table:table-cell table:style-name="ce267" table:number-columns-repeated="3"/>
          <table:table-cell table:style-name="ce267" office:value-type="float" office:value="63">
            <text:p>63</text:p>
          </table:table-cell>
          <table:table-cell table:style-name="ce267" office:value-type="float" office:value="512">
            <text:p>512</text:p>
          </table:table-cell>
          <table:table-cell table:style-name="ce267" office:value-type="float" office:value="551">
            <text:p>551</text:p>
          </table:table-cell>
          <table:table-cell table:style-name="ce267" office:value-type="float" office:value="80">
            <text:p>80</text:p>
          </table:table-cell>
          <table:table-cell table:style-name="ce267" office:value-type="float" office:value="63">
            <text:p>63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286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3">
            <text:p>203</text:p>
          </table:table-cell>
          <table:table-cell table:style-name="ce282" office:value-type="float" office:value="386">
            <text:p>386</text:p>
          </table:table-cell>
          <table:table-cell table:style-name="ce282" office:value-type="float" office:value="272">
            <text:p>272</text:p>
          </table:table-cell>
          <table:table-cell table:style-name="ce267" office:value-type="float" office:value="336">
            <text:p>336</text:p>
          </table:table-cell>
          <table:table-cell table:style-name="ce264" office:value-type="float" office:value="101">
            <text:p>101</text:p>
          </table:table-cell>
          <table:table-cell table:style-name="ce287" table:number-columns-repeated="2"/>
          <table:table-cell table:style-name="ce282"/>
          <table:table-cell table:style-name="ce267" office:value-type="float" office:value="303">
            <text:p>303</text:p>
          </table:table-cell>
          <table:table-cell table:style-name="ce267" office:value-type="float" office:value="33">
            <text:p>33</text:p>
          </table:table-cell>
          <table:table-cell table:style-name="ce267" table:number-columns-repeated="3"/>
          <table:table-cell table:style-name="ce267" office:value-type="float" office:value="303">
            <text:p>303</text:p>
          </table:table-cell>
          <table:table-cell table:style-name="ce267" office:value-type="float" office:value="33">
            <text:p>33</text:p>
          </table:table-cell>
          <table:table-cell table:style-name="ce267" office:value-type="float" office:value="303">
            <text:p>303</text:p>
          </table:table-cell>
          <table:table-cell table:style-name="ce267" office:value-type="float" office:value="336">
            <text:p>336</text:p>
          </table:table-cell>
          <table:table-cell table:style-name="ce267" office:value-type="float" office:value="303">
            <text:p>303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286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386">
            <text:p>386</text:p>
          </table:table-cell>
          <table:table-cell table:style-name="ce282" office:value-type="float" office:value="211">
            <text:p>211</text:p>
          </table:table-cell>
          <table:table-cell table:style-name="ce267" office:value-type="float" office:value="336">
            <text:p>336</text:p>
          </table:table-cell>
          <table:table-cell table:style-name="ce264" office:value-type="float" office:value="73">
            <text:p>73</text:p>
          </table:table-cell>
          <table:table-cell table:style-name="ce287" table:number-columns-repeated="2"/>
          <table:table-cell table:style-name="ce282"/>
          <table:table-cell table:style-name="ce267" office:value-type="float" office:value="111">
            <text:p>111</text:p>
          </table:table-cell>
          <table:table-cell table:style-name="ce267" office:value-type="float" office:value="225">
            <text:p>225</text:p>
          </table:table-cell>
          <table:table-cell table:style-name="ce267" table:number-columns-repeated="3"/>
          <table:table-cell table:style-name="ce267" office:value-type="float" office:value="137">
            <text:p>137</text:p>
          </table:table-cell>
          <table:table-cell table:style-name="ce267" office:value-type="float" office:value="199">
            <text:p>199</text:p>
          </table:table-cell>
          <table:table-cell table:style-name="ce267" office:value-type="float" office:value="138">
            <text:p>138</text:p>
          </table:table-cell>
          <table:table-cell table:style-name="ce267" office:value-type="float" office:value="157">
            <text:p>157</text:p>
          </table:table-cell>
          <table:table-cell table:style-name="ce267" office:value-type="float" office:value="137">
            <text:p>137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286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386">
            <text:p>386</text:p>
          </table:table-cell>
          <table:table-cell table:style-name="ce282" office:value-type="float" office:value="313">
            <text:p>313</text:p>
          </table:table-cell>
          <table:table-cell table:style-name="ce267" office:value-type="float" office:value="336">
            <text:p>336</text:p>
          </table:table-cell>
          <table:table-cell table:style-name="ce264" office:value-type="float" office:value="167">
            <text:p>167</text:p>
          </table:table-cell>
          <table:table-cell table:style-name="ce287" table:number-columns-repeated="2"/>
          <table:table-cell table:style-name="ce282"/>
          <table:table-cell table:style-name="ce267" office:value-type="float" office:value="301">
            <text:p>301</text:p>
          </table:table-cell>
          <table:table-cell table:style-name="ce267" office:value-type="float" office:value="35">
            <text:p>35</text:p>
          </table:table-cell>
          <table:table-cell table:style-name="ce267" table:number-columns-repeated="3"/>
          <table:table-cell table:style-name="ce267" office:value-type="float" office:value="300">
            <text:p>300</text:p>
          </table:table-cell>
          <table:table-cell table:style-name="ce267" office:value-type="float" office:value="36">
            <text:p>36</text:p>
          </table:table-cell>
          <table:table-cell table:style-name="ce267" office:value-type="float" office:value="301">
            <text:p>301</text:p>
          </table:table-cell>
          <table:table-cell table:style-name="ce267" office:value-type="float" office:value="335">
            <text:p>335</text:p>
          </table:table-cell>
          <table:table-cell table:style-name="ce267" office:value-type="float" office:value="300">
            <text:p>300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286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386">
            <text:p>386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336">
            <text:p>336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709.082003518">
            <text:p>709.08</text:p>
          </table:table-cell>
          <table:table-cell table:style-name="ce287" office:value-type="float" office:value="647.702709087">
            <text:p>647.70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51">
            <text:p>51</text:p>
          </table:table-cell>
          <table:table-cell table:style-name="ce267" office:value-type="float" office:value="285">
            <text:p>285</text:p>
          </table:table-cell>
          <table:table-cell table:style-name="ce267" table:number-columns-repeated="3"/>
          <table:table-cell table:style-name="ce267" office:value-type="float" office:value="71">
            <text:p>71</text:p>
          </table:table-cell>
          <table:table-cell table:style-name="ce267" office:value-type="float" office:value="265">
            <text:p>265</text:p>
          </table:table-cell>
          <table:table-cell table:style-name="ce267" office:value-type="float" office:value="71">
            <text:p>71</text:p>
          </table:table-cell>
          <table:table-cell table:style-name="ce267" office:value-type="float" office:value="303">
            <text:p>303</text:p>
          </table:table-cell>
          <table:table-cell table:style-name="ce267" office:value-type="float" office:value="71">
            <text:p>71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510.533813222">
            <text:p>510.53</text:p>
          </table:table-cell>
          <table:table-cell table:style-name="ce286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386">
            <text:p>386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336">
            <text:p>336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879.437836012">
            <text:p>879.44</text:p>
          </table:table-cell>
          <table:table-cell table:style-name="ce287" office:value-type="float" office:value="765.784025017">
            <text:p>765.78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5">
            <text:p>25</text:p>
          </table:table-cell>
          <table:table-cell table:style-name="ce267" office:value-type="float" office:value="311">
            <text:p>311</text:p>
          </table:table-cell>
          <table:table-cell table:style-name="ce267" table:number-columns-repeated="3"/>
          <table:table-cell table:style-name="ce267" office:value-type="float" office:value="64">
            <text:p>64</text:p>
          </table:table-cell>
          <table:table-cell table:style-name="ce267" office:value-type="float" office:value="272">
            <text:p>272</text:p>
          </table:table-cell>
          <table:table-cell table:style-name="ce267" office:value-type="float" office:value="298">
            <text:p>298</text:p>
          </table:table-cell>
          <table:table-cell table:style-name="ce267" office:value-type="float" office:value="93">
            <text:p>93</text:p>
          </table:table-cell>
          <table:table-cell table:style-name="ce267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286" office:value-type="float" office:value="352.344431248">
            <text:p>352.34</text:p>
          </table:table-cell>
          <table:table-cell table:style-name="ce286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252">
            <text:p>252</text:p>
          </table:table-cell>
          <table:table-cell table:style-name="ce282" office:value-type="float" office:value="789">
            <text:p>789</text:p>
          </table:table-cell>
          <table:table-cell table:style-name="ce267" office:value-type="float" office:value="202">
            <text:p>202</text:p>
          </table:table-cell>
          <table:table-cell table:style-name="ce264" office:value-type="float" office:value="336">
            <text:p>336</text:p>
          </table:table-cell>
          <table:table-cell table:style-name="ce287" office:value-type="float" office:value="383.553041532">
            <text:p>383.55</text:p>
          </table:table-cell>
          <table:table-cell table:style-name="ce287" office:value-type="float" office:value="320.956551328">
            <text:p>320.96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26">
            <text:p>26</text:p>
          </table:table-cell>
          <table:table-cell table:style-name="ce267" office:value-type="float" office:value="176">
            <text:p>176</text:p>
          </table:table-cell>
          <table:table-cell table:style-name="ce267" table:number-columns-repeated="3"/>
          <table:table-cell table:style-name="ce267" office:value-type="float" office:value="61">
            <text:p>61</text:p>
          </table:table-cell>
          <table:table-cell table:style-name="ce267" office:value-type="float" office:value="141">
            <text:p>141</text:p>
          </table:table-cell>
          <table:table-cell table:style-name="ce267" office:value-type="float" office:value="194">
            <text:p>194</text:p>
          </table:table-cell>
          <table:table-cell table:style-name="ce267" office:value-type="float" office:value="69">
            <text:p>69</text:p>
          </table:table-cell>
          <table:table-cell table:style-name="ce267" office:value-type="float" office:value="61">
            <text:p>61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286" office:value-type="float" office:value="407.648306557">
            <text:p>407.65</text:p>
          </table:table-cell>
          <table:table-cell table:style-name="ce286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252">
            <text:p>252</text:p>
          </table:table-cell>
          <table:table-cell table:style-name="ce282" office:value-type="float" office:value="211">
            <text:p>211</text:p>
          </table:table-cell>
          <table:table-cell table:style-name="ce267" office:value-type="float" office:value="202">
            <text:p>202</text:p>
          </table:table-cell>
          <table:table-cell table:style-name="ce264" office:value-type="float" office:value="73">
            <text:p>73</text:p>
          </table:table-cell>
          <table:table-cell table:style-name="ce287" office:value-type="float" office:value="483.990062146">
            <text:p>483.99</text:p>
          </table:table-cell>
          <table:table-cell table:style-name="ce287" office:value-type="float" office:value="428.619618365">
            <text:p>428.62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1">
            <text:p>1</text:p>
          </table:table-cell>
          <table:table-cell table:style-name="ce267" office:value-type="float" office:value="201">
            <text:p>201</text:p>
          </table:table-cell>
          <table:table-cell table:style-name="ce267" table:number-columns-repeated="3"/>
          <table:table-cell table:style-name="ce267" office:value-type="float" office:value="4">
            <text:p>4</text:p>
          </table:table-cell>
          <table:table-cell table:style-name="ce267" office:value-type="float" office:value="198">
            <text:p>198</text:p>
          </table:table-cell>
          <table:table-cell table:number-columns-repeated="3" table:style-name="ce267" office:value-type="float" office:value="4">
            <text:p>4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286" office:value-type="float" office:value="362.791134398">
            <text:p>362.79</text:p>
          </table:table-cell>
          <table:table-cell table:style-name="ce286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252">
            <text:p>252</text:p>
          </table:table-cell>
          <table:table-cell table:style-name="ce282" office:value-type="float" office:value="313">
            <text:p>313</text:p>
          </table:table-cell>
          <table:table-cell table:style-name="ce267" office:value-type="float" office:value="202">
            <text:p>202</text:p>
          </table:table-cell>
          <table:table-cell table:style-name="ce264" office:value-type="float" office:value="167">
            <text:p>167</text:p>
          </table:table-cell>
          <table:table-cell table:style-name="ce287" office:value-type="float" office:value="389.109176791">
            <text:p>389.11</text:p>
          </table:table-cell>
          <table:table-cell table:style-name="ce287" office:value-type="float" office:value="361.525458884">
            <text:p>361.53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201">
            <text:p>201</text:p>
          </table:table-cell>
          <table:table-cell table:style-name="ce267" office:value-type="float" office:value="1">
            <text:p>1</text:p>
          </table:table-cell>
          <table:table-cell table:style-name="ce267" table:number-columns-repeated="3"/>
          <table:table-cell table:style-name="ce267" office:value-type="float" office:value="198">
            <text:p>198</text:p>
          </table:table-cell>
          <table:table-cell table:style-name="ce267" office:value-type="float" office:value="4">
            <text:p>4</text:p>
          </table:table-cell>
          <table:table-cell table:style-name="ce267" office:value-type="float" office:value="198">
            <text:p>198</text:p>
          </table:table-cell>
          <table:table-cell table:style-name="ce267" office:value-type="float" office:value="201">
            <text:p>201</text:p>
          </table:table-cell>
          <table:table-cell table:style-name="ce267" office:value-type="float" office:value="198">
            <text:p>198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286" office:value-type="float" office:value="386.876785538">
            <text:p>386.88</text:p>
          </table:table-cell>
          <table:table-cell table:style-name="ce286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252">
            <text:p>252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202">
            <text:p>202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351.204499507">
            <text:p>351.20</text:p>
          </table:table-cell>
          <table:table-cell table:style-name="ce287" office:value-type="float" office:value="313.277586857">
            <text:p>313.28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160">
            <text:p>160</text:p>
          </table:table-cell>
          <table:table-cell table:style-name="ce267" office:value-type="float" office:value="42">
            <text:p>42</text:p>
          </table:table-cell>
          <table:table-cell table:style-name="ce267" table:number-columns-repeated="3"/>
          <table:table-cell table:style-name="ce267" office:value-type="float" office:value="168">
            <text:p>168</text:p>
          </table:table-cell>
          <table:table-cell table:style-name="ce267" office:value-type="float" office:value="34">
            <text:p>34</text:p>
          </table:table-cell>
          <table:table-cell table:style-name="ce267" office:value-type="float" office:value="168">
            <text:p>168</text:p>
          </table:table-cell>
          <table:table-cell table:style-name="ce267" office:value-type="float" office:value="202">
            <text:p>202</text:p>
          </table:table-cell>
          <table:table-cell table:style-name="ce267" office:value-type="float" office:value="168">
            <text:p>168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418.425573647">
            <text:p>418.43</text:p>
          </table:table-cell>
          <table:table-cell table:style-name="ce286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252">
            <text:p>252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202">
            <text:p>202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430.039933729">
            <text:p>430.04</text:p>
          </table:table-cell>
          <table:table-cell table:style-name="ce287" office:value-type="float" office:value="365.959384664">
            <text:p>365.96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98">
            <text:p>98</text:p>
          </table:table-cell>
          <table:table-cell table:style-name="ce267" office:value-type="float" office:value="104">
            <text:p>104</text:p>
          </table:table-cell>
          <table:table-cell table:style-name="ce267" table:number-columns-repeated="3"/>
          <table:table-cell table:style-name="ce267" office:value-type="float" office:value="108">
            <text:p>108</text:p>
          </table:table-cell>
          <table:table-cell table:style-name="ce267" office:value-type="float" office:value="94">
            <text:p>94</text:p>
          </table:table-cell>
          <table:table-cell table:style-name="ce267" office:value-type="float" office:value="175">
            <text:p>175</text:p>
          </table:table-cell>
          <table:table-cell table:style-name="ce267" office:value-type="float" office:value="110">
            <text:p>110</text:p>
          </table:table-cell>
          <table:table-cell table:style-name="ce267" office:value-type="float" office:value="108">
            <text:p>108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286" office:value-type="float" office:value="406.396698026">
            <text:p>406.40</text:p>
          </table:table-cell>
          <table:table-cell table:style-name="ce286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313">
            <text:p>313</text:p>
          </table:table-cell>
          <table:table-cell table:style-name="ce282" office:value-type="float" office:value="789">
            <text:p>789</text:p>
          </table:table-cell>
          <table:table-cell table:style-name="ce267" office:value-type="float" office:value="263">
            <text:p>263</text:p>
          </table:table-cell>
          <table:table-cell table:style-name="ce264" office:value-type="float" office:value="336">
            <text:p>336</text:p>
          </table:table-cell>
          <table:table-cell table:style-name="ce287" office:value-type="float" office:value="513.405354029">
            <text:p>513.41</text:p>
          </table:table-cell>
          <table:table-cell table:style-name="ce287" office:value-type="float" office:value="481.284950385">
            <text:p>481.28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6">
            <text:p>6</text:p>
          </table:table-cell>
          <table:table-cell table:style-name="ce267" office:value-type="float" office:value="257">
            <text:p>257</text:p>
          </table:table-cell>
          <table:table-cell table:style-name="ce267" table:number-columns-repeated="3"/>
          <table:table-cell table:style-name="ce267" office:value-type="float" office:value="6">
            <text:p>6</text:p>
          </table:table-cell>
          <table:table-cell table:style-name="ce267" office:value-type="float" office:value="257">
            <text:p>257</text:p>
          </table:table-cell>
          <table:table-cell table:style-name="ce267" office:value-type="float" office:value="109">
            <text:p>109</text:p>
          </table:table-cell>
          <table:table-cell table:style-name="ce267" office:value-type="float" office:value="7">
            <text:p>7</text:p>
          </table:table-cell>
          <table:table-cell table:style-name="ce267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286" office:value-type="float" office:value="554.918798908">
            <text:p>554.92</text:p>
          </table:table-cell>
          <table:table-cell table:style-name="ce286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313">
            <text:p>313</text:p>
          </table:table-cell>
          <table:table-cell table:style-name="ce282" office:value-type="float" office:value="315">
            <text:p>315</text:p>
          </table:table-cell>
          <table:table-cell table:style-name="ce267" office:value-type="float" office:value="263">
            <text:p>263</text:p>
          </table:table-cell>
          <table:table-cell table:style-name="ce264" office:value-type="float" office:value="202">
            <text:p>202</text:p>
          </table:table-cell>
          <table:table-cell table:style-name="ce287" office:value-type="float" office:value="527.391833932">
            <text:p>527.39</text:p>
          </table:table-cell>
          <table:table-cell table:style-name="ce287" office:value-type="float" office:value="507.931752044">
            <text:p>507.93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55">
            <text:p>255</text:p>
          </table:table-cell>
          <table:table-cell table:style-name="ce267" office:value-type="float" office:value="8">
            <text:p>8</text:p>
          </table:table-cell>
          <table:table-cell table:style-name="ce267" table:number-columns-repeated="3"/>
          <table:table-cell table:style-name="ce267" office:value-type="float" office:value="256">
            <text:p>256</text:p>
          </table:table-cell>
          <table:table-cell table:style-name="ce267" office:value-type="float" office:value="7">
            <text:p>7</text:p>
          </table:table-cell>
          <table:table-cell table:style-name="ce267" office:value-type="float" office:value="257">
            <text:p>257</text:p>
          </table:table-cell>
          <table:table-cell table:number-columns-repeated="2" table:style-name="ce267" office:value-type="float" office:value="256">
            <text:p>256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286" office:value-type="float" office:value="561.17743602">
            <text:p>561.18</text:p>
          </table:table-cell>
          <table:table-cell table:style-name="ce286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7">
            <text:p>207</text:p>
          </table:table-cell>
          <table:table-cell table:number-columns-repeated="2" table:style-name="ce282" office:value-type="float" office:value="313">
            <text:p>313</text:p>
          </table:table-cell>
          <table:table-cell table:style-name="ce267" office:value-type="float" office:value="263">
            <text:p>263</text:p>
          </table:table-cell>
          <table:table-cell table:style-name="ce264" office:value-type="float" office:value="167">
            <text:p>167</text:p>
          </table:table-cell>
          <table:table-cell table:style-name="ce287" office:value-type="float" office:value="610.517962707">
            <text:p>610.52</text:p>
          </table:table-cell>
          <table:table-cell table:style-name="ce287" office:value-type="float" office:value="509.096406485">
            <text:p>509.1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57">
            <text:p>257</text:p>
          </table:table-cell>
          <table:table-cell table:style-name="ce267" office:value-type="float" office:value="6">
            <text:p>6</text:p>
          </table:table-cell>
          <table:table-cell table:style-name="ce267" table:number-columns-repeated="3"/>
          <table:table-cell table:style-name="ce267" office:value-type="float" office:value="234">
            <text:p>234</text:p>
          </table:table-cell>
          <table:table-cell table:style-name="ce267" office:value-type="float" office:value="29">
            <text:p>29</text:p>
          </table:table-cell>
          <table:table-cell table:style-name="ce267" office:value-type="float" office:value="240">
            <text:p>240</text:p>
          </table:table-cell>
          <table:table-cell table:style-name="ce267" office:value-type="float" office:value="243">
            <text:p>243</text:p>
          </table:table-cell>
          <table:table-cell table:style-name="ce267" office:value-type="float" office:value="234">
            <text:p>234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286" office:value-type="float" office:value="498.863862365">
            <text:p>498.86</text:p>
          </table:table-cell>
          <table:table-cell table:style-name="ce286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9">
            <text:p>209</text:p>
          </table:table-cell>
          <table:table-cell table:style-name="ce282" office:value-type="float" office:value="313">
            <text:p>313</text:p>
          </table:table-cell>
          <table:table-cell table:style-name="ce282" office:value-type="float" office:value="232">
            <text:p>232</text:p>
          </table:table-cell>
          <table:table-cell table:style-name="ce267" office:value-type="float" office:value="263">
            <text:p>263</text:p>
          </table:table-cell>
          <table:table-cell table:style-name="ce264" office:value-type="float" office:value="113">
            <text:p>113</text:p>
          </table:table-cell>
          <table:table-cell table:style-name="ce287" office:value-type="float" office:value="464.29859281">
            <text:p>464.30</text:p>
          </table:table-cell>
          <table:table-cell table:style-name="ce287" office:value-type="float" office:value="410.121488239">
            <text:p>410.12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53">
            <text:p>253</text:p>
          </table:table-cell>
          <table:table-cell table:style-name="ce267" office:value-type="float" office:value="10">
            <text:p>10</text:p>
          </table:table-cell>
          <table:table-cell table:style-name="ce267" table:number-columns-repeated="3"/>
          <table:table-cell table:style-name="ce267" office:value-type="float" office:value="236">
            <text:p>236</text:p>
          </table:table-cell>
          <table:table-cell table:style-name="ce267" office:value-type="float" office:value="27">
            <text:p>27</text:p>
          </table:table-cell>
          <table:table-cell table:style-name="ce267" office:value-type="float" office:value="236">
            <text:p>236</text:p>
          </table:table-cell>
          <table:table-cell table:style-name="ce267" office:value-type="float" office:value="262">
            <text:p>262</text:p>
          </table:table-cell>
          <table:table-cell table:style-name="ce267" office:value-type="float" office:value="236">
            <text:p>236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286" office:value-type="float" office:value="417.238855123">
            <text:p>417.24</text:p>
          </table:table-cell>
          <table:table-cell table:style-name="ce286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3">
            <text:p>213</text:p>
          </table:table-cell>
          <table:table-cell table:style-name="ce282" office:value-type="float" office:value="313">
            <text:p>313</text:p>
          </table:table-cell>
          <table:table-cell table:style-name="ce282" office:value-type="float" office:value="543">
            <text:p>543</text:p>
          </table:table-cell>
          <table:table-cell table:style-name="ce267" office:value-type="float" office:value="263">
            <text:p>263</text:p>
          </table:table-cell>
          <table:table-cell table:style-name="ce264" office:value-type="float" office:value="224">
            <text:p>224</text:p>
          </table:table-cell>
          <table:table-cell table:style-name="ce287" office:value-type="float" office:value="516.246998076">
            <text:p>516.25</text:p>
          </table:table-cell>
          <table:table-cell table:style-name="ce287" office:value-type="float" office:value="452.962806978">
            <text:p>452.96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61">
            <text:p>261</text:p>
          </table:table-cell>
          <table:table-cell table:style-name="ce267" office:value-type="float" office:value="2">
            <text:p>2</text:p>
          </table:table-cell>
          <table:table-cell table:style-name="ce267" table:number-columns-repeated="3"/>
          <table:table-cell table:style-name="ce267" office:value-type="float" office:value="200">
            <text:p>200</text:p>
          </table:table-cell>
          <table:table-cell table:style-name="ce267" office:value-type="float" office:value="63">
            <text:p>63</text:p>
          </table:table-cell>
          <table:table-cell table:style-name="ce267" office:value-type="float" office:value="236">
            <text:p>236</text:p>
          </table:table-cell>
          <table:table-cell table:style-name="ce267" office:value-type="float" office:value="223">
            <text:p>223</text:p>
          </table:table-cell>
          <table:table-cell table:style-name="ce267" office:value-type="float" office:value="200">
            <text:p>200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">
          <table:table-cell table:style-name="ce280" office:value-type="string">
            <text:p>Native space</text:p>
          </table:table-cell>
          <table:table-cell table:number-columns-repeated="28"/>
        </table:table-row>
        <table:table-row table:style-name="ro1">
          <table:table-cell table:style-name="ce281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283" table:number-columns-repeated="2"/>
          <table:table-cell table:style-name="ce24" table:number-columns-repeated="2"/>
          <table:table-cell table:number-columns-repeated="19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284" office:value-type="string" table:number-columns-spanned="1" table:number-rows-spanned="2">
            <text:p>1NN loss function value</text:p>
          </table:table-cell>
          <table:table-cell table:style-name="ce284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number-columns-repeated="10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285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10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566.301128612">
            <text:p>566.30</text:p>
          </table:table-cell>
          <table:table-cell table:style-name="ce286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5"/>
        </table:table-row>
        <table:table-row table:style-name="ro10">
          <table:table-cell/>
          <table:table-cell table:style-name="ce267" office:value-type="float" office:value="203">
            <text:p>203</text:p>
          </table:table-cell>
          <table:table-cell table:style-name="ce282" office:value-type="float" office:value="385">
            <text:p>385</text:p>
          </table:table-cell>
          <table:table-cell table:style-name="ce282" office:value-type="float" office:value="1082">
            <text:p>1082</text:p>
          </table:table-cell>
          <table:table-cell table:style-name="ce282" office:value-type="float" office:value="335">
            <text:p>335</text:p>
          </table:table-cell>
          <table:table-cell table:style-name="ce264" office:value-type="float" office:value="469">
            <text:p>469</text:p>
          </table:table-cell>
          <table:table-cell table:style-name="ce287" office:value-type="float" office:value="444.305978677">
            <text:p>444.31</text:p>
          </table:table-cell>
          <table:table-cell table:style-name="ce287" office:value-type="float" office:value="412.923617301">
            <text:p>412.92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322">
            <text:p>322</text:p>
          </table:table-cell>
          <table:table-cell table:style-name="ce267" office:value-type="float" office:value="13">
            <text:p>13</text:p>
          </table:table-cell>
          <table:table-cell table:style-name="ce267" table:number-columns-repeated="3"/>
          <table:table-cell table:style-name="ce267" office:value-type="float" office:value="319">
            <text:p>319</text:p>
          </table:table-cell>
          <table:table-cell table:style-name="ce267" office:value-type="float" office:value="16">
            <text:p>16</text:p>
          </table:table-cell>
          <table:table-cell table:style-name="ce267" office:value-type="float" office:value="323">
            <text:p>323</text:p>
          </table:table-cell>
          <table:table-cell table:style-name="ce267" office:value-type="float" office:value="331">
            <text:p>331</text:p>
          </table:table-cell>
          <table:table-cell table:style-name="ce267" office:value-type="float" office:value="319">
            <text:p>319</text:p>
          </table:table-cell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W77]+50" office:value-type="float" office:value="787">
            <text:p>787</text:p>
          </table:table-cell>
          <table:table-cell table:number-columns-repeated="5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286" office:value-type="float" office:value="522.104062063">
            <text:p>522.10</text:p>
          </table:table-cell>
          <table:table-cell table:style-name="ce286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U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W78]+50" office:value-type="float" office:value="1082">
            <text:p>1082</text:p>
          </table:table-cell>
          <table:table-cell table:number-columns-repeated="5"/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385">
            <text:p>385</text:p>
          </table:table-cell>
          <table:table-cell table:style-name="ce282" office:value-type="float" office:value="105">
            <text:p>105</text:p>
          </table:table-cell>
          <table:table-cell table:style-name="ce282" office:value-type="float" office:value="335">
            <text:p>335</text:p>
          </table:table-cell>
          <table:table-cell table:style-name="ce264" office:value-type="float" office:value="25">
            <text:p>25</text:p>
          </table:table-cell>
          <table:table-cell table:style-name="ce287" office:value-type="float" office:value="518.321943249">
            <text:p>518.32</text:p>
          </table:table-cell>
          <table:table-cell table:style-name="ce287" office:value-type="float" office:value="484.70481064">
            <text:p>484.70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7">
            <text:p>7</text:p>
          </table:table-cell>
          <table:table-cell table:style-name="ce267" office:value-type="float" office:value="328">
            <text:p>328</text:p>
          </table:table-cell>
          <table:table-cell table:style-name="ce267" table:number-columns-repeated="3"/>
          <table:table-cell table:style-name="ce267" office:value-type="float" office:value="33">
            <text:p>33</text:p>
          </table:table-cell>
          <table:table-cell table:style-name="ce267" office:value-type="float" office:value="302">
            <text:p>302</text:p>
          </table:table-cell>
          <table:table-cell table:style-name="ce267" office:value-type="float" office:value="62">
            <text:p>62</text:p>
          </table:table-cell>
          <table:table-cell table:style-name="ce267" office:value-type="float" office:value="104">
            <text:p>104</text:p>
          </table:table-cell>
          <table:table-cell table:style-name="ce267" office:value-type="float" office:value="33">
            <text:p>33</text:p>
          </table:table-cell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U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W79]+50" office:value-type="float" office:value="114">
            <text:p>114</text:p>
          </table:table-cell>
          <table:table-cell table:number-columns-repeated="5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286" office:value-type="float" office:value="581.915937319">
            <text:p>581.92</text:p>
          </table:table-cell>
          <table:table-cell table:style-name="ce286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U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W80]+50" office:value-type="float" office:value="105">
            <text:p>105</text:p>
          </table:table-cell>
          <table:table-cell table:number-columns-repeated="5"/>
        </table:table-row>
        <table:table-row table:style-name="ro10">
          <table:table-cell table:style-name="ce24"/>
          <table:table-cell table:style-name="ce267" office:value-type="float" office:value="208">
            <text:p>208</text:p>
          </table:table-cell>
          <table:table-cell table:style-name="ce282" office:value-type="float" office:value="385">
            <text:p>385</text:p>
          </table:table-cell>
          <table:table-cell table:style-name="ce282" office:value-type="float" office:value="161">
            <text:p>161</text:p>
          </table:table-cell>
          <table:table-cell table:style-name="ce282" office:value-type="float" office:value="335">
            <text:p>335</text:p>
          </table:table-cell>
          <table:table-cell table:style-name="ce264" office:value-type="float" office:value="37">
            <text:p>37</text:p>
          </table:table-cell>
          <table:table-cell table:style-name="ce287" office:value-type="float" office:value="571.560077882">
            <text:p>571.56</text:p>
          </table:table-cell>
          <table:table-cell table:style-name="ce287" office:value-type="float" office:value="505.009161169">
            <text:p>505.01</text:p>
          </table:table-cell>
          <table:table-cell table:style-name="ce282" office:value-type="float" office:value="97">
            <text:p>97</text:p>
          </table:table-cell>
          <table:table-cell table:style-name="ce267" office:value-type="float" office:value="169">
            <text:p>169</text:p>
          </table:table-cell>
          <table:table-cell table:style-name="ce267" office:value-type="float" office:value="166">
            <text:p>166</text:p>
          </table:table-cell>
          <table:table-cell table:style-name="ce267" table:number-columns-repeated="3"/>
          <table:table-cell table:style-name="ce267" office:value-type="float" office:value="131">
            <text:p>131</text:p>
          </table:table-cell>
          <table:table-cell table:style-name="ce267" office:value-type="float" office:value="204">
            <text:p>204</text:p>
          </table:table-cell>
          <table:table-cell table:style-name="ce267" office:value-type="float" office:value="327">
            <text:p>327</text:p>
          </table:table-cell>
          <table:table-cell table:style-name="ce267" office:value-type="float" office:value="139">
            <text:p>139</text:p>
          </table:table-cell>
          <table:table-cell table:style-name="ce267" office:value-type="float" office:value="131">
            <text:p>131</text:p>
          </table:table-cell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U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W81]+50" office:value-type="float" office:value="382">
            <text:p>382</text:p>
          </table:table-cell>
          <table:table-cell table:number-columns-repeated="5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286" office:value-type="float" office:value="400.145957356">
            <text:p>400.15</text:p>
          </table:table-cell>
          <table:table-cell table:style-name="ce286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U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W82]+50" office:value-type="float" office:value="161">
            <text:p>161</text:p>
          </table:table-cell>
          <table:table-cell table:number-columns-repeated="5"/>
        </table:table-row>
        <table:table-row table:style-name="ro10">
          <table:table-cell/>
          <table:table-cell table:style-name="ce267" office:value-type="float" office:value="212">
            <text:p>212</text:p>
          </table:table-cell>
          <table:table-cell table:style-name="ce282" office:value-type="float" office:value="385">
            <text:p>385</text:p>
          </table:table-cell>
          <table:table-cell table:style-name="ce282" office:value-type="float" office:value="350">
            <text:p>350</text:p>
          </table:table-cell>
          <table:table-cell table:style-name="ce282" office:value-type="float" office:value="335">
            <text:p>335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634.95715134">
            <text:p>634.96</text:p>
          </table:table-cell>
          <table:table-cell table:style-name="ce287" office:value-type="float" office:value="595.55710944">
            <text:p>595.56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329">
            <text:p>329</text:p>
          </table:table-cell>
          <table:table-cell table:style-name="ce267" office:value-type="float" office:value="6">
            <text:p>6</text:p>
          </table:table-cell>
          <table:table-cell table:style-name="ce267" table:number-columns-repeated="3"/>
          <table:table-cell table:style-name="ce267" office:value-type="float" office:value="321">
            <text:p>321</text:p>
          </table:table-cell>
          <table:table-cell table:style-name="ce267" office:value-type="float" office:value="14">
            <text:p>14</text:p>
          </table:table-cell>
          <table:table-cell table:style-name="ce267" office:value-type="float" office:value="312">
            <text:p>312</text:p>
          </table:table-cell>
          <table:table-cell table:style-name="ce267" office:value-type="float" office:value="334">
            <text:p>334</text:p>
          </table:table-cell>
          <table:table-cell table:style-name="ce267" office:value-type="float" office:value="321">
            <text:p>321</text:p>
          </table:table-cell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U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W83]+50" office:value-type="float" office:value="574">
            <text:p>574</text:p>
          </table:table-cell>
          <table:table-cell table:number-columns-repeated="5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286" office:value-type="float" office:value="557.273456963">
            <text:p>557.27</text:p>
          </table:table-cell>
          <table:table-cell table:style-name="ce286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U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W84]+50" office:value-type="float" office:value="350">
            <text:p>350</text:p>
          </table:table-cell>
          <table:table-cell table:number-columns-repeated="5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288" table:number-columns-repeated="2"/>
          <table:table-cell table:style-name="ce15"/>
          <table:table-cell table:style-name="ce34" table:number-columns-repeated="10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U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W85]+50" office:value-type="float" office:value="679">
            <text:p>679</text:p>
          </table:table-cell>
          <table:table-cell table:number-columns-repeated="5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358.766442797">
            <text:p>358.77</text:p>
          </table:table-cell>
          <table:table-cell table:style-name="ce286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787">
            <text:p>787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335">
            <text:p>335</text:p>
          </table:table-cell>
          <table:table-cell table:style-name="ce287" office:value-type="float" office:value="464.91556458">
            <text:p>464.92</text:p>
          </table:table-cell>
          <table:table-cell table:style-name="ce287" office:value-type="float" office:value="414.807953815">
            <text:p>414.81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67">
            <text:p>167</text:p>
          </table:table-cell>
          <table:table-cell table:style-name="ce267" office:value-type="float" office:value="71">
            <text:p>71</text:p>
          </table:table-cell>
          <table:table-cell table:style-name="ce267" table:number-columns-repeated="3"/>
          <table:table-cell table:style-name="ce267" office:value-type="float" office:value="167">
            <text:p>167</text:p>
          </table:table-cell>
          <table:table-cell table:style-name="ce267" office:value-type="float" office:value="71">
            <text:p>71</text:p>
          </table:table-cell>
          <table:table-cell table:style-name="ce292" office:value-type="float" office:value="187">
            <text:p>187</text:p>
          </table:table-cell>
          <table:table-cell table:style-name="ce292" office:value-type="float" office:value="218">
            <text:p>218</text:p>
          </table:table-cell>
          <table:table-cell table:style-name="ce292" office:value-type="float" office:value="167">
            <text:p>167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286" office:value-type="float" office:value="409.549980416">
            <text:p>409.55</text:p>
          </table:table-cell>
          <table:table-cell table:style-name="ce286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114">
            <text:p>114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29">
            <text:p>29</text:p>
          </table:table-cell>
          <table:table-cell table:style-name="ce287" office:value-type="float" office:value="434.181545502">
            <text:p>434.18</text:p>
          </table:table-cell>
          <table:table-cell table:style-name="ce287" office:value-type="float" office:value="377.64160806">
            <text:p>377.64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64">
            <text:p>64</text:p>
          </table:table-cell>
          <table:table-cell table:style-name="ce267" office:value-type="float" office:value="174">
            <text:p>174</text:p>
          </table:table-cell>
          <table:table-cell table:style-name="ce267" table:number-columns-repeated="3"/>
          <table:table-cell table:style-name="ce267" office:value-type="float" office:value="50">
            <text:p>50</text:p>
          </table:table-cell>
          <table:table-cell table:style-name="ce267" office:value-type="float" office:value="188">
            <text:p>188</text:p>
          </table:table-cell>
          <table:table-cell table:style-name="ce267" office:value-type="float" office:value="183">
            <text:p>183</text:p>
          </table:table-cell>
          <table:table-cell table:style-name="ce267" office:value-type="float" office:value="60">
            <text:p>60</text:p>
          </table:table-cell>
          <table:table-cell table:style-name="ce267" office:value-type="float" office:value="50">
            <text:p>50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507.129358026">
            <text:p>507.13</text:p>
          </table:table-cell>
          <table:table-cell table:style-name="ce286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382">
            <text:p>382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331">
            <text:p>331</text:p>
          </table:table-cell>
          <table:table-cell table:style-name="ce287" office:value-type="float" office:value="370.321658175">
            <text:p>370.32</text:p>
          </table:table-cell>
          <table:table-cell table:style-name="ce287" office:value-type="float" office:value="293.878148341">
            <text:p>293.88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38">
            <text:p>238</text:p>
          </table:table-cell>
          <table:table-cell table:style-name="ce267" office:value-type="float" office:value="0">
            <text:p>0</text:p>
          </table:table-cell>
          <table:table-cell table:style-name="ce267" table:number-columns-repeated="3"/>
          <table:table-cell table:style-name="ce267" office:value-type="float" office:value="238">
            <text:p>238</text:p>
          </table:table-cell>
          <table:table-cell table:style-name="ce267" office:value-type="float" office:value="0">
            <text:p>0</text:p>
          </table:table-cell>
          <table:table-cell table:number-columns-repeated="3" table:style-name="ce267" office:value-type="float" office:value="238">
            <text:p>238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286" office:value-type="float" office:value="383.485129728">
            <text:p>383.49</text:p>
          </table:table-cell>
          <table:table-cell table:style-name="ce286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0">
            <text:p>210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574">
            <text:p>574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394.666275019">
            <text:p>394.67</text:p>
          </table:table-cell>
          <table:table-cell table:style-name="ce287" office:value-type="float" office:value="349.272305609">
            <text:p>349.2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92">
            <text:p>192</text:p>
          </table:table-cell>
          <table:table-cell table:style-name="ce267" office:value-type="float" office:value="46">
            <text:p>46</text:p>
          </table:table-cell>
          <table:table-cell table:style-name="ce267" table:number-columns-repeated="3"/>
          <table:table-cell table:style-name="ce267" office:value-type="float" office:value="190">
            <text:p>190</text:p>
          </table:table-cell>
          <table:table-cell table:style-name="ce267" office:value-type="float" office:value="48">
            <text:p>48</text:p>
          </table:table-cell>
          <table:table-cell table:style-name="ce267" office:value-type="float" office:value="193">
            <text:p>193</text:p>
          </table:table-cell>
          <table:table-cell table:style-name="ce267" office:value-type="float" office:value="235">
            <text:p>235</text:p>
          </table:table-cell>
          <table:table-cell table:style-name="ce267" office:value-type="float" office:value="190">
            <text:p>190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286" office:value-type="float" office:value="445.511780826">
            <text:p>445.51</text:p>
          </table:table-cell>
          <table:table-cell table:style-name="ce286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number-columns-repeated="10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289" table:number-columns-repeated="2"/>
          <table:table-cell table:style-name="ce37" table:number-columns-repeated="6"/>
          <table:table-cell table:number-columns-repeated="15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739.838251188">
            <text:p>739.84</text:p>
          </table:table-cell>
          <table:table-cell table:style-name="ce286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37"/>
          <table:table-cell table:number-columns-repeated="9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336">
            <text:p>336</text:p>
          </table:table-cell>
          <table:table-cell table:style-name="ce282" office:value-type="float" office:value="787">
            <text:p>787</text:p>
          </table:table-cell>
          <table:table-cell table:style-name="ce282" office:value-type="float" office:value="286">
            <text:p>286</text:p>
          </table:table-cell>
          <table:table-cell table:style-name="ce264" office:value-type="float" office:value="335">
            <text:p>335</text:p>
          </table:table-cell>
          <table:table-cell table:style-name="ce287" office:value-type="float" office:value="685.02171869">
            <text:p>685.02</text:p>
          </table:table-cell>
          <table:table-cell table:style-name="ce287" office:value-type="float" office:value="590.166354184">
            <text:p>590.1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">
            <text:p>2</text:p>
          </table:table-cell>
          <table:table-cell table:style-name="ce267" office:value-type="float" office:value="284">
            <text:p>284</text:p>
          </table:table-cell>
          <table:table-cell table:style-name="ce267" table:number-columns-repeated="3"/>
          <table:table-cell table:style-name="ce267" office:value-type="float" office:value="16">
            <text:p>16</text:p>
          </table:table-cell>
          <table:table-cell table:style-name="ce267" office:value-type="float" office:value="270">
            <text:p>270</text:p>
          </table:table-cell>
          <table:table-cell table:style-name="ce292" office:value-type="float" office:value="56">
            <text:p>56</text:p>
          </table:table-cell>
          <table:table-cell table:style-name="ce292" office:value-type="float" office:value="205">
            <text:p>205</text:p>
          </table:table-cell>
          <table:table-cell table:style-name="ce292" office:value-type="float" office:value="16">
            <text:p>16</text:p>
          </table:table-cell>
          <table:table-cell table:style-name="ce37"/>
          <table:table-cell table:number-columns-repeated="9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286" office:value-type="float" office:value="587.239449077">
            <text:p>587.24</text:p>
          </table:table-cell>
          <table:table-cell table:style-name="ce286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37"/>
          <table:table-cell table:number-columns-repeated="9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336">
            <text:p>336</text:p>
          </table:table-cell>
          <table:table-cell table:style-name="ce282" office:value-type="float" office:value="114">
            <text:p>114</text:p>
          </table:table-cell>
          <table:table-cell table:style-name="ce282" office:value-type="float" office:value="286">
            <text:p>286</text:p>
          </table:table-cell>
          <table:table-cell table:style-name="ce264" office:value-type="float" office:value="29">
            <text:p>29</text:p>
          </table:table-cell>
          <table:table-cell table:style-name="ce287" office:value-type="float" office:value="676.357213754">
            <text:p>676.36</text:p>
          </table:table-cell>
          <table:table-cell table:style-name="ce287" office:value-type="float" office:value="614.718906315">
            <text:p>614.72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11">
            <text:p>111</text:p>
          </table:table-cell>
          <table:table-cell table:style-name="ce267" office:value-type="float" office:value="175">
            <text:p>175</text:p>
          </table:table-cell>
          <table:table-cell table:style-name="ce267" table:number-columns-repeated="3"/>
          <table:table-cell table:style-name="ce267" office:value-type="float" office:value="112">
            <text:p>112</text:p>
          </table:table-cell>
          <table:table-cell table:style-name="ce267" office:value-type="float" office:value="174">
            <text:p>174</text:p>
          </table:table-cell>
          <table:table-cell table:style-name="ce267" office:value-type="float" office:value="153">
            <text:p>153</text:p>
          </table:table-cell>
          <table:table-cell table:style-name="ce267" office:value-type="float" office:value="118">
            <text:p>118</text:p>
          </table:table-cell>
          <table:table-cell table:style-name="ce267" office:value-type="float" office:value="112">
            <text:p>112</text:p>
          </table:table-cell>
          <table:table-cell table:style-name="ce37"/>
          <table:table-cell table:number-columns-repeated="9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979.720664022">
            <text:p>979.72</text:p>
          </table:table-cell>
          <table:table-cell table:style-name="ce286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7"/>
          <table:table-cell table:number-columns-repeated="9"/>
        </table:table-row>
        <table:table-row table:style-name="ro10">
          <table:table-cell table:style-name="ce24"/>
          <table:table-cell table:style-name="ce267" office:value-type="float" office:value="207">
            <text:p>207</text:p>
          </table:table-cell>
          <table:table-cell table:style-name="ce282" office:value-type="float" office:value="336">
            <text:p>336</text:p>
          </table:table-cell>
          <table:table-cell table:style-name="ce282" office:value-type="float" office:value="382">
            <text:p>382</text:p>
          </table:table-cell>
          <table:table-cell table:style-name="ce282" office:value-type="float" office:value="286">
            <text:p>286</text:p>
          </table:table-cell>
          <table:table-cell table:style-name="ce264" office:value-type="float" office:value="331">
            <text:p>331</text:p>
          </table:table-cell>
          <table:table-cell table:style-name="ce287" office:value-type="float" office:value="686.866864006">
            <text:p>686.87</text:p>
          </table:table-cell>
          <table:table-cell table:style-name="ce287" office:value-type="float" office:value="598.537854784">
            <text:p>598.54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70">
            <text:p>270</text:p>
          </table:table-cell>
          <table:table-cell table:style-name="ce267" office:value-type="float" office:value="16">
            <text:p>16</text:p>
          </table:table-cell>
          <table:table-cell table:style-name="ce267" table:number-columns-repeated="3"/>
          <table:table-cell table:style-name="ce267" office:value-type="float" office:value="272">
            <text:p>272</text:p>
          </table:table-cell>
          <table:table-cell table:style-name="ce267" office:value-type="float" office:value="14">
            <text:p>14</text:p>
          </table:table-cell>
          <table:table-cell table:style-name="ce267" office:value-type="float" office:value="272">
            <text:p>272</text:p>
          </table:table-cell>
          <table:table-cell table:style-name="ce267" office:value-type="float" office:value="285">
            <text:p>285</text:p>
          </table:table-cell>
          <table:table-cell table:style-name="ce267" office:value-type="float" office:value="272">
            <text:p>272</text:p>
          </table:table-cell>
          <table:table-cell table:style-name="ce37"/>
          <table:table-cell table:number-columns-repeated="9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286" office:value-type="float" office:value="756.595311417">
            <text:p>756.60</text:p>
          </table:table-cell>
          <table:table-cell table:style-name="ce286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37"/>
          <table:table-cell table:number-columns-repeated="9"/>
        </table:table-row>
        <table:table-row table:style-name="ro10">
          <table:table-cell/>
          <table:table-cell table:style-name="ce267" office:value-type="float" office:value="210">
            <text:p>210</text:p>
          </table:table-cell>
          <table:table-cell table:style-name="ce282" office:value-type="float" office:value="336">
            <text:p>336</text:p>
          </table:table-cell>
          <table:table-cell table:style-name="ce282" office:value-type="float" office:value="574">
            <text:p>574</text:p>
          </table:table-cell>
          <table:table-cell table:style-name="ce282" office:value-type="float" office:value="286">
            <text:p>286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661.726803197">
            <text:p>661.73</text:p>
          </table:table-cell>
          <table:table-cell table:style-name="ce287" office:value-type="float" office:value="574.696577649">
            <text:p>574.7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">
            <text:p>1</text:p>
          </table:table-cell>
          <table:table-cell table:style-name="ce267" office:value-type="float" office:value="285">
            <text:p>285</text:p>
          </table:table-cell>
          <table:table-cell table:style-name="ce267" table:number-columns-repeated="3"/>
          <table:table-cell table:style-name="ce267" office:value-type="float" office:value="1">
            <text:p>1</text:p>
          </table:table-cell>
          <table:table-cell table:style-name="ce267" office:value-type="float" office:value="285">
            <text:p>285</text:p>
          </table:table-cell>
          <table:table-cell table:style-name="ce267" office:value-type="float" office:value="15">
            <text:p>15</text:p>
          </table:table-cell>
          <table:table-cell table:style-name="ce267" office:value-type="float" office:value="58">
            <text:p>58</text:p>
          </table:table-cell>
          <table:table-cell table:style-name="ce267" office:value-type="float" office:value="1">
            <text:p>1</text:p>
          </table:table-cell>
          <table:table-cell table:style-name="ce37"/>
          <table:table-cell table:number-columns-repeated="9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286" office:value-type="float" office:value="695.377431917">
            <text:p>695.38</text:p>
          </table:table-cell>
          <table:table-cell table:style-name="ce286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37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286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519">
            <text:p>519</text:p>
          </table:table-cell>
          <table:table-cell table:style-name="ce282" office:value-type="float" office:value="787">
            <text:p>787</text:p>
          </table:table-cell>
          <table:table-cell table:style-name="ce282" office:value-type="float" office:value="469">
            <text:p>469</text:p>
          </table:table-cell>
          <table:table-cell table:style-name="ce264" office:value-type="float" office:value="335">
            <text:p>335</text:p>
          </table:table-cell>
          <table:table-cell table:style-name="ce287" table:number-columns-repeated="2"/>
          <table:table-cell table:style-name="ce282"/>
          <table:table-cell table:style-name="ce267" office:value-type="float" office:value="363">
            <text:p>363</text:p>
          </table:table-cell>
          <table:table-cell table:style-name="ce267" office:value-type="float" office:value="106">
            <text:p>106</text:p>
          </table:table-cell>
          <table:table-cell table:style-name="ce267" table:number-columns-repeated="3"/>
          <table:table-cell table:style-name="ce267" office:value-type="float" office:value="329">
            <text:p>329</text:p>
          </table:table-cell>
          <table:table-cell table:style-name="ce267" office:value-type="float" office:value="140">
            <text:p>140</text:p>
          </table:table-cell>
          <table:table-cell table:style-name="ce267" office:value-type="float" office:value="425">
            <text:p>425</text:p>
          </table:table-cell>
          <table:table-cell table:style-name="ce267" office:value-type="float" office:value="373">
            <text:p>373</text:p>
          </table:table-cell>
          <table:table-cell table:style-name="ce267" office:value-type="float" office:value="329">
            <text:p>32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286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5">
            <text:p>205</text:p>
          </table:table-cell>
          <table:table-cell table:style-name="ce282" office:value-type="float" office:value="519">
            <text:p>519</text:p>
          </table:table-cell>
          <table:table-cell table:style-name="ce282" office:value-type="float" office:value="105">
            <text:p>105</text:p>
          </table:table-cell>
          <table:table-cell table:style-name="ce282" office:value-type="float" office:value="469">
            <text:p>469</text:p>
          </table:table-cell>
          <table:table-cell table:style-name="ce264" office:value-type="float" office:value="25">
            <text:p>25</text:p>
          </table:table-cell>
          <table:table-cell table:style-name="ce287" table:number-columns-repeated="2"/>
          <table:table-cell table:style-name="ce282"/>
          <table:table-cell table:style-name="ce267" office:value-type="float" office:value="41">
            <text:p>41</text:p>
          </table:table-cell>
          <table:table-cell table:style-name="ce267" office:value-type="float" office:value="428">
            <text:p>428</text:p>
          </table:table-cell>
          <table:table-cell table:style-name="ce267" table:number-columns-repeated="3"/>
          <table:table-cell table:style-name="ce267" office:value-type="float" office:value="109">
            <text:p>109</text:p>
          </table:table-cell>
          <table:table-cell table:style-name="ce267" office:value-type="float" office:value="360">
            <text:p>360</text:p>
          </table:table-cell>
          <table:table-cell table:style-name="ce267" office:value-type="float" office:value="109">
            <text:p>109</text:p>
          </table:table-cell>
          <table:table-cell table:style-name="ce267" office:value-type="float" office:value="290">
            <text:p>290</text:p>
          </table:table-cell>
          <table:table-cell table:style-name="ce267" office:value-type="float" office:value="109">
            <text:p>10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286" office:value-type="float" office:value="1079.0113207">
            <text:p>1079.01</text:p>
          </table:table-cell>
          <table:table-cell table:style-name="ce286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8">
            <text:p>208</text:p>
          </table:table-cell>
          <table:table-cell table:style-name="ce282" office:value-type="float" office:value="519">
            <text:p>519</text:p>
          </table:table-cell>
          <table:table-cell table:style-name="ce282" office:value-type="float" office:value="161">
            <text:p>161</text:p>
          </table:table-cell>
          <table:table-cell table:style-name="ce282" office:value-type="float" office:value="469">
            <text:p>469</text:p>
          </table:table-cell>
          <table:table-cell table:style-name="ce264" office:value-type="float" office:value="37">
            <text:p>37</text:p>
          </table:table-cell>
          <table:table-cell table:style-name="ce287" office:value-type="float" office:value="1113.59190577">
            <text:p>1113.59</text:p>
          </table:table-cell>
          <table:table-cell table:style-name="ce287" office:value-type="float" office:value="1022.07177476">
            <text:p>1022.0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302">
            <text:p>302</text:p>
          </table:table-cell>
          <table:table-cell table:style-name="ce267" office:value-type="float" office:value="167">
            <text:p>167</text:p>
          </table:table-cell>
          <table:table-cell table:style-name="ce267" table:number-columns-repeated="3"/>
          <table:table-cell table:style-name="ce267" office:value-type="float" office:value="254">
            <text:p>254</text:p>
          </table:table-cell>
          <table:table-cell table:style-name="ce267" office:value-type="float" office:value="215">
            <text:p>215</text:p>
          </table:table-cell>
          <table:table-cell table:style-name="ce267" office:value-type="float" office:value="443">
            <text:p>443</text:p>
          </table:table-cell>
          <table:table-cell table:style-name="ce267" office:value-type="float" office:value="273">
            <text:p>273</text:p>
          </table:table-cell>
          <table:table-cell table:style-name="ce267" office:value-type="float" office:value="254">
            <text:p>254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286" office:value-type="float" office:value="735.834230595">
            <text:p>735.83</text:p>
          </table:table-cell>
          <table:table-cell table:style-name="ce286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2">
            <text:p>212</text:p>
          </table:table-cell>
          <table:table-cell table:style-name="ce282" office:value-type="float" office:value="519">
            <text:p>519</text:p>
          </table:table-cell>
          <table:table-cell table:style-name="ce282" office:value-type="float" office:value="350">
            <text:p>350</text:p>
          </table:table-cell>
          <table:table-cell table:style-name="ce282" office:value-type="float" office:value="469">
            <text:p>469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1167.88605997">
            <text:p>1167.89</text:p>
          </table:table-cell>
          <table:table-cell table:style-name="ce287" office:value-type="float" office:value="1121.04325214">
            <text:p>1121.04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278">
            <text:p>278</text:p>
          </table:table-cell>
          <table:table-cell table:style-name="ce267" office:value-type="float" office:value="191">
            <text:p>191</text:p>
          </table:table-cell>
          <table:table-cell table:style-name="ce267" table:number-columns-repeated="3"/>
          <table:table-cell table:style-name="ce267" office:value-type="float" office:value="250">
            <text:p>250</text:p>
          </table:table-cell>
          <table:table-cell table:style-name="ce267" office:value-type="float" office:value="219">
            <text:p>219</text:p>
          </table:table-cell>
          <table:table-cell table:style-name="ce267" office:value-type="float" office:value="280">
            <text:p>280</text:p>
          </table:table-cell>
          <table:table-cell table:style-name="ce267" office:value-type="float" office:value="417">
            <text:p>417</text:p>
          </table:table-cell>
          <table:table-cell table:style-name="ce267" office:value-type="float" office:value="250">
            <text:p>250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286" office:value-type="float" office:value="883.71814132">
            <text:p>883.72</text:p>
          </table:table-cell>
          <table:table-cell table:style-name="ce286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575.57675622">
            <text:p>575.58</text:p>
          </table:table-cell>
          <table:table-cell table:style-name="ce286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381">
            <text:p>381</text:p>
          </table:table-cell>
          <table:table-cell table:style-name="ce282" office:value-type="float" office:value="787">
            <text:p>787</text:p>
          </table:table-cell>
          <table:table-cell table:style-name="ce282" office:value-type="float" office:value="331">
            <text:p>331</text:p>
          </table:table-cell>
          <table:table-cell table:style-name="ce264" office:value-type="float" office:value="335">
            <text:p>335</text:p>
          </table:table-cell>
          <table:table-cell table:style-name="ce287" office:value-type="float" office:value="516.93076568">
            <text:p>516.93</text:p>
          </table:table-cell>
          <table:table-cell table:style-name="ce287" office:value-type="float" office:value="484.20208499">
            <text:p>484.2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39">
            <text:p>39</text:p>
          </table:table-cell>
          <table:table-cell table:style-name="ce267" office:value-type="float" office:value="292">
            <text:p>292</text:p>
          </table:table-cell>
          <table:table-cell table:style-name="ce267" table:number-columns-repeated="3"/>
          <table:table-cell table:style-name="ce267" office:value-type="float" office:value="59">
            <text:p>59</text:p>
          </table:table-cell>
          <table:table-cell table:style-name="ce267" office:value-type="float" office:value="272">
            <text:p>272</text:p>
          </table:table-cell>
          <table:table-cell table:style-name="ce292" office:value-type="float" office:value="259">
            <text:p>259</text:p>
          </table:table-cell>
          <table:table-cell table:style-name="ce292" office:value-type="float" office:value="131">
            <text:p>131</text:p>
          </table:table-cell>
          <table:table-cell table:style-name="ce292" office:value-type="float" office:value="59">
            <text:p>59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286" office:value-type="float" office:value="458.787475831">
            <text:p>458.79</text:p>
          </table:table-cell>
          <table:table-cell table:style-name="ce286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381">
            <text:p>381</text:p>
          </table:table-cell>
          <table:table-cell table:style-name="ce282" office:value-type="float" office:value="114">
            <text:p>114</text:p>
          </table:table-cell>
          <table:table-cell table:style-name="ce282" office:value-type="float" office:value="331">
            <text:p>331</text:p>
          </table:table-cell>
          <table:table-cell table:style-name="ce264" office:value-type="float" office:value="29">
            <text:p>29</text:p>
          </table:table-cell>
          <table:table-cell table:style-name="ce287" office:value-type="float" office:value="617.154543399">
            <text:p>617.15</text:p>
          </table:table-cell>
          <table:table-cell table:style-name="ce287" office:value-type="float" office:value="531.145363874">
            <text:p>531.15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331">
            <text:p>331</text:p>
          </table:table-cell>
          <table:table-cell table:style-name="ce267" office:value-type="float" office:value="0">
            <text:p>0</text:p>
          </table:table-cell>
          <table:table-cell table:style-name="ce267" table:number-columns-repeated="3"/>
          <table:table-cell table:style-name="ce267" office:value-type="float" office:value="322">
            <text:p>322</text:p>
          </table:table-cell>
          <table:table-cell table:style-name="ce267" office:value-type="float" office:value="9">
            <text:p>9</text:p>
          </table:table-cell>
          <table:table-cell table:style-name="ce267" office:value-type="float" office:value="331">
            <text:p>331</text:p>
          </table:table-cell>
          <table:table-cell table:number-columns-repeated="2" table:style-name="ce267" office:value-type="float" office:value="322">
            <text:p>322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921.991707847">
            <text:p>921.99</text:p>
          </table:table-cell>
          <table:table-cell table:style-name="ce286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8">
            <text:p>208</text:p>
          </table:table-cell>
          <table:table-cell table:style-name="ce282" office:value-type="float" office:value="381">
            <text:p>381</text:p>
          </table:table-cell>
          <table:table-cell table:style-name="ce282" office:value-type="float" office:value="161">
            <text:p>161</text:p>
          </table:table-cell>
          <table:table-cell table:style-name="ce282" office:value-type="float" office:value="331">
            <text:p>331</text:p>
          </table:table-cell>
          <table:table-cell table:style-name="ce264" office:value-type="float" office:value="37">
            <text:p>37</text:p>
          </table:table-cell>
          <table:table-cell table:style-name="ce287" office:value-type="float" office:value="441.784328311">
            <text:p>441.78</text:p>
          </table:table-cell>
          <table:table-cell table:style-name="ce287" office:value-type="float" office:value="376.688722498">
            <text:p>376.69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05">
            <text:p>205</text:p>
          </table:table-cell>
          <table:table-cell table:style-name="ce267" office:value-type="float" office:value="126">
            <text:p>126</text:p>
          </table:table-cell>
          <table:table-cell table:style-name="ce267" table:number-columns-repeated="3"/>
          <table:table-cell table:style-name="ce267" office:value-type="float" office:value="197">
            <text:p>197</text:p>
          </table:table-cell>
          <table:table-cell table:style-name="ce267" office:value-type="float" office:value="134">
            <text:p>134</text:p>
          </table:table-cell>
          <table:table-cell table:style-name="ce267" office:value-type="float" office:value="331">
            <text:p>331</text:p>
          </table:table-cell>
          <table:table-cell table:number-columns-repeated="2" table:style-name="ce267" office:value-type="float" office:value="197">
            <text:p>197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286" office:value-type="float" office:value="506.02165905">
            <text:p>506.02</text:p>
          </table:table-cell>
          <table:table-cell table:style-name="ce286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2">
            <text:p>212</text:p>
          </table:table-cell>
          <table:table-cell table:style-name="ce282" office:value-type="float" office:value="381">
            <text:p>381</text:p>
          </table:table-cell>
          <table:table-cell table:style-name="ce282" office:value-type="float" office:value="350">
            <text:p>350</text:p>
          </table:table-cell>
          <table:table-cell table:style-name="ce282" office:value-type="float" office:value="331">
            <text:p>331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438.443874585">
            <text:p>438.44</text:p>
          </table:table-cell>
          <table:table-cell table:style-name="ce287" office:value-type="float" office:value="391.7037418">
            <text:p>391.70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15">
            <text:p>215</text:p>
          </table:table-cell>
          <table:table-cell table:style-name="ce267" office:value-type="float" office:value="116">
            <text:p>116</text:p>
          </table:table-cell>
          <table:table-cell table:style-name="ce267" table:number-columns-repeated="3"/>
          <table:table-cell table:style-name="ce267" office:value-type="float" office:value="231">
            <text:p>231</text:p>
          </table:table-cell>
          <table:table-cell table:style-name="ce267" office:value-type="float" office:value="100">
            <text:p>100</text:p>
          </table:table-cell>
          <table:table-cell table:style-name="ce267" office:value-type="float" office:value="231">
            <text:p>231</text:p>
          </table:table-cell>
          <table:table-cell table:style-name="ce267" office:value-type="float" office:value="330">
            <text:p>330</text:p>
          </table:table-cell>
          <table:table-cell table:style-name="ce267" office:value-type="float" office:value="231">
            <text:p>231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286" office:value-type="float" office:value="473.962376716">
            <text:p>473.96</text:p>
          </table:table-cell>
          <table:table-cell table:style-name="ce286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444.339607881">
            <text:p>444.34</text:p>
          </table:table-cell>
          <table:table-cell table:style-name="ce286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2">
            <text:p>202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787">
            <text:p>787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335">
            <text:p>335</text:p>
          </table:table-cell>
          <table:table-cell table:style-name="ce287" office:value-type="float" office:value="362.312760241">
            <text:p>362.31</text:p>
          </table:table-cell>
          <table:table-cell table:style-name="ce287" office:value-type="float" office:value="340.049074783">
            <text:p>340.05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145">
            <text:p>145</text:p>
          </table:table-cell>
          <table:table-cell table:style-name="ce267" office:value-type="float" office:value="93">
            <text:p>93</text:p>
          </table:table-cell>
          <table:table-cell table:style-name="ce267" table:number-columns-repeated="3"/>
          <table:table-cell table:style-name="ce267" office:value-type="float" office:value="143">
            <text:p>143</text:p>
          </table:table-cell>
          <table:table-cell table:style-name="ce267" office:value-type="float" office:value="95">
            <text:p>95</text:p>
          </table:table-cell>
          <table:table-cell table:style-name="ce292" office:value-type="float" office:value="232">
            <text:p>232</text:p>
          </table:table-cell>
          <table:table-cell table:style-name="ce292" office:value-type="float" office:value="149">
            <text:p>149</text:p>
          </table:table-cell>
          <table:table-cell table:style-name="ce292" office:value-type="float" office:value="143">
            <text:p>143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286" office:value-type="float" office:value="391.893452554">
            <text:p>391.89</text:p>
          </table:table-cell>
          <table:table-cell table:style-name="ce286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267" office:value-type="float" office:value="204">
            <text:p>204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114">
            <text:p>114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29">
            <text:p>29</text:p>
          </table:table-cell>
          <table:table-cell table:style-name="ce287" office:value-type="float" office:value="432.754307423">
            <text:p>432.75</text:p>
          </table:table-cell>
          <table:table-cell table:style-name="ce287" office:value-type="float" office:value="399.928290713">
            <text:p>399.93</text:p>
          </table:table-cell>
          <table:table-cell table:style-name="ce282" office:value-type="float" office:value="98">
            <text:p>98</text:p>
          </table:table-cell>
          <table:table-cell table:style-name="ce267" office:value-type="float" office:value="238">
            <text:p>238</text:p>
          </table:table-cell>
          <table:table-cell table:style-name="ce267" office:value-type="float" office:value="0">
            <text:p>0</text:p>
          </table:table-cell>
          <table:table-cell table:style-name="ce267" table:number-columns-repeated="3"/>
          <table:table-cell table:style-name="ce267" office:value-type="float" office:value="224">
            <text:p>224</text:p>
          </table:table-cell>
          <table:table-cell table:style-name="ce267" office:value-type="float" office:value="14">
            <text:p>14</text:p>
          </table:table-cell>
          <table:table-cell table:style-name="ce267" office:value-type="float" office:value="236">
            <text:p>236</text:p>
          </table:table-cell>
          <table:table-cell table:style-name="ce267" office:value-type="float" office:value="225">
            <text:p>225</text:p>
          </table:table-cell>
          <table:table-cell table:style-name="ce267" office:value-type="float" office:value="224">
            <text:p>224</text:p>
          </table:table-cell>
          <table:table-cell table:number-columns-repeated="10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286" office:value-type="float" office:value="450.355284265">
            <text:p>450.36</text:p>
          </table:table-cell>
          <table:table-cell table:style-name="ce286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07">
            <text:p>207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382">
            <text:p>382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331">
            <text:p>331</text:p>
          </table:table-cell>
          <table:table-cell table:style-name="ce287" office:value-type="float" office:value="464.276249981">
            <text:p>464.28</text:p>
          </table:table-cell>
          <table:table-cell table:style-name="ce287" office:value-type="float" office:value="414.671797229">
            <text:p>414.67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37">
            <text:p>237</text:p>
          </table:table-cell>
          <table:table-cell table:style-name="ce267" office:value-type="float" office:value="1">
            <text:p>1</text:p>
          </table:table-cell>
          <table:table-cell table:style-name="ce267" table:number-columns-repeated="3"/>
          <table:table-cell table:style-name="ce267" office:value-type="float" office:value="237">
            <text:p>237</text:p>
          </table:table-cell>
          <table:table-cell table:style-name="ce267" office:value-type="float" office:value="1">
            <text:p>1</text:p>
          </table:table-cell>
          <table:table-cell table:number-columns-repeated="3" table:style-name="ce267" office:value-type="float" office:value="237">
            <text:p>237</text:p>
          </table:table-cell>
          <table:table-cell table:number-columns-repeated="10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291" office:value-type="float" office:value="440.053066917">
            <text:p>440.05</text:p>
          </table:table-cell>
          <table:table-cell table:style-name="ce291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number-columns-repeated="10"/>
        </table:table-row>
        <table:table-row table:style-name="ro10">
          <table:table-cell/>
          <table:table-cell table:style-name="ce267" office:value-type="float" office:value="212">
            <text:p>212</text:p>
          </table:table-cell>
          <table:table-cell table:style-name="ce282" office:value-type="float" office:value="288">
            <text:p>288</text:p>
          </table:table-cell>
          <table:table-cell table:style-name="ce282" office:value-type="float" office:value="350">
            <text:p>350</text:p>
          </table:table-cell>
          <table:table-cell table:style-name="ce282" office:value-type="float" office:value="238">
            <text:p>238</text:p>
          </table:table-cell>
          <table:table-cell table:style-name="ce264" office:value-type="float" office:value="238">
            <text:p>238</text:p>
          </table:table-cell>
          <table:table-cell table:style-name="ce287" office:value-type="float" office:value="509.706760966">
            <text:p>509.71</text:p>
          </table:table-cell>
          <table:table-cell table:style-name="ce287" office:value-type="float" office:value="450.461828448">
            <text:p>450.46</text:p>
          </table:table-cell>
          <table:table-cell table:style-name="ce282" office:value-type="float" office:value="99">
            <text:p>99</text:p>
          </table:table-cell>
          <table:table-cell table:style-name="ce267" office:value-type="float" office:value="237">
            <text:p>237</text:p>
          </table:table-cell>
          <table:table-cell table:style-name="ce267" office:value-type="float" office:value="1">
            <text:p>1</text:p>
          </table:table-cell>
          <table:table-cell table:style-name="ce267" table:number-columns-repeated="3"/>
          <table:table-cell table:style-name="ce267" office:value-type="float" office:value="233">
            <text:p>233</text:p>
          </table:table-cell>
          <table:table-cell table:style-name="ce267" office:value-type="float" office:value="5">
            <text:p>5</text:p>
          </table:table-cell>
          <table:table-cell table:style-name="ce267" office:value-type="float" office:value="233">
            <text:p>233</text:p>
          </table:table-cell>
          <table:table-cell table:style-name="ce267" office:value-type="float" office:value="237">
            <text:p>237</text:p>
          </table:table-cell>
          <table:table-cell table:style-name="ce267" office:value-type="float" office:value="233">
            <text:p>233</text:p>
          </table:table-cell>
          <table:table-cell table:number-columns-repeated="1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286" office:value-type="float" office:value="436.554157221">
            <text:p>436.55</text:p>
          </table:table-cell>
          <table:table-cell table:style-name="ce286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number-columns-repeated="10"/>
        </table:table-row>
        <table:table-row table:style-name="ro1" table:number-rows-repeated="1048439">
          <table:table-cell table:number-columns-repeated="29"/>
        </table:table-row>
        <table:table-row table:style-name="ro16" table:number-rows-repeated="2">
          <table:table-cell table:number-columns-repeated="29"/>
        </table:table-row>
        <table:table-row table:style-name="ro16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07T18:43:47</dc:date>
    <dc:creator>bao </dc:creator>
    <meta:editing-duration>P26DT9H7M42S</meta:editing-duration>
    <meta:editing-cycles>110</meta:editing-cycles>
    <meta:printed-by>bao </meta:printed-by>
    <meta:print-date>2014-04-30T16:21:59</meta:print-date>
    <meta:document-statistic meta:table-count="9" meta:cell-count="10683" meta:object-count="0"/>
    <meta:user-defined meta:name="qrichtext">1</meta:user-defined>
  </office:meta>
</office:document-meta>
</file>